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fo:min-height="0cm" fo:min-width="0cm" fo:wrap-option="no-wrap"/>
    </style:style>
    <style:style style:name="gr2" style:family="graphic" style:parent-style-name="standard">
      <style:graphic-properties draw:fill="solid" draw:fill-color="#ffffff" draw:textarea-horizontal-align="justify" draw:textarea-vertical-align="middle" draw:auto-grow-height="false" fo:min-height="0cm" fo:min-width="0cm" fo:wrap-option="no-wrap"/>
    </style:style>
    <style:style style:name="gr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3"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40"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4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17"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1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94"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9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71"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7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48"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4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4"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graphic-properties draw:textarea-vertical-align="middle"/>
    </style:style>
    <style:style style:name="gr509"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2">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2">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2">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2">
      <style:graphic-properties draw:stroke="solid" draw:stroke-dash="Dashed_20__28_var_29__20_2" svg:stroke-width="0.05cm" svg:stroke-color="#999999" draw:marker-start="" draw:marker-start-width="0.275cm" draw:marker-start-center="false" draw:marker-end="" draw:marker-end-width="0.275cm" draw:marker-end-center="false" svg:stroke-opacity="100%" draw:stroke-linejoin="round" draw:fill="none" draw: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66"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6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30"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3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93"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9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0"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4"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6"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57"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5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2"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6"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1"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7"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48"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84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8"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2"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5"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9"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1"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912"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91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2"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8"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2"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4"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975"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97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9"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2"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6"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8"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039"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04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4"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8"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2"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2"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6"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6"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112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2"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6"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9"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5"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146"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14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1"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6"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0"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3"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9"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210"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21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4"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7"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1"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3"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274"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27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9"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4"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8"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1"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7"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338"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33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8"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2"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5"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9"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1"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402"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40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2"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6"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9"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5"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466"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46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1"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5"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6"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2"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543"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54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7"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8"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2"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3"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4"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7"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0"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3"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4"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6"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607"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60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0"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1"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2"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3" style:family="graphic" style:parent-style-name="standard" style:list-style-name="L2">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6"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7"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9"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670" style:family="graphic" style:parent-style-name="standard" style:list-style-name="L2">
      <style:graphic-properties draw:stroke="solid" svg:stroke-width="0.05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67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4"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5"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6"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7"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8"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9"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0"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1"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2"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3" style:family="graphic" style:parent-style-name="standard" style:list-style-name="L2">
      <style:graphic-properties draw:stroke="solid" draw:stroke-dash="Dashed_20__28_var_29__20_2" svg:stroke-width="0.05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4"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5"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9"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0"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1"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3"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4"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6"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7" style:family="graphic" style:parent-style-name="standard" style:list-style-name="L2">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8"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9"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0"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1" style:family="graphic" style:parent-style-name="standard" style:list-style-name="L2">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2"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3"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734" style:family="graphic" style:parent-style-name="standard" style:list-style-name="L2">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735"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7"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8"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9"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0"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1"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2"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3"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4"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5"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6" style:family="graphic" style:parent-style-name="standard" style:list-style-name="L2">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7" style:family="graphic" style:parent-style-name="standard" style:list-style-name="L2">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8" style:family="graphic" style:parent-style-name="standard" style:list-style-name="L2">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3.94cm" svg:y="9.5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3.302cm" svg:height="2.286cm" svg:x="8.085cm" svg:y="9.5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302cm" svg:height="2.286cm" svg:x="12.141cm" svg:y="9.5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3.302cm" svg:height="2.286cm" svg:x="16.241cm" svg:y="9.5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302cm" svg:height="2.286cm" svg:x="20.386cm" svg:y="9.5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302cm" svg:height="2.286cm" svg:x="24.342cm" svg:y="9.5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5" draw:id="id5">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3" draw:text-style-name="P2" draw:layer="layout" svg:width="1.303cm" svg:height="0.869cm" svg:x="16.08cm" svg:y="3.72cm" svg:viewBox="0 0 1304 870" svg:d="M0 870c276 0 1304-290 1304-522s-25-348-301-348c0 174-1003 637-1003 870z">
            <text:p/>
          </draw:path>
          <draw:g>
            <draw:polygon draw:style-name="gr4" draw:text-style-name="P2" draw:layer="layout" svg:width="2.206cm" svg:height="1.739cm" svg:x="13.873cm" svg:y="2.85cm" svg:viewBox="0 0 2207 1740" draw:points="0,464 0,0 2207,1276 2207,1740">
              <text:p/>
            </draw:polygon>
            <draw:polygon draw:style-name="gr5" draw:text-style-name="P2" draw:layer="layout" svg:width="1.002cm" svg:height="1.043cm" svg:x="16.08cm" svg:y="3.546cm" svg:viewBox="0 0 1003 1044" draw:points="0,1044 0,580 1003,0 1003,464">
              <text:p/>
            </draw:polygon>
            <draw:polygon draw:style-name="gr6" draw:text-style-name="P2" draw:layer="layout" svg:width="3.21cm" svg:height="1.855cm" svg:x="13.873cm" svg:y="2.27cm" svg:viewBox="0 0 3211 1856" draw:points="2207,1856 0,580 1003,0 3211,1276">
              <text:p/>
            </draw:polygon>
            <draw:polygon draw:style-name="gr7" draw:text-style-name="P2" draw:layer="layout" svg:width="0.2cm" svg:height="0.347cm" svg:x="15.779cm" svg:y="4.068cm" svg:viewBox="0 0 201 348" draw:points="0,232 0,0 201,116 201,348">
              <text:p/>
            </draw:polygon>
            <draw:polygon draw:style-name="gr8" draw:text-style-name="P2" draw:layer="layout" svg:width="3.21cm" svg:height="2.319cm" svg:x="13.873cm" svg:y="2.27cm" svg:viewBox="0 0 3211 2320" draw:points="0,1044 0,580 1003,0 3211,1276 3211,1740 2207,2320">
              <text:p/>
            </draw:polygon>
            <draw:polygon draw:style-name="gr9" draw:text-style-name="P2" draw:layer="layout" svg:width="0.099cm" svg:height="0.173cm" svg:x="14.074cm" svg:y="3.14cm" svg:viewBox="0 0 100 174" draw:points="0,116 0,0 100,58 100,174">
              <text:p/>
            </draw:polygon>
            <draw:polygon draw:style-name="gr10" draw:text-style-name="P2" draw:layer="layout" svg:width="0.099cm" svg:height="0.173cm" svg:x="14.274cm" svg:y="3.256cm" svg:viewBox="0 0 100 174" draw:points="0,116 0,0 100,58 100,174">
              <text:p/>
            </draw:polygon>
            <draw:polygon draw:style-name="gr11" draw:text-style-name="P2" draw:layer="layout" svg:width="0.099cm" svg:height="0.173cm" svg:x="14.475cm" svg:y="3.372cm" svg:viewBox="0 0 100 174" draw:points="0,116 0,0 100,58 100,174">
              <text:p/>
            </draw:polygon>
            <draw:polygon draw:style-name="gr12" draw:text-style-name="P2" draw:layer="layout" svg:width="0.099cm" svg:height="0.173cm" svg:x="14.676cm" svg:y="3.488cm" svg:viewBox="0 0 100 174" draw:points="0,116 0,0 100,58 100,174">
              <text:p/>
            </draw:polygon>
            <draw:polygon draw:style-name="gr13" draw:text-style-name="P2" draw:layer="layout" svg:width="0.099cm" svg:height="0.173cm" svg:x="14.876cm" svg:y="3.604cm" svg:viewBox="0 0 100 174" draw:points="0,116 0,0 100,58 100,174">
              <text:p/>
            </draw:polygon>
            <draw:polygon draw:style-name="gr14" draw:text-style-name="P2" draw:layer="layout" svg:width="0.099cm" svg:height="0.173cm" svg:x="15.077cm" svg:y="3.72cm" svg:viewBox="0 0 100 174" draw:points="0,116 0,0 100,58 100,174">
              <text:p/>
            </draw:polygon>
            <draw:polygon draw:style-name="gr15" draw:text-style-name="P2" draw:layer="layout" svg:width="0.099cm" svg:height="0.173cm" svg:x="15.278cm" svg:y="3.836cm" svg:viewBox="0 0 100 174" draw:points="0,116 0,0 100,58 100,174">
              <text:p/>
            </draw:polygon>
            <draw:polygon draw:style-name="gr16" draw:text-style-name="P2" draw:layer="layout" svg:width="0.099cm" svg:height="0.173cm" svg:x="15.478cm" svg:y="3.952cm" svg:viewBox="0 0 100 174" draw:points="0,116 0,0 100,58 100,174">
              <text:p/>
            </draw:polygon>
          </draw:g>
        </draw:g>
        <draw:g xml:id="id6" draw:id="id6">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17" draw:text-style-name="P2" draw:layer="layout" svg:width="1.303cm" svg:height="0.869cm" svg:x="22.586cm" svg:y="5.966cm" svg:viewBox="0 0 1304 870" svg:d="M0 870c276 0 1304-290 1304-522s-25-348-301-348c0 174-1003 637-1003 870z">
            <text:p/>
          </draw:path>
          <draw:g>
            <draw:polygon draw:style-name="gr18" draw:text-style-name="P2" draw:layer="layout" svg:width="2.206cm" svg:height="1.739cm" svg:x="20.379cm" svg:y="5.096cm" svg:viewBox="0 0 2207 1740" draw:points="0,464 0,0 2207,1276 2207,1740">
              <text:p/>
            </draw:polygon>
            <draw:polygon draw:style-name="gr19" draw:text-style-name="P2" draw:layer="layout" svg:width="1.002cm" svg:height="1.043cm" svg:x="22.586cm" svg:y="5.792cm" svg:viewBox="0 0 1003 1044" draw:points="0,1044 0,580 1003,0 1003,464">
              <text:p/>
            </draw:polygon>
            <draw:polygon draw:style-name="gr20" draw:text-style-name="P2" draw:layer="layout" svg:width="3.21cm" svg:height="1.855cm" svg:x="20.379cm" svg:y="4.516cm" svg:viewBox="0 0 3211 1856" draw:points="2207,1856 0,580 1003,0 3211,1276">
              <text:p/>
            </draw:polygon>
            <draw:polygon draw:style-name="gr21" draw:text-style-name="P2" draw:layer="layout" svg:width="0.2cm" svg:height="0.347cm" svg:x="22.285cm" svg:y="6.314cm" svg:viewBox="0 0 201 348" draw:points="0,232 0,0 201,116 201,348">
              <text:p/>
            </draw:polygon>
            <draw:polygon draw:style-name="gr22" draw:text-style-name="P2" draw:layer="layout" svg:width="3.21cm" svg:height="2.319cm" svg:x="20.379cm" svg:y="4.516cm" svg:viewBox="0 0 3211 2320" draw:points="0,1044 0,580 1003,0 3211,1276 3211,1740 2207,2320">
              <text:p/>
            </draw:polygon>
            <draw:polygon draw:style-name="gr23" draw:text-style-name="P2" draw:layer="layout" svg:width="0.099cm" svg:height="0.173cm" svg:x="20.58cm" svg:y="5.386cm" svg:viewBox="0 0 100 174" draw:points="0,116 0,0 100,58 100,174">
              <text:p/>
            </draw:polygon>
            <draw:polygon draw:style-name="gr24" draw:text-style-name="P2" draw:layer="layout" svg:width="0.099cm" svg:height="0.173cm" svg:x="20.78cm" svg:y="5.502cm" svg:viewBox="0 0 100 174" draw:points="0,116 0,0 100,58 100,174">
              <text:p/>
            </draw:polygon>
            <draw:polygon draw:style-name="gr25" draw:text-style-name="P2" draw:layer="layout" svg:width="0.099cm" svg:height="0.173cm" svg:x="20.981cm" svg:y="5.618cm" svg:viewBox="0 0 100 174" draw:points="0,116 0,0 100,58 100,174">
              <text:p/>
            </draw:polygon>
            <draw:polygon draw:style-name="gr26" draw:text-style-name="P2" draw:layer="layout" svg:width="0.099cm" svg:height="0.173cm" svg:x="21.182cm" svg:y="5.734cm" svg:viewBox="0 0 100 174" draw:points="0,116 0,0 100,58 100,174">
              <text:p/>
            </draw:polygon>
            <draw:polygon draw:style-name="gr27" draw:text-style-name="P2" draw:layer="layout" svg:width="0.099cm" svg:height="0.173cm" svg:x="21.382cm" svg:y="5.85cm" svg:viewBox="0 0 100 174" draw:points="0,116 0,0 100,58 100,174">
              <text:p/>
            </draw:polygon>
            <draw:polygon draw:style-name="gr28" draw:text-style-name="P2" draw:layer="layout" svg:width="0.099cm" svg:height="0.173cm" svg:x="21.583cm" svg:y="5.966cm" svg:viewBox="0 0 100 174" draw:points="0,116 0,0 100,58 100,174">
              <text:p/>
            </draw:polygon>
            <draw:polygon draw:style-name="gr29" draw:text-style-name="P2" draw:layer="layout" svg:width="0.099cm" svg:height="0.173cm" svg:x="21.784cm" svg:y="6.082cm" svg:viewBox="0 0 100 174" draw:points="0,116 0,0 100,58 100,174">
              <text:p/>
            </draw:polygon>
            <draw:polygon draw:style-name="gr30" draw:text-style-name="P2" draw:layer="layout" svg:width="0.099cm" svg:height="0.173cm" svg:x="21.984cm" svg:y="6.198cm" svg:viewBox="0 0 100 174" draw:points="0,116 0,0 100,58 100,174">
              <text:p/>
            </draw:polygon>
          </draw:g>
        </draw:g>
        <draw:g xml:id="id1" draw:id="id1">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1" draw:text-style-name="P2" draw:layer="layout" svg:width="1.211cm" svg:height="0.755cm" svg:x="4.956cm" svg:y="9.766cm" svg:viewBox="0 0 1212 756" svg:d="M1 756c326 0 1176-170 1209-416 32-245-270-340-360-340 0 57-882 340-849 756z">
              <text:p/>
            </draw:path>
            <draw:g>
              <draw:polygon draw:style-name="gr32" draw:text-style-name="P2" draw:layer="layout" svg:width="0.653cm" svg:height="1.719cm" svg:x="4.302cm" svg:y="8.821cm" svg:viewBox="0 0 654 1720" draw:points="0,1342 0,0 654,378 654,1720">
                <text:p/>
              </draw:polygon>
              <draw:polygon draw:style-name="gr33" draw:text-style-name="P2" draw:layer="layout" svg:width="0.98cm" svg:height="1.889cm" svg:x="4.956cm" svg:y="8.632cm" svg:viewBox="0 0 981 1890" draw:points="0,1890 0,567 981,0 981,1323">
                <text:p/>
              </draw:polygon>
              <draw:polygon draw:style-name="gr34" draw:text-style-name="P2" draw:layer="layout" svg:width="1.634cm" svg:height="0.944cm" svg:x="4.302cm" svg:y="8.254cm" svg:viewBox="0 0 1635 945" draw:points="654,945 0,567 981,0 1635,378">
                <text:p/>
              </draw:polygon>
              <draw:polygon draw:style-name="gr35" draw:text-style-name="P2" draw:layer="layout" svg:width="1.634cm" svg:height="2.267cm" svg:x="4.302cm" svg:y="8.254cm" svg:viewBox="0 0 1635 2268" draw:points="0,1890 0,567 981,0 1635,378 1635,1701 654,2268">
                <text:p/>
              </draw:polygon>
              <draw:line draw:style-name="gr36" draw:text-style-name="P2" draw:layer="layout" svg:x1="4.89cm" svg:y1="10.163cm" svg:x2="4.367cm" svg:y2="9.86cm">
                <text:p/>
              </draw:line>
              <draw:line draw:style-name="gr37" draw:text-style-name="P2" draw:layer="layout" svg:x1="4.89cm" svg:y1="10.315cm" svg:x2="4.367cm" svg:y2="10.012cm">
                <text:p/>
              </draw:line>
              <draw:line draw:style-name="gr38" draw:text-style-name="P2" draw:layer="layout" svg:x1="4.89cm" svg:y1="10.239cm" svg:x2="4.367cm" svg:y2="9.936cm">
                <text:p/>
              </draw:line>
              <draw:line draw:style-name="gr39" draw:text-style-name="P2" draw:layer="layout" svg:x1="4.893cm" svg:y1="9.4cm" svg:x2="4.37cm" svg:y2="9.097cm">
                <text:p/>
              </draw:line>
              <draw:line draw:style-name="gr40" draw:text-style-name="P2" draw:layer="layout" svg:x1="4.367cm" svg:y1="9.029cm" svg:x2="4.367cm" svg:y2="9.105cm">
                <text:p/>
              </draw:line>
              <draw:line draw:style-name="gr41" draw:text-style-name="P2" draw:layer="layout" svg:x1="4.891cm" svg:y1="9.332cm" svg:x2="4.891cm" svg:y2="9.408cm">
                <text:p/>
              </draw:line>
              <draw:line draw:style-name="gr42" draw:text-style-name="P2" draw:layer="layout" svg:x1="4.89cm" svg:y1="9.332cm" svg:x2="4.367cm" svg:y2="9.029cm">
                <text:p/>
              </draw:line>
              <draw:polygon draw:style-name="gr43" draw:text-style-name="P2" draw:layer="layout" svg:width="0.064cm" svg:height="0.112cm" svg:x="4.564cm" svg:y="9.672cm" svg:viewBox="0 0 65 113" draw:points="0,76 0,0 65,38 65,113">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4" draw:text-style-name="P2" draw:layer="layout" svg:width="0.438cm" svg:height="0.277cm" svg:x="6.87cm" svg:y="11.39cm" svg:viewBox="0 0 439 278" svg:d="M0 278c110 0 439-93 439-162 0-70-10-116-120-116 0 69-321 69-319 278z">
                <text:p/>
              </draw:path>
              <draw:g>
                <draw:polygon draw:style-name="gr45" draw:text-style-name="P2" draw:layer="layout" svg:width="0.199cm" svg:height="0.231cm" svg:x="6.708cm" svg:y="11.436cm" svg:viewBox="0 0 200 232" draw:points="0,139 40,0 200,93 160,232">
                  <text:p/>
                </draw:polygon>
                <draw:polygon draw:style-name="gr46" draw:text-style-name="P2" draw:layer="layout" svg:width="0.44cm" svg:height="0.254cm" svg:x="6.748cm" svg:y="11.274cm" svg:viewBox="0 0 441 255" draw:points="0,162 80,93 200,23 281,0 441,93 361,116 241,185 160,255">
                  <text:p/>
                </draw:polygon>
                <draw:path draw:style-name="gr47" draw:text-style-name="P2" draw:layer="layout" svg:width="0.36cm" svg:height="0.3cm" svg:x="6.868cm" svg:y="11.366cm" svg:viewBox="0 0 361 301" svg:d="M361 93c0-139-80-93-161-47-80 47-160 47-200 255 0 0 160-93 361-208z">
                  <text:p/>
                </draw:path>
                <draw:path draw:style-name="gr48" draw:text-style-name="P2" draw:layer="layout" svg:width="0.52cm" svg:height="0.393cm" svg:x="6.708cm" svg:y="11.274cm" svg:viewBox="0 0 521 394" svg:d="M320 0c-79 23-79 23-160 69-40 24-120 47-160 232 80 47 80 47 160 93 46-21 281-162 361-209 0-116-80-116-201-185z">
                  <text:p/>
                </draw:path>
              </draw:g>
            </draw:g>
            <draw:g>
              <draw:path draw:style-name="gr49" draw:text-style-name="P2" draw:layer="layout" svg:width="0.72cm" svg:height="0.555cm" svg:x="6.508cm" svg:y="10.278cm" svg:viewBox="0 0 721 556" svg:d="M3 556c109 0 718-23 718-232 0-208-209-324-319-324 0 69-440 46-399 556z">
                <text:p/>
              </draw:path>
              <draw:g>
                <draw:polygon draw:style-name="gr50" draw:text-style-name="P2" draw:layer="layout" svg:width="0.4cm" svg:height="0.323cm" svg:x="6.107cm" svg:y="10.509cm" svg:viewBox="0 0 401 324" draw:points="0,93 0,0 401,232 401,324">
                  <text:p/>
                </draw:polygon>
                <draw:polygon draw:style-name="gr51" draw:text-style-name="P2" draw:layer="layout" svg:width="0.4cm" svg:height="0.393cm" svg:x="6.428cm" svg:y="10.162cm" svg:viewBox="0 0 401 394" draw:points="0,162 0,0 401,232 401,394">
                  <text:p/>
                </draw:polygon>
                <draw:polygon draw:style-name="gr52" draw:text-style-name="P2" draw:layer="layout" svg:width="0.72cm" svg:height="0.416cm" svg:x="6.107cm" svg:y="10.324cm" svg:viewBox="0 0 721 417" draw:points="0,185 320,0 721,232 401,417">
                  <text:p/>
                </draw:polygon>
                <draw:line draw:style-name="gr53" draw:text-style-name="P2" draw:layer="layout" svg:x1="6.428cm" svg:y1="10.324cm" svg:x2="6.829cm" svg:y2="10.556cm">
                  <text:p/>
                </draw:line>
                <draw:polygon draw:style-name="gr54" draw:text-style-name="P2" draw:layer="layout" svg:width="0.4cm" svg:height="0.393cm" svg:x="6.508cm" svg:y="10.44cm" svg:viewBox="0 0 401 394" draw:points="0,394 0,301 320,116 320,0 401,46 401,162">
                  <text:p/>
                </draw:polygon>
                <draw:polygon draw:style-name="gr55" draw:text-style-name="P2" draw:layer="layout" svg:width="1.281cm" svg:height="1.76cm" svg:x="5.666cm" svg:y="8.749cm" svg:viewBox="0 0 1282 1761" draw:points="0,1019 0,0 1282,741 1282,1761">
                  <text:p/>
                </draw:polygon>
                <draw:polygon draw:style-name="gr56" draw:text-style-name="P2" draw:layer="layout" svg:width="1.201cm" svg:height="1.621cm" svg:x="5.706cm" svg:y="8.818cm" svg:viewBox="0 0 1202 1622" draw:points="0,926 0,0 1202,695 1202,1622">
                  <text:p/>
                </draw:polygon>
                <draw:polygon draw:style-name="gr57" draw:text-style-name="P2" draw:layer="layout" svg:width="1.362cm" svg:height="0.786cm" svg:x="5.666cm" svg:y="8.703cm" svg:viewBox="0 0 1363 787" draw:points="1282,787 0,46 80,0 1363,741">
                  <text:p/>
                </draw:polygon>
                <draw:polygon draw:style-name="gr58" draw:text-style-name="P2" draw:layer="layout" svg:width="0.079cm" svg:height="1.065cm" svg:x="6.949cm" svg:y="9.444cm" svg:viewBox="0 0 80 1066" draw:points="0,1066 0,46 80,0 80,1019">
                  <text:p/>
                </draw:polygon>
                <draw:polygon draw:style-name="gr59" draw:text-style-name="P2" draw:layer="layout" svg:width="1.362cm" svg:height="2.13cm" svg:x="5.666cm" svg:y="8.703cm" svg:viewBox="0 0 1363 2131" draw:points="80,0 1363,741 1363,1761 1282,1807 1242,1784 1242,1899 842,2131 441,1899 441,1807 761,1622 761,1506 0,1066 0,46">
                  <text:p/>
                </draw:polygon>
              </draw:g>
            </draw:g>
            <draw:g>
              <draw:path draw:style-name="gr60" draw:text-style-name="P2" draw:layer="layout" svg:width="0.521cm" svg:height="0.277cm" svg:x="6.346cm" svg:y="11.135cm" svg:viewBox="0 0 522 278" svg:d="M3 278c110 0 519-116 519-185 0-70-10-93-120-93 0 69-441 46-399 278z">
                <text:p/>
              </draw:path>
              <draw:g>
                <draw:polygon draw:style-name="gr61" draw:text-style-name="P2" draw:layer="layout" svg:width="1.722cm" svg:height="0.995cm" svg:x="5.065cm" svg:y="10.347cm" svg:viewBox="0 0 1723 996" draw:points="1282,996 0,255 441,0 1723,741">
                  <text:p/>
                </draw:polygon>
                <draw:polygon draw:style-name="gr62" draw:text-style-name="P3" draw:layer="layout" svg:width="1.161cm" svg:height="0.671cm" svg:x="5.185cm" svg:y="10.417cm" svg:viewBox="0 0 1162 672" draw:points="0,185 320,0 1162,487 842,672">
                  <text:p/>
                </draw:polygon>
                <draw:polygon draw:style-name="gr63" draw:text-style-name="P3" draw:layer="layout" svg:width="0.56cm" svg:height="0.323cm" svg:x="6.107cm" svg:y="10.949cm" svg:viewBox="0 0 561 324" draw:points="0,185 320,0 561,139 241,324">
                  <text:p/>
                </draw:polygon>
                <draw:polygon draw:style-name="gr64" draw:text-style-name="P2" draw:layer="layout" svg:width="0.44cm" svg:height="0.347cm" svg:x="6.347cm" svg:y="11.089cm" svg:viewBox="0 0 441 348" draw:points="0,348 0,255 441,0 441,93">
                  <text:p/>
                </draw:polygon>
                <draw:line draw:style-name="gr65" draw:text-style-name="P2" draw:layer="layout" svg:x1="5.265cm" svg:y1="10.556cm" svg:x2="6.107cm" svg:y2="11.043cm">
                  <text:p/>
                </draw:line>
                <draw:line draw:style-name="gr66" draw:text-style-name="P2" draw:layer="layout" svg:x1="5.346cm" svg:y1="10.509cm" svg:x2="6.188cm" svg:y2="10.996cm">
                  <text:p/>
                </draw:line>
                <draw:line draw:style-name="gr67" draw:text-style-name="P2" draw:layer="layout" svg:x1="5.426cm" svg:y1="10.463cm" svg:x2="6.268cm" svg:y2="10.95cm">
                  <text:p/>
                </draw:line>
                <draw:line draw:style-name="gr68" draw:text-style-name="P2" draw:layer="layout" svg:x1="6.187cm" svg:y1="10.903cm" svg:x2="6.267cm" svg:y2="10.857cm">
                  <text:p/>
                </draw:line>
                <draw:line draw:style-name="gr69" draw:text-style-name="P2" draw:layer="layout" svg:x1="6.107cm" svg:y1="10.856cm" svg:x2="6.187cm" svg:y2="10.81cm">
                  <text:p/>
                </draw:line>
                <draw:line draw:style-name="gr70" draw:text-style-name="P2" draw:layer="layout" svg:x1="6.027cm" svg:y1="10.81cm" svg:x2="6.107cm" svg:y2="10.764cm">
                  <text:p/>
                </draw:line>
                <draw:line draw:style-name="gr71" draw:text-style-name="P2" draw:layer="layout" svg:x1="6.067cm" svg:y1="10.926cm" svg:x2="6.147cm" svg:y2="10.88cm">
                  <text:p/>
                </draw:line>
                <draw:line draw:style-name="gr72" draw:text-style-name="P2" draw:layer="layout" svg:x1="5.987cm" svg:y1="10.88cm" svg:x2="6.067cm" svg:y2="10.834cm">
                  <text:p/>
                </draw:line>
                <draw:line draw:style-name="gr73" draw:text-style-name="P2" draw:layer="layout" svg:x1="5.907cm" svg:y1="10.833cm" svg:x2="5.987cm" svg:y2="10.787cm">
                  <text:p/>
                </draw:line>
                <draw:line draw:style-name="gr74" draw:text-style-name="P2" draw:layer="layout" svg:x1="5.947cm" svg:y1="10.764cm" svg:x2="6.027cm" svg:y2="10.718cm">
                  <text:p/>
                </draw:line>
                <draw:line draw:style-name="gr75" draw:text-style-name="P2" draw:layer="layout" svg:x1="5.826cm" svg:y1="10.787cm" svg:x2="5.906cm" svg:y2="10.741cm">
                  <text:p/>
                </draw:line>
                <draw:line draw:style-name="gr76" draw:text-style-name="P2" draw:layer="layout" svg:x1="5.867cm" svg:y1="10.718cm" svg:x2="5.947cm" svg:y2="10.672cm">
                  <text:p/>
                </draw:line>
                <draw:line draw:style-name="gr77" draw:text-style-name="P2" draw:layer="layout" svg:x1="5.786cm" svg:y1="10.671cm" svg:x2="5.866cm" svg:y2="10.625cm">
                  <text:p/>
                </draw:line>
                <draw:line draw:style-name="gr78" draw:text-style-name="P2" draw:layer="layout" svg:x1="5.706cm" svg:y1="10.625cm" svg:x2="5.786cm" svg:y2="10.579cm">
                  <text:p/>
                </draw:line>
                <draw:line draw:style-name="gr79" draw:text-style-name="P2" draw:layer="layout" svg:x1="5.746cm" svg:y1="10.741cm" svg:x2="5.826cm" svg:y2="10.695cm">
                  <text:p/>
                </draw:line>
                <draw:line draw:style-name="gr80" draw:text-style-name="P2" draw:layer="layout" svg:x1="5.666cm" svg:y1="10.694cm" svg:x2="5.746cm" svg:y2="10.648cm">
                  <text:p/>
                </draw:line>
                <draw:line draw:style-name="gr81" draw:text-style-name="P2" draw:layer="layout" svg:x1="5.586cm" svg:y1="10.648cm" svg:x2="5.666cm" svg:y2="10.602cm">
                  <text:p/>
                </draw:line>
                <draw:line draw:style-name="gr82" draw:text-style-name="P2" draw:layer="layout" svg:x1="5.626cm" svg:y1="10.579cm" svg:x2="5.706cm" svg:y2="10.533cm">
                  <text:p/>
                </draw:line>
                <draw:line draw:style-name="gr83" draw:text-style-name="P2" draw:layer="layout" svg:x1="5.506cm" svg:y1="10.602cm" svg:x2="5.586cm" svg:y2="10.556cm">
                  <text:p/>
                </draw:line>
                <draw:line draw:style-name="gr84" draw:text-style-name="P2" draw:layer="layout" svg:x1="5.546cm" svg:y1="10.532cm" svg:x2="5.626cm" svg:y2="10.486cm">
                  <text:p/>
                </draw:line>
                <draw:line draw:style-name="gr85" draw:text-style-name="P2" draw:layer="layout" svg:x1="5.466cm" svg:y1="10.486cm" svg:x2="5.546cm" svg:y2="10.44cm">
                  <text:p/>
                </draw:line>
                <draw:line draw:style-name="gr86" draw:text-style-name="P2" draw:layer="layout" svg:x1="5.426cm" svg:y1="10.555cm" svg:x2="5.506cm" svg:y2="10.509cm">
                  <text:p/>
                </draw:line>
                <draw:line draw:style-name="gr87" draw:text-style-name="P2" draw:layer="layout" svg:x1="5.947cm" svg:y1="10.949cm" svg:x2="6.027cm" svg:y2="10.903cm">
                  <text:p/>
                </draw:line>
                <draw:line draw:style-name="gr88" draw:text-style-name="P2" draw:layer="layout" svg:x1="5.867cm" svg:y1="10.903cm" svg:x2="5.947cm" svg:y2="10.857cm">
                  <text:p/>
                </draw:line>
                <draw:line draw:style-name="gr89" draw:text-style-name="P2" draw:layer="layout" svg:x1="5.786cm" svg:y1="10.856cm" svg:x2="5.866cm" svg:y2="10.81cm">
                  <text:p/>
                </draw:line>
                <draw:line draw:style-name="gr90" draw:text-style-name="P2" draw:layer="layout" svg:x1="5.746cm" svg:y1="10.926cm" svg:x2="5.826cm" svg:y2="10.88cm">
                  <text:p/>
                </draw:line>
                <draw:line draw:style-name="gr91" draw:text-style-name="P2" draw:layer="layout" svg:x1="5.666cm" svg:y1="10.88cm" svg:x2="5.746cm" svg:y2="10.834cm">
                  <text:p/>
                </draw:line>
                <draw:line draw:style-name="gr92" draw:text-style-name="P2" draw:layer="layout" svg:x1="5.706cm" svg:y1="10.81cm" svg:x2="5.786cm" svg:y2="10.764cm">
                  <text:p/>
                </draw:line>
                <draw:line draw:style-name="gr93" draw:text-style-name="P2" draw:layer="layout" svg:x1="5.626cm" svg:y1="10.764cm" svg:x2="5.706cm" svg:y2="10.718cm">
                  <text:p/>
                </draw:line>
                <draw:line draw:style-name="gr94" draw:text-style-name="P2" draw:layer="layout" svg:x1="5.546cm" svg:y1="10.718cm" svg:x2="5.626cm" svg:y2="10.672cm">
                  <text:p/>
                </draw:line>
                <draw:line draw:style-name="gr95" draw:text-style-name="P2" draw:layer="layout" svg:x1="5.466cm" svg:y1="10.671cm" svg:x2="5.546cm" svg:y2="10.625cm">
                  <text:p/>
                </draw:line>
                <draw:line draw:style-name="gr96" draw:text-style-name="P2" draw:layer="layout" svg:x1="5.346cm" svg:y1="10.694cm" svg:x2="5.426cm" svg:y2="10.648cm">
                  <text:p/>
                </draw:line>
                <draw:line draw:style-name="gr97" draw:text-style-name="P2" draw:layer="layout" svg:x1="5.386cm" svg:y1="10.625cm" svg:x2="5.466cm" svg:y2="10.579cm">
                  <text:p/>
                </draw:line>
                <draw:line draw:style-name="gr98" draw:text-style-name="P2" draw:layer="layout" svg:x1="5.265cm" svg:y1="10.648cm" svg:x2="5.345cm" svg:y2="10.602cm">
                  <text:p/>
                </draw:line>
                <draw:line draw:style-name="gr99" draw:text-style-name="P2" draw:layer="layout" svg:x1="5.907cm" svg:y1="11.019cm" svg:x2="5.987cm" svg:y2="10.973cm">
                  <text:p/>
                </draw:line>
                <draw:line draw:style-name="gr100" draw:text-style-name="P2" draw:layer="layout" svg:x1="5.826cm" svg:y1="10.973cm" svg:x2="5.906cm" svg:y2="10.927cm">
                  <text:p/>
                </draw:line>
                <draw:line draw:style-name="gr101" draw:text-style-name="P2" draw:layer="layout" svg:x1="6.187cm" svg:y1="11.181cm" svg:x2="6.507cm" svg:y2="10.996cm">
                  <text:p/>
                </draw:line>
                <draw:line draw:style-name="gr102" draw:text-style-name="P2" draw:layer="layout" svg:x1="6.267cm" svg:y1="11.227cm" svg:x2="6.587cm" svg:y2="11.042cm">
                  <text:p/>
                </draw:line>
                <draw:line draw:style-name="gr103" draw:text-style-name="P2" draw:layer="layout" svg:x1="6.347cm" svg:y1="10.996cm" svg:x2="6.588cm" svg:y2="11.135cm">
                  <text:p/>
                </draw:line>
                <draw:line draw:style-name="gr104" draw:text-style-name="P2" draw:layer="layout" svg:x1="6.267cm" svg:y1="11.042cm" svg:x2="6.508cm" svg:y2="11.181cm">
                  <text:p/>
                </draw:line>
                <draw:line draw:style-name="gr105" draw:text-style-name="P2" draw:layer="layout" svg:x1="6.187cm" svg:y1="11.089cm" svg:x2="6.347cm" svg:y2="11.182cm">
                  <text:p/>
                </draw:line>
                <draw:polygon draw:style-name="gr106" draw:text-style-name="P2" draw:layer="layout" svg:width="1.281cm" svg:height="0.833cm" svg:x="5.065cm" svg:y="10.602cm" svg:viewBox="0 0 1282 834" draw:points="0,93 0,0 1282,741 1282,834">
                  <text:p/>
                </draw:polygon>
                <draw:polygon draw:style-name="gr107" draw:text-style-name="P2" draw:layer="layout" svg:width="1.722cm" svg:height="1.088cm" svg:x="5.065cm" svg:y="10.347cm" svg:viewBox="0 0 1723 1089" draw:points="441,0 1723,741 1723,834 1282,1089 0,348 0,255">
                  <text:p/>
                </draw:polygon>
              </draw:g>
            </draw:g>
          </draw:g>
        </draw:g>
        <draw:g xml:id="id3" draw:id="id3">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08" draw:text-style-name="P2" draw:layer="layout" svg:width="1.211cm" svg:height="0.755cm" svg:x="8.978cm" svg:y="9.949cm" svg:viewBox="0 0 1212 756" svg:d="M1 756c326 0 1176-170 1209-416 32-245-270-340-360-340 0 57-882 340-849 756z">
              <text:p/>
            </draw:path>
            <draw:g>
              <draw:polygon draw:style-name="gr109" draw:text-style-name="P2" draw:layer="layout" svg:width="0.653cm" svg:height="1.719cm" svg:x="8.324cm" svg:y="9.004cm" svg:viewBox="0 0 654 1720" draw:points="0,1342 0,0 654,378 654,1720">
                <text:p/>
              </draw:polygon>
              <draw:polygon draw:style-name="gr110" draw:text-style-name="P2" draw:layer="layout" svg:width="0.98cm" svg:height="1.889cm" svg:x="8.978cm" svg:y="8.815cm" svg:viewBox="0 0 981 1890" draw:points="0,1890 0,567 981,0 981,1323">
                <text:p/>
              </draw:polygon>
              <draw:polygon draw:style-name="gr111" draw:text-style-name="P2" draw:layer="layout" svg:width="1.634cm" svg:height="0.944cm" svg:x="8.324cm" svg:y="8.437cm" svg:viewBox="0 0 1635 945" draw:points="654,945 0,567 981,0 1635,378">
                <text:p/>
              </draw:polygon>
              <draw:polygon draw:style-name="gr112" draw:text-style-name="P2" draw:layer="layout" svg:width="1.634cm" svg:height="2.267cm" svg:x="8.324cm" svg:y="8.437cm" svg:viewBox="0 0 1635 2268" draw:points="0,1890 0,567 981,0 1635,378 1635,1701 654,2268">
                <text:p/>
              </draw:polygon>
              <draw:line draw:style-name="gr113" draw:text-style-name="P2" draw:layer="layout" svg:x1="8.912cm" svg:y1="10.346cm" svg:x2="8.389cm" svg:y2="10.043cm">
                <text:p/>
              </draw:line>
              <draw:line draw:style-name="gr114" draw:text-style-name="P2" draw:layer="layout" svg:x1="8.912cm" svg:y1="10.498cm" svg:x2="8.389cm" svg:y2="10.195cm">
                <text:p/>
              </draw:line>
              <draw:line draw:style-name="gr115" draw:text-style-name="P2" draw:layer="layout" svg:x1="8.912cm" svg:y1="10.422cm" svg:x2="8.389cm" svg:y2="10.119cm">
                <text:p/>
              </draw:line>
              <draw:line draw:style-name="gr116" draw:text-style-name="P2" draw:layer="layout" svg:x1="8.915cm" svg:y1="9.583cm" svg:x2="8.392cm" svg:y2="9.28cm">
                <text:p/>
              </draw:line>
              <draw:line draw:style-name="gr117" draw:text-style-name="P2" draw:layer="layout" svg:x1="8.389cm" svg:y1="9.212cm" svg:x2="8.389cm" svg:y2="9.288cm">
                <text:p/>
              </draw:line>
              <draw:line draw:style-name="gr118" draw:text-style-name="P2" draw:layer="layout" svg:x1="8.913cm" svg:y1="9.515cm" svg:x2="8.913cm" svg:y2="9.591cm">
                <text:p/>
              </draw:line>
              <draw:line draw:style-name="gr119" draw:text-style-name="P2" draw:layer="layout" svg:x1="8.912cm" svg:y1="9.515cm" svg:x2="8.389cm" svg:y2="9.212cm">
                <text:p/>
              </draw:line>
              <draw:polygon draw:style-name="gr120" draw:text-style-name="P2" draw:layer="layout" svg:width="0.064cm" svg:height="0.112cm" svg:x="8.586cm" svg:y="9.855cm" svg:viewBox="0 0 65 113" draw:points="0,76 0,0 65,38 65,113">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21" draw:text-style-name="P2" draw:layer="layout" svg:width="0.438cm" svg:height="0.277cm" svg:x="10.892cm" svg:y="11.573cm" svg:viewBox="0 0 439 278" svg:d="M0 278c110 0 439-93 439-162 0-70-10-116-120-116 0 69-321 69-319 278z">
                <text:p/>
              </draw:path>
              <draw:g>
                <draw:polygon draw:style-name="gr122" draw:text-style-name="P2" draw:layer="layout" svg:width="0.199cm" svg:height="0.231cm" svg:x="10.73cm" svg:y="11.619cm" svg:viewBox="0 0 200 232" draw:points="0,139 40,0 200,93 160,232">
                  <text:p/>
                </draw:polygon>
                <draw:polygon draw:style-name="gr123" draw:text-style-name="P2" draw:layer="layout" svg:width="0.44cm" svg:height="0.254cm" svg:x="10.77cm" svg:y="11.457cm" svg:viewBox="0 0 441 255" draw:points="0,162 80,93 200,23 281,0 441,93 361,116 241,185 160,255">
                  <text:p/>
                </draw:polygon>
                <draw:path draw:style-name="gr124" draw:text-style-name="P2" draw:layer="layout" svg:width="0.36cm" svg:height="0.3cm" svg:x="10.89cm" svg:y="11.549cm" svg:viewBox="0 0 361 301" svg:d="M361 93c0-139-80-93-161-47-80 47-160 47-200 255 0 0 160-93 361-208z">
                  <text:p/>
                </draw:path>
                <draw:path draw:style-name="gr125" draw:text-style-name="P2" draw:layer="layout" svg:width="0.52cm" svg:height="0.393cm" svg:x="10.73cm" svg:y="11.457cm" svg:viewBox="0 0 521 394" svg:d="M320 0c-79 23-79 23-160 69-40 24-120 47-160 232 80 47 80 47 160 93 46-21 281-162 361-209 0-116-80-116-201-185z">
                  <text:p/>
                </draw:path>
              </draw:g>
            </draw:g>
            <draw:g>
              <draw:path draw:style-name="gr126" draw:text-style-name="P2" draw:layer="layout" svg:width="0.72cm" svg:height="0.555cm" svg:x="10.53cm" svg:y="10.461cm" svg:viewBox="0 0 721 556" svg:d="M3 556c109 0 718-23 718-232 0-208-209-324-319-324 0 69-440 46-399 556z">
                <text:p/>
              </draw:path>
              <draw:g>
                <draw:polygon draw:style-name="gr127" draw:text-style-name="P2" draw:layer="layout" svg:width="0.4cm" svg:height="0.323cm" svg:x="10.129cm" svg:y="10.692cm" svg:viewBox="0 0 401 324" draw:points="0,93 0,0 401,232 401,324">
                  <text:p/>
                </draw:polygon>
                <draw:polygon draw:style-name="gr128" draw:text-style-name="P2" draw:layer="layout" svg:width="0.4cm" svg:height="0.393cm" svg:x="10.45cm" svg:y="10.345cm" svg:viewBox="0 0 401 394" draw:points="0,162 0,0 401,232 401,394">
                  <text:p/>
                </draw:polygon>
                <draw:polygon draw:style-name="gr129" draw:text-style-name="P2" draw:layer="layout" svg:width="0.72cm" svg:height="0.416cm" svg:x="10.129cm" svg:y="10.507cm" svg:viewBox="0 0 721 417" draw:points="0,185 320,0 721,232 401,417">
                  <text:p/>
                </draw:polygon>
                <draw:line draw:style-name="gr130" draw:text-style-name="P2" draw:layer="layout" svg:x1="10.45cm" svg:y1="10.507cm" svg:x2="10.851cm" svg:y2="10.739cm">
                  <text:p/>
                </draw:line>
                <draw:polygon draw:style-name="gr131" draw:text-style-name="P2" draw:layer="layout" svg:width="0.4cm" svg:height="0.393cm" svg:x="10.53cm" svg:y="10.623cm" svg:viewBox="0 0 401 394" draw:points="0,394 0,301 320,116 320,0 401,46 401,162">
                  <text:p/>
                </draw:polygon>
                <draw:polygon draw:style-name="gr132" draw:text-style-name="P2" draw:layer="layout" svg:width="1.281cm" svg:height="1.76cm" svg:x="9.688cm" svg:y="8.932cm" svg:viewBox="0 0 1282 1761" draw:points="0,1019 0,0 1282,741 1282,1761">
                  <text:p/>
                </draw:polygon>
                <draw:polygon draw:style-name="gr133" draw:text-style-name="P2" draw:layer="layout" svg:width="1.201cm" svg:height="1.621cm" svg:x="9.728cm" svg:y="9.001cm" svg:viewBox="0 0 1202 1622" draw:points="0,926 0,0 1202,695 1202,1622">
                  <text:p/>
                </draw:polygon>
                <draw:polygon draw:style-name="gr134" draw:text-style-name="P2" draw:layer="layout" svg:width="1.362cm" svg:height="0.786cm" svg:x="9.688cm" svg:y="8.886cm" svg:viewBox="0 0 1363 787" draw:points="1282,787 0,46 80,0 1363,741">
                  <text:p/>
                </draw:polygon>
                <draw:polygon draw:style-name="gr135" draw:text-style-name="P2" draw:layer="layout" svg:width="0.079cm" svg:height="1.065cm" svg:x="10.971cm" svg:y="9.627cm" svg:viewBox="0 0 80 1066" draw:points="0,1066 0,46 80,0 80,1019">
                  <text:p/>
                </draw:polygon>
                <draw:polygon draw:style-name="gr136" draw:text-style-name="P2" draw:layer="layout" svg:width="1.362cm" svg:height="2.13cm" svg:x="9.688cm" svg:y="8.886cm" svg:viewBox="0 0 1363 2131" draw:points="80,0 1363,741 1363,1761 1282,1807 1242,1784 1242,1899 842,2131 441,1899 441,1807 761,1622 761,1506 0,1066 0,46">
                  <text:p/>
                </draw:polygon>
              </draw:g>
            </draw:g>
            <draw:g>
              <draw:path draw:style-name="gr137" draw:text-style-name="P2" draw:layer="layout" svg:width="0.521cm" svg:height="0.277cm" svg:x="10.368cm" svg:y="11.318cm" svg:viewBox="0 0 522 278" svg:d="M3 278c110 0 519-116 519-185 0-70-10-93-120-93 0 69-441 46-399 278z">
                <text:p/>
              </draw:path>
              <draw:g>
                <draw:polygon draw:style-name="gr138" draw:text-style-name="P2" draw:layer="layout" svg:width="1.722cm" svg:height="0.995cm" svg:x="9.087cm" svg:y="10.53cm" svg:viewBox="0 0 1723 996" draw:points="1282,996 0,255 441,0 1723,741">
                  <text:p/>
                </draw:polygon>
                <draw:polygon draw:style-name="gr139" draw:text-style-name="P3" draw:layer="layout" svg:width="1.161cm" svg:height="0.671cm" svg:x="9.207cm" svg:y="10.6cm" svg:viewBox="0 0 1162 672" draw:points="0,185 320,0 1162,487 842,672">
                  <text:p/>
                </draw:polygon>
                <draw:polygon draw:style-name="gr140" draw:text-style-name="P3" draw:layer="layout" svg:width="0.56cm" svg:height="0.323cm" svg:x="10.129cm" svg:y="11.132cm" svg:viewBox="0 0 561 324" draw:points="0,185 320,0 561,139 241,324">
                  <text:p/>
                </draw:polygon>
                <draw:polygon draw:style-name="gr141" draw:text-style-name="P2" draw:layer="layout" svg:width="0.44cm" svg:height="0.347cm" svg:x="10.369cm" svg:y="11.272cm" svg:viewBox="0 0 441 348" draw:points="0,348 0,255 441,0 441,93">
                  <text:p/>
                </draw:polygon>
                <draw:line draw:style-name="gr142" draw:text-style-name="P2" draw:layer="layout" svg:x1="9.287cm" svg:y1="10.739cm" svg:x2="10.129cm" svg:y2="11.226cm">
                  <text:p/>
                </draw:line>
                <draw:line draw:style-name="gr143" draw:text-style-name="P2" draw:layer="layout" svg:x1="9.368cm" svg:y1="10.692cm" svg:x2="10.21cm" svg:y2="11.179cm">
                  <text:p/>
                </draw:line>
                <draw:line draw:style-name="gr144" draw:text-style-name="P2" draw:layer="layout" svg:x1="9.448cm" svg:y1="10.646cm" svg:x2="10.29cm" svg:y2="11.133cm">
                  <text:p/>
                </draw:line>
                <draw:line draw:style-name="gr145" draw:text-style-name="P2" draw:layer="layout" svg:x1="10.209cm" svg:y1="11.086cm" svg:x2="10.289cm" svg:y2="11.04cm">
                  <text:p/>
                </draw:line>
                <draw:line draw:style-name="gr146" draw:text-style-name="P2" draw:layer="layout" svg:x1="10.129cm" svg:y1="11.039cm" svg:x2="10.209cm" svg:y2="10.993cm">
                  <text:p/>
                </draw:line>
                <draw:line draw:style-name="gr147" draw:text-style-name="P2" draw:layer="layout" svg:x1="10.049cm" svg:y1="10.993cm" svg:x2="10.129cm" svg:y2="10.947cm">
                  <text:p/>
                </draw:line>
                <draw:line draw:style-name="gr148" draw:text-style-name="P2" draw:layer="layout" svg:x1="10.089cm" svg:y1="11.109cm" svg:x2="10.169cm" svg:y2="11.063cm">
                  <text:p/>
                </draw:line>
                <draw:line draw:style-name="gr149" draw:text-style-name="P2" draw:layer="layout" svg:x1="10.009cm" svg:y1="11.063cm" svg:x2="10.089cm" svg:y2="11.017cm">
                  <text:p/>
                </draw:line>
                <draw:line draw:style-name="gr150" draw:text-style-name="P2" draw:layer="layout" svg:x1="9.929cm" svg:y1="11.016cm" svg:x2="10.009cm" svg:y2="10.97cm">
                  <text:p/>
                </draw:line>
                <draw:line draw:style-name="gr151" draw:text-style-name="P2" draw:layer="layout" svg:x1="9.969cm" svg:y1="10.947cm" svg:x2="10.049cm" svg:y2="10.901cm">
                  <text:p/>
                </draw:line>
                <draw:line draw:style-name="gr152" draw:text-style-name="P2" draw:layer="layout" svg:x1="9.848cm" svg:y1="10.97cm" svg:x2="9.928cm" svg:y2="10.924cm">
                  <text:p/>
                </draw:line>
                <draw:line draw:style-name="gr153" draw:text-style-name="P2" draw:layer="layout" svg:x1="9.889cm" svg:y1="10.901cm" svg:x2="9.969cm" svg:y2="10.855cm">
                  <text:p/>
                </draw:line>
                <draw:line draw:style-name="gr154" draw:text-style-name="P2" draw:layer="layout" svg:x1="9.808cm" svg:y1="10.854cm" svg:x2="9.888cm" svg:y2="10.808cm">
                  <text:p/>
                </draw:line>
                <draw:line draw:style-name="gr155" draw:text-style-name="P2" draw:layer="layout" svg:x1="9.728cm" svg:y1="10.808cm" svg:x2="9.808cm" svg:y2="10.762cm">
                  <text:p/>
                </draw:line>
                <draw:line draw:style-name="gr156" draw:text-style-name="P2" draw:layer="layout" svg:x1="9.768cm" svg:y1="10.924cm" svg:x2="9.848cm" svg:y2="10.878cm">
                  <text:p/>
                </draw:line>
                <draw:line draw:style-name="gr157" draw:text-style-name="P2" draw:layer="layout" svg:x1="9.688cm" svg:y1="10.877cm" svg:x2="9.768cm" svg:y2="10.831cm">
                  <text:p/>
                </draw:line>
                <draw:line draw:style-name="gr158" draw:text-style-name="P2" draw:layer="layout" svg:x1="9.608cm" svg:y1="10.831cm" svg:x2="9.688cm" svg:y2="10.785cm">
                  <text:p/>
                </draw:line>
                <draw:line draw:style-name="gr159" draw:text-style-name="P2" draw:layer="layout" svg:x1="9.648cm" svg:y1="10.762cm" svg:x2="9.728cm" svg:y2="10.716cm">
                  <text:p/>
                </draw:line>
                <draw:line draw:style-name="gr160" draw:text-style-name="P2" draw:layer="layout" svg:x1="9.528cm" svg:y1="10.785cm" svg:x2="9.608cm" svg:y2="10.739cm">
                  <text:p/>
                </draw:line>
                <draw:line draw:style-name="gr161" draw:text-style-name="P2" draw:layer="layout" svg:x1="9.568cm" svg:y1="10.715cm" svg:x2="9.648cm" svg:y2="10.669cm">
                  <text:p/>
                </draw:line>
                <draw:line draw:style-name="gr162" draw:text-style-name="P2" draw:layer="layout" svg:x1="9.488cm" svg:y1="10.669cm" svg:x2="9.568cm" svg:y2="10.623cm">
                  <text:p/>
                </draw:line>
                <draw:line draw:style-name="gr163" draw:text-style-name="P2" draw:layer="layout" svg:x1="9.448cm" svg:y1="10.738cm" svg:x2="9.528cm" svg:y2="10.692cm">
                  <text:p/>
                </draw:line>
                <draw:line draw:style-name="gr164" draw:text-style-name="P2" draw:layer="layout" svg:x1="9.969cm" svg:y1="11.132cm" svg:x2="10.049cm" svg:y2="11.086cm">
                  <text:p/>
                </draw:line>
                <draw:line draw:style-name="gr165" draw:text-style-name="P2" draw:layer="layout" svg:x1="9.889cm" svg:y1="11.086cm" svg:x2="9.969cm" svg:y2="11.04cm">
                  <text:p/>
                </draw:line>
                <draw:line draw:style-name="gr166" draw:text-style-name="P2" draw:layer="layout" svg:x1="9.808cm" svg:y1="11.039cm" svg:x2="9.888cm" svg:y2="10.993cm">
                  <text:p/>
                </draw:line>
                <draw:line draw:style-name="gr167" draw:text-style-name="P2" draw:layer="layout" svg:x1="9.768cm" svg:y1="11.109cm" svg:x2="9.848cm" svg:y2="11.063cm">
                  <text:p/>
                </draw:line>
                <draw:line draw:style-name="gr168" draw:text-style-name="P2" draw:layer="layout" svg:x1="9.688cm" svg:y1="11.063cm" svg:x2="9.768cm" svg:y2="11.017cm">
                  <text:p/>
                </draw:line>
                <draw:line draw:style-name="gr169" draw:text-style-name="P2" draw:layer="layout" svg:x1="9.728cm" svg:y1="10.993cm" svg:x2="9.808cm" svg:y2="10.947cm">
                  <text:p/>
                </draw:line>
                <draw:line draw:style-name="gr170" draw:text-style-name="P2" draw:layer="layout" svg:x1="9.648cm" svg:y1="10.947cm" svg:x2="9.728cm" svg:y2="10.901cm">
                  <text:p/>
                </draw:line>
                <draw:line draw:style-name="gr171" draw:text-style-name="P2" draw:layer="layout" svg:x1="9.568cm" svg:y1="10.901cm" svg:x2="9.648cm" svg:y2="10.855cm">
                  <text:p/>
                </draw:line>
                <draw:line draw:style-name="gr172" draw:text-style-name="P2" draw:layer="layout" svg:x1="9.488cm" svg:y1="10.854cm" svg:x2="9.568cm" svg:y2="10.808cm">
                  <text:p/>
                </draw:line>
                <draw:line draw:style-name="gr173" draw:text-style-name="P2" draw:layer="layout" svg:x1="9.368cm" svg:y1="10.877cm" svg:x2="9.448cm" svg:y2="10.831cm">
                  <text:p/>
                </draw:line>
                <draw:line draw:style-name="gr174" draw:text-style-name="P2" draw:layer="layout" svg:x1="9.408cm" svg:y1="10.808cm" svg:x2="9.488cm" svg:y2="10.762cm">
                  <text:p/>
                </draw:line>
                <draw:line draw:style-name="gr175" draw:text-style-name="P2" draw:layer="layout" svg:x1="9.287cm" svg:y1="10.831cm" svg:x2="9.367cm" svg:y2="10.785cm">
                  <text:p/>
                </draw:line>
                <draw:line draw:style-name="gr176" draw:text-style-name="P2" draw:layer="layout" svg:x1="9.929cm" svg:y1="11.202cm" svg:x2="10.009cm" svg:y2="11.156cm">
                  <text:p/>
                </draw:line>
                <draw:line draw:style-name="gr177" draw:text-style-name="P2" draw:layer="layout" svg:x1="9.848cm" svg:y1="11.156cm" svg:x2="9.928cm" svg:y2="11.11cm">
                  <text:p/>
                </draw:line>
                <draw:line draw:style-name="gr178" draw:text-style-name="P2" draw:layer="layout" svg:x1="10.209cm" svg:y1="11.364cm" svg:x2="10.529cm" svg:y2="11.179cm">
                  <text:p/>
                </draw:line>
                <draw:line draw:style-name="gr179" draw:text-style-name="P2" draw:layer="layout" svg:x1="10.289cm" svg:y1="11.41cm" svg:x2="10.609cm" svg:y2="11.225cm">
                  <text:p/>
                </draw:line>
                <draw:line draw:style-name="gr180" draw:text-style-name="P2" draw:layer="layout" svg:x1="10.369cm" svg:y1="11.179cm" svg:x2="10.61cm" svg:y2="11.318cm">
                  <text:p/>
                </draw:line>
                <draw:line draw:style-name="gr181" draw:text-style-name="P2" draw:layer="layout" svg:x1="10.289cm" svg:y1="11.225cm" svg:x2="10.53cm" svg:y2="11.364cm">
                  <text:p/>
                </draw:line>
                <draw:line draw:style-name="gr182" draw:text-style-name="P2" draw:layer="layout" svg:x1="10.209cm" svg:y1="11.272cm" svg:x2="10.369cm" svg:y2="11.365cm">
                  <text:p/>
                </draw:line>
                <draw:polygon draw:style-name="gr183" draw:text-style-name="P2" draw:layer="layout" svg:width="1.281cm" svg:height="0.833cm" svg:x="9.087cm" svg:y="10.785cm" svg:viewBox="0 0 1282 834" draw:points="0,93 0,0 1282,741 1282,834">
                  <text:p/>
                </draw:polygon>
                <draw:polygon draw:style-name="gr184" draw:text-style-name="P2" draw:layer="layout" svg:width="1.722cm" svg:height="1.088cm" svg:x="9.087cm" svg:y="10.53cm" svg:viewBox="0 0 1723 1089" draw:points="441,0 1723,741 1723,834 1282,1089 0,348 0,255">
                  <text:p/>
                </draw:polygon>
              </draw:g>
            </draw:g>
          </draw:g>
        </draw:g>
        <draw:g xml:id="id4" draw:id="id4">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85" draw:text-style-name="P2" draw:layer="layout" svg:width="1.211cm" svg:height="0.755cm" svg:x="13.044cm" svg:y="9.949cm" svg:viewBox="0 0 1212 756" svg:d="M1 756c326 0 1176-170 1209-416 32-245-270-340-360-340 0 57-882 340-849 756z">
              <text:p/>
            </draw:path>
            <draw:g>
              <draw:polygon draw:style-name="gr186" draw:text-style-name="P2" draw:layer="layout" svg:width="0.653cm" svg:height="1.719cm" svg:x="12.39cm" svg:y="9.004cm" svg:viewBox="0 0 654 1720" draw:points="0,1342 0,0 654,378 654,1720">
                <text:p/>
              </draw:polygon>
              <draw:polygon draw:style-name="gr187" draw:text-style-name="P2" draw:layer="layout" svg:width="0.98cm" svg:height="1.889cm" svg:x="13.044cm" svg:y="8.815cm" svg:viewBox="0 0 981 1890" draw:points="0,1890 0,567 981,0 981,1323">
                <text:p/>
              </draw:polygon>
              <draw:polygon draw:style-name="gr188" draw:text-style-name="P2" draw:layer="layout" svg:width="1.634cm" svg:height="0.944cm" svg:x="12.39cm" svg:y="8.437cm" svg:viewBox="0 0 1635 945" draw:points="654,945 0,567 981,0 1635,378">
                <text:p/>
              </draw:polygon>
              <draw:polygon draw:style-name="gr189" draw:text-style-name="P2" draw:layer="layout" svg:width="1.634cm" svg:height="2.267cm" svg:x="12.39cm" svg:y="8.437cm" svg:viewBox="0 0 1635 2268" draw:points="0,1890 0,567 981,0 1635,378 1635,1701 654,2268">
                <text:p/>
              </draw:polygon>
              <draw:line draw:style-name="gr190" draw:text-style-name="P2" draw:layer="layout" svg:x1="12.978cm" svg:y1="10.346cm" svg:x2="12.455cm" svg:y2="10.043cm">
                <text:p/>
              </draw:line>
              <draw:line draw:style-name="gr191" draw:text-style-name="P2" draw:layer="layout" svg:x1="12.978cm" svg:y1="10.498cm" svg:x2="12.455cm" svg:y2="10.195cm">
                <text:p/>
              </draw:line>
              <draw:line draw:style-name="gr192" draw:text-style-name="P2" draw:layer="layout" svg:x1="12.978cm" svg:y1="10.422cm" svg:x2="12.455cm" svg:y2="10.119cm">
                <text:p/>
              </draw:line>
              <draw:line draw:style-name="gr193" draw:text-style-name="P2" draw:layer="layout" svg:x1="12.981cm" svg:y1="9.583cm" svg:x2="12.458cm" svg:y2="9.28cm">
                <text:p/>
              </draw:line>
              <draw:line draw:style-name="gr194" draw:text-style-name="P2" draw:layer="layout" svg:x1="12.455cm" svg:y1="9.212cm" svg:x2="12.455cm" svg:y2="9.288cm">
                <text:p/>
              </draw:line>
              <draw:line draw:style-name="gr195" draw:text-style-name="P2" draw:layer="layout" svg:x1="12.979cm" svg:y1="9.515cm" svg:x2="12.979cm" svg:y2="9.591cm">
                <text:p/>
              </draw:line>
              <draw:line draw:style-name="gr196" draw:text-style-name="P2" draw:layer="layout" svg:x1="12.978cm" svg:y1="9.515cm" svg:x2="12.455cm" svg:y2="9.212cm">
                <text:p/>
              </draw:line>
              <draw:polygon draw:style-name="gr197" draw:text-style-name="P2" draw:layer="layout" svg:width="0.064cm" svg:height="0.112cm" svg:x="12.652cm" svg:y="9.855cm" svg:viewBox="0 0 65 113" draw:points="0,76 0,0 65,38 65,113">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98" draw:text-style-name="P2" draw:layer="layout" svg:width="0.438cm" svg:height="0.277cm" svg:x="14.958cm" svg:y="11.573cm" svg:viewBox="0 0 439 278" svg:d="M0 278c110 0 439-93 439-162 0-70-10-116-120-116 0 69-321 69-319 278z">
                <text:p/>
              </draw:path>
              <draw:g>
                <draw:polygon draw:style-name="gr199" draw:text-style-name="P2" draw:layer="layout" svg:width="0.199cm" svg:height="0.231cm" svg:x="14.796cm" svg:y="11.619cm" svg:viewBox="0 0 200 232" draw:points="0,139 40,0 200,93 160,232">
                  <text:p/>
                </draw:polygon>
                <draw:polygon draw:style-name="gr200" draw:text-style-name="P2" draw:layer="layout" svg:width="0.44cm" svg:height="0.254cm" svg:x="14.836cm" svg:y="11.457cm" svg:viewBox="0 0 441 255" draw:points="0,162 80,93 200,23 281,0 441,93 361,116 241,185 160,255">
                  <text:p/>
                </draw:polygon>
                <draw:path draw:style-name="gr201" draw:text-style-name="P2" draw:layer="layout" svg:width="0.36cm" svg:height="0.3cm" svg:x="14.956cm" svg:y="11.549cm" svg:viewBox="0 0 361 301" svg:d="M361 93c0-139-80-93-161-47-80 47-160 47-200 255 0 0 160-93 361-208z">
                  <text:p/>
                </draw:path>
                <draw:path draw:style-name="gr202" draw:text-style-name="P2" draw:layer="layout" svg:width="0.52cm" svg:height="0.393cm" svg:x="14.796cm" svg:y="11.457cm" svg:viewBox="0 0 521 394" svg:d="M320 0c-79 23-79 23-160 69-40 24-120 47-160 232 80 47 80 47 160 93 46-21 281-162 361-209 0-116-80-116-201-185z">
                  <text:p/>
                </draw:path>
              </draw:g>
            </draw:g>
            <draw:g>
              <draw:path draw:style-name="gr203" draw:text-style-name="P2" draw:layer="layout" svg:width="0.72cm" svg:height="0.555cm" svg:x="14.596cm" svg:y="10.461cm" svg:viewBox="0 0 721 556" svg:d="M3 556c109 0 718-23 718-232 0-208-209-324-319-324 0 69-440 46-399 556z">
                <text:p/>
              </draw:path>
              <draw:g>
                <draw:polygon draw:style-name="gr204" draw:text-style-name="P2" draw:layer="layout" svg:width="0.4cm" svg:height="0.323cm" svg:x="14.195cm" svg:y="10.692cm" svg:viewBox="0 0 401 324" draw:points="0,93 0,0 401,232 401,324">
                  <text:p/>
                </draw:polygon>
                <draw:polygon draw:style-name="gr205" draw:text-style-name="P2" draw:layer="layout" svg:width="0.4cm" svg:height="0.393cm" svg:x="14.516cm" svg:y="10.345cm" svg:viewBox="0 0 401 394" draw:points="0,162 0,0 401,232 401,394">
                  <text:p/>
                </draw:polygon>
                <draw:polygon draw:style-name="gr206" draw:text-style-name="P2" draw:layer="layout" svg:width="0.72cm" svg:height="0.416cm" svg:x="14.195cm" svg:y="10.507cm" svg:viewBox="0 0 721 417" draw:points="0,185 320,0 721,232 401,417">
                  <text:p/>
                </draw:polygon>
                <draw:line draw:style-name="gr207" draw:text-style-name="P2" draw:layer="layout" svg:x1="14.516cm" svg:y1="10.507cm" svg:x2="14.917cm" svg:y2="10.739cm">
                  <text:p/>
                </draw:line>
                <draw:polygon draw:style-name="gr208" draw:text-style-name="P2" draw:layer="layout" svg:width="0.4cm" svg:height="0.393cm" svg:x="14.596cm" svg:y="10.623cm" svg:viewBox="0 0 401 394" draw:points="0,394 0,301 320,116 320,0 401,46 401,162">
                  <text:p/>
                </draw:polygon>
                <draw:polygon draw:style-name="gr209" draw:text-style-name="P2" draw:layer="layout" svg:width="1.281cm" svg:height="1.76cm" svg:x="13.754cm" svg:y="8.932cm" svg:viewBox="0 0 1282 1761" draw:points="0,1019 0,0 1282,741 1282,1761">
                  <text:p/>
                </draw:polygon>
                <draw:polygon draw:style-name="gr210" draw:text-style-name="P2" draw:layer="layout" svg:width="1.201cm" svg:height="1.621cm" svg:x="13.794cm" svg:y="9.001cm" svg:viewBox="0 0 1202 1622" draw:points="0,926 0,0 1202,695 1202,1622">
                  <text:p/>
                </draw:polygon>
                <draw:polygon draw:style-name="gr211" draw:text-style-name="P2" draw:layer="layout" svg:width="1.362cm" svg:height="0.786cm" svg:x="13.754cm" svg:y="8.886cm" svg:viewBox="0 0 1363 787" draw:points="1282,787 0,46 80,0 1363,741">
                  <text:p/>
                </draw:polygon>
                <draw:polygon draw:style-name="gr212" draw:text-style-name="P2" draw:layer="layout" svg:width="0.079cm" svg:height="1.065cm" svg:x="15.037cm" svg:y="9.627cm" svg:viewBox="0 0 80 1066" draw:points="0,1066 0,46 80,0 80,1019">
                  <text:p/>
                </draw:polygon>
                <draw:polygon draw:style-name="gr213" draw:text-style-name="P2" draw:layer="layout" svg:width="1.362cm" svg:height="2.13cm" svg:x="13.754cm" svg:y="8.886cm" svg:viewBox="0 0 1363 2131" draw:points="80,0 1363,741 1363,1761 1282,1807 1242,1784 1242,1899 842,2131 441,1899 441,1807 761,1622 761,1506 0,1066 0,46">
                  <text:p/>
                </draw:polygon>
              </draw:g>
            </draw:g>
            <draw:g>
              <draw:path draw:style-name="gr214" draw:text-style-name="P2" draw:layer="layout" svg:width="0.521cm" svg:height="0.277cm" svg:x="14.434cm" svg:y="11.318cm" svg:viewBox="0 0 522 278" svg:d="M3 278c110 0 519-116 519-185 0-70-10-93-120-93 0 69-441 46-399 278z">
                <text:p/>
              </draw:path>
              <draw:g>
                <draw:polygon draw:style-name="gr215" draw:text-style-name="P2" draw:layer="layout" svg:width="1.722cm" svg:height="0.995cm" svg:x="13.153cm" svg:y="10.53cm" svg:viewBox="0 0 1723 996" draw:points="1282,996 0,255 441,0 1723,741">
                  <text:p/>
                </draw:polygon>
                <draw:polygon draw:style-name="gr216" draw:text-style-name="P3" draw:layer="layout" svg:width="1.161cm" svg:height="0.671cm" svg:x="13.273cm" svg:y="10.6cm" svg:viewBox="0 0 1162 672" draw:points="0,185 320,0 1162,487 842,672">
                  <text:p/>
                </draw:polygon>
                <draw:polygon draw:style-name="gr217" draw:text-style-name="P3" draw:layer="layout" svg:width="0.56cm" svg:height="0.323cm" svg:x="14.195cm" svg:y="11.132cm" svg:viewBox="0 0 561 324" draw:points="0,185 320,0 561,139 241,324">
                  <text:p/>
                </draw:polygon>
                <draw:polygon draw:style-name="gr218" draw:text-style-name="P2" draw:layer="layout" svg:width="0.44cm" svg:height="0.347cm" svg:x="14.435cm" svg:y="11.272cm" svg:viewBox="0 0 441 348" draw:points="0,348 0,255 441,0 441,93">
                  <text:p/>
                </draw:polygon>
                <draw:line draw:style-name="gr219" draw:text-style-name="P2" draw:layer="layout" svg:x1="13.353cm" svg:y1="10.739cm" svg:x2="14.195cm" svg:y2="11.226cm">
                  <text:p/>
                </draw:line>
                <draw:line draw:style-name="gr220" draw:text-style-name="P2" draw:layer="layout" svg:x1="13.434cm" svg:y1="10.692cm" svg:x2="14.276cm" svg:y2="11.179cm">
                  <text:p/>
                </draw:line>
                <draw:line draw:style-name="gr221" draw:text-style-name="P2" draw:layer="layout" svg:x1="13.514cm" svg:y1="10.646cm" svg:x2="14.356cm" svg:y2="11.133cm">
                  <text:p/>
                </draw:line>
                <draw:line draw:style-name="gr222" draw:text-style-name="P2" draw:layer="layout" svg:x1="14.275cm" svg:y1="11.086cm" svg:x2="14.355cm" svg:y2="11.04cm">
                  <text:p/>
                </draw:line>
                <draw:line draw:style-name="gr223" draw:text-style-name="P2" draw:layer="layout" svg:x1="14.195cm" svg:y1="11.039cm" svg:x2="14.275cm" svg:y2="10.993cm">
                  <text:p/>
                </draw:line>
                <draw:line draw:style-name="gr224" draw:text-style-name="P2" draw:layer="layout" svg:x1="14.115cm" svg:y1="10.993cm" svg:x2="14.195cm" svg:y2="10.947cm">
                  <text:p/>
                </draw:line>
                <draw:line draw:style-name="gr225" draw:text-style-name="P2" draw:layer="layout" svg:x1="14.155cm" svg:y1="11.109cm" svg:x2="14.235cm" svg:y2="11.063cm">
                  <text:p/>
                </draw:line>
                <draw:line draw:style-name="gr226" draw:text-style-name="P2" draw:layer="layout" svg:x1="14.075cm" svg:y1="11.063cm" svg:x2="14.155cm" svg:y2="11.017cm">
                  <text:p/>
                </draw:line>
                <draw:line draw:style-name="gr227" draw:text-style-name="P2" draw:layer="layout" svg:x1="13.995cm" svg:y1="11.016cm" svg:x2="14.075cm" svg:y2="10.97cm">
                  <text:p/>
                </draw:line>
                <draw:line draw:style-name="gr228" draw:text-style-name="P2" draw:layer="layout" svg:x1="14.035cm" svg:y1="10.947cm" svg:x2="14.115cm" svg:y2="10.901cm">
                  <text:p/>
                </draw:line>
                <draw:line draw:style-name="gr229" draw:text-style-name="P2" draw:layer="layout" svg:x1="13.914cm" svg:y1="10.97cm" svg:x2="13.994cm" svg:y2="10.924cm">
                  <text:p/>
                </draw:line>
                <draw:line draw:style-name="gr230" draw:text-style-name="P2" draw:layer="layout" svg:x1="13.955cm" svg:y1="10.901cm" svg:x2="14.035cm" svg:y2="10.855cm">
                  <text:p/>
                </draw:line>
                <draw:line draw:style-name="gr231" draw:text-style-name="P2" draw:layer="layout" svg:x1="13.874cm" svg:y1="10.854cm" svg:x2="13.954cm" svg:y2="10.808cm">
                  <text:p/>
                </draw:line>
                <draw:line draw:style-name="gr232" draw:text-style-name="P2" draw:layer="layout" svg:x1="13.794cm" svg:y1="10.808cm" svg:x2="13.874cm" svg:y2="10.762cm">
                  <text:p/>
                </draw:line>
                <draw:line draw:style-name="gr233" draw:text-style-name="P2" draw:layer="layout" svg:x1="13.834cm" svg:y1="10.924cm" svg:x2="13.914cm" svg:y2="10.878cm">
                  <text:p/>
                </draw:line>
                <draw:line draw:style-name="gr234" draw:text-style-name="P2" draw:layer="layout" svg:x1="13.754cm" svg:y1="10.877cm" svg:x2="13.834cm" svg:y2="10.831cm">
                  <text:p/>
                </draw:line>
                <draw:line draw:style-name="gr235" draw:text-style-name="P2" draw:layer="layout" svg:x1="13.674cm" svg:y1="10.831cm" svg:x2="13.754cm" svg:y2="10.785cm">
                  <text:p/>
                </draw:line>
                <draw:line draw:style-name="gr236" draw:text-style-name="P2" draw:layer="layout" svg:x1="13.714cm" svg:y1="10.762cm" svg:x2="13.794cm" svg:y2="10.716cm">
                  <text:p/>
                </draw:line>
                <draw:line draw:style-name="gr237" draw:text-style-name="P2" draw:layer="layout" svg:x1="13.594cm" svg:y1="10.785cm" svg:x2="13.674cm" svg:y2="10.739cm">
                  <text:p/>
                </draw:line>
                <draw:line draw:style-name="gr238" draw:text-style-name="P2" draw:layer="layout" svg:x1="13.634cm" svg:y1="10.715cm" svg:x2="13.714cm" svg:y2="10.669cm">
                  <text:p/>
                </draw:line>
                <draw:line draw:style-name="gr239" draw:text-style-name="P2" draw:layer="layout" svg:x1="13.554cm" svg:y1="10.669cm" svg:x2="13.634cm" svg:y2="10.623cm">
                  <text:p/>
                </draw:line>
                <draw:line draw:style-name="gr240" draw:text-style-name="P2" draw:layer="layout" svg:x1="13.514cm" svg:y1="10.738cm" svg:x2="13.594cm" svg:y2="10.692cm">
                  <text:p/>
                </draw:line>
                <draw:line draw:style-name="gr241" draw:text-style-name="P2" draw:layer="layout" svg:x1="14.035cm" svg:y1="11.132cm" svg:x2="14.115cm" svg:y2="11.086cm">
                  <text:p/>
                </draw:line>
                <draw:line draw:style-name="gr242" draw:text-style-name="P2" draw:layer="layout" svg:x1="13.955cm" svg:y1="11.086cm" svg:x2="14.035cm" svg:y2="11.04cm">
                  <text:p/>
                </draw:line>
                <draw:line draw:style-name="gr243" draw:text-style-name="P2" draw:layer="layout" svg:x1="13.874cm" svg:y1="11.039cm" svg:x2="13.954cm" svg:y2="10.993cm">
                  <text:p/>
                </draw:line>
                <draw:line draw:style-name="gr244" draw:text-style-name="P2" draw:layer="layout" svg:x1="13.834cm" svg:y1="11.109cm" svg:x2="13.914cm" svg:y2="11.063cm">
                  <text:p/>
                </draw:line>
                <draw:line draw:style-name="gr245" draw:text-style-name="P2" draw:layer="layout" svg:x1="13.754cm" svg:y1="11.063cm" svg:x2="13.834cm" svg:y2="11.017cm">
                  <text:p/>
                </draw:line>
                <draw:line draw:style-name="gr246" draw:text-style-name="P2" draw:layer="layout" svg:x1="13.794cm" svg:y1="10.993cm" svg:x2="13.874cm" svg:y2="10.947cm">
                  <text:p/>
                </draw:line>
                <draw:line draw:style-name="gr247" draw:text-style-name="P2" draw:layer="layout" svg:x1="13.714cm" svg:y1="10.947cm" svg:x2="13.794cm" svg:y2="10.901cm">
                  <text:p/>
                </draw:line>
                <draw:line draw:style-name="gr248" draw:text-style-name="P2" draw:layer="layout" svg:x1="13.634cm" svg:y1="10.901cm" svg:x2="13.714cm" svg:y2="10.855cm">
                  <text:p/>
                </draw:line>
                <draw:line draw:style-name="gr249" draw:text-style-name="P2" draw:layer="layout" svg:x1="13.554cm" svg:y1="10.854cm" svg:x2="13.634cm" svg:y2="10.808cm">
                  <text:p/>
                </draw:line>
                <draw:line draw:style-name="gr250" draw:text-style-name="P2" draw:layer="layout" svg:x1="13.434cm" svg:y1="10.877cm" svg:x2="13.514cm" svg:y2="10.831cm">
                  <text:p/>
                </draw:line>
                <draw:line draw:style-name="gr251" draw:text-style-name="P2" draw:layer="layout" svg:x1="13.474cm" svg:y1="10.808cm" svg:x2="13.554cm" svg:y2="10.762cm">
                  <text:p/>
                </draw:line>
                <draw:line draw:style-name="gr252" draw:text-style-name="P2" draw:layer="layout" svg:x1="13.353cm" svg:y1="10.831cm" svg:x2="13.433cm" svg:y2="10.785cm">
                  <text:p/>
                </draw:line>
                <draw:line draw:style-name="gr253" draw:text-style-name="P2" draw:layer="layout" svg:x1="13.995cm" svg:y1="11.202cm" svg:x2="14.075cm" svg:y2="11.156cm">
                  <text:p/>
                </draw:line>
                <draw:line draw:style-name="gr254" draw:text-style-name="P2" draw:layer="layout" svg:x1="13.914cm" svg:y1="11.156cm" svg:x2="13.994cm" svg:y2="11.11cm">
                  <text:p/>
                </draw:line>
                <draw:line draw:style-name="gr255" draw:text-style-name="P2" draw:layer="layout" svg:x1="14.275cm" svg:y1="11.364cm" svg:x2="14.595cm" svg:y2="11.179cm">
                  <text:p/>
                </draw:line>
                <draw:line draw:style-name="gr256" draw:text-style-name="P2" draw:layer="layout" svg:x1="14.355cm" svg:y1="11.41cm" svg:x2="14.675cm" svg:y2="11.225cm">
                  <text:p/>
                </draw:line>
                <draw:line draw:style-name="gr257" draw:text-style-name="P2" draw:layer="layout" svg:x1="14.435cm" svg:y1="11.179cm" svg:x2="14.676cm" svg:y2="11.318cm">
                  <text:p/>
                </draw:line>
                <draw:line draw:style-name="gr258" draw:text-style-name="P2" draw:layer="layout" svg:x1="14.355cm" svg:y1="11.225cm" svg:x2="14.596cm" svg:y2="11.364cm">
                  <text:p/>
                </draw:line>
                <draw:line draw:style-name="gr259" draw:text-style-name="P2" draw:layer="layout" svg:x1="14.275cm" svg:y1="11.272cm" svg:x2="14.435cm" svg:y2="11.365cm">
                  <text:p/>
                </draw:line>
                <draw:polygon draw:style-name="gr260" draw:text-style-name="P2" draw:layer="layout" svg:width="1.281cm" svg:height="0.833cm" svg:x="13.153cm" svg:y="10.785cm" svg:viewBox="0 0 1282 834" draw:points="0,93 0,0 1282,741 1282,834">
                  <text:p/>
                </draw:polygon>
                <draw:polygon draw:style-name="gr261" draw:text-style-name="P2" draw:layer="layout" svg:width="1.722cm" svg:height="1.088cm" svg:x="13.153cm" svg:y="10.53cm" svg:viewBox="0 0 1723 1089" draw:points="441,0 1723,741 1723,834 1282,1089 0,348 0,255">
                  <text:p/>
                </draw:polygon>
              </draw:g>
            </draw:g>
          </draw:g>
        </draw:g>
        <draw:g xml:id="id7" draw:id="id7">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62" draw:text-style-name="P2" draw:layer="layout" svg:width="1.211cm" svg:height="0.755cm" svg:x="17.088cm" svg:y="9.949cm" svg:viewBox="0 0 1212 756" svg:d="M1 756c326 0 1176-170 1209-416 32-245-270-340-360-340 0 57-882 340-849 756z">
              <text:p/>
            </draw:path>
            <draw:g>
              <draw:polygon draw:style-name="gr263" draw:text-style-name="P2" draw:layer="layout" svg:width="0.653cm" svg:height="1.719cm" svg:x="16.434cm" svg:y="9.004cm" svg:viewBox="0 0 654 1720" draw:points="0,1342 0,0 654,378 654,1720">
                <text:p/>
              </draw:polygon>
              <draw:polygon draw:style-name="gr264" draw:text-style-name="P2" draw:layer="layout" svg:width="0.98cm" svg:height="1.889cm" svg:x="17.088cm" svg:y="8.815cm" svg:viewBox="0 0 981 1890" draw:points="0,1890 0,567 981,0 981,1323">
                <text:p/>
              </draw:polygon>
              <draw:polygon draw:style-name="gr265" draw:text-style-name="P2" draw:layer="layout" svg:width="1.634cm" svg:height="0.944cm" svg:x="16.434cm" svg:y="8.437cm" svg:viewBox="0 0 1635 945" draw:points="654,945 0,567 981,0 1635,378">
                <text:p/>
              </draw:polygon>
              <draw:polygon draw:style-name="gr266" draw:text-style-name="P2" draw:layer="layout" svg:width="1.634cm" svg:height="2.267cm" svg:x="16.434cm" svg:y="8.437cm" svg:viewBox="0 0 1635 2268" draw:points="0,1890 0,567 981,0 1635,378 1635,1701 654,2268">
                <text:p/>
              </draw:polygon>
              <draw:line draw:style-name="gr267" draw:text-style-name="P2" draw:layer="layout" svg:x1="17.022cm" svg:y1="10.346cm" svg:x2="16.499cm" svg:y2="10.043cm">
                <text:p/>
              </draw:line>
              <draw:line draw:style-name="gr268" draw:text-style-name="P2" draw:layer="layout" svg:x1="17.022cm" svg:y1="10.498cm" svg:x2="16.499cm" svg:y2="10.195cm">
                <text:p/>
              </draw:line>
              <draw:line draw:style-name="gr269" draw:text-style-name="P2" draw:layer="layout" svg:x1="17.022cm" svg:y1="10.422cm" svg:x2="16.499cm" svg:y2="10.119cm">
                <text:p/>
              </draw:line>
              <draw:line draw:style-name="gr270" draw:text-style-name="P2" draw:layer="layout" svg:x1="17.025cm" svg:y1="9.583cm" svg:x2="16.502cm" svg:y2="9.28cm">
                <text:p/>
              </draw:line>
              <draw:line draw:style-name="gr271" draw:text-style-name="P2" draw:layer="layout" svg:x1="16.499cm" svg:y1="9.212cm" svg:x2="16.499cm" svg:y2="9.288cm">
                <text:p/>
              </draw:line>
              <draw:line draw:style-name="gr272" draw:text-style-name="P2" draw:layer="layout" svg:x1="17.023cm" svg:y1="9.515cm" svg:x2="17.023cm" svg:y2="9.591cm">
                <text:p/>
              </draw:line>
              <draw:line draw:style-name="gr273" draw:text-style-name="P2" draw:layer="layout" svg:x1="17.022cm" svg:y1="9.515cm" svg:x2="16.499cm" svg:y2="9.212cm">
                <text:p/>
              </draw:line>
              <draw:polygon draw:style-name="gr274" draw:text-style-name="P2" draw:layer="layout" svg:width="0.064cm" svg:height="0.112cm" svg:x="16.696cm" svg:y="9.855cm" svg:viewBox="0 0 65 113" draw:points="0,76 0,0 65,38 65,113">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75" draw:text-style-name="P2" draw:layer="layout" svg:width="0.438cm" svg:height="0.277cm" svg:x="19.002cm" svg:y="11.573cm" svg:viewBox="0 0 439 278" svg:d="M0 278c110 0 439-93 439-162 0-70-10-116-120-116 0 69-321 69-319 278z">
                <text:p/>
              </draw:path>
              <draw:g>
                <draw:polygon draw:style-name="gr276" draw:text-style-name="P2" draw:layer="layout" svg:width="0.199cm" svg:height="0.231cm" svg:x="18.84cm" svg:y="11.619cm" svg:viewBox="0 0 200 232" draw:points="0,139 40,0 200,93 160,232">
                  <text:p/>
                </draw:polygon>
                <draw:polygon draw:style-name="gr277" draw:text-style-name="P2" draw:layer="layout" svg:width="0.44cm" svg:height="0.254cm" svg:x="18.88cm" svg:y="11.457cm" svg:viewBox="0 0 441 255" draw:points="0,162 80,93 200,23 281,0 441,93 361,116 241,185 160,255">
                  <text:p/>
                </draw:polygon>
                <draw:path draw:style-name="gr278" draw:text-style-name="P2" draw:layer="layout" svg:width="0.36cm" svg:height="0.3cm" svg:x="19cm" svg:y="11.549cm" svg:viewBox="0 0 361 301" svg:d="M361 93c0-139-80-93-161-47-80 47-160 47-200 255 0 0 160-93 361-208z">
                  <text:p/>
                </draw:path>
                <draw:path draw:style-name="gr279" draw:text-style-name="P2" draw:layer="layout" svg:width="0.52cm" svg:height="0.393cm" svg:x="18.84cm" svg:y="11.457cm" svg:viewBox="0 0 521 394" svg:d="M320 0c-79 23-79 23-160 69-40 24-120 47-160 232 80 47 80 47 160 93 46-21 281-162 361-209 0-116-80-116-201-185z">
                  <text:p/>
                </draw:path>
              </draw:g>
            </draw:g>
            <draw:g>
              <draw:path draw:style-name="gr280" draw:text-style-name="P2" draw:layer="layout" svg:width="0.72cm" svg:height="0.555cm" svg:x="18.64cm" svg:y="10.461cm" svg:viewBox="0 0 721 556" svg:d="M3 556c109 0 718-23 718-232 0-208-209-324-319-324 0 69-440 46-399 556z">
                <text:p/>
              </draw:path>
              <draw:g>
                <draw:polygon draw:style-name="gr281" draw:text-style-name="P2" draw:layer="layout" svg:width="0.4cm" svg:height="0.323cm" svg:x="18.239cm" svg:y="10.692cm" svg:viewBox="0 0 401 324" draw:points="0,93 0,0 401,232 401,324">
                  <text:p/>
                </draw:polygon>
                <draw:polygon draw:style-name="gr282" draw:text-style-name="P2" draw:layer="layout" svg:width="0.4cm" svg:height="0.393cm" svg:x="18.56cm" svg:y="10.345cm" svg:viewBox="0 0 401 394" draw:points="0,162 0,0 401,232 401,394">
                  <text:p/>
                </draw:polygon>
                <draw:polygon draw:style-name="gr283" draw:text-style-name="P2" draw:layer="layout" svg:width="0.72cm" svg:height="0.416cm" svg:x="18.239cm" svg:y="10.507cm" svg:viewBox="0 0 721 417" draw:points="0,185 320,0 721,232 401,417">
                  <text:p/>
                </draw:polygon>
                <draw:line draw:style-name="gr284" draw:text-style-name="P2" draw:layer="layout" svg:x1="18.56cm" svg:y1="10.507cm" svg:x2="18.961cm" svg:y2="10.739cm">
                  <text:p/>
                </draw:line>
                <draw:polygon draw:style-name="gr285" draw:text-style-name="P2" draw:layer="layout" svg:width="0.4cm" svg:height="0.393cm" svg:x="18.64cm" svg:y="10.623cm" svg:viewBox="0 0 401 394" draw:points="0,394 0,301 320,116 320,0 401,46 401,162">
                  <text:p/>
                </draw:polygon>
                <draw:polygon draw:style-name="gr286" draw:text-style-name="P2" draw:layer="layout" svg:width="1.281cm" svg:height="1.76cm" svg:x="17.798cm" svg:y="8.932cm" svg:viewBox="0 0 1282 1761" draw:points="0,1019 0,0 1282,741 1282,1761">
                  <text:p/>
                </draw:polygon>
                <draw:polygon draw:style-name="gr287" draw:text-style-name="P2" draw:layer="layout" svg:width="1.201cm" svg:height="1.621cm" svg:x="17.838cm" svg:y="9.001cm" svg:viewBox="0 0 1202 1622" draw:points="0,926 0,0 1202,695 1202,1622">
                  <text:p/>
                </draw:polygon>
                <draw:polygon draw:style-name="gr288" draw:text-style-name="P2" draw:layer="layout" svg:width="1.362cm" svg:height="0.786cm" svg:x="17.798cm" svg:y="8.886cm" svg:viewBox="0 0 1363 787" draw:points="1282,787 0,46 80,0 1363,741">
                  <text:p/>
                </draw:polygon>
                <draw:polygon draw:style-name="gr289" draw:text-style-name="P2" draw:layer="layout" svg:width="0.079cm" svg:height="1.065cm" svg:x="19.081cm" svg:y="9.627cm" svg:viewBox="0 0 80 1066" draw:points="0,1066 0,46 80,0 80,1019">
                  <text:p/>
                </draw:polygon>
                <draw:polygon draw:style-name="gr290" draw:text-style-name="P2" draw:layer="layout" svg:width="1.362cm" svg:height="2.13cm" svg:x="17.798cm" svg:y="8.886cm" svg:viewBox="0 0 1363 2131" draw:points="80,0 1363,741 1363,1761 1282,1807 1242,1784 1242,1899 842,2131 441,1899 441,1807 761,1622 761,1506 0,1066 0,46">
                  <text:p/>
                </draw:polygon>
              </draw:g>
            </draw:g>
            <draw:g>
              <draw:path draw:style-name="gr291" draw:text-style-name="P2" draw:layer="layout" svg:width="0.521cm" svg:height="0.277cm" svg:x="18.478cm" svg:y="11.318cm" svg:viewBox="0 0 522 278" svg:d="M3 278c110 0 519-116 519-185 0-70-10-93-120-93 0 69-441 46-399 278z">
                <text:p/>
              </draw:path>
              <draw:g>
                <draw:polygon draw:style-name="gr292" draw:text-style-name="P2" draw:layer="layout" svg:width="1.722cm" svg:height="0.995cm" svg:x="17.197cm" svg:y="10.53cm" svg:viewBox="0 0 1723 996" draw:points="1282,996 0,255 441,0 1723,741">
                  <text:p/>
                </draw:polygon>
                <draw:polygon draw:style-name="gr293" draw:text-style-name="P3" draw:layer="layout" svg:width="1.161cm" svg:height="0.671cm" svg:x="17.317cm" svg:y="10.6cm" svg:viewBox="0 0 1162 672" draw:points="0,185 320,0 1162,487 842,672">
                  <text:p/>
                </draw:polygon>
                <draw:polygon draw:style-name="gr294" draw:text-style-name="P3" draw:layer="layout" svg:width="0.56cm" svg:height="0.323cm" svg:x="18.239cm" svg:y="11.132cm" svg:viewBox="0 0 561 324" draw:points="0,185 320,0 561,139 241,324">
                  <text:p/>
                </draw:polygon>
                <draw:polygon draw:style-name="gr295" draw:text-style-name="P2" draw:layer="layout" svg:width="0.44cm" svg:height="0.347cm" svg:x="18.479cm" svg:y="11.272cm" svg:viewBox="0 0 441 348" draw:points="0,348 0,255 441,0 441,93">
                  <text:p/>
                </draw:polygon>
                <draw:line draw:style-name="gr296" draw:text-style-name="P2" draw:layer="layout" svg:x1="17.397cm" svg:y1="10.739cm" svg:x2="18.239cm" svg:y2="11.226cm">
                  <text:p/>
                </draw:line>
                <draw:line draw:style-name="gr297" draw:text-style-name="P2" draw:layer="layout" svg:x1="17.478cm" svg:y1="10.692cm" svg:x2="18.32cm" svg:y2="11.179cm">
                  <text:p/>
                </draw:line>
                <draw:line draw:style-name="gr298" draw:text-style-name="P2" draw:layer="layout" svg:x1="17.558cm" svg:y1="10.646cm" svg:x2="18.4cm" svg:y2="11.133cm">
                  <text:p/>
                </draw:line>
                <draw:line draw:style-name="gr299" draw:text-style-name="P2" draw:layer="layout" svg:x1="18.319cm" svg:y1="11.086cm" svg:x2="18.399cm" svg:y2="11.04cm">
                  <text:p/>
                </draw:line>
                <draw:line draw:style-name="gr300" draw:text-style-name="P2" draw:layer="layout" svg:x1="18.239cm" svg:y1="11.039cm" svg:x2="18.319cm" svg:y2="10.993cm">
                  <text:p/>
                </draw:line>
                <draw:line draw:style-name="gr301" draw:text-style-name="P2" draw:layer="layout" svg:x1="18.159cm" svg:y1="10.993cm" svg:x2="18.239cm" svg:y2="10.947cm">
                  <text:p/>
                </draw:line>
                <draw:line draw:style-name="gr302" draw:text-style-name="P2" draw:layer="layout" svg:x1="18.199cm" svg:y1="11.109cm" svg:x2="18.279cm" svg:y2="11.063cm">
                  <text:p/>
                </draw:line>
                <draw:line draw:style-name="gr303" draw:text-style-name="P2" draw:layer="layout" svg:x1="18.119cm" svg:y1="11.063cm" svg:x2="18.199cm" svg:y2="11.017cm">
                  <text:p/>
                </draw:line>
                <draw:line draw:style-name="gr304" draw:text-style-name="P2" draw:layer="layout" svg:x1="18.039cm" svg:y1="11.016cm" svg:x2="18.119cm" svg:y2="10.97cm">
                  <text:p/>
                </draw:line>
                <draw:line draw:style-name="gr305" draw:text-style-name="P2" draw:layer="layout" svg:x1="18.079cm" svg:y1="10.947cm" svg:x2="18.159cm" svg:y2="10.901cm">
                  <text:p/>
                </draw:line>
                <draw:line draw:style-name="gr306" draw:text-style-name="P2" draw:layer="layout" svg:x1="17.958cm" svg:y1="10.97cm" svg:x2="18.038cm" svg:y2="10.924cm">
                  <text:p/>
                </draw:line>
                <draw:line draw:style-name="gr307" draw:text-style-name="P2" draw:layer="layout" svg:x1="17.999cm" svg:y1="10.901cm" svg:x2="18.079cm" svg:y2="10.855cm">
                  <text:p/>
                </draw:line>
                <draw:line draw:style-name="gr308" draw:text-style-name="P2" draw:layer="layout" svg:x1="17.918cm" svg:y1="10.854cm" svg:x2="17.998cm" svg:y2="10.808cm">
                  <text:p/>
                </draw:line>
                <draw:line draw:style-name="gr309" draw:text-style-name="P2" draw:layer="layout" svg:x1="17.838cm" svg:y1="10.808cm" svg:x2="17.918cm" svg:y2="10.762cm">
                  <text:p/>
                </draw:line>
                <draw:line draw:style-name="gr310" draw:text-style-name="P2" draw:layer="layout" svg:x1="17.878cm" svg:y1="10.924cm" svg:x2="17.958cm" svg:y2="10.878cm">
                  <text:p/>
                </draw:line>
                <draw:line draw:style-name="gr311" draw:text-style-name="P2" draw:layer="layout" svg:x1="17.798cm" svg:y1="10.877cm" svg:x2="17.878cm" svg:y2="10.831cm">
                  <text:p/>
                </draw:line>
                <draw:line draw:style-name="gr312" draw:text-style-name="P2" draw:layer="layout" svg:x1="17.718cm" svg:y1="10.831cm" svg:x2="17.798cm" svg:y2="10.785cm">
                  <text:p/>
                </draw:line>
                <draw:line draw:style-name="gr313" draw:text-style-name="P2" draw:layer="layout" svg:x1="17.758cm" svg:y1="10.762cm" svg:x2="17.838cm" svg:y2="10.716cm">
                  <text:p/>
                </draw:line>
                <draw:line draw:style-name="gr314" draw:text-style-name="P2" draw:layer="layout" svg:x1="17.638cm" svg:y1="10.785cm" svg:x2="17.718cm" svg:y2="10.739cm">
                  <text:p/>
                </draw:line>
                <draw:line draw:style-name="gr315" draw:text-style-name="P2" draw:layer="layout" svg:x1="17.678cm" svg:y1="10.715cm" svg:x2="17.758cm" svg:y2="10.669cm">
                  <text:p/>
                </draw:line>
                <draw:line draw:style-name="gr316" draw:text-style-name="P2" draw:layer="layout" svg:x1="17.598cm" svg:y1="10.669cm" svg:x2="17.678cm" svg:y2="10.623cm">
                  <text:p/>
                </draw:line>
                <draw:line draw:style-name="gr317" draw:text-style-name="P2" draw:layer="layout" svg:x1="17.558cm" svg:y1="10.738cm" svg:x2="17.638cm" svg:y2="10.692cm">
                  <text:p/>
                </draw:line>
                <draw:line draw:style-name="gr318" draw:text-style-name="P2" draw:layer="layout" svg:x1="18.079cm" svg:y1="11.132cm" svg:x2="18.159cm" svg:y2="11.086cm">
                  <text:p/>
                </draw:line>
                <draw:line draw:style-name="gr319" draw:text-style-name="P2" draw:layer="layout" svg:x1="17.999cm" svg:y1="11.086cm" svg:x2="18.079cm" svg:y2="11.04cm">
                  <text:p/>
                </draw:line>
                <draw:line draw:style-name="gr320" draw:text-style-name="P2" draw:layer="layout" svg:x1="17.918cm" svg:y1="11.039cm" svg:x2="17.998cm" svg:y2="10.993cm">
                  <text:p/>
                </draw:line>
                <draw:line draw:style-name="gr321" draw:text-style-name="P2" draw:layer="layout" svg:x1="17.878cm" svg:y1="11.109cm" svg:x2="17.958cm" svg:y2="11.063cm">
                  <text:p/>
                </draw:line>
                <draw:line draw:style-name="gr322" draw:text-style-name="P2" draw:layer="layout" svg:x1="17.798cm" svg:y1="11.063cm" svg:x2="17.878cm" svg:y2="11.017cm">
                  <text:p/>
                </draw:line>
                <draw:line draw:style-name="gr323" draw:text-style-name="P2" draw:layer="layout" svg:x1="17.838cm" svg:y1="10.993cm" svg:x2="17.918cm" svg:y2="10.947cm">
                  <text:p/>
                </draw:line>
                <draw:line draw:style-name="gr324" draw:text-style-name="P2" draw:layer="layout" svg:x1="17.758cm" svg:y1="10.947cm" svg:x2="17.838cm" svg:y2="10.901cm">
                  <text:p/>
                </draw:line>
                <draw:line draw:style-name="gr325" draw:text-style-name="P2" draw:layer="layout" svg:x1="17.678cm" svg:y1="10.901cm" svg:x2="17.758cm" svg:y2="10.855cm">
                  <text:p/>
                </draw:line>
                <draw:line draw:style-name="gr326" draw:text-style-name="P2" draw:layer="layout" svg:x1="17.598cm" svg:y1="10.854cm" svg:x2="17.678cm" svg:y2="10.808cm">
                  <text:p/>
                </draw:line>
                <draw:line draw:style-name="gr327" draw:text-style-name="P2" draw:layer="layout" svg:x1="17.478cm" svg:y1="10.877cm" svg:x2="17.558cm" svg:y2="10.831cm">
                  <text:p/>
                </draw:line>
                <draw:line draw:style-name="gr328" draw:text-style-name="P2" draw:layer="layout" svg:x1="17.518cm" svg:y1="10.808cm" svg:x2="17.598cm" svg:y2="10.762cm">
                  <text:p/>
                </draw:line>
                <draw:line draw:style-name="gr329" draw:text-style-name="P2" draw:layer="layout" svg:x1="17.397cm" svg:y1="10.831cm" svg:x2="17.477cm" svg:y2="10.785cm">
                  <text:p/>
                </draw:line>
                <draw:line draw:style-name="gr330" draw:text-style-name="P2" draw:layer="layout" svg:x1="18.039cm" svg:y1="11.202cm" svg:x2="18.119cm" svg:y2="11.156cm">
                  <text:p/>
                </draw:line>
                <draw:line draw:style-name="gr331" draw:text-style-name="P2" draw:layer="layout" svg:x1="17.958cm" svg:y1="11.156cm" svg:x2="18.038cm" svg:y2="11.11cm">
                  <text:p/>
                </draw:line>
                <draw:line draw:style-name="gr332" draw:text-style-name="P2" draw:layer="layout" svg:x1="18.319cm" svg:y1="11.364cm" svg:x2="18.639cm" svg:y2="11.179cm">
                  <text:p/>
                </draw:line>
                <draw:line draw:style-name="gr333" draw:text-style-name="P2" draw:layer="layout" svg:x1="18.399cm" svg:y1="11.41cm" svg:x2="18.719cm" svg:y2="11.225cm">
                  <text:p/>
                </draw:line>
                <draw:line draw:style-name="gr334" draw:text-style-name="P2" draw:layer="layout" svg:x1="18.479cm" svg:y1="11.179cm" svg:x2="18.72cm" svg:y2="11.318cm">
                  <text:p/>
                </draw:line>
                <draw:line draw:style-name="gr335" draw:text-style-name="P2" draw:layer="layout" svg:x1="18.399cm" svg:y1="11.225cm" svg:x2="18.64cm" svg:y2="11.364cm">
                  <text:p/>
                </draw:line>
                <draw:line draw:style-name="gr336" draw:text-style-name="P2" draw:layer="layout" svg:x1="18.319cm" svg:y1="11.272cm" svg:x2="18.479cm" svg:y2="11.365cm">
                  <text:p/>
                </draw:line>
                <draw:polygon draw:style-name="gr337" draw:text-style-name="P2" draw:layer="layout" svg:width="1.281cm" svg:height="0.833cm" svg:x="17.197cm" svg:y="10.785cm" svg:viewBox="0 0 1282 834" draw:points="0,93 0,0 1282,741 1282,834">
                  <text:p/>
                </draw:polygon>
                <draw:polygon draw:style-name="gr338" draw:text-style-name="P2" draw:layer="layout" svg:width="1.722cm" svg:height="1.088cm" svg:x="17.197cm" svg:y="10.53cm" svg:viewBox="0 0 1723 1089" draw:points="441,0 1723,741 1723,834 1282,1089 0,348 0,255">
                  <text:p/>
                </draw:polygon>
              </draw:g>
            </draw:g>
          </draw:g>
        </draw:g>
        <draw:g xml:id="id8" draw:id="id8">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39" draw:text-style-name="P2" draw:layer="layout" svg:width="1.211cm" svg:height="0.755cm" svg:x="21.132cm" svg:y="9.949cm" svg:viewBox="0 0 1212 756" svg:d="M1 756c326 0 1176-170 1209-416 32-245-270-340-360-340 0 57-882 340-849 756z">
              <text:p/>
            </draw:path>
            <draw:g>
              <draw:polygon draw:style-name="gr340" draw:text-style-name="P2" draw:layer="layout" svg:width="0.653cm" svg:height="1.719cm" svg:x="20.478cm" svg:y="9.004cm" svg:viewBox="0 0 654 1720" draw:points="0,1342 0,0 654,378 654,1720">
                <text:p/>
              </draw:polygon>
              <draw:polygon draw:style-name="gr341" draw:text-style-name="P2" draw:layer="layout" svg:width="0.98cm" svg:height="1.889cm" svg:x="21.132cm" svg:y="8.815cm" svg:viewBox="0 0 981 1890" draw:points="0,1890 0,567 981,0 981,1323">
                <text:p/>
              </draw:polygon>
              <draw:polygon draw:style-name="gr342" draw:text-style-name="P2" draw:layer="layout" svg:width="1.634cm" svg:height="0.944cm" svg:x="20.478cm" svg:y="8.437cm" svg:viewBox="0 0 1635 945" draw:points="654,945 0,567 981,0 1635,378">
                <text:p/>
              </draw:polygon>
              <draw:polygon draw:style-name="gr343" draw:text-style-name="P2" draw:layer="layout" svg:width="1.634cm" svg:height="2.267cm" svg:x="20.478cm" svg:y="8.437cm" svg:viewBox="0 0 1635 2268" draw:points="0,1890 0,567 981,0 1635,378 1635,1701 654,2268">
                <text:p/>
              </draw:polygon>
              <draw:line draw:style-name="gr344" draw:text-style-name="P2" draw:layer="layout" svg:x1="21.066cm" svg:y1="10.346cm" svg:x2="20.543cm" svg:y2="10.043cm">
                <text:p/>
              </draw:line>
              <draw:line draw:style-name="gr345" draw:text-style-name="P2" draw:layer="layout" svg:x1="21.066cm" svg:y1="10.498cm" svg:x2="20.543cm" svg:y2="10.195cm">
                <text:p/>
              </draw:line>
              <draw:line draw:style-name="gr346" draw:text-style-name="P2" draw:layer="layout" svg:x1="21.066cm" svg:y1="10.422cm" svg:x2="20.543cm" svg:y2="10.119cm">
                <text:p/>
              </draw:line>
              <draw:line draw:style-name="gr347" draw:text-style-name="P2" draw:layer="layout" svg:x1="21.069cm" svg:y1="9.583cm" svg:x2="20.546cm" svg:y2="9.28cm">
                <text:p/>
              </draw:line>
              <draw:line draw:style-name="gr348" draw:text-style-name="P2" draw:layer="layout" svg:x1="20.543cm" svg:y1="9.212cm" svg:x2="20.543cm" svg:y2="9.288cm">
                <text:p/>
              </draw:line>
              <draw:line draw:style-name="gr349" draw:text-style-name="P2" draw:layer="layout" svg:x1="21.067cm" svg:y1="9.515cm" svg:x2="21.067cm" svg:y2="9.591cm">
                <text:p/>
              </draw:line>
              <draw:line draw:style-name="gr350" draw:text-style-name="P2" draw:layer="layout" svg:x1="21.066cm" svg:y1="9.515cm" svg:x2="20.543cm" svg:y2="9.212cm">
                <text:p/>
              </draw:line>
              <draw:polygon draw:style-name="gr351" draw:text-style-name="P2" draw:layer="layout" svg:width="0.064cm" svg:height="0.112cm" svg:x="20.74cm" svg:y="9.855cm" svg:viewBox="0 0 65 113" draw:points="0,76 0,0 65,38 65,113">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52" draw:text-style-name="P2" draw:layer="layout" svg:width="0.438cm" svg:height="0.277cm" svg:x="23.046cm" svg:y="11.573cm" svg:viewBox="0 0 439 278" svg:d="M0 278c110 0 439-93 439-162 0-70-10-116-120-116 0 69-321 69-319 278z">
                <text:p/>
              </draw:path>
              <draw:g>
                <draw:polygon draw:style-name="gr353" draw:text-style-name="P2" draw:layer="layout" svg:width="0.199cm" svg:height="0.231cm" svg:x="22.884cm" svg:y="11.619cm" svg:viewBox="0 0 200 232" draw:points="0,139 40,0 200,93 160,232">
                  <text:p/>
                </draw:polygon>
                <draw:polygon draw:style-name="gr354" draw:text-style-name="P2" draw:layer="layout" svg:width="0.44cm" svg:height="0.254cm" svg:x="22.924cm" svg:y="11.457cm" svg:viewBox="0 0 441 255" draw:points="0,162 80,93 200,23 281,0 441,93 361,116 241,185 160,255">
                  <text:p/>
                </draw:polygon>
                <draw:path draw:style-name="gr355" draw:text-style-name="P2" draw:layer="layout" svg:width="0.36cm" svg:height="0.3cm" svg:x="23.044cm" svg:y="11.549cm" svg:viewBox="0 0 361 301" svg:d="M361 93c0-139-80-93-161-47-80 47-160 47-200 255 0 0 160-93 361-208z">
                  <text:p/>
                </draw:path>
                <draw:path draw:style-name="gr356" draw:text-style-name="P2" draw:layer="layout" svg:width="0.52cm" svg:height="0.393cm" svg:x="22.884cm" svg:y="11.457cm" svg:viewBox="0 0 521 394" svg:d="M320 0c-79 23-79 23-160 69-40 24-120 47-160 232 80 47 80 47 160 93 46-21 281-162 361-209 0-116-80-116-201-185z">
                  <text:p/>
                </draw:path>
              </draw:g>
            </draw:g>
            <draw:g>
              <draw:path draw:style-name="gr357" draw:text-style-name="P2" draw:layer="layout" svg:width="0.72cm" svg:height="0.555cm" svg:x="22.684cm" svg:y="10.461cm" svg:viewBox="0 0 721 556" svg:d="M3 556c109 0 718-23 718-232 0-208-209-324-319-324 0 69-440 46-399 556z">
                <text:p/>
              </draw:path>
              <draw:g>
                <draw:polygon draw:style-name="gr358" draw:text-style-name="P2" draw:layer="layout" svg:width="0.4cm" svg:height="0.323cm" svg:x="22.283cm" svg:y="10.692cm" svg:viewBox="0 0 401 324" draw:points="0,93 0,0 401,232 401,324">
                  <text:p/>
                </draw:polygon>
                <draw:polygon draw:style-name="gr359" draw:text-style-name="P2" draw:layer="layout" svg:width="0.4cm" svg:height="0.393cm" svg:x="22.604cm" svg:y="10.345cm" svg:viewBox="0 0 401 394" draw:points="0,162 0,0 401,232 401,394">
                  <text:p/>
                </draw:polygon>
                <draw:polygon draw:style-name="gr360" draw:text-style-name="P2" draw:layer="layout" svg:width="0.72cm" svg:height="0.416cm" svg:x="22.283cm" svg:y="10.507cm" svg:viewBox="0 0 721 417" draw:points="0,185 320,0 721,232 401,417">
                  <text:p/>
                </draw:polygon>
                <draw:line draw:style-name="gr361" draw:text-style-name="P2" draw:layer="layout" svg:x1="22.604cm" svg:y1="10.507cm" svg:x2="23.005cm" svg:y2="10.739cm">
                  <text:p/>
                </draw:line>
                <draw:polygon draw:style-name="gr362" draw:text-style-name="P2" draw:layer="layout" svg:width="0.4cm" svg:height="0.393cm" svg:x="22.684cm" svg:y="10.623cm" svg:viewBox="0 0 401 394" draw:points="0,394 0,301 320,116 320,0 401,46 401,162">
                  <text:p/>
                </draw:polygon>
                <draw:polygon draw:style-name="gr363" draw:text-style-name="P2" draw:layer="layout" svg:width="1.281cm" svg:height="1.76cm" svg:x="21.842cm" svg:y="8.932cm" svg:viewBox="0 0 1282 1761" draw:points="0,1019 0,0 1282,741 1282,1761">
                  <text:p/>
                </draw:polygon>
                <draw:polygon draw:style-name="gr364" draw:text-style-name="P2" draw:layer="layout" svg:width="1.201cm" svg:height="1.621cm" svg:x="21.882cm" svg:y="9.001cm" svg:viewBox="0 0 1202 1622" draw:points="0,926 0,0 1202,695 1202,1622">
                  <text:p/>
                </draw:polygon>
                <draw:polygon draw:style-name="gr365" draw:text-style-name="P2" draw:layer="layout" svg:width="1.362cm" svg:height="0.786cm" svg:x="21.842cm" svg:y="8.886cm" svg:viewBox="0 0 1363 787" draw:points="1282,787 0,46 80,0 1363,741">
                  <text:p/>
                </draw:polygon>
                <draw:polygon draw:style-name="gr366" draw:text-style-name="P2" draw:layer="layout" svg:width="0.079cm" svg:height="1.065cm" svg:x="23.125cm" svg:y="9.627cm" svg:viewBox="0 0 80 1066" draw:points="0,1066 0,46 80,0 80,1019">
                  <text:p/>
                </draw:polygon>
                <draw:polygon draw:style-name="gr367" draw:text-style-name="P2" draw:layer="layout" svg:width="1.362cm" svg:height="2.13cm" svg:x="21.842cm" svg:y="8.886cm" svg:viewBox="0 0 1363 2131" draw:points="80,0 1363,741 1363,1761 1282,1807 1242,1784 1242,1899 842,2131 441,1899 441,1807 761,1622 761,1506 0,1066 0,46">
                  <text:p/>
                </draw:polygon>
              </draw:g>
            </draw:g>
            <draw:g>
              <draw:path draw:style-name="gr368" draw:text-style-name="P2" draw:layer="layout" svg:width="0.521cm" svg:height="0.277cm" svg:x="22.522cm" svg:y="11.318cm" svg:viewBox="0 0 522 278" svg:d="M3 278c110 0 519-116 519-185 0-70-10-93-120-93 0 69-441 46-399 278z">
                <text:p/>
              </draw:path>
              <draw:g>
                <draw:polygon draw:style-name="gr369" draw:text-style-name="P2" draw:layer="layout" svg:width="1.722cm" svg:height="0.995cm" svg:x="21.241cm" svg:y="10.53cm" svg:viewBox="0 0 1723 996" draw:points="1282,996 0,255 441,0 1723,741">
                  <text:p/>
                </draw:polygon>
                <draw:polygon draw:style-name="gr370" draw:text-style-name="P3" draw:layer="layout" svg:width="1.161cm" svg:height="0.671cm" svg:x="21.361cm" svg:y="10.6cm" svg:viewBox="0 0 1162 672" draw:points="0,185 320,0 1162,487 842,672">
                  <text:p/>
                </draw:polygon>
                <draw:polygon draw:style-name="gr371" draw:text-style-name="P3" draw:layer="layout" svg:width="0.56cm" svg:height="0.323cm" svg:x="22.283cm" svg:y="11.132cm" svg:viewBox="0 0 561 324" draw:points="0,185 320,0 561,139 241,324">
                  <text:p/>
                </draw:polygon>
                <draw:polygon draw:style-name="gr372" draw:text-style-name="P2" draw:layer="layout" svg:width="0.44cm" svg:height="0.347cm" svg:x="22.523cm" svg:y="11.272cm" svg:viewBox="0 0 441 348" draw:points="0,348 0,255 441,0 441,93">
                  <text:p/>
                </draw:polygon>
                <draw:line draw:style-name="gr373" draw:text-style-name="P2" draw:layer="layout" svg:x1="21.441cm" svg:y1="10.739cm" svg:x2="22.283cm" svg:y2="11.226cm">
                  <text:p/>
                </draw:line>
                <draw:line draw:style-name="gr374" draw:text-style-name="P2" draw:layer="layout" svg:x1="21.522cm" svg:y1="10.692cm" svg:x2="22.364cm" svg:y2="11.179cm">
                  <text:p/>
                </draw:line>
                <draw:line draw:style-name="gr375" draw:text-style-name="P2" draw:layer="layout" svg:x1="21.602cm" svg:y1="10.646cm" svg:x2="22.444cm" svg:y2="11.133cm">
                  <text:p/>
                </draw:line>
                <draw:line draw:style-name="gr376" draw:text-style-name="P2" draw:layer="layout" svg:x1="22.363cm" svg:y1="11.086cm" svg:x2="22.443cm" svg:y2="11.04cm">
                  <text:p/>
                </draw:line>
                <draw:line draw:style-name="gr377" draw:text-style-name="P2" draw:layer="layout" svg:x1="22.283cm" svg:y1="11.039cm" svg:x2="22.363cm" svg:y2="10.993cm">
                  <text:p/>
                </draw:line>
                <draw:line draw:style-name="gr378" draw:text-style-name="P2" draw:layer="layout" svg:x1="22.203cm" svg:y1="10.993cm" svg:x2="22.283cm" svg:y2="10.947cm">
                  <text:p/>
                </draw:line>
                <draw:line draw:style-name="gr379" draw:text-style-name="P2" draw:layer="layout" svg:x1="22.243cm" svg:y1="11.109cm" svg:x2="22.323cm" svg:y2="11.063cm">
                  <text:p/>
                </draw:line>
                <draw:line draw:style-name="gr380" draw:text-style-name="P2" draw:layer="layout" svg:x1="22.163cm" svg:y1="11.063cm" svg:x2="22.243cm" svg:y2="11.017cm">
                  <text:p/>
                </draw:line>
                <draw:line draw:style-name="gr381" draw:text-style-name="P2" draw:layer="layout" svg:x1="22.083cm" svg:y1="11.016cm" svg:x2="22.163cm" svg:y2="10.97cm">
                  <text:p/>
                </draw:line>
                <draw:line draw:style-name="gr382" draw:text-style-name="P2" draw:layer="layout" svg:x1="22.123cm" svg:y1="10.947cm" svg:x2="22.203cm" svg:y2="10.901cm">
                  <text:p/>
                </draw:line>
                <draw:line draw:style-name="gr383" draw:text-style-name="P2" draw:layer="layout" svg:x1="22.002cm" svg:y1="10.97cm" svg:x2="22.082cm" svg:y2="10.924cm">
                  <text:p/>
                </draw:line>
                <draw:line draw:style-name="gr384" draw:text-style-name="P2" draw:layer="layout" svg:x1="22.043cm" svg:y1="10.901cm" svg:x2="22.123cm" svg:y2="10.855cm">
                  <text:p/>
                </draw:line>
                <draw:line draw:style-name="gr385" draw:text-style-name="P2" draw:layer="layout" svg:x1="21.962cm" svg:y1="10.854cm" svg:x2="22.042cm" svg:y2="10.808cm">
                  <text:p/>
                </draw:line>
                <draw:line draw:style-name="gr386" draw:text-style-name="P2" draw:layer="layout" svg:x1="21.882cm" svg:y1="10.808cm" svg:x2="21.962cm" svg:y2="10.762cm">
                  <text:p/>
                </draw:line>
                <draw:line draw:style-name="gr387" draw:text-style-name="P2" draw:layer="layout" svg:x1="21.922cm" svg:y1="10.924cm" svg:x2="22.002cm" svg:y2="10.878cm">
                  <text:p/>
                </draw:line>
                <draw:line draw:style-name="gr388" draw:text-style-name="P2" draw:layer="layout" svg:x1="21.842cm" svg:y1="10.877cm" svg:x2="21.922cm" svg:y2="10.831cm">
                  <text:p/>
                </draw:line>
                <draw:line draw:style-name="gr389" draw:text-style-name="P2" draw:layer="layout" svg:x1="21.762cm" svg:y1="10.831cm" svg:x2="21.842cm" svg:y2="10.785cm">
                  <text:p/>
                </draw:line>
                <draw:line draw:style-name="gr390" draw:text-style-name="P2" draw:layer="layout" svg:x1="21.802cm" svg:y1="10.762cm" svg:x2="21.882cm" svg:y2="10.716cm">
                  <text:p/>
                </draw:line>
                <draw:line draw:style-name="gr391" draw:text-style-name="P2" draw:layer="layout" svg:x1="21.682cm" svg:y1="10.785cm" svg:x2="21.762cm" svg:y2="10.739cm">
                  <text:p/>
                </draw:line>
                <draw:line draw:style-name="gr392" draw:text-style-name="P2" draw:layer="layout" svg:x1="21.722cm" svg:y1="10.715cm" svg:x2="21.802cm" svg:y2="10.669cm">
                  <text:p/>
                </draw:line>
                <draw:line draw:style-name="gr393" draw:text-style-name="P2" draw:layer="layout" svg:x1="21.642cm" svg:y1="10.669cm" svg:x2="21.722cm" svg:y2="10.623cm">
                  <text:p/>
                </draw:line>
                <draw:line draw:style-name="gr394" draw:text-style-name="P2" draw:layer="layout" svg:x1="21.602cm" svg:y1="10.738cm" svg:x2="21.682cm" svg:y2="10.692cm">
                  <text:p/>
                </draw:line>
                <draw:line draw:style-name="gr395" draw:text-style-name="P2" draw:layer="layout" svg:x1="22.123cm" svg:y1="11.132cm" svg:x2="22.203cm" svg:y2="11.086cm">
                  <text:p/>
                </draw:line>
                <draw:line draw:style-name="gr396" draw:text-style-name="P2" draw:layer="layout" svg:x1="22.043cm" svg:y1="11.086cm" svg:x2="22.123cm" svg:y2="11.04cm">
                  <text:p/>
                </draw:line>
                <draw:line draw:style-name="gr397" draw:text-style-name="P2" draw:layer="layout" svg:x1="21.962cm" svg:y1="11.039cm" svg:x2="22.042cm" svg:y2="10.993cm">
                  <text:p/>
                </draw:line>
                <draw:line draw:style-name="gr398" draw:text-style-name="P2" draw:layer="layout" svg:x1="21.922cm" svg:y1="11.109cm" svg:x2="22.002cm" svg:y2="11.063cm">
                  <text:p/>
                </draw:line>
                <draw:line draw:style-name="gr399" draw:text-style-name="P2" draw:layer="layout" svg:x1="21.842cm" svg:y1="11.063cm" svg:x2="21.922cm" svg:y2="11.017cm">
                  <text:p/>
                </draw:line>
                <draw:line draw:style-name="gr400" draw:text-style-name="P2" draw:layer="layout" svg:x1="21.882cm" svg:y1="10.993cm" svg:x2="21.962cm" svg:y2="10.947cm">
                  <text:p/>
                </draw:line>
                <draw:line draw:style-name="gr401" draw:text-style-name="P2" draw:layer="layout" svg:x1="21.802cm" svg:y1="10.947cm" svg:x2="21.882cm" svg:y2="10.901cm">
                  <text:p/>
                </draw:line>
                <draw:line draw:style-name="gr402" draw:text-style-name="P2" draw:layer="layout" svg:x1="21.722cm" svg:y1="10.901cm" svg:x2="21.802cm" svg:y2="10.855cm">
                  <text:p/>
                </draw:line>
                <draw:line draw:style-name="gr403" draw:text-style-name="P2" draw:layer="layout" svg:x1="21.642cm" svg:y1="10.854cm" svg:x2="21.722cm" svg:y2="10.808cm">
                  <text:p/>
                </draw:line>
                <draw:line draw:style-name="gr404" draw:text-style-name="P2" draw:layer="layout" svg:x1="21.522cm" svg:y1="10.877cm" svg:x2="21.602cm" svg:y2="10.831cm">
                  <text:p/>
                </draw:line>
                <draw:line draw:style-name="gr405" draw:text-style-name="P2" draw:layer="layout" svg:x1="21.562cm" svg:y1="10.808cm" svg:x2="21.642cm" svg:y2="10.762cm">
                  <text:p/>
                </draw:line>
                <draw:line draw:style-name="gr406" draw:text-style-name="P2" draw:layer="layout" svg:x1="21.441cm" svg:y1="10.831cm" svg:x2="21.521cm" svg:y2="10.785cm">
                  <text:p/>
                </draw:line>
                <draw:line draw:style-name="gr407" draw:text-style-name="P2" draw:layer="layout" svg:x1="22.083cm" svg:y1="11.202cm" svg:x2="22.163cm" svg:y2="11.156cm">
                  <text:p/>
                </draw:line>
                <draw:line draw:style-name="gr408" draw:text-style-name="P2" draw:layer="layout" svg:x1="22.002cm" svg:y1="11.156cm" svg:x2="22.082cm" svg:y2="11.11cm">
                  <text:p/>
                </draw:line>
                <draw:line draw:style-name="gr409" draw:text-style-name="P2" draw:layer="layout" svg:x1="22.363cm" svg:y1="11.364cm" svg:x2="22.683cm" svg:y2="11.179cm">
                  <text:p/>
                </draw:line>
                <draw:line draw:style-name="gr410" draw:text-style-name="P2" draw:layer="layout" svg:x1="22.443cm" svg:y1="11.41cm" svg:x2="22.763cm" svg:y2="11.225cm">
                  <text:p/>
                </draw:line>
                <draw:line draw:style-name="gr411" draw:text-style-name="P2" draw:layer="layout" svg:x1="22.523cm" svg:y1="11.179cm" svg:x2="22.764cm" svg:y2="11.318cm">
                  <text:p/>
                </draw:line>
                <draw:line draw:style-name="gr412" draw:text-style-name="P2" draw:layer="layout" svg:x1="22.443cm" svg:y1="11.225cm" svg:x2="22.684cm" svg:y2="11.364cm">
                  <text:p/>
                </draw:line>
                <draw:line draw:style-name="gr413" draw:text-style-name="P2" draw:layer="layout" svg:x1="22.363cm" svg:y1="11.272cm" svg:x2="22.523cm" svg:y2="11.365cm">
                  <text:p/>
                </draw:line>
                <draw:polygon draw:style-name="gr414" draw:text-style-name="P2" draw:layer="layout" svg:width="1.281cm" svg:height="0.833cm" svg:x="21.241cm" svg:y="10.785cm" svg:viewBox="0 0 1282 834" draw:points="0,93 0,0 1282,741 1282,834">
                  <text:p/>
                </draw:polygon>
                <draw:polygon draw:style-name="gr415" draw:text-style-name="P2" draw:layer="layout" svg:width="1.722cm" svg:height="1.088cm" svg:x="21.241cm" svg:y="10.53cm" svg:viewBox="0 0 1723 1089" draw:points="441,0 1723,741 1723,834 1282,1089 0,348 0,255">
                  <text:p/>
                </draw:polygon>
              </draw:g>
            </draw:g>
          </draw:g>
        </draw:g>
        <draw:g xml:id="id9" draw:id="id9">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16" draw:text-style-name="P2" draw:layer="layout" svg:width="1.211cm" svg:height="0.755cm" svg:x="25.149cm" svg:y="10.147cm" svg:viewBox="0 0 1212 756" svg:d="M1 756c326 0 1176-170 1209-416 32-245-270-340-360-340 0 57-882 340-849 756z">
              <text:p/>
            </draw:path>
            <draw:g>
              <draw:polygon draw:style-name="gr417" draw:text-style-name="P2" draw:layer="layout" svg:width="0.653cm" svg:height="1.719cm" svg:x="24.495cm" svg:y="9.202cm" svg:viewBox="0 0 654 1720" draw:points="0,1342 0,0 654,378 654,1720">
                <text:p/>
              </draw:polygon>
              <draw:polygon draw:style-name="gr418" draw:text-style-name="P2" draw:layer="layout" svg:width="0.98cm" svg:height="1.889cm" svg:x="25.149cm" svg:y="9.013cm" svg:viewBox="0 0 981 1890" draw:points="0,1890 0,567 981,0 981,1323">
                <text:p/>
              </draw:polygon>
              <draw:polygon draw:style-name="gr419" draw:text-style-name="P2" draw:layer="layout" svg:width="1.634cm" svg:height="0.944cm" svg:x="24.495cm" svg:y="8.635cm" svg:viewBox="0 0 1635 945" draw:points="654,945 0,567 981,0 1635,378">
                <text:p/>
              </draw:polygon>
              <draw:polygon draw:style-name="gr420" draw:text-style-name="P2" draw:layer="layout" svg:width="1.634cm" svg:height="2.267cm" svg:x="24.495cm" svg:y="8.635cm" svg:viewBox="0 0 1635 2268" draw:points="0,1890 0,567 981,0 1635,378 1635,1701 654,2268">
                <text:p/>
              </draw:polygon>
              <draw:line draw:style-name="gr421" draw:text-style-name="P2" draw:layer="layout" svg:x1="25.083cm" svg:y1="10.544cm" svg:x2="24.56cm" svg:y2="10.241cm">
                <text:p/>
              </draw:line>
              <draw:line draw:style-name="gr422" draw:text-style-name="P2" draw:layer="layout" svg:x1="25.083cm" svg:y1="10.696cm" svg:x2="24.56cm" svg:y2="10.393cm">
                <text:p/>
              </draw:line>
              <draw:line draw:style-name="gr423" draw:text-style-name="P2" draw:layer="layout" svg:x1="25.083cm" svg:y1="10.62cm" svg:x2="24.56cm" svg:y2="10.317cm">
                <text:p/>
              </draw:line>
              <draw:line draw:style-name="gr424" draw:text-style-name="P2" draw:layer="layout" svg:x1="25.086cm" svg:y1="9.781cm" svg:x2="24.563cm" svg:y2="9.478cm">
                <text:p/>
              </draw:line>
              <draw:line draw:style-name="gr425" draw:text-style-name="P2" draw:layer="layout" svg:x1="24.56cm" svg:y1="9.41cm" svg:x2="24.56cm" svg:y2="9.486cm">
                <text:p/>
              </draw:line>
              <draw:line draw:style-name="gr426" draw:text-style-name="P2" draw:layer="layout" svg:x1="25.084cm" svg:y1="9.713cm" svg:x2="25.084cm" svg:y2="9.789cm">
                <text:p/>
              </draw:line>
              <draw:line draw:style-name="gr427" draw:text-style-name="P2" draw:layer="layout" svg:x1="25.083cm" svg:y1="9.713cm" svg:x2="24.56cm" svg:y2="9.41cm">
                <text:p/>
              </draw:line>
              <draw:polygon draw:style-name="gr428" draw:text-style-name="P2" draw:layer="layout" svg:width="0.064cm" svg:height="0.112cm" svg:x="24.757cm" svg:y="10.053cm" svg:viewBox="0 0 65 113" draw:points="0,76 0,0 65,38 65,113">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429" draw:text-style-name="P2" draw:layer="layout" svg:width="0.438cm" svg:height="0.277cm" svg:x="27.063cm" svg:y="11.771cm" svg:viewBox="0 0 439 278" svg:d="M0 278c110 0 439-93 439-162 0-70-10-116-120-116 0 69-321 69-319 278z">
                <text:p/>
              </draw:path>
              <draw:g>
                <draw:polygon draw:style-name="gr430" draw:text-style-name="P2" draw:layer="layout" svg:width="0.199cm" svg:height="0.231cm" svg:x="26.901cm" svg:y="11.817cm" svg:viewBox="0 0 200 232" draw:points="0,139 40,0 200,93 160,232">
                  <text:p/>
                </draw:polygon>
                <draw:polygon draw:style-name="gr431" draw:text-style-name="P2" draw:layer="layout" svg:width="0.44cm" svg:height="0.254cm" svg:x="26.941cm" svg:y="11.655cm" svg:viewBox="0 0 441 255" draw:points="0,162 80,93 200,23 281,0 441,93 361,116 241,185 160,255">
                  <text:p/>
                </draw:polygon>
                <draw:path draw:style-name="gr432" draw:text-style-name="P2" draw:layer="layout" svg:width="0.36cm" svg:height="0.3cm" svg:x="27.061cm" svg:y="11.747cm" svg:viewBox="0 0 361 301" svg:d="M361 93c0-139-80-93-161-47-80 47-160 47-200 255 0 0 160-93 361-208z">
                  <text:p/>
                </draw:path>
                <draw:path draw:style-name="gr433" draw:text-style-name="P2" draw:layer="layout" svg:width="0.52cm" svg:height="0.393cm" svg:x="26.901cm" svg:y="11.655cm" svg:viewBox="0 0 521 394" svg:d="M320 0c-79 23-79 23-160 69-40 24-120 47-160 232 80 47 80 47 160 93 46-21 281-162 361-209 0-116-80-116-201-185z">
                  <text:p/>
                </draw:path>
              </draw:g>
            </draw:g>
            <draw:g>
              <draw:path draw:style-name="gr434" draw:text-style-name="P2" draw:layer="layout" svg:width="0.72cm" svg:height="0.555cm" svg:x="26.701cm" svg:y="10.659cm" svg:viewBox="0 0 721 556" svg:d="M3 556c109 0 718-23 718-232 0-208-209-324-319-324 0 69-440 46-399 556z">
                <text:p/>
              </draw:path>
              <draw:g>
                <draw:polygon draw:style-name="gr435" draw:text-style-name="P2" draw:layer="layout" svg:width="0.4cm" svg:height="0.323cm" svg:x="26.3cm" svg:y="10.89cm" svg:viewBox="0 0 401 324" draw:points="0,93 0,0 401,232 401,324">
                  <text:p/>
                </draw:polygon>
                <draw:polygon draw:style-name="gr436" draw:text-style-name="P2" draw:layer="layout" svg:width="0.4cm" svg:height="0.393cm" svg:x="26.621cm" svg:y="10.543cm" svg:viewBox="0 0 401 394" draw:points="0,162 0,0 401,232 401,394">
                  <text:p/>
                </draw:polygon>
                <draw:polygon draw:style-name="gr437" draw:text-style-name="P2" draw:layer="layout" svg:width="0.72cm" svg:height="0.416cm" svg:x="26.3cm" svg:y="10.705cm" svg:viewBox="0 0 721 417" draw:points="0,185 320,0 721,232 401,417">
                  <text:p/>
                </draw:polygon>
                <draw:line draw:style-name="gr438" draw:text-style-name="P2" draw:layer="layout" svg:x1="26.621cm" svg:y1="10.705cm" svg:x2="27.022cm" svg:y2="10.937cm">
                  <text:p/>
                </draw:line>
                <draw:polygon draw:style-name="gr439" draw:text-style-name="P2" draw:layer="layout" svg:width="0.4cm" svg:height="0.393cm" svg:x="26.701cm" svg:y="10.821cm" svg:viewBox="0 0 401 394" draw:points="0,394 0,301 320,116 320,0 401,46 401,162">
                  <text:p/>
                </draw:polygon>
                <draw:polygon draw:style-name="gr440" draw:text-style-name="P2" draw:layer="layout" svg:width="1.281cm" svg:height="1.76cm" svg:x="25.859cm" svg:y="9.13cm" svg:viewBox="0 0 1282 1761" draw:points="0,1019 0,0 1282,741 1282,1761">
                  <text:p/>
                </draw:polygon>
                <draw:polygon draw:style-name="gr441" draw:text-style-name="P2" draw:layer="layout" svg:width="1.201cm" svg:height="1.621cm" svg:x="25.899cm" svg:y="9.199cm" svg:viewBox="0 0 1202 1622" draw:points="0,926 0,0 1202,695 1202,1622">
                  <text:p/>
                </draw:polygon>
                <draw:polygon draw:style-name="gr442" draw:text-style-name="P2" draw:layer="layout" svg:width="1.362cm" svg:height="0.786cm" svg:x="25.859cm" svg:y="9.084cm" svg:viewBox="0 0 1363 787" draw:points="1282,787 0,46 80,0 1363,741">
                  <text:p/>
                </draw:polygon>
                <draw:polygon draw:style-name="gr443" draw:text-style-name="P2" draw:layer="layout" svg:width="0.079cm" svg:height="1.065cm" svg:x="27.142cm" svg:y="9.825cm" svg:viewBox="0 0 80 1066" draw:points="0,1066 0,46 80,0 80,1019">
                  <text:p/>
                </draw:polygon>
                <draw:polygon draw:style-name="gr444" draw:text-style-name="P2" draw:layer="layout" svg:width="1.362cm" svg:height="2.13cm" svg:x="25.859cm" svg:y="9.084cm" svg:viewBox="0 0 1363 2131" draw:points="80,0 1363,741 1363,1761 1282,1807 1242,1784 1242,1899 842,2131 441,1899 441,1807 761,1622 761,1506 0,1066 0,46">
                  <text:p/>
                </draw:polygon>
              </draw:g>
            </draw:g>
            <draw:g>
              <draw:path draw:style-name="gr445" draw:text-style-name="P2" draw:layer="layout" svg:width="0.521cm" svg:height="0.277cm" svg:x="26.539cm" svg:y="11.516cm" svg:viewBox="0 0 522 278" svg:d="M3 278c110 0 519-116 519-185 0-70-10-93-120-93 0 69-441 46-399 278z">
                <text:p/>
              </draw:path>
              <draw:g>
                <draw:polygon draw:style-name="gr446" draw:text-style-name="P2" draw:layer="layout" svg:width="1.722cm" svg:height="0.995cm" svg:x="25.258cm" svg:y="10.728cm" svg:viewBox="0 0 1723 996" draw:points="1282,996 0,255 441,0 1723,741">
                  <text:p/>
                </draw:polygon>
                <draw:polygon draw:style-name="gr447" draw:text-style-name="P3" draw:layer="layout" svg:width="1.161cm" svg:height="0.671cm" svg:x="25.378cm" svg:y="10.798cm" svg:viewBox="0 0 1162 672" draw:points="0,185 320,0 1162,487 842,672">
                  <text:p/>
                </draw:polygon>
                <draw:polygon draw:style-name="gr448" draw:text-style-name="P3" draw:layer="layout" svg:width="0.56cm" svg:height="0.323cm" svg:x="26.3cm" svg:y="11.33cm" svg:viewBox="0 0 561 324" draw:points="0,185 320,0 561,139 241,324">
                  <text:p/>
                </draw:polygon>
                <draw:polygon draw:style-name="gr449" draw:text-style-name="P2" draw:layer="layout" svg:width="0.44cm" svg:height="0.347cm" svg:x="26.54cm" svg:y="11.47cm" svg:viewBox="0 0 441 348" draw:points="0,348 0,255 441,0 441,93">
                  <text:p/>
                </draw:polygon>
                <draw:line draw:style-name="gr450" draw:text-style-name="P2" draw:layer="layout" svg:x1="25.458cm" svg:y1="10.937cm" svg:x2="26.3cm" svg:y2="11.424cm">
                  <text:p/>
                </draw:line>
                <draw:line draw:style-name="gr451" draw:text-style-name="P2" draw:layer="layout" svg:x1="25.539cm" svg:y1="10.89cm" svg:x2="26.381cm" svg:y2="11.377cm">
                  <text:p/>
                </draw:line>
                <draw:line draw:style-name="gr452" draw:text-style-name="P2" draw:layer="layout" svg:x1="25.619cm" svg:y1="10.844cm" svg:x2="26.461cm" svg:y2="11.331cm">
                  <text:p/>
                </draw:line>
                <draw:line draw:style-name="gr453" draw:text-style-name="P2" draw:layer="layout" svg:x1="26.38cm" svg:y1="11.284cm" svg:x2="26.46cm" svg:y2="11.238cm">
                  <text:p/>
                </draw:line>
                <draw:line draw:style-name="gr454" draw:text-style-name="P2" draw:layer="layout" svg:x1="26.3cm" svg:y1="11.237cm" svg:x2="26.38cm" svg:y2="11.191cm">
                  <text:p/>
                </draw:line>
                <draw:line draw:style-name="gr455" draw:text-style-name="P2" draw:layer="layout" svg:x1="26.22cm" svg:y1="11.191cm" svg:x2="26.3cm" svg:y2="11.145cm">
                  <text:p/>
                </draw:line>
                <draw:line draw:style-name="gr456" draw:text-style-name="P2" draw:layer="layout" svg:x1="26.26cm" svg:y1="11.307cm" svg:x2="26.34cm" svg:y2="11.261cm">
                  <text:p/>
                </draw:line>
                <draw:line draw:style-name="gr457" draw:text-style-name="P2" draw:layer="layout" svg:x1="26.18cm" svg:y1="11.261cm" svg:x2="26.26cm" svg:y2="11.215cm">
                  <text:p/>
                </draw:line>
                <draw:line draw:style-name="gr458" draw:text-style-name="P2" draw:layer="layout" svg:x1="26.1cm" svg:y1="11.214cm" svg:x2="26.18cm" svg:y2="11.168cm">
                  <text:p/>
                </draw:line>
                <draw:line draw:style-name="gr459" draw:text-style-name="P2" draw:layer="layout" svg:x1="26.14cm" svg:y1="11.145cm" svg:x2="26.22cm" svg:y2="11.099cm">
                  <text:p/>
                </draw:line>
                <draw:line draw:style-name="gr460" draw:text-style-name="P2" draw:layer="layout" svg:x1="26.019cm" svg:y1="11.168cm" svg:x2="26.099cm" svg:y2="11.122cm">
                  <text:p/>
                </draw:line>
                <draw:line draw:style-name="gr461" draw:text-style-name="P2" draw:layer="layout" svg:x1="26.06cm" svg:y1="11.099cm" svg:x2="26.14cm" svg:y2="11.053cm">
                  <text:p/>
                </draw:line>
                <draw:line draw:style-name="gr462" draw:text-style-name="P2" draw:layer="layout" svg:x1="25.979cm" svg:y1="11.052cm" svg:x2="26.059cm" svg:y2="11.006cm">
                  <text:p/>
                </draw:line>
                <draw:line draw:style-name="gr463" draw:text-style-name="P2" draw:layer="layout" svg:x1="25.899cm" svg:y1="11.006cm" svg:x2="25.979cm" svg:y2="10.96cm">
                  <text:p/>
                </draw:line>
                <draw:line draw:style-name="gr464" draw:text-style-name="P2" draw:layer="layout" svg:x1="25.939cm" svg:y1="11.122cm" svg:x2="26.019cm" svg:y2="11.076cm">
                  <text:p/>
                </draw:line>
                <draw:line draw:style-name="gr465" draw:text-style-name="P2" draw:layer="layout" svg:x1="25.859cm" svg:y1="11.075cm" svg:x2="25.939cm" svg:y2="11.029cm">
                  <text:p/>
                </draw:line>
                <draw:line draw:style-name="gr466" draw:text-style-name="P2" draw:layer="layout" svg:x1="25.779cm" svg:y1="11.029cm" svg:x2="25.859cm" svg:y2="10.983cm">
                  <text:p/>
                </draw:line>
                <draw:line draw:style-name="gr467" draw:text-style-name="P2" draw:layer="layout" svg:x1="25.819cm" svg:y1="10.96cm" svg:x2="25.899cm" svg:y2="10.914cm">
                  <text:p/>
                </draw:line>
                <draw:line draw:style-name="gr468" draw:text-style-name="P2" draw:layer="layout" svg:x1="25.699cm" svg:y1="10.983cm" svg:x2="25.779cm" svg:y2="10.937cm">
                  <text:p/>
                </draw:line>
                <draw:line draw:style-name="gr469" draw:text-style-name="P2" draw:layer="layout" svg:x1="25.739cm" svg:y1="10.913cm" svg:x2="25.819cm" svg:y2="10.867cm">
                  <text:p/>
                </draw:line>
                <draw:line draw:style-name="gr470" draw:text-style-name="P2" draw:layer="layout" svg:x1="25.659cm" svg:y1="10.867cm" svg:x2="25.739cm" svg:y2="10.821cm">
                  <text:p/>
                </draw:line>
                <draw:line draw:style-name="gr471" draw:text-style-name="P2" draw:layer="layout" svg:x1="25.619cm" svg:y1="10.936cm" svg:x2="25.699cm" svg:y2="10.89cm">
                  <text:p/>
                </draw:line>
                <draw:line draw:style-name="gr472" draw:text-style-name="P2" draw:layer="layout" svg:x1="26.14cm" svg:y1="11.33cm" svg:x2="26.22cm" svg:y2="11.284cm">
                  <text:p/>
                </draw:line>
                <draw:line draw:style-name="gr473" draw:text-style-name="P2" draw:layer="layout" svg:x1="26.06cm" svg:y1="11.284cm" svg:x2="26.14cm" svg:y2="11.238cm">
                  <text:p/>
                </draw:line>
                <draw:line draw:style-name="gr474" draw:text-style-name="P2" draw:layer="layout" svg:x1="25.979cm" svg:y1="11.237cm" svg:x2="26.059cm" svg:y2="11.191cm">
                  <text:p/>
                </draw:line>
                <draw:line draw:style-name="gr475" draw:text-style-name="P2" draw:layer="layout" svg:x1="25.939cm" svg:y1="11.307cm" svg:x2="26.019cm" svg:y2="11.261cm">
                  <text:p/>
                </draw:line>
                <draw:line draw:style-name="gr476" draw:text-style-name="P2" draw:layer="layout" svg:x1="25.859cm" svg:y1="11.261cm" svg:x2="25.939cm" svg:y2="11.215cm">
                  <text:p/>
                </draw:line>
                <draw:line draw:style-name="gr477" draw:text-style-name="P2" draw:layer="layout" svg:x1="25.899cm" svg:y1="11.191cm" svg:x2="25.979cm" svg:y2="11.145cm">
                  <text:p/>
                </draw:line>
                <draw:line draw:style-name="gr478" draw:text-style-name="P2" draw:layer="layout" svg:x1="25.819cm" svg:y1="11.145cm" svg:x2="25.899cm" svg:y2="11.099cm">
                  <text:p/>
                </draw:line>
                <draw:line draw:style-name="gr479" draw:text-style-name="P2" draw:layer="layout" svg:x1="25.739cm" svg:y1="11.099cm" svg:x2="25.819cm" svg:y2="11.053cm">
                  <text:p/>
                </draw:line>
                <draw:line draw:style-name="gr480" draw:text-style-name="P2" draw:layer="layout" svg:x1="25.659cm" svg:y1="11.052cm" svg:x2="25.739cm" svg:y2="11.006cm">
                  <text:p/>
                </draw:line>
                <draw:line draw:style-name="gr481" draw:text-style-name="P2" draw:layer="layout" svg:x1="25.539cm" svg:y1="11.075cm" svg:x2="25.619cm" svg:y2="11.029cm">
                  <text:p/>
                </draw:line>
                <draw:line draw:style-name="gr482" draw:text-style-name="P2" draw:layer="layout" svg:x1="25.579cm" svg:y1="11.006cm" svg:x2="25.659cm" svg:y2="10.96cm">
                  <text:p/>
                </draw:line>
                <draw:line draw:style-name="gr483" draw:text-style-name="P2" draw:layer="layout" svg:x1="25.458cm" svg:y1="11.029cm" svg:x2="25.538cm" svg:y2="10.983cm">
                  <text:p/>
                </draw:line>
                <draw:line draw:style-name="gr484" draw:text-style-name="P2" draw:layer="layout" svg:x1="26.1cm" svg:y1="11.4cm" svg:x2="26.18cm" svg:y2="11.354cm">
                  <text:p/>
                </draw:line>
                <draw:line draw:style-name="gr485" draw:text-style-name="P2" draw:layer="layout" svg:x1="26.019cm" svg:y1="11.354cm" svg:x2="26.099cm" svg:y2="11.308cm">
                  <text:p/>
                </draw:line>
                <draw:line draw:style-name="gr486" draw:text-style-name="P2" draw:layer="layout" svg:x1="26.38cm" svg:y1="11.562cm" svg:x2="26.7cm" svg:y2="11.377cm">
                  <text:p/>
                </draw:line>
                <draw:line draw:style-name="gr487" draw:text-style-name="P2" draw:layer="layout" svg:x1="26.46cm" svg:y1="11.608cm" svg:x2="26.78cm" svg:y2="11.423cm">
                  <text:p/>
                </draw:line>
                <draw:line draw:style-name="gr488" draw:text-style-name="P2" draw:layer="layout" svg:x1="26.54cm" svg:y1="11.377cm" svg:x2="26.781cm" svg:y2="11.516cm">
                  <text:p/>
                </draw:line>
                <draw:line draw:style-name="gr489" draw:text-style-name="P2" draw:layer="layout" svg:x1="26.46cm" svg:y1="11.423cm" svg:x2="26.701cm" svg:y2="11.562cm">
                  <text:p/>
                </draw:line>
                <draw:line draw:style-name="gr490" draw:text-style-name="P2" draw:layer="layout" svg:x1="26.38cm" svg:y1="11.47cm" svg:x2="26.54cm" svg:y2="11.563cm">
                  <text:p/>
                </draw:line>
                <draw:polygon draw:style-name="gr491" draw:text-style-name="P2" draw:layer="layout" svg:width="1.281cm" svg:height="0.833cm" svg:x="25.258cm" svg:y="10.983cm" svg:viewBox="0 0 1282 834" draw:points="0,93 0,0 1282,741 1282,834">
                  <text:p/>
                </draw:polygon>
                <draw:polygon draw:style-name="gr492" draw:text-style-name="P2" draw:layer="layout" svg:width="1.722cm" svg:height="1.088cm" svg:x="25.258cm" svg:y="10.728cm" svg:viewBox="0 0 1723 1089" draw:points="441,0 1723,741 1723,834 1282,1089 0,348 0,255">
                  <text:p/>
                </draw:polygon>
              </draw:g>
            </draw:g>
          </draw:g>
        </draw:g>
        <draw:frame draw:style-name="gr493" draw:layer="layout" svg:width="1.311cm" svg:height="0.962cm" svg:x="6.207cm" svg:y="8.366cm">
          <draw:text-box>
            <text:p>H1</text:p>
          </draw:text-box>
        </draw:frame>
        <draw:frame draw:style-name="gr493" draw:layer="layout" svg:width="1.311cm" svg:height="0.962cm" svg:x="9.908cm" svg:y="8.366cm">
          <draw:text-box>
            <text:p>H2</text:p>
          </draw:text-box>
        </draw:frame>
        <draw:frame draw:style-name="gr493" draw:layer="layout" svg:width="1.311cm" svg:height="0.962cm" svg:x="14.108cm" svg:y="8.366cm">
          <draw:text-box>
            <text:p>H3</text:p>
          </draw:text-box>
        </draw:frame>
        <draw:frame draw:style-name="gr493" draw:layer="layout" svg:width="1.311cm" svg:height="0.962cm" svg:x="22.109cm" svg:y="8.366cm">
          <draw:text-box>
            <text:p>H5</text:p>
          </draw:text-box>
        </draw:frame>
        <draw:frame draw:style-name="gr493" draw:layer="layout" svg:width="1.311cm" svg:height="0.962cm" svg:x="26.01cm" svg:y="8.366cm">
          <draw:text-box>
            <text:p>H6</text:p>
          </draw:text-box>
        </draw:frame>
        <draw:frame draw:style-name="gr493" draw:layer="layout" svg:width="1.311cm" svg:height="0.962cm" svg:x="18.21cm" svg:y="8.366cm">
          <draw:text-box>
            <text:p>H4</text:p>
          </draw:text-box>
        </draw:frame>
        <draw:frame draw:style-name="gr493" draw:layer="layout" svg:width="2.898cm" svg:height="0.962cm" svg:x="15.778cm" svg:y="2.052cm">
          <draw:text-box>
            <text:p>Switch 1</text:p>
          </draw:text-box>
        </draw:frame>
        <draw:frame draw:style-name="gr493" draw:layer="layout" svg:width="2.898cm" svg:height="0.962cm" svg:x="22.678cm" svg:y="4.452cm">
          <draw:text-box>
            <text:p>Switch 3</text:p>
          </draw:text-box>
        </draw:frame>
        <draw:g xml:id="id2" draw:id="id2">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494" draw:text-style-name="P2" draw:layer="layout" svg:width="1.303cm" svg:height="0.869cm" svg:x="10.64cm" svg:y="5.979cm" svg:viewBox="0 0 1304 870" svg:d="M0 870c276 0 1304-290 1304-522s-25-348-301-348c0 174-1003 637-1003 870z">
            <text:p/>
          </draw:path>
          <draw:g>
            <draw:polygon draw:style-name="gr495" draw:text-style-name="P2" draw:layer="layout" svg:width="2.206cm" svg:height="1.739cm" svg:x="8.433cm" svg:y="5.109cm" svg:viewBox="0 0 2207 1740" draw:points="0,464 0,0 2207,1276 2207,1740">
              <text:p/>
            </draw:polygon>
            <draw:polygon draw:style-name="gr496" draw:text-style-name="P2" draw:layer="layout" svg:width="1.002cm" svg:height="1.043cm" svg:x="10.64cm" svg:y="5.805cm" svg:viewBox="0 0 1003 1044" draw:points="0,1044 0,580 1003,0 1003,464">
              <text:p/>
            </draw:polygon>
            <draw:polygon draw:style-name="gr497" draw:text-style-name="P2" draw:layer="layout" svg:width="3.21cm" svg:height="1.855cm" svg:x="8.433cm" svg:y="4.529cm" svg:viewBox="0 0 3211 1856" draw:points="2207,1856 0,580 1003,0 3211,1276">
              <text:p/>
            </draw:polygon>
            <draw:polygon draw:style-name="gr498" draw:text-style-name="P2" draw:layer="layout" svg:width="0.2cm" svg:height="0.347cm" svg:x="10.339cm" svg:y="6.327cm" svg:viewBox="0 0 201 348" draw:points="0,232 0,0 201,116 201,348">
              <text:p/>
            </draw:polygon>
            <draw:polygon draw:style-name="gr499" draw:text-style-name="P2" draw:layer="layout" svg:width="3.21cm" svg:height="2.319cm" svg:x="8.433cm" svg:y="4.529cm" svg:viewBox="0 0 3211 2320" draw:points="0,1044 0,580 1003,0 3211,1276 3211,1740 2207,2320">
              <text:p/>
            </draw:polygon>
            <draw:polygon draw:style-name="gr500" draw:text-style-name="P2" draw:layer="layout" svg:width="0.099cm" svg:height="0.173cm" svg:x="8.634cm" svg:y="5.399cm" svg:viewBox="0 0 100 174" draw:points="0,116 0,0 100,58 100,174">
              <text:p/>
            </draw:polygon>
            <draw:polygon draw:style-name="gr501" draw:text-style-name="P2" draw:layer="layout" svg:width="0.099cm" svg:height="0.173cm" svg:x="8.834cm" svg:y="5.515cm" svg:viewBox="0 0 100 174" draw:points="0,116 0,0 100,58 100,174">
              <text:p/>
            </draw:polygon>
            <draw:polygon draw:style-name="gr502" draw:text-style-name="P2" draw:layer="layout" svg:width="0.099cm" svg:height="0.173cm" svg:x="9.035cm" svg:y="5.631cm" svg:viewBox="0 0 100 174" draw:points="0,116 0,0 100,58 100,174">
              <text:p/>
            </draw:polygon>
            <draw:polygon draw:style-name="gr503" draw:text-style-name="P2" draw:layer="layout" svg:width="0.099cm" svg:height="0.173cm" svg:x="9.236cm" svg:y="5.747cm" svg:viewBox="0 0 100 174" draw:points="0,116 0,0 100,58 100,174">
              <text:p/>
            </draw:polygon>
            <draw:polygon draw:style-name="gr504" draw:text-style-name="P2" draw:layer="layout" svg:width="0.099cm" svg:height="0.173cm" svg:x="9.436cm" svg:y="5.863cm" svg:viewBox="0 0 100 174" draw:points="0,116 0,0 100,58 100,174">
              <text:p/>
            </draw:polygon>
            <draw:polygon draw:style-name="gr505" draw:text-style-name="P2" draw:layer="layout" svg:width="0.099cm" svg:height="0.173cm" svg:x="9.637cm" svg:y="5.979cm" svg:viewBox="0 0 100 174" draw:points="0,116 0,0 100,58 100,174">
              <text:p/>
            </draw:polygon>
            <draw:polygon draw:style-name="gr506" draw:text-style-name="P2" draw:layer="layout" svg:width="0.099cm" svg:height="0.173cm" svg:x="9.838cm" svg:y="6.095cm" svg:viewBox="0 0 100 174" draw:points="0,116 0,0 100,58 100,174">
              <text:p/>
            </draw:polygon>
            <draw:polygon draw:style-name="gr507" draw:text-style-name="P2" draw:layer="layout" svg:width="0.099cm" svg:height="0.173cm" svg:x="10.038cm" svg:y="6.211cm" svg:viewBox="0 0 100 174" draw:points="0,116 0,0 100,58 100,174">
              <text:p/>
            </draw:polygon>
          </draw:g>
        </draw:g>
        <draw:frame draw:style-name="gr493" draw:layer="layout" svg:width="2.898cm" svg:height="0.962cm" svg:x="10.632cm" svg:y="4.465cm">
          <draw:text-box>
            <text:p>Switch 2</text:p>
          </draw:text-box>
        </draw:frame>
        <draw:connector draw:style-name="gr508" draw:text-style-name="P1" draw:layer="layout" svg:x1="5.805cm" svg:y1="8.254cm" svg:x2="9.035cm" svg:y2="5.747cm" draw:start-shape="id1" draw:start-glue-point="0" draw:end-shape="id2" draw:end-glue-point="11" svg:d="M5805 8254v-2507h3230" svg:viewBox="0 0 3231 2508">
          <text:p/>
        </draw:connector>
        <draw:connector draw:style-name="gr508" draw:text-style-name="P1" draw:layer="layout" svg:x1="9.827cm" svg:y1="8.437cm" svg:x2="9.838cm" svg:y2="6.211cm" draw:start-shape="id3" draw:end-shape="id2" draw:end-glue-point="15" svg:d="M9827 8437v-794h11v-1432" svg:viewBox="0 0 12 2227">
          <text:p/>
        </draw:connector>
        <draw:connector draw:style-name="gr508" draw:text-style-name="P1" draw:layer="layout" svg:x1="13.893cm" svg:y1="8.437cm" svg:x2="11.642cm" svg:y2="6.037cm" draw:start-shape="id4" draw:start-glue-point="0" draw:end-shape="id2" draw:end-glue-point="5" svg:d="M13893 8437v-2400h-2251" svg:viewBox="0 0 2252 2401">
          <text:p/>
        </draw:connector>
        <draw:connector draw:style-name="gr508" draw:text-style-name="P1" draw:layer="layout" svg:x1="10.188cm" svg:y1="4.529cm" svg:x2="13.873cm" svg:y2="3.314cm" draw:start-shape="id2" draw:start-glue-point="0" draw:end-shape="id5" draw:end-glue-point="21" svg:d="M10188 4529v-1215h3685" svg:viewBox="0 0 3686 1216">
          <text:p/>
        </draw:connector>
        <draw:connector draw:style-name="gr508" draw:text-style-name="P1" draw:layer="layout" svg:x1="17.082cm" svg:y1="3.546cm" svg:x2="20.881cm" svg:y2="4.806cm" draw:start-shape="id5" draw:start-glue-point="17" draw:end-shape="id6" draw:end-glue-point="19" svg:d="M17082 3546h3799v1260" svg:viewBox="0 0 3800 1261">
          <text:p/>
        </draw:connector>
        <draw:connector draw:style-name="gr508" draw:text-style-name="P1" draw:layer="layout" svg:x1="17.937cm" svg:y1="8.437cm" svg:x2="20.379cm" svg:y2="5.56cm" draw:start-shape="id7" draw:start-glue-point="0" draw:end-shape="id6" draw:end-glue-point="21" svg:d="M17937 8437v-2877h2442" svg:viewBox="0 0 2443 2878">
          <text:p/>
        </draw:connector>
        <draw:connector draw:style-name="gr508" draw:text-style-name="P1" draw:layer="layout" svg:x1="21.981cm" svg:y1="8.437cm" svg:x2="21.985cm" svg:y2="6.314cm" draw:start-shape="id8" draw:start-glue-point="0" draw:end-shape="id6" draw:end-glue-point="16" svg:d="M21981 8437v-800h4v-1323" svg:viewBox="0 0 5 2124">
          <text:p/>
        </draw:connector>
        <draw:connector draw:style-name="gr508" draw:text-style-name="P1" draw:layer="layout" svg:x1="25.998cm" svg:y1="8.635cm" svg:x2="23.588cm" svg:y2="5.792cm" draw:start-shape="id9" draw:end-shape="id6" draw:end-glue-point="17" svg:d="M25998 8635v-2843h-2410" svg:viewBox="0 0 2411 2844">
          <text:p/>
        </draw:connector>
      </draw:page>
      <draw:page draw:name="page2" draw:style-name="dp1" draw:master-page-name="Default">
        <draw:g xml:id="id11" draw:id="id11">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509" draw:text-style-name="P2" draw:layer="layout" svg:width="1.757cm" svg:height="1.1cm" svg:x="13.212cm" svg:y="12.134cm" svg:viewBox="0 0 1758 1101" svg:d="M0 1101c402 0 1758-423 1758-762s-146-339-293-339c0 254-1465 761-1465 1101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510" draw:text-style-name="P2" draw:layer="layout" svg:width="1.464cm" svg:height="1.439cm" svg:x="13.212cm" svg:y="11.795cm" svg:viewBox="0 0 1465 1440" draw:points="0,1440 0,847 1465,0 1465,593">
              <text:p/>
            </draw:polygon>
            <draw:polygon draw:style-name="gr511" draw:text-style-name="P2" draw:layer="layout" svg:width="3.662cm" svg:height="2.116cm" svg:x="11.014cm" svg:y="10.525cm" svg:viewBox="0 0 3663 2117" draw:points="2198,2117 0,847 1465,0 3663,1270">
              <text:p/>
            </draw:polygon>
            <draw:polygon draw:style-name="gr512" draw:text-style-name="P2" draw:layer="layout" svg:width="2.197cm" svg:height="1.862cm" svg:x="11.014cm" svg:y="11.372cm" svg:viewBox="0 0 2198 1863" draw:points="0,593 0,0 2198,1270 2198,1863">
              <text:p/>
            </draw:polygon>
            <draw:polygon draw:style-name="gr513" draw:text-style-name="P2" draw:layer="layout" svg:width="3.662cm" svg:height="2.709cm" svg:x="11.014cm" svg:y="10.525cm" svg:viewBox="0 0 3663 2710" draw:points="0,1440 0,847 1465,0 3663,1270 3663,1863 2198,2710">
              <text:p/>
            </draw:polygon>
            <draw:polygon draw:style-name="gr514" draw:text-style-name="P2" draw:layer="layout" svg:width="0.146cm" svg:height="0.338cm" svg:x="12.772cm" svg:y="12.558cm" svg:viewBox="0 0 147 339" draw:points="0,254 0,0 147,85 147,339">
              <text:p/>
            </draw:polygon>
            <draw:polygon draw:style-name="gr515" draw:text-style-name="P2" draw:layer="layout" svg:width="0.146cm" svg:height="0.338cm" svg:x="12.479cm" svg:y="12.388cm" svg:viewBox="0 0 147 339" draw:points="0,254 0,0 147,85 147,339">
              <text:p/>
            </draw:polygon>
            <draw:line draw:style-name="gr516" draw:text-style-name="P2" draw:layer="layout" svg:x1="11.161cm" svg:y1="11.626cm" svg:x2="12.333cm" svg:y2="12.304cm">
              <text:p/>
            </draw:line>
            <draw:line draw:style-name="gr517" draw:text-style-name="P2" draw:layer="layout" svg:x1="11.161cm" svg:y1="11.711cm" svg:x2="12.333cm" svg:y2="12.389cm">
              <text:p/>
            </draw:line>
            <draw:line draw:style-name="gr518" draw:text-style-name="P2" draw:layer="layout" svg:x1="11.161cm" svg:y1="11.795cm" svg:x2="12.333cm" svg:y2="12.473cm">
              <text:p/>
            </draw:line>
            <draw:line draw:style-name="gr519" draw:text-style-name="P2" draw:layer="layout" svg:x1="11.161cm" svg:y1="11.88cm" svg:x2="12.333cm" svg:y2="12.558cm">
              <text:p/>
            </draw:line>
          </draw:g>
        </draw:g>
        <draw:g xml:id="id14" draw:id="id14">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520" draw:text-style-name="P2" draw:layer="layout" svg:width="1.303cm" svg:height="0.869cm" svg:x="17.327cm" svg:y="9.782cm" svg:viewBox="0 0 1304 870" svg:d="M0 870c276 0 1304-290 1304-522s-25-348-301-348c0 174-1003 637-1003 870z">
            <text:p/>
          </draw:path>
          <draw:g>
            <draw:polygon draw:style-name="gr521" draw:text-style-name="P2" draw:layer="layout" svg:width="2.206cm" svg:height="1.739cm" svg:x="15.12cm" svg:y="8.912cm" svg:viewBox="0 0 2207 1740" draw:points="0,464 0,0 2207,1276 2207,1740">
              <text:p/>
            </draw:polygon>
            <draw:polygon draw:style-name="gr522" draw:text-style-name="P2" draw:layer="layout" svg:width="1.002cm" svg:height="1.043cm" svg:x="17.327cm" svg:y="9.608cm" svg:viewBox="0 0 1003 1044" draw:points="0,1044 0,580 1003,0 1003,464">
              <text:p/>
            </draw:polygon>
            <draw:polygon draw:style-name="gr523" draw:text-style-name="P2" draw:layer="layout" svg:width="3.21cm" svg:height="1.855cm" svg:x="15.12cm" svg:y="8.332cm" svg:viewBox="0 0 3211 1856" draw:points="2207,1856 0,580 1003,0 3211,1276">
              <text:p/>
            </draw:polygon>
            <draw:polygon draw:style-name="gr524" draw:text-style-name="P2" draw:layer="layout" svg:width="0.2cm" svg:height="0.347cm" svg:x="17.026cm" svg:y="10.13cm" svg:viewBox="0 0 201 348" draw:points="0,232 0,0 201,116 201,348">
              <text:p/>
            </draw:polygon>
            <draw:polygon draw:style-name="gr525" draw:text-style-name="P2" draw:layer="layout" svg:width="3.21cm" svg:height="2.319cm" svg:x="15.12cm" svg:y="8.332cm" svg:viewBox="0 0 3211 2320" draw:points="0,1044 0,580 1003,0 3211,1276 3211,1740 2207,2320">
              <text:p/>
            </draw:polygon>
            <draw:polygon draw:style-name="gr526" draw:text-style-name="P2" draw:layer="layout" svg:width="0.099cm" svg:height="0.173cm" svg:x="15.321cm" svg:y="9.202cm" svg:viewBox="0 0 100 174" draw:points="0,116 0,0 100,58 100,174">
              <text:p/>
            </draw:polygon>
            <draw:polygon draw:style-name="gr527" draw:text-style-name="P2" draw:layer="layout" svg:width="0.099cm" svg:height="0.173cm" svg:x="15.521cm" svg:y="9.318cm" svg:viewBox="0 0 100 174" draw:points="0,116 0,0 100,58 100,174">
              <text:p/>
            </draw:polygon>
            <draw:polygon draw:style-name="gr528" draw:text-style-name="P2" draw:layer="layout" svg:width="0.099cm" svg:height="0.173cm" svg:x="15.722cm" svg:y="9.434cm" svg:viewBox="0 0 100 174" draw:points="0,116 0,0 100,58 100,174">
              <text:p/>
            </draw:polygon>
            <draw:polygon draw:style-name="gr529" draw:text-style-name="P2" draw:layer="layout" svg:width="0.099cm" svg:height="0.173cm" svg:x="15.923cm" svg:y="9.55cm" svg:viewBox="0 0 100 174" draw:points="0,116 0,0 100,58 100,174">
              <text:p/>
            </draw:polygon>
            <draw:polygon draw:style-name="gr530" draw:text-style-name="P2" draw:layer="layout" svg:width="0.099cm" svg:height="0.173cm" svg:x="16.123cm" svg:y="9.666cm" svg:viewBox="0 0 100 174" draw:points="0,116 0,0 100,58 100,174">
              <text:p/>
            </draw:polygon>
            <draw:polygon draw:style-name="gr531" draw:text-style-name="P2" draw:layer="layout" svg:width="0.099cm" svg:height="0.173cm" svg:x="16.324cm" svg:y="9.782cm" svg:viewBox="0 0 100 174" draw:points="0,116 0,0 100,58 100,174">
              <text:p/>
            </draw:polygon>
            <draw:polygon draw:style-name="gr532" draw:text-style-name="P2" draw:layer="layout" svg:width="0.099cm" svg:height="0.173cm" svg:x="16.525cm" svg:y="9.898cm" svg:viewBox="0 0 100 174" draw:points="0,116 0,0 100,58 100,174">
              <text:p/>
            </draw:polygon>
            <draw:polygon draw:style-name="gr533" draw:text-style-name="P2" draw:layer="layout" svg:width="0.099cm" svg:height="0.173cm" svg:x="16.725cm" svg:y="10.014cm" svg:viewBox="0 0 100 174" draw:points="0,116 0,0 100,58 100,174">
              <text:p/>
            </draw:polygon>
          </draw:g>
        </draw:g>
        <draw:g xml:id="id12" draw:id="id12">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534" draw:text-style-name="P2" draw:layer="layout" svg:width="1.303cm" svg:height="0.869cm" svg:x="17.327cm" svg:y="14.388cm" svg:viewBox="0 0 1304 870" svg:d="M0 870c276 0 1304-290 1304-522s-25-348-301-348c0 174-1003 637-1003 870z">
            <text:p/>
          </draw:path>
          <draw:g>
            <draw:polygon draw:style-name="gr535" draw:text-style-name="P2" draw:layer="layout" svg:width="2.206cm" svg:height="1.739cm" svg:x="15.12cm" svg:y="13.518cm" svg:viewBox="0 0 2207 1740" draw:points="0,464 0,0 2207,1276 2207,1740">
              <text:p/>
            </draw:polygon>
            <draw:polygon draw:style-name="gr536" draw:text-style-name="P2" draw:layer="layout" svg:width="1.002cm" svg:height="1.043cm" svg:x="17.327cm" svg:y="14.214cm" svg:viewBox="0 0 1003 1044" draw:points="0,1044 0,580 1003,0 1003,464">
              <text:p/>
            </draw:polygon>
            <draw:polygon draw:style-name="gr537" draw:text-style-name="P2" draw:layer="layout" svg:width="3.21cm" svg:height="1.855cm" svg:x="15.12cm" svg:y="12.938cm" svg:viewBox="0 0 3211 1856" draw:points="2207,1856 0,580 1003,0 3211,1276">
              <text:p/>
            </draw:polygon>
            <draw:polygon draw:style-name="gr538" draw:text-style-name="P2" draw:layer="layout" svg:width="0.2cm" svg:height="0.347cm" svg:x="17.026cm" svg:y="14.736cm" svg:viewBox="0 0 201 348" draw:points="0,232 0,0 201,116 201,348">
              <text:p/>
            </draw:polygon>
            <draw:polygon draw:style-name="gr539" draw:text-style-name="P2" draw:layer="layout" svg:width="3.21cm" svg:height="2.319cm" svg:x="15.12cm" svg:y="12.938cm" svg:viewBox="0 0 3211 2320" draw:points="0,1044 0,580 1003,0 3211,1276 3211,1740 2207,2320">
              <text:p/>
            </draw:polygon>
            <draw:polygon draw:style-name="gr540" draw:text-style-name="P2" draw:layer="layout" svg:width="0.099cm" svg:height="0.173cm" svg:x="15.321cm" svg:y="13.808cm" svg:viewBox="0 0 100 174" draw:points="0,116 0,0 100,58 100,174">
              <text:p/>
            </draw:polygon>
            <draw:polygon draw:style-name="gr541" draw:text-style-name="P2" draw:layer="layout" svg:width="0.099cm" svg:height="0.173cm" svg:x="15.521cm" svg:y="13.924cm" svg:viewBox="0 0 100 174" draw:points="0,116 0,0 100,58 100,174">
              <text:p/>
            </draw:polygon>
            <draw:polygon draw:style-name="gr542" draw:text-style-name="P2" draw:layer="layout" svg:width="0.099cm" svg:height="0.173cm" svg:x="15.722cm" svg:y="14.04cm" svg:viewBox="0 0 100 174" draw:points="0,116 0,0 100,58 100,174">
              <text:p/>
            </draw:polygon>
            <draw:polygon draw:style-name="gr543" draw:text-style-name="P2" draw:layer="layout" svg:width="0.099cm" svg:height="0.173cm" svg:x="15.923cm" svg:y="14.156cm" svg:viewBox="0 0 100 174" draw:points="0,116 0,0 100,58 100,174">
              <text:p/>
            </draw:polygon>
            <draw:polygon draw:style-name="gr544" draw:text-style-name="P2" draw:layer="layout" svg:width="0.099cm" svg:height="0.173cm" svg:x="16.123cm" svg:y="14.272cm" svg:viewBox="0 0 100 174" draw:points="0,116 0,0 100,58 100,174">
              <text:p/>
            </draw:polygon>
            <draw:polygon draw:style-name="gr545" draw:text-style-name="P2" draw:layer="layout" svg:width="0.099cm" svg:height="0.173cm" svg:x="16.324cm" svg:y="14.388cm" svg:viewBox="0 0 100 174" draw:points="0,116 0,0 100,58 100,174">
              <text:p/>
            </draw:polygon>
            <draw:polygon draw:style-name="gr546" draw:text-style-name="P2" draw:layer="layout" svg:width="0.099cm" svg:height="0.173cm" svg:x="16.525cm" svg:y="14.504cm" svg:viewBox="0 0 100 174" draw:points="0,116 0,0 100,58 100,174">
              <text:p/>
            </draw:polygon>
            <draw:polygon draw:style-name="gr547" draw:text-style-name="P2" draw:layer="layout" svg:width="0.099cm" svg:height="0.173cm" svg:x="16.725cm" svg:y="14.62cm" svg:viewBox="0 0 100 174" draw:points="0,116 0,0 100,58 100,174">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548" draw:text-style-name="P2" draw:layer="layout" svg:width="0.317cm" svg:height="0.2cm" svg:x="15.351cm" svg:y="17.686cm" svg:viewBox="0 0 318 201" svg:d="M0 201c80 0 318-67 318-117s-7-84-87-84c0 50-232 50-231 201z">
              <text:p/>
            </draw:path>
            <draw:g>
              <draw:polygon draw:style-name="gr549" draw:text-style-name="P2" draw:layer="layout" svg:width="0.144cm" svg:height="0.167cm" svg:x="15.234cm" svg:y="17.719cm" svg:viewBox="0 0 145 168" draw:points="0,101 29,0 145,67 116,168">
                <text:p/>
              </draw:polygon>
              <draw:polygon draw:style-name="gr550" draw:text-style-name="P2" draw:layer="layout" svg:width="0.318cm" svg:height="0.183cm" svg:x="15.263cm" svg:y="17.602cm" svg:viewBox="0 0 319 184" draw:points="0,117 58,67 145,17 203,0 319,67 261,84 174,134 116,184">
                <text:p/>
              </draw:polygon>
              <draw:path draw:style-name="gr551" draw:text-style-name="P2" draw:layer="layout" svg:width="0.26cm" svg:height="0.217cm" svg:x="15.35cm" svg:y="17.669cm" svg:viewBox="0 0 261 218" svg:d="M261 67c0-101-58-67-116-33-58 33-116 33-145 184 0 0 116-67 261-151z">
                <text:p/>
              </draw:path>
              <draw:path draw:style-name="gr552" draw:text-style-name="P2" draw:layer="layout" svg:width="0.376cm" svg:height="0.284cm" svg:x="15.234cm" svg:y="17.602cm" svg:viewBox="0 0 377 285" svg:d="M232 0c-58 17-58 17-116 50-29 17-87 34-116 168 58 34 58 34 116 67 33-15 203-117 261-151 0-84-58-84-145-134z">
                <text:p/>
              </draw:path>
            </draw:g>
          </draw:g>
          <draw:g>
            <draw:path draw:style-name="gr553" draw:text-style-name="P2" draw:layer="layout" svg:width="0.521cm" svg:height="0.402cm" svg:x="15.089cm" svg:y="16.881cm" svg:viewBox="0 0 522 403" svg:d="M2 403c79 0 520-17 520-168s-151-235-231-235c0 50-318 34-289 403z">
              <text:p/>
            </draw:path>
            <draw:g>
              <draw:polygon draw:style-name="gr554" draw:text-style-name="P2" draw:layer="layout" svg:width="0.289cm" svg:height="0.234cm" svg:x="14.798cm" svg:y="17.048cm" svg:viewBox="0 0 290 235" draw:points="0,67 0,0 290,168 290,235">
                <text:p/>
              </draw:polygon>
              <draw:polygon draw:style-name="gr555" draw:text-style-name="P2" draw:layer="layout" svg:width="0.289cm" svg:height="0.284cm" svg:x="15.03cm" svg:y="16.797cm" svg:viewBox="0 0 290 285" draw:points="0,117 0,0 290,168 290,285">
                <text:p/>
              </draw:polygon>
              <draw:polygon draw:style-name="gr556" draw:text-style-name="P2" draw:layer="layout" svg:width="0.521cm" svg:height="0.301cm" svg:x="14.798cm" svg:y="16.914cm" svg:viewBox="0 0 522 302" draw:points="0,134 232,0 522,168 290,302">
                <text:p/>
              </draw:polygon>
              <draw:polygon draw:style-name="gr557" draw:text-style-name="P2" draw:layer="layout" svg:width="0.289cm" svg:height="0.284cm" svg:x="15.089cm" svg:y="16.998cm" svg:viewBox="0 0 290 285" draw:points="0,285 0,218 232,84 232,0 290,34 290,117">
                <text:p/>
              </draw:polygon>
              <draw:polygon draw:style-name="gr558" draw:text-style-name="P2" draw:layer="layout" svg:width="0.927cm" svg:height="1.274cm" svg:x="14.479cm" svg:y="15.774cm" svg:viewBox="0 0 928 1275" draw:points="0,738 0,0 928,537 928,1275">
                <text:p/>
              </draw:polygon>
              <draw:polygon draw:style-name="gr559" draw:text-style-name="P2" draw:layer="layout" svg:width="0.869cm" svg:height="1.173cm" svg:x="14.508cm" svg:y="15.824cm" svg:viewBox="0 0 870 1174" draw:points="0,671 0,0 870,503 870,1174">
                <text:p/>
              </draw:polygon>
              <draw:polygon draw:style-name="gr560" draw:text-style-name="P2" draw:layer="layout" svg:width="0.985cm" svg:height="0.569cm" svg:x="14.479cm" svg:y="15.74cm" svg:viewBox="0 0 986 570" draw:points="928,570 0,34 58,0 986,537">
                <text:p/>
              </draw:polygon>
              <draw:polygon draw:style-name="gr561" draw:text-style-name="P2" draw:layer="layout" svg:width="0.057cm" svg:height="0.77cm" svg:x="15.408cm" svg:y="16.277cm" svg:viewBox="0 0 58 771" draw:points="0,771 0,34 58,0 58,738">
                <text:p/>
              </draw:polygon>
              <draw:polygon draw:style-name="gr562" draw:text-style-name="P2" draw:layer="layout" svg:width="0.985cm" svg:height="1.542cm" svg:x="14.479cm" svg:y="15.74cm" svg:viewBox="0 0 986 1543" draw:points="58,0 986,537 986,1275 928,1308 899,1292 899,1375 609,1543 319,1375 319,1308 551,1174 551,1090 0,771 0,34">
                <text:p/>
              </draw:polygon>
            </draw:g>
          </draw:g>
          <draw:g>
            <draw:path draw:style-name="gr563" draw:text-style-name="P2" draw:layer="layout" svg:width="0.377cm" svg:height="0.2cm" svg:x="14.972cm" svg:y="17.501cm" svg:viewBox="0 0 378 201" svg:d="M2 201c80 0 376-84 376-134s-7-67-87-67c0 50-319 34-289 201z">
              <text:p/>
            </draw:path>
            <draw:g>
              <draw:polygon draw:style-name="gr564" draw:text-style-name="P2" draw:layer="layout" svg:width="1.247cm" svg:height="0.72cm" svg:x="14.044cm" svg:y="16.931cm" svg:viewBox="0 0 1248 721" draw:points="928,721 0,184 319,0 1248,537">
                <text:p/>
              </draw:polygon>
              <draw:polygon draw:style-name="gr565" draw:text-style-name="P3" draw:layer="layout" svg:width="0.84cm" svg:height="0.485cm" svg:x="14.131cm" svg:y="16.981cm" svg:viewBox="0 0 841 486" draw:points="0,134 232,0 841,352 609,486">
                <text:p/>
              </draw:polygon>
              <draw:polygon draw:style-name="gr566" draw:text-style-name="P3" draw:layer="layout" svg:width="0.405cm" svg:height="0.234cm" svg:x="14.798cm" svg:y="17.367cm" svg:viewBox="0 0 406 235" draw:points="0,134 232,0 406,101 174,235">
                <text:p/>
              </draw:polygon>
              <draw:polygon draw:style-name="gr567" draw:text-style-name="P2" draw:layer="layout" svg:width="0.318cm" svg:height="0.251cm" svg:x="14.972cm" svg:y="17.468cm" svg:viewBox="0 0 319 252" draw:points="0,252 0,184 319,0 319,67">
                <text:p/>
              </draw:polygon>
              <draw:line draw:style-name="gr568" draw:text-style-name="P2" draw:layer="layout" svg:x1="14.189cm" svg:y1="17.082cm" svg:x2="14.798cm" svg:y2="17.434cm">
                <text:p/>
              </draw:line>
              <draw:line draw:style-name="gr569" draw:text-style-name="P2" draw:layer="layout" svg:x1="14.247cm" svg:y1="17.048cm" svg:x2="14.856cm" svg:y2="17.4cm">
                <text:p/>
              </draw:line>
              <draw:line draw:style-name="gr570" draw:text-style-name="P2" draw:layer="layout" svg:x1="14.305cm" svg:y1="17.015cm" svg:x2="14.914cm" svg:y2="17.367cm">
                <text:p/>
              </draw:line>
              <draw:line draw:style-name="gr571" draw:text-style-name="P2" draw:layer="layout" svg:x1="14.856cm" svg:y1="17.334cm" svg:x2="14.914cm" svg:y2="17.3cm">
                <text:p/>
              </draw:line>
              <draw:line draw:style-name="gr572" draw:text-style-name="P2" draw:layer="layout" svg:x1="14.798cm" svg:y1="17.3cm" svg:x2="14.856cm" svg:y2="17.266cm">
                <text:p/>
              </draw:line>
              <draw:line draw:style-name="gr573" draw:text-style-name="P2" draw:layer="layout" svg:x1="14.74cm" svg:y1="17.267cm" svg:x2="14.798cm" svg:y2="17.233cm">
                <text:p/>
              </draw:line>
              <draw:line draw:style-name="gr574" draw:text-style-name="P2" draw:layer="layout" svg:x1="14.769cm" svg:y1="17.351cm" svg:x2="14.827cm" svg:y2="17.317cm">
                <text:p/>
              </draw:line>
              <draw:line draw:style-name="gr575" draw:text-style-name="P2" draw:layer="layout" svg:x1="14.712cm" svg:y1="17.317cm" svg:x2="14.77cm" svg:y2="17.283cm">
                <text:p/>
              </draw:line>
              <draw:line draw:style-name="gr576" draw:text-style-name="P2" draw:layer="layout" svg:x1="14.653cm" svg:y1="17.284cm" svg:x2="14.711cm" svg:y2="17.25cm">
                <text:p/>
              </draw:line>
              <draw:line draw:style-name="gr577" draw:text-style-name="P2" draw:layer="layout" svg:x1="14.683cm" svg:y1="17.233cm" svg:x2="14.741cm" svg:y2="17.199cm">
                <text:p/>
              </draw:line>
              <draw:line draw:style-name="gr578" draw:text-style-name="P2" draw:layer="layout" svg:x1="14.595cm" svg:y1="17.25cm" svg:x2="14.653cm" svg:y2="17.216cm">
                <text:p/>
              </draw:line>
              <draw:line draw:style-name="gr579" draw:text-style-name="P2" draw:layer="layout" svg:x1="14.624cm" svg:y1="17.2cm" svg:x2="14.682cm" svg:y2="17.166cm">
                <text:p/>
              </draw:line>
              <draw:line draw:style-name="gr580" draw:text-style-name="P2" draw:layer="layout" svg:x1="14.566cm" svg:y1="17.166cm" svg:x2="14.624cm" svg:y2="17.132cm">
                <text:p/>
              </draw:line>
              <draw:line draw:style-name="gr581" draw:text-style-name="P2" draw:layer="layout" svg:x1="14.508cm" svg:y1="17.133cm" svg:x2="14.566cm" svg:y2="17.099cm">
                <text:p/>
              </draw:line>
              <draw:line draw:style-name="gr582" draw:text-style-name="P2" draw:layer="layout" svg:x1="14.537cm" svg:y1="17.217cm" svg:x2="14.595cm" svg:y2="17.183cm">
                <text:p/>
              </draw:line>
              <draw:line draw:style-name="gr583" draw:text-style-name="P2" draw:layer="layout" svg:x1="14.479cm" svg:y1="17.183cm" svg:x2="14.537cm" svg:y2="17.149cm">
                <text:p/>
              </draw:line>
              <draw:line draw:style-name="gr584" draw:text-style-name="P2" draw:layer="layout" svg:x1="14.421cm" svg:y1="17.149cm" svg:x2="14.479cm" svg:y2="17.115cm">
                <text:p/>
              </draw:line>
              <draw:line draw:style-name="gr585" draw:text-style-name="P2" draw:layer="layout" svg:x1="14.45cm" svg:y1="17.099cm" svg:x2="14.508cm" svg:y2="17.065cm">
                <text:p/>
              </draw:line>
              <draw:line draw:style-name="gr586" draw:text-style-name="P2" draw:layer="layout" svg:x1="14.363cm" svg:y1="17.116cm" svg:x2="14.421cm" svg:y2="17.082cm">
                <text:p/>
              </draw:line>
              <draw:line draw:style-name="gr587" draw:text-style-name="P2" draw:layer="layout" svg:x1="14.392cm" svg:y1="17.066cm" svg:x2="14.45cm" svg:y2="17.032cm">
                <text:p/>
              </draw:line>
              <draw:line draw:style-name="gr588" draw:text-style-name="P2" draw:layer="layout" svg:x1="14.334cm" svg:y1="17.032cm" svg:x2="14.392cm" svg:y2="16.998cm">
                <text:p/>
              </draw:line>
              <draw:line draw:style-name="gr589" draw:text-style-name="P2" draw:layer="layout" svg:x1="14.305cm" svg:y1="17.082cm" svg:x2="14.363cm" svg:y2="17.048cm">
                <text:p/>
              </draw:line>
              <draw:line draw:style-name="gr590" draw:text-style-name="P2" draw:layer="layout" svg:x1="14.683cm" svg:y1="17.367cm" svg:x2="14.741cm" svg:y2="17.333cm">
                <text:p/>
              </draw:line>
              <draw:line draw:style-name="gr591" draw:text-style-name="P2" draw:layer="layout" svg:x1="14.624cm" svg:y1="17.334cm" svg:x2="14.682cm" svg:y2="17.3cm">
                <text:p/>
              </draw:line>
              <draw:line draw:style-name="gr592" draw:text-style-name="P2" draw:layer="layout" svg:x1="14.566cm" svg:y1="17.3cm" svg:x2="14.624cm" svg:y2="17.266cm">
                <text:p/>
              </draw:line>
              <draw:line draw:style-name="gr593" draw:text-style-name="P2" draw:layer="layout" svg:x1="14.537cm" svg:y1="17.351cm" svg:x2="14.595cm" svg:y2="17.317cm">
                <text:p/>
              </draw:line>
              <draw:line draw:style-name="gr594" draw:text-style-name="P2" draw:layer="layout" svg:x1="14.479cm" svg:y1="17.317cm" svg:x2="14.537cm" svg:y2="17.283cm">
                <text:p/>
              </draw:line>
              <draw:line draw:style-name="gr595" draw:text-style-name="P2" draw:layer="layout" svg:x1="14.508cm" svg:y1="17.267cm" svg:x2="14.566cm" svg:y2="17.233cm">
                <text:p/>
              </draw:line>
              <draw:line draw:style-name="gr596" draw:text-style-name="P2" draw:layer="layout" svg:x1="14.45cm" svg:y1="17.233cm" svg:x2="14.508cm" svg:y2="17.199cm">
                <text:p/>
              </draw:line>
              <draw:line draw:style-name="gr597" draw:text-style-name="P2" draw:layer="layout" svg:x1="14.392cm" svg:y1="17.2cm" svg:x2="14.45cm" svg:y2="17.166cm">
                <text:p/>
              </draw:line>
              <draw:line draw:style-name="gr598" draw:text-style-name="P2" draw:layer="layout" svg:x1="14.334cm" svg:y1="17.166cm" svg:x2="14.392cm" svg:y2="17.132cm">
                <text:p/>
              </draw:line>
              <draw:line draw:style-name="gr599" draw:text-style-name="P2" draw:layer="layout" svg:x1="14.247cm" svg:y1="17.183cm" svg:x2="14.305cm" svg:y2="17.149cm">
                <text:p/>
              </draw:line>
              <draw:line draw:style-name="gr600" draw:text-style-name="P2" draw:layer="layout" svg:x1="14.276cm" svg:y1="17.133cm" svg:x2="14.334cm" svg:y2="17.099cm">
                <text:p/>
              </draw:line>
              <draw:line draw:style-name="gr601" draw:text-style-name="P2" draw:layer="layout" svg:x1="14.189cm" svg:y1="17.149cm" svg:x2="14.247cm" svg:y2="17.115cm">
                <text:p/>
              </draw:line>
              <draw:line draw:style-name="gr602" draw:text-style-name="P2" draw:layer="layout" svg:x1="14.653cm" svg:y1="17.418cm" svg:x2="14.711cm" svg:y2="17.384cm">
                <text:p/>
              </draw:line>
              <draw:line draw:style-name="gr603" draw:text-style-name="P2" draw:layer="layout" svg:x1="14.595cm" svg:y1="17.384cm" svg:x2="14.653cm" svg:y2="17.35cm">
                <text:p/>
              </draw:line>
              <draw:line draw:style-name="gr604" draw:text-style-name="P2" draw:layer="layout" svg:x1="14.856cm" svg:y1="17.535cm" svg:x2="15.088cm" svg:y2="17.401cm">
                <text:p/>
              </draw:line>
              <draw:line draw:style-name="gr605" draw:text-style-name="P2" draw:layer="layout" svg:x1="14.914cm" svg:y1="17.568cm" svg:x2="15.146cm" svg:y2="17.434cm">
                <text:p/>
              </draw:line>
              <draw:line draw:style-name="gr606" draw:text-style-name="P2" draw:layer="layout" svg:x1="14.972cm" svg:y1="17.401cm" svg:x2="15.146cm" svg:y2="17.502cm">
                <text:p/>
              </draw:line>
              <draw:line draw:style-name="gr607" draw:text-style-name="P2" draw:layer="layout" svg:x1="14.914cm" svg:y1="17.434cm" svg:x2="15.088cm" svg:y2="17.535cm">
                <text:p/>
              </draw:line>
              <draw:line draw:style-name="gr608" draw:text-style-name="P2" draw:layer="layout" svg:x1="14.856cm" svg:y1="17.468cm" svg:x2="14.972cm" svg:y2="17.535cm">
                <text:p/>
              </draw:line>
              <draw:polygon draw:style-name="gr609" draw:text-style-name="P2" draw:layer="layout" svg:width="0.927cm" svg:height="0.603cm" svg:x="14.044cm" svg:y="17.115cm" svg:viewBox="0 0 928 604" draw:points="0,67 0,0 928,537 928,604">
                <text:p/>
              </draw:polygon>
              <draw:polygon draw:style-name="gr610" draw:text-style-name="P2" draw:layer="layout" svg:width="1.247cm" svg:height="0.787cm" svg:x="14.044cm" svg:y="16.931cm" svg:viewBox="0 0 1248 788" draw:points="319,0 1248,537 1248,604 928,788 0,252 0,184">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11" draw:text-style-name="P2" draw:layer="layout" svg:width="0.32cm" svg:height="0.202cm" svg:x="18.777cm" svg:y="17.738cm" svg:viewBox="0 0 321 203" svg:d="M0 203c81 0 321-67 321-118s-7-85-88-85c0 51-234 51-233 203z">
              <text:p/>
            </draw:path>
            <draw:g>
              <draw:polygon draw:style-name="gr612" draw:text-style-name="P2" draw:layer="layout" svg:width="0.145cm" svg:height="0.169cm" svg:x="18.658cm" svg:y="17.772cm" svg:viewBox="0 0 146 170" draw:points="0,102 29,0 146,68 117,170">
                <text:p/>
              </draw:polygon>
              <draw:polygon draw:style-name="gr613" draw:text-style-name="P2" draw:layer="layout" svg:width="0.321cm" svg:height="0.185cm" svg:x="18.688cm" svg:y="17.653cm" svg:viewBox="0 0 322 186" draw:points="0,118 59,68 146,17 205,0 322,68 264,85 176,136 117,186">
                <text:p/>
              </draw:polygon>
              <draw:path draw:style-name="gr614" draw:text-style-name="P2" draw:layer="layout" svg:width="0.263cm" svg:height="0.219cm" svg:x="18.776cm" svg:y="17.721cm" svg:viewBox="0 0 264 220" svg:d="M264 68c0-102-59-68-118-34-58 34-117 34-146 186 0 0 117-68 264-152z">
                <text:p/>
              </draw:path>
              <draw:path draw:style-name="gr615" draw:text-style-name="P2" draw:layer="layout" svg:width="0.38cm" svg:height="0.287cm" svg:x="18.658cm" svg:y="17.653cm" svg:viewBox="0 0 381 288" svg:d="M234 0c-58 17-58 17-117 51-29 17-88 34-117 169 59 34 59 34 117 68 34-15 205-118 264-152 0-85-59-85-147-136z">
                <text:p/>
              </draw:path>
            </draw:g>
          </draw:g>
          <draw:g>
            <draw:path draw:style-name="gr616" draw:text-style-name="P2" draw:layer="layout" svg:width="0.526cm" svg:height="0.405cm" svg:x="18.512cm" svg:y="16.925cm" svg:viewBox="0 0 527 406" svg:d="M2 406c80 0 525-17 525-169s-152-237-233-237c0 51-322 34-292 406z">
              <text:p/>
            </draw:path>
            <draw:g>
              <draw:polygon draw:style-name="gr617" draw:text-style-name="P2" draw:layer="layout" svg:width="0.292cm" svg:height="0.236cm" svg:x="18.219cm" svg:y="17.094cm" svg:viewBox="0 0 293 237" draw:points="0,68 0,0 293,170 293,237">
                <text:p/>
              </draw:polygon>
              <draw:polygon draw:style-name="gr618" draw:text-style-name="P2" draw:layer="layout" svg:width="0.292cm" svg:height="0.287cm" svg:x="18.453cm" svg:y="16.84cm" svg:viewBox="0 0 293 288" draw:points="0,118 0,0 293,170 293,288">
                <text:p/>
              </draw:polygon>
              <draw:polygon draw:style-name="gr619" draw:text-style-name="P2" draw:layer="layout" svg:width="0.526cm" svg:height="0.304cm" svg:x="18.219cm" svg:y="16.959cm" svg:viewBox="0 0 527 305" draw:points="0,136 234,0 527,170 293,305">
                <text:p/>
              </draw:polygon>
              <draw:line draw:style-name="gr620" draw:text-style-name="P2" draw:layer="layout" svg:x1="18.453cm" svg:y1="16.959cm" svg:x2="18.746cm" svg:y2="17.129cm">
                <text:p/>
              </draw:line>
              <draw:polygon draw:style-name="gr621" draw:text-style-name="P2" draw:layer="layout" svg:width="0.292cm" svg:height="0.287cm" svg:x="18.512cm" svg:y="17.043cm" svg:viewBox="0 0 293 288" draw:points="0,288 0,220 234,85 234,0 293,34 293,118">
                <text:p/>
              </draw:polygon>
              <draw:polygon draw:style-name="gr622" draw:text-style-name="P2" draw:layer="layout" svg:width="0.937cm" svg:height="1.286cm" svg:x="17.896cm" svg:y="15.807cm" svg:viewBox="0 0 938 1287" draw:points="0,745 0,0 938,542 938,1287">
                <text:p/>
              </draw:polygon>
              <draw:polygon draw:style-name="gr623" draw:text-style-name="P2" draw:layer="layout" svg:width="0.878cm" svg:height="1.185cm" svg:x="17.926cm" svg:y="15.858cm" svg:viewBox="0 0 879 1186" draw:points="0,677 0,0 879,508 879,1186">
                <text:p/>
              </draw:polygon>
              <draw:polygon draw:style-name="gr624" draw:text-style-name="P2" draw:layer="layout" svg:width="0.995cm" svg:height="0.575cm" svg:x="17.896cm" svg:y="15.773cm" svg:viewBox="0 0 996 576" draw:points="938,576 0,34 59,0 996,542">
                <text:p/>
              </draw:polygon>
              <draw:polygon draw:style-name="gr625" draw:text-style-name="P2" draw:layer="layout" svg:width="0.058cm" svg:height="0.778cm" svg:x="18.834cm" svg:y="16.315cm" svg:viewBox="0 0 59 779" draw:points="0,779 0,34 59,0 59,745">
                <text:p/>
              </draw:polygon>
              <draw:polygon draw:style-name="gr626" draw:text-style-name="P2" draw:layer="layout" svg:width="0.995cm" svg:height="1.557cm" svg:x="17.896cm" svg:y="15.773cm" svg:viewBox="0 0 996 1558" draw:points="59,0 996,542 996,1287 938,1321 908,1304 908,1389 615,1558 322,1389 322,1321 557,1186 557,1101 0,779 0,34">
                <text:p/>
              </draw:polygon>
            </draw:g>
          </draw:g>
          <draw:g>
            <draw:path draw:style-name="gr627" draw:text-style-name="P2" draw:layer="layout" svg:width="0.381cm" svg:height="0.202cm" svg:x="18.394cm" svg:y="17.551cm" svg:viewBox="0 0 382 203" svg:d="M2 203c81 0 380-85 380-135 0-51-8-68-88-68 0 51-323 34-292 203z">
              <text:p/>
            </draw:path>
            <draw:g>
              <draw:polygon draw:style-name="gr628" draw:text-style-name="P2" draw:layer="layout" svg:width="1.259cm" svg:height="0.727cm" svg:x="17.457cm" svg:y="16.975cm" svg:viewBox="0 0 1260 728" draw:points="938,728 0,186 322,0 1260,542">
                <text:p/>
              </draw:polygon>
              <draw:polygon draw:style-name="gr629" draw:text-style-name="P3" draw:layer="layout" svg:width="0.849cm" svg:height="0.49cm" svg:x="17.545cm" svg:y="17.026cm" svg:viewBox="0 0 850 491" draw:points="0,136 234,0 850,356 615,491">
                <text:p/>
              </draw:polygon>
              <draw:polygon draw:style-name="gr630" draw:text-style-name="P3" draw:layer="layout" svg:width="0.409cm" svg:height="0.236cm" svg:x="18.219cm" svg:y="17.416cm" svg:viewBox="0 0 410 237" draw:points="0,136 234,0 410,102 176,237">
                <text:p/>
              </draw:polygon>
              <draw:polygon draw:style-name="gr631" draw:text-style-name="P2" draw:layer="layout" svg:width="0.321cm" svg:height="0.253cm" svg:x="18.395cm" svg:y="17.517cm" svg:viewBox="0 0 322 254" draw:points="0,254 0,186 322,0 322,68">
                <text:p/>
              </draw:polygon>
              <draw:line draw:style-name="gr632" draw:text-style-name="P2" draw:layer="layout" svg:x1="17.603cm" svg:y1="17.128cm" svg:x2="18.218cm" svg:y2="17.484cm">
                <text:p/>
              </draw:line>
              <draw:line draw:style-name="gr633" draw:text-style-name="P2" draw:layer="layout" svg:x1="17.662cm" svg:y1="17.094cm" svg:x2="18.277cm" svg:y2="17.45cm">
                <text:p/>
              </draw:line>
              <draw:line draw:style-name="gr634" draw:text-style-name="P2" draw:layer="layout" svg:x1="17.721cm" svg:y1="17.06cm" svg:x2="18.336cm" svg:y2="17.416cm">
                <text:p/>
              </draw:line>
              <draw:line draw:style-name="gr635" draw:text-style-name="P2" draw:layer="layout" svg:x1="18.277cm" svg:y1="17.382cm" svg:x2="18.336cm" svg:y2="17.348cm">
                <text:p/>
              </draw:line>
              <draw:line draw:style-name="gr636" draw:text-style-name="P2" draw:layer="layout" svg:x1="18.219cm" svg:y1="17.348cm" svg:x2="18.278cm" svg:y2="17.314cm">
                <text:p/>
              </draw:line>
              <draw:line draw:style-name="gr637" draw:text-style-name="P2" draw:layer="layout" svg:x1="18.16cm" svg:y1="17.314cm" svg:x2="18.219cm" svg:y2="17.28cm">
                <text:p/>
              </draw:line>
              <draw:line draw:style-name="gr638" draw:text-style-name="P2" draw:layer="layout" svg:x1="18.189cm" svg:y1="17.399cm" svg:x2="18.248cm" svg:y2="17.365cm">
                <text:p/>
              </draw:line>
              <draw:line draw:style-name="gr639" draw:text-style-name="P2" draw:layer="layout" svg:x1="18.131cm" svg:y1="17.365cm" svg:x2="18.19cm" svg:y2="17.331cm">
                <text:p/>
              </draw:line>
              <draw:line draw:style-name="gr640" draw:text-style-name="P2" draw:layer="layout" svg:x1="18.072cm" svg:y1="17.331cm" svg:x2="18.131cm" svg:y2="17.297cm">
                <text:p/>
              </draw:line>
              <draw:line draw:style-name="gr641" draw:text-style-name="P2" draw:layer="layout" svg:x1="18.101cm" svg:y1="17.281cm" svg:x2="18.16cm" svg:y2="17.247cm">
                <text:p/>
              </draw:line>
              <draw:line draw:style-name="gr642" draw:text-style-name="P2" draw:layer="layout" svg:x1="18.014cm" svg:y1="17.297cm" svg:x2="18.073cm" svg:y2="17.263cm">
                <text:p/>
              </draw:line>
              <draw:line draw:style-name="gr643" draw:text-style-name="P2" draw:layer="layout" svg:x1="18.043cm" svg:y1="17.247cm" svg:x2="18.102cm" svg:y2="17.213cm">
                <text:p/>
              </draw:line>
              <draw:line draw:style-name="gr644" draw:text-style-name="P2" draw:layer="layout" svg:x1="17.984cm" svg:y1="17.213cm" svg:x2="18.043cm" svg:y2="17.179cm">
                <text:p/>
              </draw:line>
              <draw:line draw:style-name="gr645" draw:text-style-name="P2" draw:layer="layout" svg:x1="17.926cm" svg:y1="17.179cm" svg:x2="17.985cm" svg:y2="17.145cm">
                <text:p/>
              </draw:line>
              <draw:line draw:style-name="gr646" draw:text-style-name="P2" draw:layer="layout" svg:x1="17.955cm" svg:y1="17.263cm" svg:x2="18.014cm" svg:y2="17.229cm">
                <text:p/>
              </draw:line>
              <draw:line draw:style-name="gr647" draw:text-style-name="P2" draw:layer="layout" svg:x1="17.896cm" svg:y1="17.23cm" svg:x2="17.955cm" svg:y2="17.196cm">
                <text:p/>
              </draw:line>
              <draw:line draw:style-name="gr648" draw:text-style-name="P2" draw:layer="layout" svg:x1="17.838cm" svg:y1="17.196cm" svg:x2="17.897cm" svg:y2="17.162cm">
                <text:p/>
              </draw:line>
              <draw:line draw:style-name="gr649" draw:text-style-name="P2" draw:layer="layout" svg:x1="17.867cm" svg:y1="17.145cm" svg:x2="17.926cm" svg:y2="17.111cm">
                <text:p/>
              </draw:line>
              <draw:line draw:style-name="gr650" draw:text-style-name="P2" draw:layer="layout" svg:x1="17.779cm" svg:y1="17.162cm" svg:x2="17.838cm" svg:y2="17.128cm">
                <text:p/>
              </draw:line>
              <draw:line draw:style-name="gr651" draw:text-style-name="P2" draw:layer="layout" svg:x1="17.808cm" svg:y1="17.111cm" svg:x2="17.867cm" svg:y2="17.077cm">
                <text:p/>
              </draw:line>
              <draw:line draw:style-name="gr652" draw:text-style-name="P2" draw:layer="layout" svg:x1="17.75cm" svg:y1="17.077cm" svg:x2="17.809cm" svg:y2="17.043cm">
                <text:p/>
              </draw:line>
              <draw:line draw:style-name="gr653" draw:text-style-name="P2" draw:layer="layout" svg:x1="17.721cm" svg:y1="17.128cm" svg:x2="17.78cm" svg:y2="17.094cm">
                <text:p/>
              </draw:line>
              <draw:line draw:style-name="gr654" draw:text-style-name="P2" draw:layer="layout" svg:x1="18.101cm" svg:y1="17.416cm" svg:x2="18.16cm" svg:y2="17.382cm">
                <text:p/>
              </draw:line>
              <draw:line draw:style-name="gr655" draw:text-style-name="P2" draw:layer="layout" svg:x1="18.043cm" svg:y1="17.382cm" svg:x2="18.102cm" svg:y2="17.348cm">
                <text:p/>
              </draw:line>
              <draw:line draw:style-name="gr656" draw:text-style-name="P2" draw:layer="layout" svg:x1="17.984cm" svg:y1="17.348cm" svg:x2="18.043cm" svg:y2="17.314cm">
                <text:p/>
              </draw:line>
              <draw:line draw:style-name="gr657" draw:text-style-name="P2" draw:layer="layout" svg:x1="17.955cm" svg:y1="17.399cm" svg:x2="18.014cm" svg:y2="17.365cm">
                <text:p/>
              </draw:line>
              <draw:line draw:style-name="gr658" draw:text-style-name="P2" draw:layer="layout" svg:x1="17.896cm" svg:y1="17.365cm" svg:x2="17.955cm" svg:y2="17.331cm">
                <text:p/>
              </draw:line>
              <draw:line draw:style-name="gr659" draw:text-style-name="P2" draw:layer="layout" svg:x1="17.926cm" svg:y1="17.314cm" svg:x2="17.985cm" svg:y2="17.28cm">
                <text:p/>
              </draw:line>
              <draw:line draw:style-name="gr660" draw:text-style-name="P2" draw:layer="layout" svg:x1="17.867cm" svg:y1="17.281cm" svg:x2="17.926cm" svg:y2="17.247cm">
                <text:p/>
              </draw:line>
              <draw:line draw:style-name="gr661" draw:text-style-name="P2" draw:layer="layout" svg:x1="17.808cm" svg:y1="17.247cm" svg:x2="17.867cm" svg:y2="17.213cm">
                <text:p/>
              </draw:line>
              <draw:line draw:style-name="gr662" draw:text-style-name="P2" draw:layer="layout" svg:x1="17.75cm" svg:y1="17.213cm" svg:x2="17.809cm" svg:y2="17.179cm">
                <text:p/>
              </draw:line>
              <draw:line draw:style-name="gr663" draw:text-style-name="P2" draw:layer="layout" svg:x1="17.662cm" svg:y1="17.23cm" svg:x2="17.721cm" svg:y2="17.196cm">
                <text:p/>
              </draw:line>
              <draw:line draw:style-name="gr664" draw:text-style-name="P2" draw:layer="layout" svg:x1="17.691cm" svg:y1="17.179cm" svg:x2="17.75cm" svg:y2="17.145cm">
                <text:p/>
              </draw:line>
              <draw:line draw:style-name="gr665" draw:text-style-name="P2" draw:layer="layout" svg:x1="17.603cm" svg:y1="17.196cm" svg:x2="17.662cm" svg:y2="17.162cm">
                <text:p/>
              </draw:line>
              <draw:line draw:style-name="gr666" draw:text-style-name="P2" draw:layer="layout" svg:x1="18.072cm" svg:y1="17.467cm" svg:x2="18.131cm" svg:y2="17.433cm">
                <text:p/>
              </draw:line>
              <draw:line draw:style-name="gr667" draw:text-style-name="P2" draw:layer="layout" svg:x1="18.014cm" svg:y1="17.433cm" svg:x2="18.073cm" svg:y2="17.399cm">
                <text:p/>
              </draw:line>
              <draw:line draw:style-name="gr668" draw:text-style-name="P2" draw:layer="layout" svg:x1="18.277cm" svg:y1="17.586cm" svg:x2="18.511cm" svg:y2="17.45cm">
                <text:p/>
              </draw:line>
              <draw:line draw:style-name="gr669" draw:text-style-name="P2" draw:layer="layout" svg:x1="18.336cm" svg:y1="17.62cm" svg:x2="18.57cm" svg:y2="17.484cm">
                <text:p/>
              </draw:line>
              <draw:line draw:style-name="gr670" draw:text-style-name="P2" draw:layer="layout" svg:x1="18.395cm" svg:y1="17.45cm" svg:x2="18.571cm" svg:y2="17.552cm">
                <text:p/>
              </draw:line>
              <draw:line draw:style-name="gr671" draw:text-style-name="P2" draw:layer="layout" svg:x1="18.336cm" svg:y1="17.484cm" svg:x2="18.512cm" svg:y2="17.586cm">
                <text:p/>
              </draw:line>
              <draw:line draw:style-name="gr672" draw:text-style-name="P2" draw:layer="layout" svg:x1="18.277cm" svg:y1="17.517cm" svg:x2="18.394cm" svg:y2="17.585cm">
                <text:p/>
              </draw:line>
              <draw:polygon draw:style-name="gr673" draw:text-style-name="P2" draw:layer="layout" svg:width="0.937cm" svg:height="0.609cm" svg:x="17.457cm" svg:y="17.162cm" svg:viewBox="0 0 938 610" draw:points="0,68 0,0 938,542 938,610">
                <text:p/>
              </draw:polygon>
              <draw:polygon draw:style-name="gr674" draw:text-style-name="P2" draw:layer="layout" svg:width="1.259cm" svg:height="0.795cm" svg:x="17.457cm" svg:y="16.975cm" svg:viewBox="0 0 1260 796" draw:points="322,0 1260,542 1260,610 938,796 0,254 0,186">
                <text:p/>
              </draw:polygon>
            </draw:g>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675" draw:text-style-name="P2" draw:layer="layout" svg:width="0.317cm" svg:height="0.2cm" svg:x="15.351cm" svg:y="7.222cm" svg:viewBox="0 0 318 201" svg:d="M0 201c80 0 318-67 318-117s-7-84-87-84c0 50-232 50-231 201z">
              <text:p/>
            </draw:path>
            <draw:g>
              <draw:polygon draw:style-name="gr676" draw:text-style-name="P2" draw:layer="layout" svg:width="0.144cm" svg:height="0.167cm" svg:x="15.234cm" svg:y="7.255cm" svg:viewBox="0 0 145 168" draw:points="0,101 29,0 145,67 116,168">
                <text:p/>
              </draw:polygon>
              <draw:polygon draw:style-name="gr677" draw:text-style-name="P2" draw:layer="layout" svg:width="0.318cm" svg:height="0.183cm" svg:x="15.263cm" svg:y="7.138cm" svg:viewBox="0 0 319 184" draw:points="0,117 58,67 145,17 203,0 319,67 261,84 174,134 116,184">
                <text:p/>
              </draw:polygon>
              <draw:path draw:style-name="gr678" draw:text-style-name="P2" draw:layer="layout" svg:width="0.26cm" svg:height="0.217cm" svg:x="15.35cm" svg:y="7.205cm" svg:viewBox="0 0 261 218" svg:d="M261 67c0-101-58-67-116-33-58 33-116 33-145 184 0 0 116-67 261-151z">
                <text:p/>
              </draw:path>
              <draw:path draw:style-name="gr679" draw:text-style-name="P2" draw:layer="layout" svg:width="0.376cm" svg:height="0.284cm" svg:x="15.234cm" svg:y="7.138cm" svg:viewBox="0 0 377 285" svg:d="M232 0c-58 17-58 17-116 50-29 17-87 34-116 168 58 34 58 34 116 67 33-15 203-117 261-151 0-84-58-84-145-134z">
                <text:p/>
              </draw:path>
            </draw:g>
          </draw:g>
          <draw:g>
            <draw:path draw:style-name="gr680" draw:text-style-name="P2" draw:layer="layout" svg:width="0.521cm" svg:height="0.402cm" svg:x="15.089cm" svg:y="6.417cm" svg:viewBox="0 0 522 403" svg:d="M2 403c79 0 520-17 520-168s-151-235-231-235c0 50-318 34-289 403z">
              <text:p/>
            </draw:path>
            <draw:g>
              <draw:polygon draw:style-name="gr681" draw:text-style-name="P2" draw:layer="layout" svg:width="0.289cm" svg:height="0.234cm" svg:x="14.798cm" svg:y="6.584cm" svg:viewBox="0 0 290 235" draw:points="0,67 0,0 290,168 290,235">
                <text:p/>
              </draw:polygon>
              <draw:polygon draw:style-name="gr682" draw:text-style-name="P2" draw:layer="layout" svg:width="0.289cm" svg:height="0.284cm" svg:x="15.03cm" svg:y="6.333cm" svg:viewBox="0 0 290 285" draw:points="0,117 0,0 290,168 290,285">
                <text:p/>
              </draw:polygon>
              <draw:polygon draw:style-name="gr683" draw:text-style-name="P2" draw:layer="layout" svg:width="0.521cm" svg:height="0.301cm" svg:x="14.798cm" svg:y="6.45cm" svg:viewBox="0 0 522 302" draw:points="0,134 232,0 522,168 290,302">
                <text:p/>
              </draw:polygon>
              <draw:polygon draw:style-name="gr684" draw:text-style-name="P2" draw:layer="layout" svg:width="0.289cm" svg:height="0.284cm" svg:x="15.089cm" svg:y="6.534cm" svg:viewBox="0 0 290 285" draw:points="0,285 0,218 232,84 232,0 290,34 290,117">
                <text:p/>
              </draw:polygon>
              <draw:polygon draw:style-name="gr685" draw:text-style-name="P2" draw:layer="layout" svg:width="0.927cm" svg:height="1.274cm" svg:x="14.479cm" svg:y="5.31cm" svg:viewBox="0 0 928 1275" draw:points="0,738 0,0 928,537 928,1275">
                <text:p/>
              </draw:polygon>
              <draw:polygon draw:style-name="gr686" draw:text-style-name="P2" draw:layer="layout" svg:width="0.869cm" svg:height="1.173cm" svg:x="14.508cm" svg:y="5.36cm" svg:viewBox="0 0 870 1174" draw:points="0,671 0,0 870,503 870,1174">
                <text:p/>
              </draw:polygon>
              <draw:polygon draw:style-name="gr687" draw:text-style-name="P2" draw:layer="layout" svg:width="0.985cm" svg:height="0.569cm" svg:x="14.479cm" svg:y="5.276cm" svg:viewBox="0 0 986 570" draw:points="928,570 0,34 58,0 986,537">
                <text:p/>
              </draw:polygon>
              <draw:polygon draw:style-name="gr688" draw:text-style-name="P2" draw:layer="layout" svg:width="0.057cm" svg:height="0.77cm" svg:x="15.408cm" svg:y="5.813cm" svg:viewBox="0 0 58 771" draw:points="0,771 0,34 58,0 58,738">
                <text:p/>
              </draw:polygon>
              <draw:polygon draw:style-name="gr689" draw:text-style-name="P2" draw:layer="layout" svg:width="0.985cm" svg:height="1.542cm" svg:x="14.479cm" svg:y="5.276cm" svg:viewBox="0 0 986 1543" draw:points="58,0 986,537 986,1275 928,1308 899,1292 899,1375 609,1543 319,1375 319,1308 551,1174 551,1090 0,771 0,34">
                <text:p/>
              </draw:polygon>
            </draw:g>
          </draw:g>
          <draw:g>
            <draw:path draw:style-name="gr690" draw:text-style-name="P2" draw:layer="layout" svg:width="0.377cm" svg:height="0.2cm" svg:x="14.972cm" svg:y="7.037cm" svg:viewBox="0 0 378 201" svg:d="M2 201c80 0 376-84 376-134s-7-67-87-67c0 50-319 34-289 201z">
              <text:p/>
            </draw:path>
            <draw:g>
              <draw:polygon draw:style-name="gr691" draw:text-style-name="P2" draw:layer="layout" svg:width="1.247cm" svg:height="0.72cm" svg:x="14.044cm" svg:y="6.467cm" svg:viewBox="0 0 1248 721" draw:points="928,721 0,184 319,0 1248,537">
                <text:p/>
              </draw:polygon>
              <draw:polygon draw:style-name="gr692" draw:text-style-name="P3" draw:layer="layout" svg:width="0.84cm" svg:height="0.485cm" svg:x="14.131cm" svg:y="6.517cm" svg:viewBox="0 0 841 486" draw:points="0,134 232,0 841,352 609,486">
                <text:p/>
              </draw:polygon>
              <draw:polygon draw:style-name="gr693" draw:text-style-name="P3" draw:layer="layout" svg:width="0.405cm" svg:height="0.234cm" svg:x="14.798cm" svg:y="6.903cm" svg:viewBox="0 0 406 235" draw:points="0,134 232,0 406,101 174,235">
                <text:p/>
              </draw:polygon>
              <draw:polygon draw:style-name="gr694" draw:text-style-name="P2" draw:layer="layout" svg:width="0.318cm" svg:height="0.251cm" svg:x="14.972cm" svg:y="7.004cm" svg:viewBox="0 0 319 252" draw:points="0,252 0,184 319,0 319,67">
                <text:p/>
              </draw:polygon>
              <draw:line draw:style-name="gr695" draw:text-style-name="P2" draw:layer="layout" svg:x1="14.189cm" svg:y1="6.618cm" svg:x2="14.798cm" svg:y2="6.97cm">
                <text:p/>
              </draw:line>
              <draw:line draw:style-name="gr696" draw:text-style-name="P2" draw:layer="layout" svg:x1="14.247cm" svg:y1="6.584cm" svg:x2="14.856cm" svg:y2="6.936cm">
                <text:p/>
              </draw:line>
              <draw:line draw:style-name="gr697" draw:text-style-name="P2" draw:layer="layout" svg:x1="14.305cm" svg:y1="6.551cm" svg:x2="14.914cm" svg:y2="6.903cm">
                <text:p/>
              </draw:line>
              <draw:line draw:style-name="gr698" draw:text-style-name="P2" draw:layer="layout" svg:x1="14.856cm" svg:y1="6.87cm" svg:x2="14.914cm" svg:y2="6.836cm">
                <text:p/>
              </draw:line>
              <draw:line draw:style-name="gr699" draw:text-style-name="P2" draw:layer="layout" svg:x1="14.798cm" svg:y1="6.836cm" svg:x2="14.856cm" svg:y2="6.802cm">
                <text:p/>
              </draw:line>
              <draw:line draw:style-name="gr700" draw:text-style-name="P2" draw:layer="layout" svg:x1="14.74cm" svg:y1="6.803cm" svg:x2="14.798cm" svg:y2="6.769cm">
                <text:p/>
              </draw:line>
              <draw:line draw:style-name="gr701" draw:text-style-name="P2" draw:layer="layout" svg:x1="14.769cm" svg:y1="6.887cm" svg:x2="14.827cm" svg:y2="6.853cm">
                <text:p/>
              </draw:line>
              <draw:line draw:style-name="gr702" draw:text-style-name="P2" draw:layer="layout" svg:x1="14.712cm" svg:y1="6.853cm" svg:x2="14.77cm" svg:y2="6.819cm">
                <text:p/>
              </draw:line>
              <draw:line draw:style-name="gr703" draw:text-style-name="P2" draw:layer="layout" svg:x1="14.653cm" svg:y1="6.82cm" svg:x2="14.711cm" svg:y2="6.786cm">
                <text:p/>
              </draw:line>
              <draw:line draw:style-name="gr704" draw:text-style-name="P2" draw:layer="layout" svg:x1="14.683cm" svg:y1="6.769cm" svg:x2="14.741cm" svg:y2="6.735cm">
                <text:p/>
              </draw:line>
              <draw:line draw:style-name="gr705" draw:text-style-name="P2" draw:layer="layout" svg:x1="14.595cm" svg:y1="6.786cm" svg:x2="14.653cm" svg:y2="6.752cm">
                <text:p/>
              </draw:line>
              <draw:line draw:style-name="gr706" draw:text-style-name="P2" draw:layer="layout" svg:x1="14.624cm" svg:y1="6.736cm" svg:x2="14.682cm" svg:y2="6.702cm">
                <text:p/>
              </draw:line>
              <draw:line draw:style-name="gr707" draw:text-style-name="P2" draw:layer="layout" svg:x1="14.566cm" svg:y1="6.702cm" svg:x2="14.624cm" svg:y2="6.668cm">
                <text:p/>
              </draw:line>
              <draw:line draw:style-name="gr708" draw:text-style-name="P2" draw:layer="layout" svg:x1="14.508cm" svg:y1="6.669cm" svg:x2="14.566cm" svg:y2="6.635cm">
                <text:p/>
              </draw:line>
              <draw:line draw:style-name="gr709" draw:text-style-name="P2" draw:layer="layout" svg:x1="14.537cm" svg:y1="6.753cm" svg:x2="14.595cm" svg:y2="6.719cm">
                <text:p/>
              </draw:line>
              <draw:line draw:style-name="gr710" draw:text-style-name="P2" draw:layer="layout" svg:x1="14.479cm" svg:y1="6.719cm" svg:x2="14.537cm" svg:y2="6.685cm">
                <text:p/>
              </draw:line>
              <draw:line draw:style-name="gr711" draw:text-style-name="P2" draw:layer="layout" svg:x1="14.421cm" svg:y1="6.685cm" svg:x2="14.479cm" svg:y2="6.651cm">
                <text:p/>
              </draw:line>
              <draw:line draw:style-name="gr712" draw:text-style-name="P2" draw:layer="layout" svg:x1="14.45cm" svg:y1="6.635cm" svg:x2="14.508cm" svg:y2="6.601cm">
                <text:p/>
              </draw:line>
              <draw:line draw:style-name="gr713" draw:text-style-name="P2" draw:layer="layout" svg:x1="14.363cm" svg:y1="6.652cm" svg:x2="14.421cm" svg:y2="6.618cm">
                <text:p/>
              </draw:line>
              <draw:line draw:style-name="gr714" draw:text-style-name="P2" draw:layer="layout" svg:x1="14.392cm" svg:y1="6.602cm" svg:x2="14.45cm" svg:y2="6.568cm">
                <text:p/>
              </draw:line>
              <draw:line draw:style-name="gr715" draw:text-style-name="P2" draw:layer="layout" svg:x1="14.334cm" svg:y1="6.568cm" svg:x2="14.392cm" svg:y2="6.534cm">
                <text:p/>
              </draw:line>
              <draw:line draw:style-name="gr716" draw:text-style-name="P2" draw:layer="layout" svg:x1="14.305cm" svg:y1="6.618cm" svg:x2="14.363cm" svg:y2="6.584cm">
                <text:p/>
              </draw:line>
              <draw:line draw:style-name="gr717" draw:text-style-name="P2" draw:layer="layout" svg:x1="14.683cm" svg:y1="6.903cm" svg:x2="14.741cm" svg:y2="6.869cm">
                <text:p/>
              </draw:line>
              <draw:line draw:style-name="gr718" draw:text-style-name="P2" draw:layer="layout" svg:x1="14.624cm" svg:y1="6.87cm" svg:x2="14.682cm" svg:y2="6.836cm">
                <text:p/>
              </draw:line>
              <draw:line draw:style-name="gr719" draw:text-style-name="P2" draw:layer="layout" svg:x1="14.566cm" svg:y1="6.836cm" svg:x2="14.624cm" svg:y2="6.802cm">
                <text:p/>
              </draw:line>
              <draw:line draw:style-name="gr720" draw:text-style-name="P2" draw:layer="layout" svg:x1="14.537cm" svg:y1="6.887cm" svg:x2="14.595cm" svg:y2="6.853cm">
                <text:p/>
              </draw:line>
              <draw:line draw:style-name="gr721" draw:text-style-name="P2" draw:layer="layout" svg:x1="14.479cm" svg:y1="6.853cm" svg:x2="14.537cm" svg:y2="6.819cm">
                <text:p/>
              </draw:line>
              <draw:line draw:style-name="gr722" draw:text-style-name="P2" draw:layer="layout" svg:x1="14.508cm" svg:y1="6.803cm" svg:x2="14.566cm" svg:y2="6.769cm">
                <text:p/>
              </draw:line>
              <draw:line draw:style-name="gr723" draw:text-style-name="P2" draw:layer="layout" svg:x1="14.45cm" svg:y1="6.769cm" svg:x2="14.508cm" svg:y2="6.735cm">
                <text:p/>
              </draw:line>
              <draw:line draw:style-name="gr724" draw:text-style-name="P2" draw:layer="layout" svg:x1="14.392cm" svg:y1="6.736cm" svg:x2="14.45cm" svg:y2="6.702cm">
                <text:p/>
              </draw:line>
              <draw:line draw:style-name="gr725" draw:text-style-name="P2" draw:layer="layout" svg:x1="14.334cm" svg:y1="6.702cm" svg:x2="14.392cm" svg:y2="6.668cm">
                <text:p/>
              </draw:line>
              <draw:line draw:style-name="gr726" draw:text-style-name="P2" draw:layer="layout" svg:x1="14.247cm" svg:y1="6.719cm" svg:x2="14.305cm" svg:y2="6.685cm">
                <text:p/>
              </draw:line>
              <draw:line draw:style-name="gr727" draw:text-style-name="P2" draw:layer="layout" svg:x1="14.276cm" svg:y1="6.669cm" svg:x2="14.334cm" svg:y2="6.635cm">
                <text:p/>
              </draw:line>
              <draw:line draw:style-name="gr728" draw:text-style-name="P2" draw:layer="layout" svg:x1="14.189cm" svg:y1="6.685cm" svg:x2="14.247cm" svg:y2="6.651cm">
                <text:p/>
              </draw:line>
              <draw:line draw:style-name="gr729" draw:text-style-name="P2" draw:layer="layout" svg:x1="14.653cm" svg:y1="6.954cm" svg:x2="14.711cm" svg:y2="6.92cm">
                <text:p/>
              </draw:line>
              <draw:line draw:style-name="gr730" draw:text-style-name="P2" draw:layer="layout" svg:x1="14.595cm" svg:y1="6.92cm" svg:x2="14.653cm" svg:y2="6.886cm">
                <text:p/>
              </draw:line>
              <draw:line draw:style-name="gr731" draw:text-style-name="P2" draw:layer="layout" svg:x1="14.856cm" svg:y1="7.071cm" svg:x2="15.088cm" svg:y2="6.937cm">
                <text:p/>
              </draw:line>
              <draw:line draw:style-name="gr732" draw:text-style-name="P2" draw:layer="layout" svg:x1="14.914cm" svg:y1="7.104cm" svg:x2="15.146cm" svg:y2="6.97cm">
                <text:p/>
              </draw:line>
              <draw:line draw:style-name="gr733" draw:text-style-name="P2" draw:layer="layout" svg:x1="14.972cm" svg:y1="6.937cm" svg:x2="15.146cm" svg:y2="7.038cm">
                <text:p/>
              </draw:line>
              <draw:line draw:style-name="gr734" draw:text-style-name="P2" draw:layer="layout" svg:x1="14.914cm" svg:y1="6.97cm" svg:x2="15.088cm" svg:y2="7.071cm">
                <text:p/>
              </draw:line>
              <draw:line draw:style-name="gr735" draw:text-style-name="P2" draw:layer="layout" svg:x1="14.856cm" svg:y1="7.004cm" svg:x2="14.972cm" svg:y2="7.071cm">
                <text:p/>
              </draw:line>
              <draw:polygon draw:style-name="gr736" draw:text-style-name="P2" draw:layer="layout" svg:width="0.927cm" svg:height="0.603cm" svg:x="14.044cm" svg:y="6.651cm" svg:viewBox="0 0 928 604" draw:points="0,67 0,0 928,537 928,604">
                <text:p/>
              </draw:polygon>
              <draw:polygon draw:style-name="gr737" draw:text-style-name="P2" draw:layer="layout" svg:width="1.247cm" svg:height="0.787cm" svg:x="14.044cm" svg:y="6.467cm" svg:viewBox="0 0 1248 788" draw:points="319,0 1248,537 1248,604 928,788 0,252 0,184">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738" draw:text-style-name="P2" draw:layer="layout" svg:width="0.32cm" svg:height="0.202cm" svg:x="18.777cm" svg:y="7.274cm" svg:viewBox="0 0 321 203" svg:d="M0 203c81 0 321-67 321-118s-7-85-88-85c0 51-234 51-233 203z">
              <text:p/>
            </draw:path>
            <draw:g>
              <draw:polygon draw:style-name="gr739" draw:text-style-name="P2" draw:layer="layout" svg:width="0.145cm" svg:height="0.169cm" svg:x="18.658cm" svg:y="7.308cm" svg:viewBox="0 0 146 170" draw:points="0,102 29,0 146,68 117,170">
                <text:p/>
              </draw:polygon>
              <draw:polygon draw:style-name="gr740" draw:text-style-name="P2" draw:layer="layout" svg:width="0.321cm" svg:height="0.185cm" svg:x="18.688cm" svg:y="7.189cm" svg:viewBox="0 0 322 186" draw:points="0,118 59,68 146,17 205,0 322,68 264,85 176,136 117,186">
                <text:p/>
              </draw:polygon>
              <draw:path draw:style-name="gr741" draw:text-style-name="P2" draw:layer="layout" svg:width="0.263cm" svg:height="0.219cm" svg:x="18.776cm" svg:y="7.257cm" svg:viewBox="0 0 264 220" svg:d="M264 68c0-102-59-68-118-34-58 34-117 34-146 186 0 0 117-68 264-152z">
                <text:p/>
              </draw:path>
              <draw:path draw:style-name="gr742" draw:text-style-name="P2" draw:layer="layout" svg:width="0.38cm" svg:height="0.287cm" svg:x="18.658cm" svg:y="7.189cm" svg:viewBox="0 0 381 288" svg:d="M234 0c-58 17-58 17-117 51-29 17-88 34-117 169 59 34 59 34 117 68 34-15 205-118 264-152 0-85-59-85-147-136z">
                <text:p/>
              </draw:path>
            </draw:g>
          </draw:g>
          <draw:g>
            <draw:path draw:style-name="gr743" draw:text-style-name="P2" draw:layer="layout" svg:width="0.526cm" svg:height="0.405cm" svg:x="18.512cm" svg:y="6.461cm" svg:viewBox="0 0 527 406" svg:d="M2 406c80 0 525-17 525-169s-152-237-233-237c0 51-322 34-292 406z">
              <text:p/>
            </draw:path>
            <draw:g>
              <draw:polygon draw:style-name="gr744" draw:text-style-name="P2" draw:layer="layout" svg:width="0.292cm" svg:height="0.236cm" svg:x="18.219cm" svg:y="6.63cm" svg:viewBox="0 0 293 237" draw:points="0,68 0,0 293,170 293,237">
                <text:p/>
              </draw:polygon>
              <draw:polygon draw:style-name="gr745" draw:text-style-name="P2" draw:layer="layout" svg:width="0.292cm" svg:height="0.287cm" svg:x="18.453cm" svg:y="6.376cm" svg:viewBox="0 0 293 288" draw:points="0,118 0,0 293,170 293,288">
                <text:p/>
              </draw:polygon>
              <draw:polygon draw:style-name="gr746" draw:text-style-name="P2" draw:layer="layout" svg:width="0.526cm" svg:height="0.304cm" svg:x="18.219cm" svg:y="6.495cm" svg:viewBox="0 0 527 305" draw:points="0,136 234,0 527,170 293,305">
                <text:p/>
              </draw:polygon>
              <draw:line draw:style-name="gr747" draw:text-style-name="P2" draw:layer="layout" svg:x1="18.453cm" svg:y1="6.495cm" svg:x2="18.746cm" svg:y2="6.665cm">
                <text:p/>
              </draw:line>
              <draw:polygon draw:style-name="gr748" draw:text-style-name="P2" draw:layer="layout" svg:width="0.292cm" svg:height="0.287cm" svg:x="18.512cm" svg:y="6.579cm" svg:viewBox="0 0 293 288" draw:points="0,288 0,220 234,85 234,0 293,34 293,118">
                <text:p/>
              </draw:polygon>
              <draw:polygon draw:style-name="gr749" draw:text-style-name="P2" draw:layer="layout" svg:width="0.937cm" svg:height="1.286cm" svg:x="17.896cm" svg:y="5.343cm" svg:viewBox="0 0 938 1287" draw:points="0,745 0,0 938,542 938,1287">
                <text:p/>
              </draw:polygon>
              <draw:polygon draw:style-name="gr750" draw:text-style-name="P2" draw:layer="layout" svg:width="0.878cm" svg:height="1.185cm" svg:x="17.926cm" svg:y="5.394cm" svg:viewBox="0 0 879 1186" draw:points="0,677 0,0 879,508 879,1186">
                <text:p/>
              </draw:polygon>
              <draw:polygon draw:style-name="gr751" draw:text-style-name="P2" draw:layer="layout" svg:width="0.995cm" svg:height="0.575cm" svg:x="17.896cm" svg:y="5.309cm" svg:viewBox="0 0 996 576" draw:points="938,576 0,34 59,0 996,542">
                <text:p/>
              </draw:polygon>
              <draw:polygon draw:style-name="gr752" draw:text-style-name="P2" draw:layer="layout" svg:width="0.058cm" svg:height="0.778cm" svg:x="18.834cm" svg:y="5.851cm" svg:viewBox="0 0 59 779" draw:points="0,779 0,34 59,0 59,745">
                <text:p/>
              </draw:polygon>
              <draw:polygon draw:style-name="gr753" draw:text-style-name="P2" draw:layer="layout" svg:width="0.995cm" svg:height="1.557cm" svg:x="17.896cm" svg:y="5.309cm" svg:viewBox="0 0 996 1558" draw:points="59,0 996,542 996,1287 938,1321 908,1304 908,1389 615,1558 322,1389 322,1321 557,1186 557,1101 0,779 0,34">
                <text:p/>
              </draw:polygon>
            </draw:g>
          </draw:g>
          <draw:g>
            <draw:path draw:style-name="gr754" draw:text-style-name="P2" draw:layer="layout" svg:width="0.381cm" svg:height="0.202cm" svg:x="18.394cm" svg:y="7.087cm" svg:viewBox="0 0 382 203" svg:d="M2 203c81 0 380-85 380-135 0-51-8-68-88-68 0 51-323 34-292 203z">
              <text:p/>
            </draw:path>
            <draw:g>
              <draw:polygon draw:style-name="gr755" draw:text-style-name="P2" draw:layer="layout" svg:width="1.259cm" svg:height="0.727cm" svg:x="17.457cm" svg:y="6.511cm" svg:viewBox="0 0 1260 728" draw:points="938,728 0,186 322,0 1260,542">
                <text:p/>
              </draw:polygon>
              <draw:polygon draw:style-name="gr756" draw:text-style-name="P3" draw:layer="layout" svg:width="0.849cm" svg:height="0.49cm" svg:x="17.545cm" svg:y="6.562cm" svg:viewBox="0 0 850 491" draw:points="0,136 234,0 850,356 615,491">
                <text:p/>
              </draw:polygon>
              <draw:polygon draw:style-name="gr757" draw:text-style-name="P3" draw:layer="layout" svg:width="0.409cm" svg:height="0.236cm" svg:x="18.219cm" svg:y="6.952cm" svg:viewBox="0 0 410 237" draw:points="0,136 234,0 410,102 176,237">
                <text:p/>
              </draw:polygon>
              <draw:polygon draw:style-name="gr758" draw:text-style-name="P2" draw:layer="layout" svg:width="0.321cm" svg:height="0.253cm" svg:x="18.395cm" svg:y="7.053cm" svg:viewBox="0 0 322 254" draw:points="0,254 0,186 322,0 322,68">
                <text:p/>
              </draw:polygon>
              <draw:line draw:style-name="gr759" draw:text-style-name="P2" draw:layer="layout" svg:x1="17.603cm" svg:y1="6.664cm" svg:x2="18.218cm" svg:y2="7.02cm">
                <text:p/>
              </draw:line>
              <draw:line draw:style-name="gr760" draw:text-style-name="P2" draw:layer="layout" svg:x1="17.662cm" svg:y1="6.63cm" svg:x2="18.277cm" svg:y2="6.986cm">
                <text:p/>
              </draw:line>
              <draw:line draw:style-name="gr761" draw:text-style-name="P2" draw:layer="layout" svg:x1="17.721cm" svg:y1="6.596cm" svg:x2="18.336cm" svg:y2="6.952cm">
                <text:p/>
              </draw:line>
              <draw:line draw:style-name="gr762" draw:text-style-name="P2" draw:layer="layout" svg:x1="18.277cm" svg:y1="6.918cm" svg:x2="18.336cm" svg:y2="6.884cm">
                <text:p/>
              </draw:line>
              <draw:line draw:style-name="gr763" draw:text-style-name="P2" draw:layer="layout" svg:x1="18.219cm" svg:y1="6.884cm" svg:x2="18.278cm" svg:y2="6.85cm">
                <text:p/>
              </draw:line>
              <draw:line draw:style-name="gr764" draw:text-style-name="P2" draw:layer="layout" svg:x1="18.16cm" svg:y1="6.85cm" svg:x2="18.219cm" svg:y2="6.816cm">
                <text:p/>
              </draw:line>
              <draw:line draw:style-name="gr765" draw:text-style-name="P2" draw:layer="layout" svg:x1="18.189cm" svg:y1="6.935cm" svg:x2="18.248cm" svg:y2="6.901cm">
                <text:p/>
              </draw:line>
              <draw:line draw:style-name="gr766" draw:text-style-name="P2" draw:layer="layout" svg:x1="18.131cm" svg:y1="6.901cm" svg:x2="18.19cm" svg:y2="6.867cm">
                <text:p/>
              </draw:line>
              <draw:line draw:style-name="gr767" draw:text-style-name="P2" draw:layer="layout" svg:x1="18.072cm" svg:y1="6.867cm" svg:x2="18.131cm" svg:y2="6.833cm">
                <text:p/>
              </draw:line>
              <draw:line draw:style-name="gr768" draw:text-style-name="P2" draw:layer="layout" svg:x1="18.101cm" svg:y1="6.817cm" svg:x2="18.16cm" svg:y2="6.783cm">
                <text:p/>
              </draw:line>
              <draw:line draw:style-name="gr769" draw:text-style-name="P2" draw:layer="layout" svg:x1="18.014cm" svg:y1="6.833cm" svg:x2="18.073cm" svg:y2="6.799cm">
                <text:p/>
              </draw:line>
              <draw:line draw:style-name="gr770" draw:text-style-name="P2" draw:layer="layout" svg:x1="18.043cm" svg:y1="6.783cm" svg:x2="18.102cm" svg:y2="6.749cm">
                <text:p/>
              </draw:line>
              <draw:line draw:style-name="gr771" draw:text-style-name="P2" draw:layer="layout" svg:x1="17.984cm" svg:y1="6.749cm" svg:x2="18.043cm" svg:y2="6.715cm">
                <text:p/>
              </draw:line>
              <draw:line draw:style-name="gr772" draw:text-style-name="P2" draw:layer="layout" svg:x1="17.926cm" svg:y1="6.715cm" svg:x2="17.985cm" svg:y2="6.681cm">
                <text:p/>
              </draw:line>
              <draw:line draw:style-name="gr773" draw:text-style-name="P2" draw:layer="layout" svg:x1="17.955cm" svg:y1="6.799cm" svg:x2="18.014cm" svg:y2="6.765cm">
                <text:p/>
              </draw:line>
              <draw:line draw:style-name="gr774" draw:text-style-name="P2" draw:layer="layout" svg:x1="17.896cm" svg:y1="6.766cm" svg:x2="17.955cm" svg:y2="6.732cm">
                <text:p/>
              </draw:line>
              <draw:line draw:style-name="gr775" draw:text-style-name="P2" draw:layer="layout" svg:x1="17.838cm" svg:y1="6.732cm" svg:x2="17.897cm" svg:y2="6.698cm">
                <text:p/>
              </draw:line>
              <draw:line draw:style-name="gr776" draw:text-style-name="P2" draw:layer="layout" svg:x1="17.867cm" svg:y1="6.681cm" svg:x2="17.926cm" svg:y2="6.647cm">
                <text:p/>
              </draw:line>
              <draw:line draw:style-name="gr777" draw:text-style-name="P2" draw:layer="layout" svg:x1="17.779cm" svg:y1="6.698cm" svg:x2="17.838cm" svg:y2="6.664cm">
                <text:p/>
              </draw:line>
              <draw:line draw:style-name="gr778" draw:text-style-name="P2" draw:layer="layout" svg:x1="17.808cm" svg:y1="6.647cm" svg:x2="17.867cm" svg:y2="6.613cm">
                <text:p/>
              </draw:line>
              <draw:line draw:style-name="gr779" draw:text-style-name="P2" draw:layer="layout" svg:x1="17.75cm" svg:y1="6.613cm" svg:x2="17.809cm" svg:y2="6.579cm">
                <text:p/>
              </draw:line>
              <draw:line draw:style-name="gr780" draw:text-style-name="P2" draw:layer="layout" svg:x1="17.721cm" svg:y1="6.664cm" svg:x2="17.78cm" svg:y2="6.63cm">
                <text:p/>
              </draw:line>
              <draw:line draw:style-name="gr781" draw:text-style-name="P2" draw:layer="layout" svg:x1="18.101cm" svg:y1="6.952cm" svg:x2="18.16cm" svg:y2="6.918cm">
                <text:p/>
              </draw:line>
              <draw:line draw:style-name="gr782" draw:text-style-name="P2" draw:layer="layout" svg:x1="18.043cm" svg:y1="6.918cm" svg:x2="18.102cm" svg:y2="6.884cm">
                <text:p/>
              </draw:line>
              <draw:line draw:style-name="gr783" draw:text-style-name="P2" draw:layer="layout" svg:x1="17.984cm" svg:y1="6.884cm" svg:x2="18.043cm" svg:y2="6.85cm">
                <text:p/>
              </draw:line>
              <draw:line draw:style-name="gr784" draw:text-style-name="P2" draw:layer="layout" svg:x1="17.955cm" svg:y1="6.935cm" svg:x2="18.014cm" svg:y2="6.901cm">
                <text:p/>
              </draw:line>
              <draw:line draw:style-name="gr785" draw:text-style-name="P2" draw:layer="layout" svg:x1="17.896cm" svg:y1="6.901cm" svg:x2="17.955cm" svg:y2="6.867cm">
                <text:p/>
              </draw:line>
              <draw:line draw:style-name="gr786" draw:text-style-name="P2" draw:layer="layout" svg:x1="17.926cm" svg:y1="6.85cm" svg:x2="17.985cm" svg:y2="6.816cm">
                <text:p/>
              </draw:line>
              <draw:line draw:style-name="gr787" draw:text-style-name="P2" draw:layer="layout" svg:x1="17.867cm" svg:y1="6.817cm" svg:x2="17.926cm" svg:y2="6.783cm">
                <text:p/>
              </draw:line>
              <draw:line draw:style-name="gr788" draw:text-style-name="P2" draw:layer="layout" svg:x1="17.808cm" svg:y1="6.783cm" svg:x2="17.867cm" svg:y2="6.749cm">
                <text:p/>
              </draw:line>
              <draw:line draw:style-name="gr789" draw:text-style-name="P2" draw:layer="layout" svg:x1="17.75cm" svg:y1="6.749cm" svg:x2="17.809cm" svg:y2="6.715cm">
                <text:p/>
              </draw:line>
              <draw:line draw:style-name="gr790" draw:text-style-name="P2" draw:layer="layout" svg:x1="17.662cm" svg:y1="6.766cm" svg:x2="17.721cm" svg:y2="6.732cm">
                <text:p/>
              </draw:line>
              <draw:line draw:style-name="gr791" draw:text-style-name="P2" draw:layer="layout" svg:x1="17.691cm" svg:y1="6.715cm" svg:x2="17.75cm" svg:y2="6.681cm">
                <text:p/>
              </draw:line>
              <draw:line draw:style-name="gr792" draw:text-style-name="P2" draw:layer="layout" svg:x1="17.603cm" svg:y1="6.732cm" svg:x2="17.662cm" svg:y2="6.698cm">
                <text:p/>
              </draw:line>
              <draw:line draw:style-name="gr793" draw:text-style-name="P2" draw:layer="layout" svg:x1="18.072cm" svg:y1="7.003cm" svg:x2="18.131cm" svg:y2="6.969cm">
                <text:p/>
              </draw:line>
              <draw:line draw:style-name="gr794" draw:text-style-name="P2" draw:layer="layout" svg:x1="18.014cm" svg:y1="6.969cm" svg:x2="18.073cm" svg:y2="6.935cm">
                <text:p/>
              </draw:line>
              <draw:line draw:style-name="gr795" draw:text-style-name="P2" draw:layer="layout" svg:x1="18.277cm" svg:y1="7.122cm" svg:x2="18.511cm" svg:y2="6.986cm">
                <text:p/>
              </draw:line>
              <draw:line draw:style-name="gr796" draw:text-style-name="P2" draw:layer="layout" svg:x1="18.336cm" svg:y1="7.156cm" svg:x2="18.57cm" svg:y2="7.02cm">
                <text:p/>
              </draw:line>
              <draw:line draw:style-name="gr797" draw:text-style-name="P2" draw:layer="layout" svg:x1="18.395cm" svg:y1="6.986cm" svg:x2="18.571cm" svg:y2="7.088cm">
                <text:p/>
              </draw:line>
              <draw:line draw:style-name="gr798" draw:text-style-name="P2" draw:layer="layout" svg:x1="18.336cm" svg:y1="7.02cm" svg:x2="18.512cm" svg:y2="7.122cm">
                <text:p/>
              </draw:line>
              <draw:line draw:style-name="gr799" draw:text-style-name="P2" draw:layer="layout" svg:x1="18.277cm" svg:y1="7.053cm" svg:x2="18.394cm" svg:y2="7.121cm">
                <text:p/>
              </draw:line>
              <draw:polygon draw:style-name="gr800" draw:text-style-name="P2" draw:layer="layout" svg:width="0.937cm" svg:height="0.609cm" svg:x="17.457cm" svg:y="6.698cm" svg:viewBox="0 0 938 610" draw:points="0,68 0,0 938,542 938,610">
                <text:p/>
              </draw:polygon>
              <draw:polygon draw:style-name="gr801" draw:text-style-name="P2" draw:layer="layout" svg:width="1.259cm" svg:height="0.795cm" svg:x="17.457cm" svg:y="6.511cm" svg:viewBox="0 0 1260 796" draw:points="322,0 1260,542 1260,610 938,796 0,254 0,186">
                <text:p/>
              </draw:polygon>
            </draw:g>
          </draw:g>
        </draw:g>
        <draw:g xml:id="id13" draw:id="id13">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802" draw:text-style-name="P2" draw:layer="layout" svg:width="1.303cm" svg:height="0.869cm" svg:x="10.015cm" svg:y="9.783cm" svg:viewBox="0 0 1304 870" svg:d="M0 870c276 0 1304-290 1304-522s-25-348-301-348c0 174-1003 637-1003 870z">
            <text:p/>
          </draw:path>
          <draw:g>
            <draw:polygon draw:style-name="gr803" draw:text-style-name="P2" draw:layer="layout" svg:width="2.206cm" svg:height="1.739cm" svg:x="7.808cm" svg:y="8.913cm" svg:viewBox="0 0 2207 1740" draw:points="0,464 0,0 2207,1276 2207,1740">
              <text:p/>
            </draw:polygon>
            <draw:polygon draw:style-name="gr804" draw:text-style-name="P2" draw:layer="layout" svg:width="1.002cm" svg:height="1.043cm" svg:x="10.015cm" svg:y="9.609cm" svg:viewBox="0 0 1003 1044" draw:points="0,1044 0,580 1003,0 1003,464">
              <text:p/>
            </draw:polygon>
            <draw:polygon draw:style-name="gr805" draw:text-style-name="P2" draw:layer="layout" svg:width="3.21cm" svg:height="1.855cm" svg:x="7.808cm" svg:y="8.333cm" svg:viewBox="0 0 3211 1856" draw:points="2207,1856 0,580 1003,0 3211,1276">
              <text:p/>
            </draw:polygon>
            <draw:polygon draw:style-name="gr806" draw:text-style-name="P2" draw:layer="layout" svg:width="0.2cm" svg:height="0.347cm" svg:x="9.714cm" svg:y="10.131cm" svg:viewBox="0 0 201 348" draw:points="0,232 0,0 201,116 201,348">
              <text:p/>
            </draw:polygon>
            <draw:polygon draw:style-name="gr807" draw:text-style-name="P2" draw:layer="layout" svg:width="3.21cm" svg:height="2.319cm" svg:x="7.808cm" svg:y="8.333cm" svg:viewBox="0 0 3211 2320" draw:points="0,1044 0,580 1003,0 3211,1276 3211,1740 2207,2320">
              <text:p/>
            </draw:polygon>
            <draw:polygon draw:style-name="gr808" draw:text-style-name="P2" draw:layer="layout" svg:width="0.099cm" svg:height="0.173cm" svg:x="8.009cm" svg:y="9.203cm" svg:viewBox="0 0 100 174" draw:points="0,116 0,0 100,58 100,174">
              <text:p/>
            </draw:polygon>
            <draw:polygon draw:style-name="gr809" draw:text-style-name="P2" draw:layer="layout" svg:width="0.099cm" svg:height="0.173cm" svg:x="8.209cm" svg:y="9.319cm" svg:viewBox="0 0 100 174" draw:points="0,116 0,0 100,58 100,174">
              <text:p/>
            </draw:polygon>
            <draw:polygon draw:style-name="gr810" draw:text-style-name="P2" draw:layer="layout" svg:width="0.099cm" svg:height="0.173cm" svg:x="8.41cm" svg:y="9.435cm" svg:viewBox="0 0 100 174" draw:points="0,116 0,0 100,58 100,174">
              <text:p/>
            </draw:polygon>
            <draw:polygon draw:style-name="gr811" draw:text-style-name="P2" draw:layer="layout" svg:width="0.099cm" svg:height="0.173cm" svg:x="8.611cm" svg:y="9.551cm" svg:viewBox="0 0 100 174" draw:points="0,116 0,0 100,58 100,174">
              <text:p/>
            </draw:polygon>
            <draw:polygon draw:style-name="gr812" draw:text-style-name="P2" draw:layer="layout" svg:width="0.099cm" svg:height="0.173cm" svg:x="8.811cm" svg:y="9.667cm" svg:viewBox="0 0 100 174" draw:points="0,116 0,0 100,58 100,174">
              <text:p/>
            </draw:polygon>
            <draw:polygon draw:style-name="gr813" draw:text-style-name="P2" draw:layer="layout" svg:width="0.099cm" svg:height="0.173cm" svg:x="9.012cm" svg:y="9.783cm" svg:viewBox="0 0 100 174" draw:points="0,116 0,0 100,58 100,174">
              <text:p/>
            </draw:polygon>
            <draw:polygon draw:style-name="gr814" draw:text-style-name="P2" draw:layer="layout" svg:width="0.099cm" svg:height="0.173cm" svg:x="9.213cm" svg:y="9.899cm" svg:viewBox="0 0 100 174" draw:points="0,116 0,0 100,58 100,174">
              <text:p/>
            </draw:polygon>
            <draw:polygon draw:style-name="gr815" draw:text-style-name="P2" draw:layer="layout" svg:width="0.099cm" svg:height="0.173cm" svg:x="9.413cm" svg:y="10.015cm" svg:viewBox="0 0 100 174" draw:points="0,116 0,0 100,58 100,174">
              <text:p/>
            </draw:polygon>
          </draw:g>
        </draw:g>
        <draw:g xml:id="id10" draw:id="id10">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816" draw:text-style-name="P2" draw:layer="layout" svg:width="1.303cm" svg:height="0.869cm" svg:x="10.015cm" svg:y="14.389cm" svg:viewBox="0 0 1304 870" svg:d="M0 870c276 0 1304-290 1304-522s-25-348-301-348c0 174-1003 637-1003 870z">
            <text:p/>
          </draw:path>
          <draw:g>
            <draw:polygon draw:style-name="gr817" draw:text-style-name="P2" draw:layer="layout" svg:width="2.206cm" svg:height="1.739cm" svg:x="7.808cm" svg:y="13.519cm" svg:viewBox="0 0 2207 1740" draw:points="0,464 0,0 2207,1276 2207,1740">
              <text:p/>
            </draw:polygon>
            <draw:polygon draw:style-name="gr818" draw:text-style-name="P2" draw:layer="layout" svg:width="1.002cm" svg:height="1.043cm" svg:x="10.015cm" svg:y="14.215cm" svg:viewBox="0 0 1003 1044" draw:points="0,1044 0,580 1003,0 1003,464">
              <text:p/>
            </draw:polygon>
            <draw:polygon draw:style-name="gr819" draw:text-style-name="P2" draw:layer="layout" svg:width="3.21cm" svg:height="1.855cm" svg:x="7.808cm" svg:y="12.939cm" svg:viewBox="0 0 3211 1856" draw:points="2207,1856 0,580 1003,0 3211,1276">
              <text:p/>
            </draw:polygon>
            <draw:polygon draw:style-name="gr820" draw:text-style-name="P2" draw:layer="layout" svg:width="0.2cm" svg:height="0.347cm" svg:x="9.714cm" svg:y="14.737cm" svg:viewBox="0 0 201 348" draw:points="0,232 0,0 201,116 201,348">
              <text:p/>
            </draw:polygon>
            <draw:polygon draw:style-name="gr821" draw:text-style-name="P2" draw:layer="layout" svg:width="3.21cm" svg:height="2.319cm" svg:x="7.808cm" svg:y="12.939cm" svg:viewBox="0 0 3211 2320" draw:points="0,1044 0,580 1003,0 3211,1276 3211,1740 2207,2320">
              <text:p/>
            </draw:polygon>
            <draw:polygon draw:style-name="gr822" draw:text-style-name="P2" draw:layer="layout" svg:width="0.099cm" svg:height="0.173cm" svg:x="8.009cm" svg:y="13.809cm" svg:viewBox="0 0 100 174" draw:points="0,116 0,0 100,58 100,174">
              <text:p/>
            </draw:polygon>
            <draw:polygon draw:style-name="gr823" draw:text-style-name="P2" draw:layer="layout" svg:width="0.099cm" svg:height="0.173cm" svg:x="8.209cm" svg:y="13.925cm" svg:viewBox="0 0 100 174" draw:points="0,116 0,0 100,58 100,174">
              <text:p/>
            </draw:polygon>
            <draw:polygon draw:style-name="gr824" draw:text-style-name="P2" draw:layer="layout" svg:width="0.099cm" svg:height="0.173cm" svg:x="8.41cm" svg:y="14.041cm" svg:viewBox="0 0 100 174" draw:points="0,116 0,0 100,58 100,174">
              <text:p/>
            </draw:polygon>
            <draw:polygon draw:style-name="gr825" draw:text-style-name="P2" draw:layer="layout" svg:width="0.099cm" svg:height="0.173cm" svg:x="8.611cm" svg:y="14.157cm" svg:viewBox="0 0 100 174" draw:points="0,116 0,0 100,58 100,174">
              <text:p/>
            </draw:polygon>
            <draw:polygon draw:style-name="gr826" draw:text-style-name="P2" draw:layer="layout" svg:width="0.099cm" svg:height="0.173cm" svg:x="8.811cm" svg:y="14.273cm" svg:viewBox="0 0 100 174" draw:points="0,116 0,0 100,58 100,174">
              <text:p/>
            </draw:polygon>
            <draw:polygon draw:style-name="gr827" draw:text-style-name="P2" draw:layer="layout" svg:width="0.099cm" svg:height="0.173cm" svg:x="9.012cm" svg:y="14.389cm" svg:viewBox="0 0 100 174" draw:points="0,116 0,0 100,58 100,174">
              <text:p/>
            </draw:polygon>
            <draw:polygon draw:style-name="gr828" draw:text-style-name="P2" draw:layer="layout" svg:width="0.099cm" svg:height="0.173cm" svg:x="9.213cm" svg:y="14.505cm" svg:viewBox="0 0 100 174" draw:points="0,116 0,0 100,58 100,174">
              <text:p/>
            </draw:polygon>
            <draw:polygon draw:style-name="gr829" draw:text-style-name="P2" draw:layer="layout" svg:width="0.099cm" svg:height="0.173cm" svg:x="9.413cm" svg:y="14.621cm" svg:viewBox="0 0 100 174" draw:points="0,116 0,0 100,58 100,174">
              <text:p/>
            </draw:polygon>
          </draw:g>
        </draw:g>
        <draw:g xml:id="id17" draw:id="id17">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830" draw:text-style-name="P2" draw:layer="layout" svg:width="0.317cm" svg:height="0.2cm" svg:x="8.039cm" svg:y="17.687cm" svg:viewBox="0 0 318 201" svg:d="M0 201c80 0 318-67 318-117s-7-84-87-84c0 50-232 50-231 201z">
              <text:p/>
            </draw:path>
            <draw:g>
              <draw:polygon draw:style-name="gr831" draw:text-style-name="P2" draw:layer="layout" svg:width="0.144cm" svg:height="0.167cm" svg:x="7.922cm" svg:y="17.72cm" svg:viewBox="0 0 145 168" draw:points="0,101 29,0 145,67 116,168">
                <text:p/>
              </draw:polygon>
              <draw:polygon draw:style-name="gr832" draw:text-style-name="P2" draw:layer="layout" svg:width="0.318cm" svg:height="0.183cm" svg:x="7.951cm" svg:y="17.603cm" svg:viewBox="0 0 319 184" draw:points="0,117 58,67 145,17 203,0 319,67 261,84 174,134 116,184">
                <text:p/>
              </draw:polygon>
              <draw:path draw:style-name="gr833" draw:text-style-name="P2" draw:layer="layout" svg:width="0.26cm" svg:height="0.217cm" svg:x="8.038cm" svg:y="17.67cm" svg:viewBox="0 0 261 218" svg:d="M261 67c0-101-58-67-116-33-58 33-116 33-145 184 0 0 116-67 261-151z">
                <text:p/>
              </draw:path>
              <draw:path draw:style-name="gr834" draw:text-style-name="P2" draw:layer="layout" svg:width="0.376cm" svg:height="0.284cm" svg:x="7.922cm" svg:y="17.603cm" svg:viewBox="0 0 377 285" svg:d="M232 0c-58 17-58 17-116 50-29 17-87 34-116 168 58 34 58 34 116 67 33-15 203-117 261-151 0-84-58-84-145-134z">
                <text:p/>
              </draw:path>
            </draw:g>
          </draw:g>
          <draw:g>
            <draw:path draw:style-name="gr835" draw:text-style-name="P2" draw:layer="layout" svg:width="0.521cm" svg:height="0.402cm" svg:x="7.777cm" svg:y="16.882cm" svg:viewBox="0 0 522 403" svg:d="M2 403c79 0 520-17 520-168s-151-235-231-235c0 50-318 34-289 403z">
              <text:p/>
            </draw:path>
            <draw:g>
              <draw:polygon draw:style-name="gr836" draw:text-style-name="P2" draw:layer="layout" svg:width="0.289cm" svg:height="0.234cm" svg:x="7.486cm" svg:y="17.049cm" svg:viewBox="0 0 290 235" draw:points="0,67 0,0 290,168 290,235">
                <text:p/>
              </draw:polygon>
              <draw:polygon draw:style-name="gr837" draw:text-style-name="P2" draw:layer="layout" svg:width="0.289cm" svg:height="0.284cm" svg:x="7.718cm" svg:y="16.798cm" svg:viewBox="0 0 290 285" draw:points="0,117 0,0 290,168 290,285">
                <text:p/>
              </draw:polygon>
              <draw:polygon draw:style-name="gr838" draw:text-style-name="P2" draw:layer="layout" svg:width="0.521cm" svg:height="0.301cm" svg:x="7.486cm" svg:y="16.915cm" svg:viewBox="0 0 522 302" draw:points="0,134 232,0 522,168 290,302">
                <text:p/>
              </draw:polygon>
              <draw:polygon draw:style-name="gr839" draw:text-style-name="P2" draw:layer="layout" svg:width="0.289cm" svg:height="0.284cm" svg:x="7.777cm" svg:y="16.999cm" svg:viewBox="0 0 290 285" draw:points="0,285 0,218 232,84 232,0 290,34 290,117">
                <text:p/>
              </draw:polygon>
              <draw:polygon draw:style-name="gr840" draw:text-style-name="P2" draw:layer="layout" svg:width="0.927cm" svg:height="1.274cm" svg:x="7.167cm" svg:y="15.775cm" svg:viewBox="0 0 928 1275" draw:points="0,738 0,0 928,537 928,1275">
                <text:p/>
              </draw:polygon>
              <draw:polygon draw:style-name="gr841" draw:text-style-name="P2" draw:layer="layout" svg:width="0.869cm" svg:height="1.173cm" svg:x="7.196cm" svg:y="15.825cm" svg:viewBox="0 0 870 1174" draw:points="0,671 0,0 870,503 870,1174">
                <text:p/>
              </draw:polygon>
              <draw:polygon draw:style-name="gr842" draw:text-style-name="P2" draw:layer="layout" svg:width="0.985cm" svg:height="0.569cm" svg:x="7.167cm" svg:y="15.741cm" svg:viewBox="0 0 986 570" draw:points="928,570 0,34 58,0 986,537">
                <text:p/>
              </draw:polygon>
              <draw:polygon draw:style-name="gr843" draw:text-style-name="P2" draw:layer="layout" svg:width="0.057cm" svg:height="0.77cm" svg:x="8.096cm" svg:y="16.278cm" svg:viewBox="0 0 58 771" draw:points="0,771 0,34 58,0 58,738">
                <text:p/>
              </draw:polygon>
              <draw:polygon draw:style-name="gr844" draw:text-style-name="P2" draw:layer="layout" svg:width="0.985cm" svg:height="1.542cm" svg:x="7.167cm" svg:y="15.741cm" svg:viewBox="0 0 986 1543" draw:points="58,0 986,537 986,1275 928,1308 899,1292 899,1375 609,1543 319,1375 319,1308 551,1174 551,1090 0,771 0,34">
                <text:p/>
              </draw:polygon>
            </draw:g>
          </draw:g>
          <draw:g>
            <draw:path draw:style-name="gr845" draw:text-style-name="P2" draw:layer="layout" svg:width="0.377cm" svg:height="0.2cm" svg:x="7.66cm" svg:y="17.502cm" svg:viewBox="0 0 378 201" svg:d="M2 201c80 0 376-84 376-134s-7-67-87-67c0 50-319 34-289 201z">
              <text:p/>
            </draw:path>
            <draw:g>
              <draw:polygon draw:style-name="gr846" draw:text-style-name="P2" draw:layer="layout" svg:width="1.247cm" svg:height="0.72cm" svg:x="6.732cm" svg:y="16.932cm" svg:viewBox="0 0 1248 721" draw:points="928,721 0,184 319,0 1248,537">
                <text:p/>
              </draw:polygon>
              <draw:polygon draw:style-name="gr847" draw:text-style-name="P3" draw:layer="layout" svg:width="0.84cm" svg:height="0.485cm" svg:x="6.819cm" svg:y="16.982cm" svg:viewBox="0 0 841 486" draw:points="0,134 232,0 841,352 609,486">
                <text:p/>
              </draw:polygon>
              <draw:polygon draw:style-name="gr848" draw:text-style-name="P3" draw:layer="layout" svg:width="0.405cm" svg:height="0.234cm" svg:x="7.486cm" svg:y="17.368cm" svg:viewBox="0 0 406 235" draw:points="0,134 232,0 406,101 174,235">
                <text:p/>
              </draw:polygon>
              <draw:polygon draw:style-name="gr849" draw:text-style-name="P2" draw:layer="layout" svg:width="0.318cm" svg:height="0.251cm" svg:x="7.66cm" svg:y="17.469cm" svg:viewBox="0 0 319 252" draw:points="0,252 0,184 319,0 319,67">
                <text:p/>
              </draw:polygon>
              <draw:line draw:style-name="gr850" draw:text-style-name="P2" draw:layer="layout" svg:x1="6.877cm" svg:y1="17.083cm" svg:x2="7.486cm" svg:y2="17.435cm">
                <text:p/>
              </draw:line>
              <draw:line draw:style-name="gr851" draw:text-style-name="P2" draw:layer="layout" svg:x1="6.935cm" svg:y1="17.049cm" svg:x2="7.544cm" svg:y2="17.401cm">
                <text:p/>
              </draw:line>
              <draw:line draw:style-name="gr852" draw:text-style-name="P2" draw:layer="layout" svg:x1="6.993cm" svg:y1="17.016cm" svg:x2="7.602cm" svg:y2="17.368cm">
                <text:p/>
              </draw:line>
              <draw:line draw:style-name="gr853" draw:text-style-name="P2" draw:layer="layout" svg:x1="7.544cm" svg:y1="17.335cm" svg:x2="7.602cm" svg:y2="17.301cm">
                <text:p/>
              </draw:line>
              <draw:line draw:style-name="gr854" draw:text-style-name="P2" draw:layer="layout" svg:x1="7.486cm" svg:y1="17.301cm" svg:x2="7.544cm" svg:y2="17.267cm">
                <text:p/>
              </draw:line>
              <draw:line draw:style-name="gr855" draw:text-style-name="P2" draw:layer="layout" svg:x1="7.428cm" svg:y1="17.268cm" svg:x2="7.486cm" svg:y2="17.234cm">
                <text:p/>
              </draw:line>
              <draw:line draw:style-name="gr856" draw:text-style-name="P2" draw:layer="layout" svg:x1="7.457cm" svg:y1="17.352cm" svg:x2="7.515cm" svg:y2="17.318cm">
                <text:p/>
              </draw:line>
              <draw:line draw:style-name="gr857" draw:text-style-name="P2" draw:layer="layout" svg:x1="7.4cm" svg:y1="17.318cm" svg:x2="7.458cm" svg:y2="17.284cm">
                <text:p/>
              </draw:line>
              <draw:line draw:style-name="gr858" draw:text-style-name="P2" draw:layer="layout" svg:x1="7.341cm" svg:y1="17.285cm" svg:x2="7.399cm" svg:y2="17.251cm">
                <text:p/>
              </draw:line>
              <draw:line draw:style-name="gr859" draw:text-style-name="P2" draw:layer="layout" svg:x1="7.371cm" svg:y1="17.234cm" svg:x2="7.429cm" svg:y2="17.2cm">
                <text:p/>
              </draw:line>
              <draw:line draw:style-name="gr860" draw:text-style-name="P2" draw:layer="layout" svg:x1="7.283cm" svg:y1="17.251cm" svg:x2="7.341cm" svg:y2="17.217cm">
                <text:p/>
              </draw:line>
              <draw:line draw:style-name="gr861" draw:text-style-name="P2" draw:layer="layout" svg:x1="7.312cm" svg:y1="17.201cm" svg:x2="7.37cm" svg:y2="17.167cm">
                <text:p/>
              </draw:line>
              <draw:line draw:style-name="gr862" draw:text-style-name="P2" draw:layer="layout" svg:x1="7.254cm" svg:y1="17.167cm" svg:x2="7.312cm" svg:y2="17.133cm">
                <text:p/>
              </draw:line>
              <draw:line draw:style-name="gr863" draw:text-style-name="P2" draw:layer="layout" svg:x1="7.196cm" svg:y1="17.134cm" svg:x2="7.254cm" svg:y2="17.1cm">
                <text:p/>
              </draw:line>
              <draw:line draw:style-name="gr864" draw:text-style-name="P2" draw:layer="layout" svg:x1="7.225cm" svg:y1="17.218cm" svg:x2="7.283cm" svg:y2="17.184cm">
                <text:p/>
              </draw:line>
              <draw:line draw:style-name="gr865" draw:text-style-name="P2" draw:layer="layout" svg:x1="7.167cm" svg:y1="17.184cm" svg:x2="7.225cm" svg:y2="17.15cm">
                <text:p/>
              </draw:line>
              <draw:line draw:style-name="gr866" draw:text-style-name="P2" draw:layer="layout" svg:x1="7.109cm" svg:y1="17.15cm" svg:x2="7.167cm" svg:y2="17.116cm">
                <text:p/>
              </draw:line>
              <draw:line draw:style-name="gr867" draw:text-style-name="P2" draw:layer="layout" svg:x1="7.138cm" svg:y1="17.1cm" svg:x2="7.196cm" svg:y2="17.066cm">
                <text:p/>
              </draw:line>
              <draw:line draw:style-name="gr868" draw:text-style-name="P2" draw:layer="layout" svg:x1="7.051cm" svg:y1="17.117cm" svg:x2="7.109cm" svg:y2="17.083cm">
                <text:p/>
              </draw:line>
              <draw:line draw:style-name="gr869" draw:text-style-name="P2" draw:layer="layout" svg:x1="7.08cm" svg:y1="17.067cm" svg:x2="7.138cm" svg:y2="17.033cm">
                <text:p/>
              </draw:line>
              <draw:line draw:style-name="gr870" draw:text-style-name="P2" draw:layer="layout" svg:x1="7.022cm" svg:y1="17.033cm" svg:x2="7.08cm" svg:y2="16.999cm">
                <text:p/>
              </draw:line>
              <draw:line draw:style-name="gr871" draw:text-style-name="P2" draw:layer="layout" svg:x1="6.993cm" svg:y1="17.083cm" svg:x2="7.051cm" svg:y2="17.049cm">
                <text:p/>
              </draw:line>
              <draw:line draw:style-name="gr872" draw:text-style-name="P2" draw:layer="layout" svg:x1="7.371cm" svg:y1="17.368cm" svg:x2="7.429cm" svg:y2="17.334cm">
                <text:p/>
              </draw:line>
              <draw:line draw:style-name="gr873" draw:text-style-name="P2" draw:layer="layout" svg:x1="7.312cm" svg:y1="17.335cm" svg:x2="7.37cm" svg:y2="17.301cm">
                <text:p/>
              </draw:line>
              <draw:line draw:style-name="gr874" draw:text-style-name="P2" draw:layer="layout" svg:x1="7.254cm" svg:y1="17.301cm" svg:x2="7.312cm" svg:y2="17.267cm">
                <text:p/>
              </draw:line>
              <draw:line draw:style-name="gr875" draw:text-style-name="P2" draw:layer="layout" svg:x1="7.225cm" svg:y1="17.352cm" svg:x2="7.283cm" svg:y2="17.318cm">
                <text:p/>
              </draw:line>
              <draw:line draw:style-name="gr876" draw:text-style-name="P2" draw:layer="layout" svg:x1="7.167cm" svg:y1="17.318cm" svg:x2="7.225cm" svg:y2="17.284cm">
                <text:p/>
              </draw:line>
              <draw:line draw:style-name="gr877" draw:text-style-name="P2" draw:layer="layout" svg:x1="7.196cm" svg:y1="17.268cm" svg:x2="7.254cm" svg:y2="17.234cm">
                <text:p/>
              </draw:line>
              <draw:line draw:style-name="gr878" draw:text-style-name="P2" draw:layer="layout" svg:x1="7.138cm" svg:y1="17.234cm" svg:x2="7.196cm" svg:y2="17.2cm">
                <text:p/>
              </draw:line>
              <draw:line draw:style-name="gr879" draw:text-style-name="P2" draw:layer="layout" svg:x1="7.08cm" svg:y1="17.201cm" svg:x2="7.138cm" svg:y2="17.167cm">
                <text:p/>
              </draw:line>
              <draw:line draw:style-name="gr880" draw:text-style-name="P2" draw:layer="layout" svg:x1="7.022cm" svg:y1="17.167cm" svg:x2="7.08cm" svg:y2="17.133cm">
                <text:p/>
              </draw:line>
              <draw:line draw:style-name="gr881" draw:text-style-name="P2" draw:layer="layout" svg:x1="6.935cm" svg:y1="17.184cm" svg:x2="6.993cm" svg:y2="17.15cm">
                <text:p/>
              </draw:line>
              <draw:line draw:style-name="gr882" draw:text-style-name="P2" draw:layer="layout" svg:x1="6.964cm" svg:y1="17.134cm" svg:x2="7.022cm" svg:y2="17.1cm">
                <text:p/>
              </draw:line>
              <draw:line draw:style-name="gr883" draw:text-style-name="P2" draw:layer="layout" svg:x1="6.877cm" svg:y1="17.15cm" svg:x2="6.935cm" svg:y2="17.116cm">
                <text:p/>
              </draw:line>
              <draw:line draw:style-name="gr884" draw:text-style-name="P2" draw:layer="layout" svg:x1="7.341cm" svg:y1="17.419cm" svg:x2="7.399cm" svg:y2="17.385cm">
                <text:p/>
              </draw:line>
              <draw:line draw:style-name="gr885" draw:text-style-name="P2" draw:layer="layout" svg:x1="7.283cm" svg:y1="17.385cm" svg:x2="7.341cm" svg:y2="17.351cm">
                <text:p/>
              </draw:line>
              <draw:line draw:style-name="gr886" draw:text-style-name="P2" draw:layer="layout" svg:x1="7.544cm" svg:y1="17.536cm" svg:x2="7.776cm" svg:y2="17.402cm">
                <text:p/>
              </draw:line>
              <draw:line draw:style-name="gr887" draw:text-style-name="P2" draw:layer="layout" svg:x1="7.602cm" svg:y1="17.569cm" svg:x2="7.834cm" svg:y2="17.435cm">
                <text:p/>
              </draw:line>
              <draw:line draw:style-name="gr888" draw:text-style-name="P2" draw:layer="layout" svg:x1="7.66cm" svg:y1="17.402cm" svg:x2="7.834cm" svg:y2="17.503cm">
                <text:p/>
              </draw:line>
              <draw:line draw:style-name="gr889" draw:text-style-name="P2" draw:layer="layout" svg:x1="7.602cm" svg:y1="17.435cm" svg:x2="7.776cm" svg:y2="17.536cm">
                <text:p/>
              </draw:line>
              <draw:line draw:style-name="gr890" draw:text-style-name="P2" draw:layer="layout" svg:x1="7.544cm" svg:y1="17.469cm" svg:x2="7.66cm" svg:y2="17.536cm">
                <text:p/>
              </draw:line>
              <draw:polygon draw:style-name="gr891" draw:text-style-name="P2" draw:layer="layout" svg:width="0.927cm" svg:height="0.603cm" svg:x="6.732cm" svg:y="17.116cm" svg:viewBox="0 0 928 604" draw:points="0,67 0,0 928,537 928,604">
                <text:p/>
              </draw:polygon>
              <draw:polygon draw:style-name="gr892" draw:text-style-name="P2" draw:layer="layout" svg:width="1.247cm" svg:height="0.787cm" svg:x="6.732cm" svg:y="16.932cm" svg:viewBox="0 0 1248 788" draw:points="319,0 1248,537 1248,604 928,788 0,252 0,184">
                <text:p/>
              </draw:polygon>
            </draw:g>
          </draw:g>
        </draw:g>
        <draw:g xml:id="id18" draw:id="id18">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893" draw:text-style-name="P2" draw:layer="layout" svg:width="0.32cm" svg:height="0.202cm" svg:x="11.465cm" svg:y="17.739cm" svg:viewBox="0 0 321 203" svg:d="M0 203c81 0 321-67 321-118s-7-85-88-85c0 51-234 51-233 203z">
              <text:p/>
            </draw:path>
            <draw:g>
              <draw:polygon draw:style-name="gr894" draw:text-style-name="P2" draw:layer="layout" svg:width="0.145cm" svg:height="0.169cm" svg:x="11.346cm" svg:y="17.773cm" svg:viewBox="0 0 146 170" draw:points="0,102 29,0 146,68 117,170">
                <text:p/>
              </draw:polygon>
              <draw:polygon draw:style-name="gr895" draw:text-style-name="P2" draw:layer="layout" svg:width="0.321cm" svg:height="0.185cm" svg:x="11.376cm" svg:y="17.654cm" svg:viewBox="0 0 322 186" draw:points="0,118 59,68 146,17 205,0 322,68 264,85 176,136 117,186">
                <text:p/>
              </draw:polygon>
              <draw:path draw:style-name="gr896" draw:text-style-name="P2" draw:layer="layout" svg:width="0.263cm" svg:height="0.219cm" svg:x="11.464cm" svg:y="17.722cm" svg:viewBox="0 0 264 220" svg:d="M264 68c0-102-59-68-118-34-58 34-117 34-146 186 0 0 117-68 264-152z">
                <text:p/>
              </draw:path>
              <draw:path draw:style-name="gr897" draw:text-style-name="P2" draw:layer="layout" svg:width="0.38cm" svg:height="0.287cm" svg:x="11.346cm" svg:y="17.654cm" svg:viewBox="0 0 381 288" svg:d="M234 0c-58 17-58 17-117 51-29 17-88 34-117 169 59 34 59 34 117 68 34-15 205-118 264-152 0-85-59-85-147-136z">
                <text:p/>
              </draw:path>
            </draw:g>
          </draw:g>
          <draw:g>
            <draw:path draw:style-name="gr898" draw:text-style-name="P2" draw:layer="layout" svg:width="0.526cm" svg:height="0.405cm" svg:x="11.2cm" svg:y="16.926cm" svg:viewBox="0 0 527 406" svg:d="M2 406c80 0 525-17 525-169s-152-237-233-237c0 51-322 34-292 406z">
              <text:p/>
            </draw:path>
            <draw:g>
              <draw:polygon draw:style-name="gr899" draw:text-style-name="P2" draw:layer="layout" svg:width="0.292cm" svg:height="0.236cm" svg:x="10.907cm" svg:y="17.095cm" svg:viewBox="0 0 293 237" draw:points="0,68 0,0 293,170 293,237">
                <text:p/>
              </draw:polygon>
              <draw:polygon draw:style-name="gr900" draw:text-style-name="P2" draw:layer="layout" svg:width="0.292cm" svg:height="0.287cm" svg:x="11.141cm" svg:y="16.841cm" svg:viewBox="0 0 293 288" draw:points="0,118 0,0 293,170 293,288">
                <text:p/>
              </draw:polygon>
              <draw:polygon draw:style-name="gr901" draw:text-style-name="P2" draw:layer="layout" svg:width="0.526cm" svg:height="0.304cm" svg:x="10.907cm" svg:y="16.96cm" svg:viewBox="0 0 527 305" draw:points="0,136 234,0 527,170 293,305">
                <text:p/>
              </draw:polygon>
              <draw:line draw:style-name="gr902" draw:text-style-name="P2" draw:layer="layout" svg:x1="11.141cm" svg:y1="16.96cm" svg:x2="11.434cm" svg:y2="17.13cm">
                <text:p/>
              </draw:line>
              <draw:polygon draw:style-name="gr903" draw:text-style-name="P2" draw:layer="layout" svg:width="0.292cm" svg:height="0.287cm" svg:x="11.2cm" svg:y="17.044cm" svg:viewBox="0 0 293 288" draw:points="0,288 0,220 234,85 234,0 293,34 293,118">
                <text:p/>
              </draw:polygon>
              <draw:polygon draw:style-name="gr904" draw:text-style-name="P2" draw:layer="layout" svg:width="0.937cm" svg:height="1.286cm" svg:x="10.584cm" svg:y="15.808cm" svg:viewBox="0 0 938 1287" draw:points="0,745 0,0 938,542 938,1287">
                <text:p/>
              </draw:polygon>
              <draw:polygon draw:style-name="gr905" draw:text-style-name="P2" draw:layer="layout" svg:width="0.878cm" svg:height="1.185cm" svg:x="10.614cm" svg:y="15.859cm" svg:viewBox="0 0 879 1186" draw:points="0,677 0,0 879,508 879,1186">
                <text:p/>
              </draw:polygon>
              <draw:polygon draw:style-name="gr906" draw:text-style-name="P2" draw:layer="layout" svg:width="0.995cm" svg:height="0.575cm" svg:x="10.584cm" svg:y="15.774cm" svg:viewBox="0 0 996 576" draw:points="938,576 0,34 59,0 996,542">
                <text:p/>
              </draw:polygon>
              <draw:polygon draw:style-name="gr907" draw:text-style-name="P2" draw:layer="layout" svg:width="0.058cm" svg:height="0.778cm" svg:x="11.522cm" svg:y="16.316cm" svg:viewBox="0 0 59 779" draw:points="0,779 0,34 59,0 59,745">
                <text:p/>
              </draw:polygon>
              <draw:polygon draw:style-name="gr908" draw:text-style-name="P2" draw:layer="layout" svg:width="0.995cm" svg:height="1.557cm" svg:x="10.584cm" svg:y="15.774cm" svg:viewBox="0 0 996 1558" draw:points="59,0 996,542 996,1287 938,1321 908,1304 908,1389 615,1558 322,1389 322,1321 557,1186 557,1101 0,779 0,34">
                <text:p/>
              </draw:polygon>
            </draw:g>
          </draw:g>
          <draw:g>
            <draw:path draw:style-name="gr909" draw:text-style-name="P2" draw:layer="layout" svg:width="0.381cm" svg:height="0.202cm" svg:x="11.082cm" svg:y="17.552cm" svg:viewBox="0 0 382 203" svg:d="M2 203c81 0 380-85 380-135 0-51-8-68-88-68 0 51-323 34-292 203z">
              <text:p/>
            </draw:path>
            <draw:g>
              <draw:polygon draw:style-name="gr910" draw:text-style-name="P2" draw:layer="layout" svg:width="1.259cm" svg:height="0.727cm" svg:x="10.145cm" svg:y="16.976cm" svg:viewBox="0 0 1260 728" draw:points="938,728 0,186 322,0 1260,542">
                <text:p/>
              </draw:polygon>
              <draw:polygon draw:style-name="gr911" draw:text-style-name="P3" draw:layer="layout" svg:width="0.849cm" svg:height="0.49cm" svg:x="10.233cm" svg:y="17.027cm" svg:viewBox="0 0 850 491" draw:points="0,136 234,0 850,356 615,491">
                <text:p/>
              </draw:polygon>
              <draw:polygon draw:style-name="gr912" draw:text-style-name="P3" draw:layer="layout" svg:width="0.409cm" svg:height="0.236cm" svg:x="10.907cm" svg:y="17.417cm" svg:viewBox="0 0 410 237" draw:points="0,136 234,0 410,102 176,237">
                <text:p/>
              </draw:polygon>
              <draw:polygon draw:style-name="gr913" draw:text-style-name="P2" draw:layer="layout" svg:width="0.321cm" svg:height="0.253cm" svg:x="11.083cm" svg:y="17.518cm" svg:viewBox="0 0 322 254" draw:points="0,254 0,186 322,0 322,68">
                <text:p/>
              </draw:polygon>
              <draw:line draw:style-name="gr914" draw:text-style-name="P2" draw:layer="layout" svg:x1="10.291cm" svg:y1="17.129cm" svg:x2="10.906cm" svg:y2="17.485cm">
                <text:p/>
              </draw:line>
              <draw:line draw:style-name="gr915" draw:text-style-name="P2" draw:layer="layout" svg:x1="10.35cm" svg:y1="17.095cm" svg:x2="10.965cm" svg:y2="17.451cm">
                <text:p/>
              </draw:line>
              <draw:line draw:style-name="gr916" draw:text-style-name="P2" draw:layer="layout" svg:x1="10.409cm" svg:y1="17.061cm" svg:x2="11.024cm" svg:y2="17.417cm">
                <text:p/>
              </draw:line>
              <draw:line draw:style-name="gr917" draw:text-style-name="P2" draw:layer="layout" svg:x1="10.965cm" svg:y1="17.383cm" svg:x2="11.024cm" svg:y2="17.349cm">
                <text:p/>
              </draw:line>
              <draw:line draw:style-name="gr918" draw:text-style-name="P2" draw:layer="layout" svg:x1="10.907cm" svg:y1="17.349cm" svg:x2="10.966cm" svg:y2="17.315cm">
                <text:p/>
              </draw:line>
              <draw:line draw:style-name="gr919" draw:text-style-name="P2" draw:layer="layout" svg:x1="10.848cm" svg:y1="17.315cm" svg:x2="10.907cm" svg:y2="17.281cm">
                <text:p/>
              </draw:line>
              <draw:line draw:style-name="gr920" draw:text-style-name="P2" draw:layer="layout" svg:x1="10.877cm" svg:y1="17.4cm" svg:x2="10.936cm" svg:y2="17.366cm">
                <text:p/>
              </draw:line>
              <draw:line draw:style-name="gr921" draw:text-style-name="P2" draw:layer="layout" svg:x1="10.819cm" svg:y1="17.366cm" svg:x2="10.878cm" svg:y2="17.332cm">
                <text:p/>
              </draw:line>
              <draw:line draw:style-name="gr922" draw:text-style-name="P2" draw:layer="layout" svg:x1="10.76cm" svg:y1="17.332cm" svg:x2="10.819cm" svg:y2="17.298cm">
                <text:p/>
              </draw:line>
              <draw:line draw:style-name="gr923" draw:text-style-name="P2" draw:layer="layout" svg:x1="10.789cm" svg:y1="17.282cm" svg:x2="10.848cm" svg:y2="17.248cm">
                <text:p/>
              </draw:line>
              <draw:line draw:style-name="gr924" draw:text-style-name="P2" draw:layer="layout" svg:x1="10.702cm" svg:y1="17.298cm" svg:x2="10.761cm" svg:y2="17.264cm">
                <text:p/>
              </draw:line>
              <draw:line draw:style-name="gr925" draw:text-style-name="P2" draw:layer="layout" svg:x1="10.731cm" svg:y1="17.248cm" svg:x2="10.79cm" svg:y2="17.214cm">
                <text:p/>
              </draw:line>
              <draw:line draw:style-name="gr926" draw:text-style-name="P2" draw:layer="layout" svg:x1="10.672cm" svg:y1="17.214cm" svg:x2="10.731cm" svg:y2="17.18cm">
                <text:p/>
              </draw:line>
              <draw:line draw:style-name="gr927" draw:text-style-name="P2" draw:layer="layout" svg:x1="10.614cm" svg:y1="17.18cm" svg:x2="10.673cm" svg:y2="17.146cm">
                <text:p/>
              </draw:line>
              <draw:line draw:style-name="gr928" draw:text-style-name="P2" draw:layer="layout" svg:x1="10.643cm" svg:y1="17.264cm" svg:x2="10.702cm" svg:y2="17.23cm">
                <text:p/>
              </draw:line>
              <draw:line draw:style-name="gr929" draw:text-style-name="P2" draw:layer="layout" svg:x1="10.584cm" svg:y1="17.231cm" svg:x2="10.643cm" svg:y2="17.197cm">
                <text:p/>
              </draw:line>
              <draw:line draw:style-name="gr930" draw:text-style-name="P2" draw:layer="layout" svg:x1="10.526cm" svg:y1="17.197cm" svg:x2="10.585cm" svg:y2="17.163cm">
                <text:p/>
              </draw:line>
              <draw:line draw:style-name="gr931" draw:text-style-name="P2" draw:layer="layout" svg:x1="10.555cm" svg:y1="17.146cm" svg:x2="10.614cm" svg:y2="17.112cm">
                <text:p/>
              </draw:line>
              <draw:line draw:style-name="gr932" draw:text-style-name="P2" draw:layer="layout" svg:x1="10.467cm" svg:y1="17.163cm" svg:x2="10.526cm" svg:y2="17.129cm">
                <text:p/>
              </draw:line>
              <draw:line draw:style-name="gr933" draw:text-style-name="P2" draw:layer="layout" svg:x1="10.496cm" svg:y1="17.112cm" svg:x2="10.555cm" svg:y2="17.078cm">
                <text:p/>
              </draw:line>
              <draw:line draw:style-name="gr934" draw:text-style-name="P2" draw:layer="layout" svg:x1="10.438cm" svg:y1="17.078cm" svg:x2="10.497cm" svg:y2="17.044cm">
                <text:p/>
              </draw:line>
              <draw:line draw:style-name="gr935" draw:text-style-name="P2" draw:layer="layout" svg:x1="10.409cm" svg:y1="17.129cm" svg:x2="10.468cm" svg:y2="17.095cm">
                <text:p/>
              </draw:line>
              <draw:line draw:style-name="gr936" draw:text-style-name="P2" draw:layer="layout" svg:x1="10.789cm" svg:y1="17.417cm" svg:x2="10.848cm" svg:y2="17.383cm">
                <text:p/>
              </draw:line>
              <draw:line draw:style-name="gr937" draw:text-style-name="P2" draw:layer="layout" svg:x1="10.731cm" svg:y1="17.383cm" svg:x2="10.79cm" svg:y2="17.349cm">
                <text:p/>
              </draw:line>
              <draw:line draw:style-name="gr938" draw:text-style-name="P2" draw:layer="layout" svg:x1="10.672cm" svg:y1="17.349cm" svg:x2="10.731cm" svg:y2="17.315cm">
                <text:p/>
              </draw:line>
              <draw:line draw:style-name="gr939" draw:text-style-name="P2" draw:layer="layout" svg:x1="10.643cm" svg:y1="17.4cm" svg:x2="10.702cm" svg:y2="17.366cm">
                <text:p/>
              </draw:line>
              <draw:line draw:style-name="gr940" draw:text-style-name="P2" draw:layer="layout" svg:x1="10.584cm" svg:y1="17.366cm" svg:x2="10.643cm" svg:y2="17.332cm">
                <text:p/>
              </draw:line>
              <draw:line draw:style-name="gr941" draw:text-style-name="P2" draw:layer="layout" svg:x1="10.614cm" svg:y1="17.315cm" svg:x2="10.673cm" svg:y2="17.281cm">
                <text:p/>
              </draw:line>
              <draw:line draw:style-name="gr942" draw:text-style-name="P2" draw:layer="layout" svg:x1="10.555cm" svg:y1="17.282cm" svg:x2="10.614cm" svg:y2="17.248cm">
                <text:p/>
              </draw:line>
              <draw:line draw:style-name="gr943" draw:text-style-name="P2" draw:layer="layout" svg:x1="10.496cm" svg:y1="17.248cm" svg:x2="10.555cm" svg:y2="17.214cm">
                <text:p/>
              </draw:line>
              <draw:line draw:style-name="gr944" draw:text-style-name="P2" draw:layer="layout" svg:x1="10.438cm" svg:y1="17.214cm" svg:x2="10.497cm" svg:y2="17.18cm">
                <text:p/>
              </draw:line>
              <draw:line draw:style-name="gr945" draw:text-style-name="P2" draw:layer="layout" svg:x1="10.35cm" svg:y1="17.231cm" svg:x2="10.409cm" svg:y2="17.197cm">
                <text:p/>
              </draw:line>
              <draw:line draw:style-name="gr946" draw:text-style-name="P2" draw:layer="layout" svg:x1="10.379cm" svg:y1="17.18cm" svg:x2="10.438cm" svg:y2="17.146cm">
                <text:p/>
              </draw:line>
              <draw:line draw:style-name="gr947" draw:text-style-name="P2" draw:layer="layout" svg:x1="10.291cm" svg:y1="17.197cm" svg:x2="10.35cm" svg:y2="17.163cm">
                <text:p/>
              </draw:line>
              <draw:line draw:style-name="gr948" draw:text-style-name="P2" draw:layer="layout" svg:x1="10.76cm" svg:y1="17.468cm" svg:x2="10.819cm" svg:y2="17.434cm">
                <text:p/>
              </draw:line>
              <draw:line draw:style-name="gr949" draw:text-style-name="P2" draw:layer="layout" svg:x1="10.702cm" svg:y1="17.434cm" svg:x2="10.761cm" svg:y2="17.4cm">
                <text:p/>
              </draw:line>
              <draw:line draw:style-name="gr950" draw:text-style-name="P2" draw:layer="layout" svg:x1="10.965cm" svg:y1="17.587cm" svg:x2="11.199cm" svg:y2="17.451cm">
                <text:p/>
              </draw:line>
              <draw:line draw:style-name="gr951" draw:text-style-name="P2" draw:layer="layout" svg:x1="11.024cm" svg:y1="17.621cm" svg:x2="11.258cm" svg:y2="17.485cm">
                <text:p/>
              </draw:line>
              <draw:line draw:style-name="gr952" draw:text-style-name="P2" draw:layer="layout" svg:x1="11.083cm" svg:y1="17.451cm" svg:x2="11.259cm" svg:y2="17.553cm">
                <text:p/>
              </draw:line>
              <draw:line draw:style-name="gr953" draw:text-style-name="P2" draw:layer="layout" svg:x1="11.024cm" svg:y1="17.485cm" svg:x2="11.2cm" svg:y2="17.587cm">
                <text:p/>
              </draw:line>
              <draw:line draw:style-name="gr954" draw:text-style-name="P2" draw:layer="layout" svg:x1="10.965cm" svg:y1="17.518cm" svg:x2="11.082cm" svg:y2="17.586cm">
                <text:p/>
              </draw:line>
              <draw:polygon draw:style-name="gr955" draw:text-style-name="P2" draw:layer="layout" svg:width="0.937cm" svg:height="0.609cm" svg:x="10.145cm" svg:y="17.163cm" svg:viewBox="0 0 938 610" draw:points="0,68 0,0 938,542 938,610">
                <text:p/>
              </draw:polygon>
              <draw:polygon draw:style-name="gr956" draw:text-style-name="P2" draw:layer="layout" svg:width="1.259cm" svg:height="0.795cm" svg:x="10.145cm" svg:y="16.976cm" svg:viewBox="0 0 1260 796" draw:points="322,0 1260,542 1260,610 938,796 0,254 0,186">
                <text:p/>
              </draw:polygon>
            </draw:g>
          </draw:g>
        </draw:g>
        <draw:g xml:id="id15" draw:id="id15">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957" draw:text-style-name="P2" draw:layer="layout" svg:width="0.317cm" svg:height="0.2cm" svg:x="8.039cm" svg:y="7.223cm" svg:viewBox="0 0 318 201" svg:d="M0 201c80 0 318-67 318-117s-7-84-87-84c0 50-232 50-231 201z">
              <text:p/>
            </draw:path>
            <draw:g>
              <draw:polygon draw:style-name="gr958" draw:text-style-name="P2" draw:layer="layout" svg:width="0.144cm" svg:height="0.167cm" svg:x="7.922cm" svg:y="7.256cm" svg:viewBox="0 0 145 168" draw:points="0,101 29,0 145,67 116,168">
                <text:p/>
              </draw:polygon>
              <draw:polygon draw:style-name="gr959" draw:text-style-name="P2" draw:layer="layout" svg:width="0.318cm" svg:height="0.183cm" svg:x="7.951cm" svg:y="7.139cm" svg:viewBox="0 0 319 184" draw:points="0,117 58,67 145,17 203,0 319,67 261,84 174,134 116,184">
                <text:p/>
              </draw:polygon>
              <draw:path draw:style-name="gr960" draw:text-style-name="P2" draw:layer="layout" svg:width="0.26cm" svg:height="0.217cm" svg:x="8.038cm" svg:y="7.206cm" svg:viewBox="0 0 261 218" svg:d="M261 67c0-101-58-67-116-33-58 33-116 33-145 184 0 0 116-67 261-151z">
                <text:p/>
              </draw:path>
              <draw:path draw:style-name="gr961" draw:text-style-name="P2" draw:layer="layout" svg:width="0.376cm" svg:height="0.284cm" svg:x="7.922cm" svg:y="7.139cm" svg:viewBox="0 0 377 285" svg:d="M232 0c-58 17-58 17-116 50-29 17-87 34-116 168 58 34 58 34 116 67 33-15 203-117 261-151 0-84-58-84-145-134z">
                <text:p/>
              </draw:path>
            </draw:g>
          </draw:g>
          <draw:g>
            <draw:path draw:style-name="gr962" draw:text-style-name="P2" draw:layer="layout" svg:width="0.521cm" svg:height="0.402cm" svg:x="7.777cm" svg:y="6.418cm" svg:viewBox="0 0 522 403" svg:d="M2 403c79 0 520-17 520-168s-151-235-231-235c0 50-318 34-289 403z">
              <text:p/>
            </draw:path>
            <draw:g>
              <draw:polygon draw:style-name="gr963" draw:text-style-name="P2" draw:layer="layout" svg:width="0.289cm" svg:height="0.234cm" svg:x="7.486cm" svg:y="6.585cm" svg:viewBox="0 0 290 235" draw:points="0,67 0,0 290,168 290,235">
                <text:p/>
              </draw:polygon>
              <draw:polygon draw:style-name="gr964" draw:text-style-name="P2" draw:layer="layout" svg:width="0.289cm" svg:height="0.284cm" svg:x="7.718cm" svg:y="6.334cm" svg:viewBox="0 0 290 285" draw:points="0,117 0,0 290,168 290,285">
                <text:p/>
              </draw:polygon>
              <draw:polygon draw:style-name="gr965" draw:text-style-name="P2" draw:layer="layout" svg:width="0.521cm" svg:height="0.301cm" svg:x="7.486cm" svg:y="6.451cm" svg:viewBox="0 0 522 302" draw:points="0,134 232,0 522,168 290,302">
                <text:p/>
              </draw:polygon>
              <draw:polygon draw:style-name="gr966" draw:text-style-name="P2" draw:layer="layout" svg:width="0.289cm" svg:height="0.284cm" svg:x="7.777cm" svg:y="6.535cm" svg:viewBox="0 0 290 285" draw:points="0,285 0,218 232,84 232,0 290,34 290,117">
                <text:p/>
              </draw:polygon>
              <draw:polygon draw:style-name="gr967" draw:text-style-name="P2" draw:layer="layout" svg:width="0.927cm" svg:height="1.274cm" svg:x="7.167cm" svg:y="5.311cm" svg:viewBox="0 0 928 1275" draw:points="0,738 0,0 928,537 928,1275">
                <text:p/>
              </draw:polygon>
              <draw:polygon draw:style-name="gr968" draw:text-style-name="P2" draw:layer="layout" svg:width="0.869cm" svg:height="1.173cm" svg:x="7.196cm" svg:y="5.361cm" svg:viewBox="0 0 870 1174" draw:points="0,671 0,0 870,503 870,1174">
                <text:p/>
              </draw:polygon>
              <draw:polygon draw:style-name="gr969" draw:text-style-name="P2" draw:layer="layout" svg:width="0.985cm" svg:height="0.569cm" svg:x="7.167cm" svg:y="5.277cm" svg:viewBox="0 0 986 570" draw:points="928,570 0,34 58,0 986,537">
                <text:p/>
              </draw:polygon>
              <draw:polygon draw:style-name="gr970" draw:text-style-name="P2" draw:layer="layout" svg:width="0.057cm" svg:height="0.77cm" svg:x="8.096cm" svg:y="5.814cm" svg:viewBox="0 0 58 771" draw:points="0,771 0,34 58,0 58,738">
                <text:p/>
              </draw:polygon>
              <draw:polygon draw:style-name="gr971" draw:text-style-name="P2" draw:layer="layout" svg:width="0.985cm" svg:height="1.542cm" svg:x="7.167cm" svg:y="5.277cm" svg:viewBox="0 0 986 1543" draw:points="58,0 986,537 986,1275 928,1308 899,1292 899,1375 609,1543 319,1375 319,1308 551,1174 551,1090 0,771 0,34">
                <text:p/>
              </draw:polygon>
            </draw:g>
          </draw:g>
          <draw:g>
            <draw:path draw:style-name="gr972" draw:text-style-name="P2" draw:layer="layout" svg:width="0.377cm" svg:height="0.2cm" svg:x="7.66cm" svg:y="7.038cm" svg:viewBox="0 0 378 201" svg:d="M2 201c80 0 376-84 376-134s-7-67-87-67c0 50-319 34-289 201z">
              <text:p/>
            </draw:path>
            <draw:g>
              <draw:polygon draw:style-name="gr973" draw:text-style-name="P2" draw:layer="layout" svg:width="1.247cm" svg:height="0.72cm" svg:x="6.732cm" svg:y="6.468cm" svg:viewBox="0 0 1248 721" draw:points="928,721 0,184 319,0 1248,537">
                <text:p/>
              </draw:polygon>
              <draw:polygon draw:style-name="gr974" draw:text-style-name="P3" draw:layer="layout" svg:width="0.84cm" svg:height="0.485cm" svg:x="6.819cm" svg:y="6.518cm" svg:viewBox="0 0 841 486" draw:points="0,134 232,0 841,352 609,486">
                <text:p/>
              </draw:polygon>
              <draw:polygon draw:style-name="gr975" draw:text-style-name="P3" draw:layer="layout" svg:width="0.405cm" svg:height="0.234cm" svg:x="7.486cm" svg:y="6.904cm" svg:viewBox="0 0 406 235" draw:points="0,134 232,0 406,101 174,235">
                <text:p/>
              </draw:polygon>
              <draw:polygon draw:style-name="gr976" draw:text-style-name="P2" draw:layer="layout" svg:width="0.318cm" svg:height="0.251cm" svg:x="7.66cm" svg:y="7.005cm" svg:viewBox="0 0 319 252" draw:points="0,252 0,184 319,0 319,67">
                <text:p/>
              </draw:polygon>
              <draw:line draw:style-name="gr977" draw:text-style-name="P2" draw:layer="layout" svg:x1="6.877cm" svg:y1="6.619cm" svg:x2="7.486cm" svg:y2="6.971cm">
                <text:p/>
              </draw:line>
              <draw:line draw:style-name="gr978" draw:text-style-name="P2" draw:layer="layout" svg:x1="6.935cm" svg:y1="6.585cm" svg:x2="7.544cm" svg:y2="6.937cm">
                <text:p/>
              </draw:line>
              <draw:line draw:style-name="gr979" draw:text-style-name="P2" draw:layer="layout" svg:x1="6.993cm" svg:y1="6.552cm" svg:x2="7.602cm" svg:y2="6.904cm">
                <text:p/>
              </draw:line>
              <draw:line draw:style-name="gr980" draw:text-style-name="P2" draw:layer="layout" svg:x1="7.544cm" svg:y1="6.871cm" svg:x2="7.602cm" svg:y2="6.837cm">
                <text:p/>
              </draw:line>
              <draw:line draw:style-name="gr981" draw:text-style-name="P2" draw:layer="layout" svg:x1="7.486cm" svg:y1="6.837cm" svg:x2="7.544cm" svg:y2="6.803cm">
                <text:p/>
              </draw:line>
              <draw:line draw:style-name="gr982" draw:text-style-name="P2" draw:layer="layout" svg:x1="7.428cm" svg:y1="6.804cm" svg:x2="7.486cm" svg:y2="6.77cm">
                <text:p/>
              </draw:line>
              <draw:line draw:style-name="gr983" draw:text-style-name="P2" draw:layer="layout" svg:x1="7.457cm" svg:y1="6.888cm" svg:x2="7.515cm" svg:y2="6.854cm">
                <text:p/>
              </draw:line>
              <draw:line draw:style-name="gr984" draw:text-style-name="P2" draw:layer="layout" svg:x1="7.4cm" svg:y1="6.854cm" svg:x2="7.458cm" svg:y2="6.82cm">
                <text:p/>
              </draw:line>
              <draw:line draw:style-name="gr985" draw:text-style-name="P2" draw:layer="layout" svg:x1="7.341cm" svg:y1="6.821cm" svg:x2="7.399cm" svg:y2="6.787cm">
                <text:p/>
              </draw:line>
              <draw:line draw:style-name="gr986" draw:text-style-name="P2" draw:layer="layout" svg:x1="7.371cm" svg:y1="6.77cm" svg:x2="7.429cm" svg:y2="6.736cm">
                <text:p/>
              </draw:line>
              <draw:line draw:style-name="gr987" draw:text-style-name="P2" draw:layer="layout" svg:x1="7.283cm" svg:y1="6.787cm" svg:x2="7.341cm" svg:y2="6.753cm">
                <text:p/>
              </draw:line>
              <draw:line draw:style-name="gr988" draw:text-style-name="P2" draw:layer="layout" svg:x1="7.312cm" svg:y1="6.737cm" svg:x2="7.37cm" svg:y2="6.703cm">
                <text:p/>
              </draw:line>
              <draw:line draw:style-name="gr989" draw:text-style-name="P2" draw:layer="layout" svg:x1="7.254cm" svg:y1="6.703cm" svg:x2="7.312cm" svg:y2="6.669cm">
                <text:p/>
              </draw:line>
              <draw:line draw:style-name="gr990" draw:text-style-name="P2" draw:layer="layout" svg:x1="7.196cm" svg:y1="6.67cm" svg:x2="7.254cm" svg:y2="6.636cm">
                <text:p/>
              </draw:line>
              <draw:line draw:style-name="gr991" draw:text-style-name="P2" draw:layer="layout" svg:x1="7.225cm" svg:y1="6.754cm" svg:x2="7.283cm" svg:y2="6.72cm">
                <text:p/>
              </draw:line>
              <draw:line draw:style-name="gr992" draw:text-style-name="P2" draw:layer="layout" svg:x1="7.167cm" svg:y1="6.72cm" svg:x2="7.225cm" svg:y2="6.686cm">
                <text:p/>
              </draw:line>
              <draw:line draw:style-name="gr993" draw:text-style-name="P2" draw:layer="layout" svg:x1="7.109cm" svg:y1="6.686cm" svg:x2="7.167cm" svg:y2="6.652cm">
                <text:p/>
              </draw:line>
              <draw:line draw:style-name="gr994" draw:text-style-name="P2" draw:layer="layout" svg:x1="7.138cm" svg:y1="6.636cm" svg:x2="7.196cm" svg:y2="6.602cm">
                <text:p/>
              </draw:line>
              <draw:line draw:style-name="gr995" draw:text-style-name="P2" draw:layer="layout" svg:x1="7.051cm" svg:y1="6.653cm" svg:x2="7.109cm" svg:y2="6.619cm">
                <text:p/>
              </draw:line>
              <draw:line draw:style-name="gr996" draw:text-style-name="P2" draw:layer="layout" svg:x1="7.08cm" svg:y1="6.603cm" svg:x2="7.138cm" svg:y2="6.569cm">
                <text:p/>
              </draw:line>
              <draw:line draw:style-name="gr997" draw:text-style-name="P2" draw:layer="layout" svg:x1="7.022cm" svg:y1="6.569cm" svg:x2="7.08cm" svg:y2="6.535cm">
                <text:p/>
              </draw:line>
              <draw:line draw:style-name="gr998" draw:text-style-name="P2" draw:layer="layout" svg:x1="6.993cm" svg:y1="6.619cm" svg:x2="7.051cm" svg:y2="6.585cm">
                <text:p/>
              </draw:line>
              <draw:line draw:style-name="gr999" draw:text-style-name="P2" draw:layer="layout" svg:x1="7.371cm" svg:y1="6.904cm" svg:x2="7.429cm" svg:y2="6.87cm">
                <text:p/>
              </draw:line>
              <draw:line draw:style-name="gr1000" draw:text-style-name="P2" draw:layer="layout" svg:x1="7.312cm" svg:y1="6.871cm" svg:x2="7.37cm" svg:y2="6.837cm">
                <text:p/>
              </draw:line>
              <draw:line draw:style-name="gr1001" draw:text-style-name="P2" draw:layer="layout" svg:x1="7.254cm" svg:y1="6.837cm" svg:x2="7.312cm" svg:y2="6.803cm">
                <text:p/>
              </draw:line>
              <draw:line draw:style-name="gr1002" draw:text-style-name="P2" draw:layer="layout" svg:x1="7.225cm" svg:y1="6.888cm" svg:x2="7.283cm" svg:y2="6.854cm">
                <text:p/>
              </draw:line>
              <draw:line draw:style-name="gr1003" draw:text-style-name="P2" draw:layer="layout" svg:x1="7.167cm" svg:y1="6.854cm" svg:x2="7.225cm" svg:y2="6.82cm">
                <text:p/>
              </draw:line>
              <draw:line draw:style-name="gr1004" draw:text-style-name="P2" draw:layer="layout" svg:x1="7.196cm" svg:y1="6.804cm" svg:x2="7.254cm" svg:y2="6.77cm">
                <text:p/>
              </draw:line>
              <draw:line draw:style-name="gr1005" draw:text-style-name="P2" draw:layer="layout" svg:x1="7.138cm" svg:y1="6.77cm" svg:x2="7.196cm" svg:y2="6.736cm">
                <text:p/>
              </draw:line>
              <draw:line draw:style-name="gr1006" draw:text-style-name="P2" draw:layer="layout" svg:x1="7.08cm" svg:y1="6.737cm" svg:x2="7.138cm" svg:y2="6.703cm">
                <text:p/>
              </draw:line>
              <draw:line draw:style-name="gr1007" draw:text-style-name="P2" draw:layer="layout" svg:x1="7.022cm" svg:y1="6.703cm" svg:x2="7.08cm" svg:y2="6.669cm">
                <text:p/>
              </draw:line>
              <draw:line draw:style-name="gr1008" draw:text-style-name="P2" draw:layer="layout" svg:x1="6.935cm" svg:y1="6.72cm" svg:x2="6.993cm" svg:y2="6.686cm">
                <text:p/>
              </draw:line>
              <draw:line draw:style-name="gr1009" draw:text-style-name="P2" draw:layer="layout" svg:x1="6.964cm" svg:y1="6.67cm" svg:x2="7.022cm" svg:y2="6.636cm">
                <text:p/>
              </draw:line>
              <draw:line draw:style-name="gr1010" draw:text-style-name="P2" draw:layer="layout" svg:x1="6.877cm" svg:y1="6.686cm" svg:x2="6.935cm" svg:y2="6.652cm">
                <text:p/>
              </draw:line>
              <draw:line draw:style-name="gr1011" draw:text-style-name="P2" draw:layer="layout" svg:x1="7.341cm" svg:y1="6.955cm" svg:x2="7.399cm" svg:y2="6.921cm">
                <text:p/>
              </draw:line>
              <draw:line draw:style-name="gr1012" draw:text-style-name="P2" draw:layer="layout" svg:x1="7.283cm" svg:y1="6.921cm" svg:x2="7.341cm" svg:y2="6.887cm">
                <text:p/>
              </draw:line>
              <draw:line draw:style-name="gr1013" draw:text-style-name="P2" draw:layer="layout" svg:x1="7.544cm" svg:y1="7.072cm" svg:x2="7.776cm" svg:y2="6.938cm">
                <text:p/>
              </draw:line>
              <draw:line draw:style-name="gr1014" draw:text-style-name="P2" draw:layer="layout" svg:x1="7.602cm" svg:y1="7.105cm" svg:x2="7.834cm" svg:y2="6.971cm">
                <text:p/>
              </draw:line>
              <draw:line draw:style-name="gr1015" draw:text-style-name="P2" draw:layer="layout" svg:x1="7.66cm" svg:y1="6.938cm" svg:x2="7.834cm" svg:y2="7.039cm">
                <text:p/>
              </draw:line>
              <draw:line draw:style-name="gr1016" draw:text-style-name="P2" draw:layer="layout" svg:x1="7.602cm" svg:y1="6.971cm" svg:x2="7.776cm" svg:y2="7.072cm">
                <text:p/>
              </draw:line>
              <draw:line draw:style-name="gr1017" draw:text-style-name="P2" draw:layer="layout" svg:x1="7.544cm" svg:y1="7.005cm" svg:x2="7.66cm" svg:y2="7.072cm">
                <text:p/>
              </draw:line>
              <draw:polygon draw:style-name="gr1018" draw:text-style-name="P2" draw:layer="layout" svg:width="0.927cm" svg:height="0.603cm" svg:x="6.732cm" svg:y="6.652cm" svg:viewBox="0 0 928 604" draw:points="0,67 0,0 928,537 928,604">
                <text:p/>
              </draw:polygon>
              <draw:polygon draw:style-name="gr1019" draw:text-style-name="P2" draw:layer="layout" svg:width="1.247cm" svg:height="0.787cm" svg:x="6.732cm" svg:y="6.468cm" svg:viewBox="0 0 1248 788" draw:points="319,0 1248,537 1248,604 928,788 0,252 0,184">
                <text:p/>
              </draw:polygon>
            </draw:g>
          </draw:g>
        </draw:g>
        <draw:g xml:id="id16" draw:id="id16">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020" draw:text-style-name="P2" draw:layer="layout" svg:width="0.32cm" svg:height="0.202cm" svg:x="11.465cm" svg:y="7.275cm" svg:viewBox="0 0 321 203" svg:d="M0 203c81 0 321-67 321-118s-7-85-88-85c0 51-234 51-233 203z">
              <text:p/>
            </draw:path>
            <draw:g>
              <draw:polygon draw:style-name="gr1021" draw:text-style-name="P2" draw:layer="layout" svg:width="0.145cm" svg:height="0.169cm" svg:x="11.346cm" svg:y="7.309cm" svg:viewBox="0 0 146 170" draw:points="0,102 29,0 146,68 117,170">
                <text:p/>
              </draw:polygon>
              <draw:polygon draw:style-name="gr1022" draw:text-style-name="P2" draw:layer="layout" svg:width="0.321cm" svg:height="0.185cm" svg:x="11.376cm" svg:y="7.19cm" svg:viewBox="0 0 322 186" draw:points="0,118 59,68 146,17 205,0 322,68 264,85 176,136 117,186">
                <text:p/>
              </draw:polygon>
              <draw:path draw:style-name="gr1023" draw:text-style-name="P2" draw:layer="layout" svg:width="0.263cm" svg:height="0.219cm" svg:x="11.464cm" svg:y="7.258cm" svg:viewBox="0 0 264 220" svg:d="M264 68c0-102-59-68-118-34-58 34-117 34-146 186 0 0 117-68 264-152z">
                <text:p/>
              </draw:path>
              <draw:path draw:style-name="gr1024" draw:text-style-name="P2" draw:layer="layout" svg:width="0.38cm" svg:height="0.287cm" svg:x="11.346cm" svg:y="7.19cm" svg:viewBox="0 0 381 288" svg:d="M234 0c-58 17-58 17-117 51-29 17-88 34-117 169 59 34 59 34 117 68 34-15 205-118 264-152 0-85-59-85-147-136z">
                <text:p/>
              </draw:path>
            </draw:g>
          </draw:g>
          <draw:g>
            <draw:path draw:style-name="gr1025" draw:text-style-name="P2" draw:layer="layout" svg:width="0.526cm" svg:height="0.405cm" svg:x="11.2cm" svg:y="6.462cm" svg:viewBox="0 0 527 406" svg:d="M2 406c80 0 525-17 525-169s-152-237-233-237c0 51-322 34-292 406z">
              <text:p/>
            </draw:path>
            <draw:g>
              <draw:polygon draw:style-name="gr1026" draw:text-style-name="P2" draw:layer="layout" svg:width="0.292cm" svg:height="0.236cm" svg:x="10.907cm" svg:y="6.631cm" svg:viewBox="0 0 293 237" draw:points="0,68 0,0 293,170 293,237">
                <text:p/>
              </draw:polygon>
              <draw:polygon draw:style-name="gr1027" draw:text-style-name="P2" draw:layer="layout" svg:width="0.292cm" svg:height="0.287cm" svg:x="11.141cm" svg:y="6.377cm" svg:viewBox="0 0 293 288" draw:points="0,118 0,0 293,170 293,288">
                <text:p/>
              </draw:polygon>
              <draw:polygon draw:style-name="gr1028" draw:text-style-name="P2" draw:layer="layout" svg:width="0.526cm" svg:height="0.304cm" svg:x="10.907cm" svg:y="6.496cm" svg:viewBox="0 0 527 305" draw:points="0,136 234,0 527,170 293,305">
                <text:p/>
              </draw:polygon>
              <draw:line draw:style-name="gr1029" draw:text-style-name="P2" draw:layer="layout" svg:x1="11.141cm" svg:y1="6.496cm" svg:x2="11.434cm" svg:y2="6.666cm">
                <text:p/>
              </draw:line>
              <draw:polygon draw:style-name="gr1030" draw:text-style-name="P2" draw:layer="layout" svg:width="0.292cm" svg:height="0.287cm" svg:x="11.2cm" svg:y="6.58cm" svg:viewBox="0 0 293 288" draw:points="0,288 0,220 234,85 234,0 293,34 293,118">
                <text:p/>
              </draw:polygon>
              <draw:polygon draw:style-name="gr1031" draw:text-style-name="P2" draw:layer="layout" svg:width="0.937cm" svg:height="1.286cm" svg:x="10.584cm" svg:y="5.344cm" svg:viewBox="0 0 938 1287" draw:points="0,745 0,0 938,542 938,1287">
                <text:p/>
              </draw:polygon>
              <draw:polygon draw:style-name="gr1032" draw:text-style-name="P2" draw:layer="layout" svg:width="0.878cm" svg:height="1.185cm" svg:x="10.614cm" svg:y="5.395cm" svg:viewBox="0 0 879 1186" draw:points="0,677 0,0 879,508 879,1186">
                <text:p/>
              </draw:polygon>
              <draw:polygon draw:style-name="gr1033" draw:text-style-name="P2" draw:layer="layout" svg:width="0.995cm" svg:height="0.575cm" svg:x="10.584cm" svg:y="5.31cm" svg:viewBox="0 0 996 576" draw:points="938,576 0,34 59,0 996,542">
                <text:p/>
              </draw:polygon>
              <draw:polygon draw:style-name="gr1034" draw:text-style-name="P2" draw:layer="layout" svg:width="0.058cm" svg:height="0.778cm" svg:x="11.522cm" svg:y="5.852cm" svg:viewBox="0 0 59 779" draw:points="0,779 0,34 59,0 59,745">
                <text:p/>
              </draw:polygon>
              <draw:polygon draw:style-name="gr1035" draw:text-style-name="P2" draw:layer="layout" svg:width="0.995cm" svg:height="1.557cm" svg:x="10.584cm" svg:y="5.31cm" svg:viewBox="0 0 996 1558" draw:points="59,0 996,542 996,1287 938,1321 908,1304 908,1389 615,1558 322,1389 322,1321 557,1186 557,1101 0,779 0,34">
                <text:p/>
              </draw:polygon>
            </draw:g>
          </draw:g>
          <draw:g>
            <draw:path draw:style-name="gr1036" draw:text-style-name="P2" draw:layer="layout" svg:width="0.381cm" svg:height="0.202cm" svg:x="11.082cm" svg:y="7.088cm" svg:viewBox="0 0 382 203" svg:d="M2 203c81 0 380-85 380-135 0-51-8-68-88-68 0 51-323 34-292 203z">
              <text:p/>
            </draw:path>
            <draw:g>
              <draw:polygon draw:style-name="gr1037" draw:text-style-name="P2" draw:layer="layout" svg:width="1.259cm" svg:height="0.727cm" svg:x="10.145cm" svg:y="6.512cm" svg:viewBox="0 0 1260 728" draw:points="938,728 0,186 322,0 1260,542">
                <text:p/>
              </draw:polygon>
              <draw:polygon draw:style-name="gr1038" draw:text-style-name="P3" draw:layer="layout" svg:width="0.849cm" svg:height="0.49cm" svg:x="10.233cm" svg:y="6.563cm" svg:viewBox="0 0 850 491" draw:points="0,136 234,0 850,356 615,491">
                <text:p/>
              </draw:polygon>
              <draw:polygon draw:style-name="gr1039" draw:text-style-name="P3" draw:layer="layout" svg:width="0.409cm" svg:height="0.236cm" svg:x="10.907cm" svg:y="6.953cm" svg:viewBox="0 0 410 237" draw:points="0,136 234,0 410,102 176,237">
                <text:p/>
              </draw:polygon>
              <draw:polygon draw:style-name="gr1040" draw:text-style-name="P2" draw:layer="layout" svg:width="0.321cm" svg:height="0.253cm" svg:x="11.083cm" svg:y="7.054cm" svg:viewBox="0 0 322 254" draw:points="0,254 0,186 322,0 322,68">
                <text:p/>
              </draw:polygon>
              <draw:line draw:style-name="gr1041" draw:text-style-name="P2" draw:layer="layout" svg:x1="10.291cm" svg:y1="6.665cm" svg:x2="10.906cm" svg:y2="7.021cm">
                <text:p/>
              </draw:line>
              <draw:line draw:style-name="gr1042" draw:text-style-name="P2" draw:layer="layout" svg:x1="10.35cm" svg:y1="6.631cm" svg:x2="10.965cm" svg:y2="6.987cm">
                <text:p/>
              </draw:line>
              <draw:line draw:style-name="gr1043" draw:text-style-name="P2" draw:layer="layout" svg:x1="10.409cm" svg:y1="6.597cm" svg:x2="11.024cm" svg:y2="6.953cm">
                <text:p/>
              </draw:line>
              <draw:line draw:style-name="gr1044" draw:text-style-name="P2" draw:layer="layout" svg:x1="10.965cm" svg:y1="6.919cm" svg:x2="11.024cm" svg:y2="6.885cm">
                <text:p/>
              </draw:line>
              <draw:line draw:style-name="gr1045" draw:text-style-name="P2" draw:layer="layout" svg:x1="10.907cm" svg:y1="6.885cm" svg:x2="10.966cm" svg:y2="6.851cm">
                <text:p/>
              </draw:line>
              <draw:line draw:style-name="gr1046" draw:text-style-name="P2" draw:layer="layout" svg:x1="10.848cm" svg:y1="6.851cm" svg:x2="10.907cm" svg:y2="6.817cm">
                <text:p/>
              </draw:line>
              <draw:line draw:style-name="gr1047" draw:text-style-name="P2" draw:layer="layout" svg:x1="10.877cm" svg:y1="6.936cm" svg:x2="10.936cm" svg:y2="6.902cm">
                <text:p/>
              </draw:line>
              <draw:line draw:style-name="gr1048" draw:text-style-name="P2" draw:layer="layout" svg:x1="10.819cm" svg:y1="6.902cm" svg:x2="10.878cm" svg:y2="6.868cm">
                <text:p/>
              </draw:line>
              <draw:line draw:style-name="gr1049" draw:text-style-name="P2" draw:layer="layout" svg:x1="10.76cm" svg:y1="6.868cm" svg:x2="10.819cm" svg:y2="6.834cm">
                <text:p/>
              </draw:line>
              <draw:line draw:style-name="gr1050" draw:text-style-name="P2" draw:layer="layout" svg:x1="10.789cm" svg:y1="6.818cm" svg:x2="10.848cm" svg:y2="6.784cm">
                <text:p/>
              </draw:line>
              <draw:line draw:style-name="gr1051" draw:text-style-name="P2" draw:layer="layout" svg:x1="10.702cm" svg:y1="6.834cm" svg:x2="10.761cm" svg:y2="6.8cm">
                <text:p/>
              </draw:line>
              <draw:line draw:style-name="gr1052" draw:text-style-name="P2" draw:layer="layout" svg:x1="10.731cm" svg:y1="6.784cm" svg:x2="10.79cm" svg:y2="6.75cm">
                <text:p/>
              </draw:line>
              <draw:line draw:style-name="gr1053" draw:text-style-name="P2" draw:layer="layout" svg:x1="10.672cm" svg:y1="6.75cm" svg:x2="10.731cm" svg:y2="6.716cm">
                <text:p/>
              </draw:line>
              <draw:line draw:style-name="gr1054" draw:text-style-name="P2" draw:layer="layout" svg:x1="10.614cm" svg:y1="6.716cm" svg:x2="10.673cm" svg:y2="6.682cm">
                <text:p/>
              </draw:line>
              <draw:line draw:style-name="gr1055" draw:text-style-name="P2" draw:layer="layout" svg:x1="10.643cm" svg:y1="6.8cm" svg:x2="10.702cm" svg:y2="6.766cm">
                <text:p/>
              </draw:line>
              <draw:line draw:style-name="gr1056" draw:text-style-name="P2" draw:layer="layout" svg:x1="10.584cm" svg:y1="6.767cm" svg:x2="10.643cm" svg:y2="6.733cm">
                <text:p/>
              </draw:line>
              <draw:line draw:style-name="gr1057" draw:text-style-name="P2" draw:layer="layout" svg:x1="10.526cm" svg:y1="6.733cm" svg:x2="10.585cm" svg:y2="6.699cm">
                <text:p/>
              </draw:line>
              <draw:line draw:style-name="gr1058" draw:text-style-name="P2" draw:layer="layout" svg:x1="10.555cm" svg:y1="6.682cm" svg:x2="10.614cm" svg:y2="6.648cm">
                <text:p/>
              </draw:line>
              <draw:line draw:style-name="gr1059" draw:text-style-name="P2" draw:layer="layout" svg:x1="10.467cm" svg:y1="6.699cm" svg:x2="10.526cm" svg:y2="6.665cm">
                <text:p/>
              </draw:line>
              <draw:line draw:style-name="gr1060" draw:text-style-name="P2" draw:layer="layout" svg:x1="10.496cm" svg:y1="6.648cm" svg:x2="10.555cm" svg:y2="6.614cm">
                <text:p/>
              </draw:line>
              <draw:line draw:style-name="gr1061" draw:text-style-name="P2" draw:layer="layout" svg:x1="10.438cm" svg:y1="6.614cm" svg:x2="10.497cm" svg:y2="6.58cm">
                <text:p/>
              </draw:line>
              <draw:line draw:style-name="gr1062" draw:text-style-name="P2" draw:layer="layout" svg:x1="10.409cm" svg:y1="6.665cm" svg:x2="10.468cm" svg:y2="6.631cm">
                <text:p/>
              </draw:line>
              <draw:line draw:style-name="gr1063" draw:text-style-name="P2" draw:layer="layout" svg:x1="10.789cm" svg:y1="6.953cm" svg:x2="10.848cm" svg:y2="6.919cm">
                <text:p/>
              </draw:line>
              <draw:line draw:style-name="gr1064" draw:text-style-name="P2" draw:layer="layout" svg:x1="10.731cm" svg:y1="6.919cm" svg:x2="10.79cm" svg:y2="6.885cm">
                <text:p/>
              </draw:line>
              <draw:line draw:style-name="gr1065" draw:text-style-name="P2" draw:layer="layout" svg:x1="10.672cm" svg:y1="6.885cm" svg:x2="10.731cm" svg:y2="6.851cm">
                <text:p/>
              </draw:line>
              <draw:line draw:style-name="gr1066" draw:text-style-name="P2" draw:layer="layout" svg:x1="10.643cm" svg:y1="6.936cm" svg:x2="10.702cm" svg:y2="6.902cm">
                <text:p/>
              </draw:line>
              <draw:line draw:style-name="gr1067" draw:text-style-name="P2" draw:layer="layout" svg:x1="10.584cm" svg:y1="6.902cm" svg:x2="10.643cm" svg:y2="6.868cm">
                <text:p/>
              </draw:line>
              <draw:line draw:style-name="gr1068" draw:text-style-name="P2" draw:layer="layout" svg:x1="10.614cm" svg:y1="6.851cm" svg:x2="10.673cm" svg:y2="6.817cm">
                <text:p/>
              </draw:line>
              <draw:line draw:style-name="gr1069" draw:text-style-name="P2" draw:layer="layout" svg:x1="10.555cm" svg:y1="6.818cm" svg:x2="10.614cm" svg:y2="6.784cm">
                <text:p/>
              </draw:line>
              <draw:line draw:style-name="gr1070" draw:text-style-name="P2" draw:layer="layout" svg:x1="10.496cm" svg:y1="6.784cm" svg:x2="10.555cm" svg:y2="6.75cm">
                <text:p/>
              </draw:line>
              <draw:line draw:style-name="gr1071" draw:text-style-name="P2" draw:layer="layout" svg:x1="10.438cm" svg:y1="6.75cm" svg:x2="10.497cm" svg:y2="6.716cm">
                <text:p/>
              </draw:line>
              <draw:line draw:style-name="gr1072" draw:text-style-name="P2" draw:layer="layout" svg:x1="10.35cm" svg:y1="6.767cm" svg:x2="10.409cm" svg:y2="6.733cm">
                <text:p/>
              </draw:line>
              <draw:line draw:style-name="gr1073" draw:text-style-name="P2" draw:layer="layout" svg:x1="10.379cm" svg:y1="6.716cm" svg:x2="10.438cm" svg:y2="6.682cm">
                <text:p/>
              </draw:line>
              <draw:line draw:style-name="gr1074" draw:text-style-name="P2" draw:layer="layout" svg:x1="10.291cm" svg:y1="6.733cm" svg:x2="10.35cm" svg:y2="6.699cm">
                <text:p/>
              </draw:line>
              <draw:line draw:style-name="gr1075" draw:text-style-name="P2" draw:layer="layout" svg:x1="10.76cm" svg:y1="7.004cm" svg:x2="10.819cm" svg:y2="6.97cm">
                <text:p/>
              </draw:line>
              <draw:line draw:style-name="gr1076" draw:text-style-name="P2" draw:layer="layout" svg:x1="10.702cm" svg:y1="6.97cm" svg:x2="10.761cm" svg:y2="6.936cm">
                <text:p/>
              </draw:line>
              <draw:line draw:style-name="gr1077" draw:text-style-name="P2" draw:layer="layout" svg:x1="10.965cm" svg:y1="7.123cm" svg:x2="11.199cm" svg:y2="6.987cm">
                <text:p/>
              </draw:line>
              <draw:line draw:style-name="gr1078" draw:text-style-name="P2" draw:layer="layout" svg:x1="11.024cm" svg:y1="7.157cm" svg:x2="11.258cm" svg:y2="7.021cm">
                <text:p/>
              </draw:line>
              <draw:line draw:style-name="gr1079" draw:text-style-name="P2" draw:layer="layout" svg:x1="11.083cm" svg:y1="6.987cm" svg:x2="11.259cm" svg:y2="7.089cm">
                <text:p/>
              </draw:line>
              <draw:line draw:style-name="gr1080" draw:text-style-name="P2" draw:layer="layout" svg:x1="11.024cm" svg:y1="7.021cm" svg:x2="11.2cm" svg:y2="7.123cm">
                <text:p/>
              </draw:line>
              <draw:line draw:style-name="gr1081" draw:text-style-name="P2" draw:layer="layout" svg:x1="10.965cm" svg:y1="7.054cm" svg:x2="11.082cm" svg:y2="7.122cm">
                <text:p/>
              </draw:line>
              <draw:polygon draw:style-name="gr1082" draw:text-style-name="P2" draw:layer="layout" svg:width="0.937cm" svg:height="0.609cm" svg:x="10.145cm" svg:y="6.699cm" svg:viewBox="0 0 938 610" draw:points="0,68 0,0 938,542 938,610">
                <text:p/>
              </draw:polygon>
              <draw:polygon draw:style-name="gr1083" draw:text-style-name="P2" draw:layer="layout" svg:width="1.259cm" svg:height="0.795cm" svg:x="10.145cm" svg:y="6.512cm" svg:viewBox="0 0 1260 796" draw:points="322,0 1260,542 1260,610 938,796 0,254 0,186">
                <text:p/>
              </draw:polygon>
            </draw:g>
          </draw:g>
        </draw:g>
        <draw:connector draw:style-name="gr508" draw:text-style-name="P1" draw:layer="layout" svg:x1="9.563cm" svg:y1="12.939cm" svg:x2="11.014cm" svg:y2="11.88cm" draw:start-shape="id10" draw:start-glue-point="0" draw:end-shape="id11" svg:d="M9563 12939v-1059h1451" svg:viewBox="0 0 1452 1060">
          <text:p/>
        </draw:connector>
        <draw:connector draw:style-name="gr508" draw:text-style-name="P1" draw:layer="layout" svg:x1="14.677cm" svg:y1="11.796cm" svg:x2="16.123cm" svg:y2="12.938cm" draw:start-shape="id11" draw:start-glue-point="6" draw:end-shape="id12" draw:end-glue-point="4" svg:d="M14677 11796h1446v1142" svg:viewBox="0 0 1447 1143">
          <text:p/>
        </draw:connector>
        <draw:connector draw:style-name="gr508" draw:text-style-name="P1" draw:layer="layout" svg:x1="11.015cm" svg:y1="11.372cm" svg:x2="9.563cm" svg:y2="10.653cm" draw:start-shape="id11" draw:start-glue-point="12" draw:end-shape="id13" draw:end-glue-point="2" svg:d="M11015 11372h-1452v-719" svg:viewBox="0 0 1453 720">
          <text:p/>
        </draw:connector>
        <draw:connector draw:style-name="gr508" draw:text-style-name="P1" draw:layer="layout" svg:x1="16.726cm" svg:y1="10.13cm" svg:x2="14.188cm" svg:y2="11.245cm" draw:start-shape="id14" draw:start-glue-point="16" svg:d="M16726 10130v1081h-2538v34" svg:viewBox="0 0 2539 1116">
          <text:p/>
        </draw:connector>
        <draw:connector draw:style-name="gr508" draw:text-style-name="P1" draw:layer="layout" draw:line-skew="0.744cm" svg:x1="7.651cm" svg:y1="7.238cm" svg:x2="8.31cm" svg:y2="8.623cm" draw:start-shape="id15" draw:start-glue-point="10" draw:end-shape="id13" draw:end-glue-point="19" svg:d="M7651 7238v1385h659" svg:viewBox="0 0 660 1386">
          <text:p/>
        </draw:connector>
        <draw:connector draw:style-name="gr508" draw:text-style-name="P1" draw:layer="layout" draw:line-skew="0.314cm" svg:x1="11.052cm" svg:y1="7.313cm" svg:x2="9.756cm" svg:y2="8.632cm" draw:start-shape="id16" draw:start-glue-point="10" svg:d="M11052 7313v1319h-1296" svg:viewBox="0 0 1297 1320">
          <text:p/>
        </draw:connector>
        <draw:connector draw:style-name="gr508" draw:text-style-name="P1" draw:layer="layout" draw:line-skew="0.744cm" svg:x1="14.952cm" svg:y1="7.238cm" svg:x2="15.611cm" svg:y2="8.623cm" svg:d="M14952 7238v1385h659" svg:viewBox="0 0 660 1386">
          <text:p/>
        </draw:connector>
        <draw:connector draw:style-name="gr508" draw:text-style-name="P1" draw:layer="layout" draw:line-skew="0.314cm" svg:x1="18.353cm" svg:y1="7.313cm" svg:x2="17.057cm" svg:y2="8.632cm" svg:d="M18353 7313v1319h-1296" svg:viewBox="0 0 1297 1320">
          <text:p/>
        </draw:connector>
        <draw:connector draw:style-name="gr508" draw:text-style-name="P1" draw:layer="layout" svg:x1="7.225cm" svg:y1="15.741cm" svg:x2="7.808cm" svg:y2="13.983cm" draw:start-shape="id17" draw:start-glue-point="8" draw:end-shape="id10" draw:end-glue-point="21" svg:d="M7225 15741v-1758h583" svg:viewBox="0 0 584 1759">
          <text:p/>
        </draw:connector>
        <draw:connector draw:style-name="gr508" draw:text-style-name="P1" draw:layer="layout" draw:line-skew="1.794cm -1.267cm" svg:x1="11.174cm" svg:y1="16.11cm" svg:x2="11.017cm" svg:y2="14.215cm" draw:start-shape="id18" draw:start-glue-point="6" draw:end-shape="id10" draw:end-glue-point="17" svg:d="M11174 16110v-1902h-155v7h-2" svg:viewBox="0 0 158 1903">
          <text:p/>
        </draw:connector>
        <draw:connector draw:style-name="gr508" draw:text-style-name="P1" draw:layer="layout" svg:x1="14.526cm" svg:y1="15.742cm" svg:x2="15.109cm" svg:y2="13.984cm" svg:d="M14526 15742v-1758h583" svg:viewBox="0 0 584 1759">
          <text:p/>
        </draw:connector>
        <draw:connector draw:style-name="gr508" draw:text-style-name="P1" draw:layer="layout" draw:line-skew="1.794cm -1.267cm" svg:x1="18.475cm" svg:y1="16.111cm" svg:x2="18.318cm" svg:y2="14.216cm" svg:d="M18475 16111v-1902h-155v7h-2" svg:viewBox="0 0 158 1903">
          <text:p/>
        </draw:connector>
      </draw:page>
      <draw:page draw:name="page3" draw:style-name="dp1" draw:master-page-name="Default">
        <draw:connector draw:style-name="gr508" draw:text-style-name="P1" draw:layer="layout" draw:line-skew="-2.448cm" svg:x1="15.385cm" svg:y1="8.857cm" svg:x2="18.663cm" svg:y2="6.281cm" draw:start-shape="id19" draw:start-glue-point="6" draw:end-shape="id20" draw:end-glue-point="25" svg:d="M15385 8857v-3666h3278v1090" svg:viewBox="0 0 3279 3667">
          <text:p/>
        </draw:connector>
        <draw:connector draw:style-name="gr508" draw:text-style-name="P1" draw:layer="layout" draw:line-skew="-1.642cm" svg:x1="21.344cm" svg:y1="7.884cm" svg:x2="18.663cm" svg:y2="6.281cm" draw:start-shape="id21" svg:d="M21344 7884v-2693h-2681v1090" svg:viewBox="0 0 2682 2694">
          <text:p/>
        </draw:connector>
        <draw:connector draw:style-name="gr508" draw:text-style-name="P1" draw:layer="layout" draw:line-skew="-2.447cm" svg:x1="6.603cm" svg:y1="8.435cm" svg:x2="9.209cm" svg:y2="6.088cm" draw:start-shape="id22" draw:start-glue-point="0" draw:end-shape="id23" draw:end-glue-point="8" svg:d="M6603 8435v-3244h2606v897" svg:viewBox="0 0 2607 3245">
          <text:p/>
        </draw:connector>
        <draw:connector draw:style-name="gr508" draw:text-style-name="P1" draw:layer="layout" draw:line-skew="-1.504cm" svg:x1="12.514cm" svg:y1="7.858cm" svg:x2="9.24cm" svg:y2="6.031cm" draw:start-shape="id24" svg:d="M12514 7858v-2667h-3274v840" svg:viewBox="0 0 3275 2668">
          <text:p/>
        </draw:connector>
        <draw:g xml:id="id23" draw:id="id23">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1084" draw:text-style-name="P2" draw:layer="layout" svg:width="1.303cm" svg:height="0.869cm" svg:x="10.513cm" svg:y="5.972cm" svg:viewBox="0 0 1304 870" svg:d="M0 870c276 0 1304-290 1304-522s-25-348-301-348c0 174-1003 637-1003 870z">
            <text:p/>
          </draw:path>
          <draw:g>
            <draw:polygon draw:style-name="gr1085" draw:text-style-name="P2" draw:layer="layout" svg:width="2.206cm" svg:height="1.739cm" svg:x="8.306cm" svg:y="5.102cm" svg:viewBox="0 0 2207 1740" draw:points="0,464 0,0 2207,1276 2207,1740">
              <text:p/>
            </draw:polygon>
            <draw:polygon draw:style-name="gr1086" draw:text-style-name="P2" draw:layer="layout" svg:width="1.002cm" svg:height="1.043cm" svg:x="10.513cm" svg:y="5.798cm" svg:viewBox="0 0 1003 1044" draw:points="0,1044 0,580 1003,0 1003,464">
              <text:p/>
            </draw:polygon>
            <draw:polygon draw:style-name="gr1087" draw:text-style-name="P2" draw:layer="layout" svg:width="3.21cm" svg:height="1.855cm" svg:x="8.306cm" svg:y="4.522cm" svg:viewBox="0 0 3211 1856" draw:points="2207,1856 0,580 1003,0 3211,1276">
              <text:p/>
            </draw:polygon>
            <draw:polygon draw:style-name="gr1088" draw:text-style-name="P2" draw:layer="layout" svg:width="0.2cm" svg:height="0.347cm" svg:x="10.212cm" svg:y="6.32cm" svg:viewBox="0 0 201 348" draw:points="0,232 0,0 201,116 201,348">
              <text:p/>
            </draw:polygon>
            <draw:polygon draw:style-name="gr1089" draw:text-style-name="P2" draw:layer="layout" svg:width="3.21cm" svg:height="2.319cm" svg:x="8.306cm" svg:y="4.522cm" svg:viewBox="0 0 3211 2320" draw:points="0,1044 0,580 1003,0 3211,1276 3211,1740 2207,2320">
              <text:p/>
            </draw:polygon>
            <draw:polygon draw:style-name="gr1090" draw:text-style-name="P2" draw:layer="layout" svg:width="0.099cm" svg:height="0.173cm" svg:x="8.507cm" svg:y="5.392cm" svg:viewBox="0 0 100 174" draw:points="0,116 0,0 100,58 100,174">
              <text:p/>
            </draw:polygon>
            <draw:polygon draw:style-name="gr1091" draw:text-style-name="P2" draw:layer="layout" svg:width="0.099cm" svg:height="0.173cm" svg:x="8.707cm" svg:y="5.508cm" svg:viewBox="0 0 100 174" draw:points="0,116 0,0 100,58 100,174">
              <text:p/>
            </draw:polygon>
            <draw:polygon draw:style-name="gr1092" draw:text-style-name="P2" draw:layer="layout" svg:width="0.099cm" svg:height="0.173cm" svg:x="8.908cm" svg:y="5.624cm" svg:viewBox="0 0 100 174" draw:points="0,116 0,0 100,58 100,174">
              <text:p/>
            </draw:polygon>
            <draw:polygon draw:style-name="gr1093" draw:text-style-name="P2" draw:layer="layout" svg:width="0.099cm" svg:height="0.173cm" svg:x="9.109cm" svg:y="5.74cm" svg:viewBox="0 0 100 174" draw:points="0,116 0,0 100,58 100,174">
              <text:p/>
            </draw:polygon>
            <draw:polygon draw:style-name="gr1094" draw:text-style-name="P2" draw:layer="layout" svg:width="0.099cm" svg:height="0.173cm" svg:x="9.309cm" svg:y="5.856cm" svg:viewBox="0 0 100 174" draw:points="0,116 0,0 100,58 100,174">
              <text:p/>
            </draw:polygon>
            <draw:polygon draw:style-name="gr1095" draw:text-style-name="P2" draw:layer="layout" svg:width="0.099cm" svg:height="0.173cm" svg:x="9.51cm" svg:y="5.972cm" svg:viewBox="0 0 100 174" draw:points="0,116 0,0 100,58 100,174">
              <text:p/>
            </draw:polygon>
            <draw:polygon draw:style-name="gr1096" draw:text-style-name="P2" draw:layer="layout" svg:width="0.099cm" svg:height="0.173cm" svg:x="9.711cm" svg:y="6.088cm" svg:viewBox="0 0 100 174" draw:points="0,116 0,0 100,58 100,174">
              <text:p/>
            </draw:polygon>
            <draw:polygon draw:style-name="gr1097" draw:text-style-name="P2" draw:layer="layout" svg:width="0.099cm" svg:height="0.173cm" svg:x="9.911cm" svg:y="6.204cm" svg:viewBox="0 0 100 174" draw:points="0,116 0,0 100,58 100,174">
              <text:p/>
            </draw:polygon>
          </draw:g>
        </draw:g>
        <draw:g xml:id="id25" draw:id="id25">
          <draw:glue-point draw:id="4" svg:x="-2.142cm" svg:y="-5cm"/>
          <draw:glue-point draw:id="5" svg:x="4.143cm" svg:y="1.5cm"/>
          <draw:glue-point draw:id="6" svg:x="1.286cm" svg:y="5cm"/>
          <draw:glue-point draw:id="7" svg:x="-4.999cm" svg:y="-1.5cm"/>
          <draw:glue-point draw:id="8" svg:x="-2.427cm" svg:y="1.75cm"/>
          <draw:glue-point draw:id="9" svg:x="-4.427cm" svg:y="-0.75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2cm" svg:y="-0.431cm"/>
          <draw:glue-point draw:id="24" svg:x="-1.894cm" svg:y="1.379cm"/>
          <draw:glue-point draw:id="25" svg:x="-0.168cm" svg:y="2.586cm"/>
          <draw:path draw:style-name="gr1098" draw:text-style-name="P2" draw:layer="layout" svg:width="1.303cm" svg:height="0.869cm" svg:x="14.398cm" svg:y="3.801cm" svg:viewBox="0 0 1304 870" svg:d="M0 870c276 0 1304-290 1304-522s-25-348-301-348c0 174-1003 637-1003 870z">
            <text:p/>
          </draw:path>
          <draw:g>
            <draw:polygon draw:style-name="gr1099" draw:text-style-name="P2" draw:layer="layout" svg:width="2.206cm" svg:height="1.739cm" svg:x="12.191cm" svg:y="2.931cm" svg:viewBox="0 0 2207 1740" draw:points="0,464 0,0 2207,1276 2207,1740">
              <text:p/>
            </draw:polygon>
            <draw:polygon draw:style-name="gr1100" draw:text-style-name="P2" draw:layer="layout" svg:width="1.002cm" svg:height="1.043cm" svg:x="14.398cm" svg:y="3.627cm" svg:viewBox="0 0 1003 1044" draw:points="0,1044 0,580 1003,0 1003,464">
              <text:p/>
            </draw:polygon>
            <draw:polygon draw:style-name="gr1101" draw:text-style-name="P2" draw:layer="layout" svg:width="3.21cm" svg:height="1.855cm" svg:x="12.191cm" svg:y="2.351cm" svg:viewBox="0 0 3211 1856" draw:points="2207,1856 0,580 1003,0 3211,1276">
              <text:p/>
            </draw:polygon>
            <draw:polygon draw:style-name="gr1102" draw:text-style-name="P2" draw:layer="layout" svg:width="0.2cm" svg:height="0.347cm" svg:x="14.097cm" svg:y="4.149cm" svg:viewBox="0 0 201 348" draw:points="0,232 0,0 201,116 201,348">
              <text:p/>
            </draw:polygon>
            <draw:polygon draw:style-name="gr1103" draw:text-style-name="P2" draw:layer="layout" svg:width="3.21cm" svg:height="2.319cm" svg:x="12.191cm" svg:y="2.351cm" svg:viewBox="0 0 3211 2320" draw:points="0,1044 0,580 1003,0 3211,1276 3211,1740 2207,2320">
              <text:p/>
            </draw:polygon>
            <draw:polygon draw:style-name="gr1104" draw:text-style-name="P2" draw:layer="layout" svg:width="0.099cm" svg:height="0.173cm" svg:x="12.392cm" svg:y="3.221cm" svg:viewBox="0 0 100 174" draw:points="0,116 0,0 100,58 100,174">
              <text:p/>
            </draw:polygon>
            <draw:polygon draw:style-name="gr1105" draw:text-style-name="P2" draw:layer="layout" svg:width="0.099cm" svg:height="0.173cm" svg:x="12.592cm" svg:y="3.337cm" svg:viewBox="0 0 100 174" draw:points="0,116 0,0 100,58 100,174">
              <text:p/>
            </draw:polygon>
            <draw:polygon draw:style-name="gr1106" draw:text-style-name="P2" draw:layer="layout" svg:width="0.099cm" svg:height="0.173cm" svg:x="12.793cm" svg:y="3.453cm" svg:viewBox="0 0 100 174" draw:points="0,116 0,0 100,58 100,174">
              <text:p/>
            </draw:polygon>
            <draw:polygon draw:style-name="gr1107" draw:text-style-name="P2" draw:layer="layout" svg:width="0.099cm" svg:height="0.173cm" svg:x="12.994cm" svg:y="3.569cm" svg:viewBox="0 0 100 174" draw:points="0,116 0,0 100,58 100,174">
              <text:p/>
            </draw:polygon>
            <draw:polygon draw:style-name="gr1108" draw:text-style-name="P2" draw:layer="layout" svg:width="0.099cm" svg:height="0.173cm" svg:x="13.194cm" svg:y="3.685cm" svg:viewBox="0 0 100 174" draw:points="0,116 0,0 100,58 100,174">
              <text:p/>
            </draw:polygon>
            <draw:polygon draw:style-name="gr1109" draw:text-style-name="P2" draw:layer="layout" svg:width="0.099cm" svg:height="0.173cm" svg:x="13.395cm" svg:y="3.801cm" svg:viewBox="0 0 100 174" draw:points="0,116 0,0 100,58 100,174">
              <text:p/>
            </draw:polygon>
            <draw:polygon draw:style-name="gr1110" draw:text-style-name="P2" draw:layer="layout" svg:width="0.099cm" svg:height="0.173cm" svg:x="13.596cm" svg:y="3.917cm" svg:viewBox="0 0 100 174" draw:points="0,116 0,0 100,58 100,174">
              <text:p/>
            </draw:polygon>
            <draw:polygon draw:style-name="gr1111" draw:text-style-name="P2" draw:layer="layout" svg:width="0.099cm" svg:height="0.173cm" svg:x="13.796cm" svg:y="4.033cm" svg:viewBox="0 0 100 174" draw:points="0,116 0,0 100,58 100,174">
              <text:p/>
            </draw:polygon>
          </draw:g>
        </draw:g>
        <draw:g xml:id="id20" draw:id="id20">
          <draw:glue-point draw:id="4" svg:x="-2.142cm" svg:y="-5cm"/>
          <draw:glue-point draw:id="5" svg:x="4.143cm" svg:y="1.5cm"/>
          <draw:glue-point draw:id="6" svg:x="1.286cm" svg:y="5cm"/>
          <draw:glue-point draw:id="7" svg:x="-4.999cm" svg:y="-1.5cm"/>
          <draw:glue-point draw:id="8" svg:x="-2.427cm" svg:y="1.75cm"/>
          <draw:glue-point draw:id="9" svg:x="-4.427cm" svg:y="-0.75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2cm" svg:y="-0.431cm"/>
          <draw:glue-point draw:id="24" svg:x="-1.894cm" svg:y="1.379cm"/>
          <draw:glue-point draw:id="25" svg:x="-0.168cm" svg:y="2.586cm"/>
          <draw:path draw:style-name="gr1112" draw:text-style-name="P2" draw:layer="layout" svg:width="1.303cm" svg:height="0.869cm" svg:x="19.173cm" svg:y="5.972cm" svg:viewBox="0 0 1304 870" svg:d="M0 870c276 0 1304-290 1304-522s-25-348-301-348c0 174-1003 637-1003 870z">
            <text:p/>
          </draw:path>
          <draw:g>
            <draw:polygon draw:style-name="gr1113" draw:text-style-name="P2" draw:layer="layout" svg:width="2.206cm" svg:height="1.739cm" svg:x="16.966cm" svg:y="5.102cm" svg:viewBox="0 0 2207 1740" draw:points="0,464 0,0 2207,1276 2207,1740">
              <text:p/>
            </draw:polygon>
            <draw:polygon draw:style-name="gr1114" draw:text-style-name="P2" draw:layer="layout" svg:width="1.002cm" svg:height="1.043cm" svg:x="19.173cm" svg:y="5.798cm" svg:viewBox="0 0 1003 1044" draw:points="0,1044 0,580 1003,0 1003,464">
              <text:p/>
            </draw:polygon>
            <draw:polygon draw:style-name="gr1115" draw:text-style-name="P2" draw:layer="layout" svg:width="3.21cm" svg:height="1.855cm" svg:x="16.966cm" svg:y="4.522cm" svg:viewBox="0 0 3211 1856" draw:points="2207,1856 0,580 1003,0 3211,1276">
              <text:p/>
            </draw:polygon>
            <draw:polygon draw:style-name="gr1116" draw:text-style-name="P2" draw:layer="layout" svg:width="0.2cm" svg:height="0.347cm" svg:x="18.872cm" svg:y="6.32cm" svg:viewBox="0 0 201 348" draw:points="0,232 0,0 201,116 201,348">
              <text:p/>
            </draw:polygon>
            <draw:polygon draw:style-name="gr1117" draw:text-style-name="P2" draw:layer="layout" svg:width="3.21cm" svg:height="2.319cm" svg:x="16.966cm" svg:y="4.522cm" svg:viewBox="0 0 3211 2320" draw:points="0,1044 0,580 1003,0 3211,1276 3211,1740 2207,2320">
              <text:p/>
            </draw:polygon>
            <draw:polygon draw:style-name="gr1118" draw:text-style-name="P2" draw:layer="layout" svg:width="0.099cm" svg:height="0.173cm" svg:x="17.167cm" svg:y="5.392cm" svg:viewBox="0 0 100 174" draw:points="0,116 0,0 100,58 100,174">
              <text:p/>
            </draw:polygon>
            <draw:polygon draw:style-name="gr1119" draw:text-style-name="P2" draw:layer="layout" svg:width="0.099cm" svg:height="0.173cm" svg:x="17.367cm" svg:y="5.508cm" svg:viewBox="0 0 100 174" draw:points="0,116 0,0 100,58 100,174">
              <text:p/>
            </draw:polygon>
            <draw:polygon draw:style-name="gr1120" draw:text-style-name="P2" draw:layer="layout" svg:width="0.099cm" svg:height="0.173cm" svg:x="17.568cm" svg:y="5.624cm" svg:viewBox="0 0 100 174" draw:points="0,116 0,0 100,58 100,174">
              <text:p/>
            </draw:polygon>
            <draw:polygon draw:style-name="gr1121" draw:text-style-name="P2" draw:layer="layout" svg:width="0.099cm" svg:height="0.173cm" svg:x="17.769cm" svg:y="5.74cm" svg:viewBox="0 0 100 174" draw:points="0,116 0,0 100,58 100,174">
              <text:p/>
            </draw:polygon>
            <draw:polygon draw:style-name="gr1122" draw:text-style-name="P2" draw:layer="layout" svg:width="0.099cm" svg:height="0.173cm" svg:x="17.969cm" svg:y="5.856cm" svg:viewBox="0 0 100 174" draw:points="0,116 0,0 100,58 100,174">
              <text:p/>
            </draw:polygon>
            <draw:polygon draw:style-name="gr1123" draw:text-style-name="P2" draw:layer="layout" svg:width="0.099cm" svg:height="0.173cm" svg:x="18.17cm" svg:y="5.972cm" svg:viewBox="0 0 100 174" draw:points="0,116 0,0 100,58 100,174">
              <text:p/>
            </draw:polygon>
            <draw:polygon draw:style-name="gr1124" draw:text-style-name="P2" draw:layer="layout" svg:width="0.099cm" svg:height="0.173cm" svg:x="18.371cm" svg:y="6.088cm" svg:viewBox="0 0 100 174" draw:points="0,116 0,0 100,58 100,174">
              <text:p/>
            </draw:polygon>
            <draw:polygon draw:style-name="gr1125" draw:text-style-name="P2" draw:layer="layout" svg:width="0.099cm" svg:height="0.173cm" svg:x="18.571cm" svg:y="6.204cm" svg:viewBox="0 0 100 174" draw:points="0,116 0,0 100,58 100,174">
              <text:p/>
            </draw:polygon>
          </draw:g>
        </draw:g>
        <draw:connector draw:style-name="gr508" draw:text-style-name="P1" draw:layer="layout" svg:x1="10.061cm" svg:y1="4.522cm" svg:x2="12.392cm" svg:y2="3.337cm" draw:start-shape="id23" draw:start-glue-point="0" draw:end-shape="id25" draw:end-glue-point="9" svg:d="M10061 4522v-1185h2331" svg:viewBox="0 0 2332 1186">
          <text:p/>
        </draw:connector>
        <draw:connector draw:style-name="gr508" draw:text-style-name="P1" draw:layer="layout" svg:x1="18.721cm" svg:y1="4.522cm" svg:x2="15.702cm" svg:y2="3.511cm" draw:start-shape="id20" draw:start-glue-point="0" draw:end-shape="id25" svg:d="M18721 4522v-1011h-3019" svg:viewBox="0 0 3020 1012">
          <text:p/>
        </draw:connector>
        <draw:frame draw:style-name="gr493" draw:layer="layout" svg:width="2.898cm" svg:height="0.962cm" svg:x="14.619cm" svg:y="2.151cm">
          <draw:text-box>
            <text:p>Switch 1</text:p>
          </draw:text-box>
        </draw:frame>
        <draw:frame draw:style-name="gr493" draw:layer="layout" svg:width="2.898cm" svg:height="0.962cm" svg:x="18.872cm" svg:y="4.251cm">
          <draw:text-box>
            <text:p>Switch 2</text:p>
          </draw:text-box>
        </draw:frame>
        <draw:frame draw:style-name="gr1126" draw:layer="layout" svg:width="1.662cm" svg:height="0.962cm" svg:x="10.03cm" svg:y="4.337cm">
          <draw:text-box>
            <text:p>Hub</text:p>
          </draw:text-box>
        </draw:frame>
        <draw:g>
          <draw:g xml:id="id22" draw:id="id22">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127" draw:text-style-name="P2" draw:layer="layout" svg:width="0.403cm" svg:height="0.254cm" svg:x="7.23cm" svg:y="10.904cm" svg:viewBox="0 0 404 255" svg:d="M0 255c101 0 404-85 404-149 0-63-10-106-111-106 0 64-295 64-293 255z">
                <text:p/>
              </draw:path>
              <draw:g>
                <draw:polygon draw:style-name="gr1128" draw:text-style-name="P2" draw:layer="layout" svg:width="0.183cm" svg:height="0.212cm" svg:x="7.082cm" svg:y="10.947cm" svg:viewBox="0 0 184 213" draw:points="0,128 37,0 184,85 147,213">
                  <text:p/>
                </draw:polygon>
                <draw:polygon draw:style-name="gr1129" draw:text-style-name="P2" draw:layer="layout" svg:width="0.404cm" svg:height="0.233cm" svg:x="7.119cm" svg:y="10.798cm" svg:viewBox="0 0 405 234" draw:points="0,149 74,85 184,21 258,0 405,85 332,106 221,170 147,234">
                  <text:p/>
                </draw:polygon>
                <draw:path draw:style-name="gr1130" draw:text-style-name="P2" draw:layer="layout" svg:width="0.331cm" svg:height="0.276cm" svg:x="7.229cm" svg:y="10.883cm" svg:viewBox="0 0 332 277" svg:d="M332 85c0-128-74-85-148-42-73 42-147 42-184 234 0 0 147-85 332-192z">
                  <text:p/>
                </draw:path>
                <draw:path draw:style-name="gr1131" draw:text-style-name="P2" draw:layer="layout" svg:width="0.478cm" svg:height="0.361cm" svg:x="7.082cm" svg:y="10.798cm" svg:viewBox="0 0 479 362" svg:d="M294 0c-73 21-73 21-147 64-36 21-110 42-147 213 74 42 74 42 147 85 42-19 258-149 332-192 0-106-74-106-185-170z">
                  <text:p/>
                </draw:path>
              </draw:g>
            </draw:g>
            <draw:g>
              <draw:path draw:style-name="gr1132" draw:text-style-name="P2" draw:layer="layout" svg:width="0.662cm" svg:height="0.51cm" svg:x="6.898cm" svg:y="9.883cm" svg:viewBox="0 0 663 511" svg:d="M2 511c101 0 661-22 661-213 0-192-192-298-294-298 0 64-404 43-367 511z">
                <text:p/>
              </draw:path>
              <draw:g>
                <draw:polygon draw:style-name="gr1133" draw:text-style-name="P2" draw:layer="layout" svg:width="0.367cm" svg:height="0.297cm" svg:x="6.529cm" svg:y="10.095cm" svg:viewBox="0 0 368 298" draw:points="0,85 0,0 368,213 368,298">
                  <text:p/>
                </draw:polygon>
                <draw:polygon draw:style-name="gr1134" draw:text-style-name="P2" draw:layer="layout" svg:width="0.367cm" svg:height="0.361cm" svg:x="6.824cm" svg:y="9.776cm" svg:viewBox="0 0 368 362" draw:points="0,149 0,0 368,213 368,362">
                  <text:p/>
                </draw:polygon>
                <draw:polygon draw:style-name="gr1135" draw:text-style-name="P2" draw:layer="layout" svg:width="0.662cm" svg:height="0.382cm" svg:x="6.529cm" svg:y="9.925cm" svg:viewBox="0 0 663 383" draw:points="0,170 294,0 663,213 368,383">
                  <text:p/>
                </draw:polygon>
                <draw:line draw:style-name="gr1136" draw:text-style-name="P2" draw:layer="layout" svg:x1="6.824cm" svg:y1="9.925cm" svg:x2="7.192cm" svg:y2="10.138cm">
                  <text:p/>
                </draw:line>
                <draw:polygon draw:style-name="gr1137" draw:text-style-name="P2" draw:layer="layout" svg:width="0.367cm" svg:height="0.361cm" svg:x="6.898cm" svg:y="10.031cm" svg:viewBox="0 0 368 362" draw:points="0,362 0,277 294,106 294,0 368,43 368,149">
                  <text:p/>
                </draw:polygon>
                <draw:polygon draw:style-name="gr1138" draw:text-style-name="P2" draw:layer="layout" svg:width="1.177cm" svg:height="1.617cm" svg:x="6.124cm" svg:y="8.478cm" svg:viewBox="0 0 1178 1618" draw:points="0,937 0,0 1178,681 1178,1618">
                  <text:p/>
                </draw:polygon>
                <draw:polygon draw:style-name="gr1139" draw:text-style-name="P2" draw:layer="layout" svg:width="1.104cm" svg:height="1.489cm" svg:x="6.161cm" svg:y="8.541cm" svg:viewBox="0 0 1105 1490" draw:points="0,851 0,0 1105,639 1105,1490">
                  <text:p/>
                </draw:polygon>
                <draw:polygon draw:style-name="gr1140" draw:text-style-name="P2" draw:layer="layout" svg:width="1.251cm" svg:height="0.723cm" svg:x="6.124cm" svg:y="8.435cm" svg:viewBox="0 0 1252 724" draw:points="1178,724 0,43 74,0 1252,681">
                  <text:p/>
                </draw:polygon>
                <draw:polygon draw:style-name="gr1141" draw:text-style-name="P2" draw:layer="layout" svg:width="0.073cm" svg:height="0.978cm" svg:x="7.303cm" svg:y="9.116cm" svg:viewBox="0 0 74 979" draw:points="0,979 0,43 74,0 74,937">
                  <text:p/>
                </draw:polygon>
                <draw:polygon draw:style-name="gr1142" draw:text-style-name="P2" draw:layer="layout" svg:width="1.251cm" svg:height="1.957cm" svg:x="6.124cm" svg:y="8.435cm" svg:viewBox="0 0 1252 1958" draw:points="74,0 1252,681 1252,1618 1178,1660 1142,1639 1142,1745 773,1958 405,1745 405,1660 699,1490 699,1384 0,979 0,43">
                  <text:p/>
                </draw:polygon>
              </draw:g>
            </draw:g>
            <draw:g>
              <draw:path draw:style-name="gr1143" draw:text-style-name="P2" draw:layer="layout" svg:width="0.479cm" svg:height="0.254cm" svg:x="6.75cm" svg:y="10.67cm" svg:viewBox="0 0 480 255" svg:d="M3 255c101 0 477-106 477-170s-10-85-111-85c0 64-405 43-366 255z">
                <text:p/>
              </draw:path>
              <draw:g>
                <draw:polygon draw:style-name="gr1144" draw:text-style-name="P2" draw:layer="layout" svg:width="1.582cm" svg:height="0.915cm" svg:x="5.572cm" svg:y="9.946cm" svg:viewBox="0 0 1583 916" draw:points="1178,916 0,234 405,0 1583,681">
                  <text:p/>
                </draw:polygon>
                <draw:polygon draw:style-name="gr1145" draw:text-style-name="P3" draw:layer="layout" svg:width="1.067cm" svg:height="0.616cm" svg:x="5.683cm" svg:y="10.01cm" svg:viewBox="0 0 1068 617" draw:points="0,170 294,0 1068,447 773,617">
                  <text:p/>
                </draw:polygon>
                <draw:polygon draw:style-name="gr1146" draw:text-style-name="P3" draw:layer="layout" svg:width="0.515cm" svg:height="0.297cm" svg:x="6.529cm" svg:y="10.5cm" svg:viewBox="0 0 516 298" draw:points="0,170 294,0 516,128 221,298">
                  <text:p/>
                </draw:polygon>
                <draw:polygon draw:style-name="gr1147" draw:text-style-name="P2" draw:layer="layout" svg:width="0.404cm" svg:height="0.318cm" svg:x="6.75cm" svg:y="10.628cm" svg:viewBox="0 0 405 319" draw:points="0,319 0,234 405,0 405,85">
                  <text:p/>
                </draw:polygon>
                <draw:line draw:style-name="gr1148" draw:text-style-name="P2" draw:layer="layout" svg:x1="5.756cm" svg:y1="10.138cm" svg:x2="6.529cm" svg:y2="10.585cm">
                  <text:p/>
                </draw:line>
                <draw:line draw:style-name="gr1149" draw:text-style-name="P2" draw:layer="layout" svg:x1="5.83cm" svg:y1="10.095cm" svg:x2="6.603cm" svg:y2="10.542cm">
                  <text:p/>
                </draw:line>
                <draw:line draw:style-name="gr1150" draw:text-style-name="P2" draw:layer="layout" svg:x1="5.904cm" svg:y1="10.053cm" svg:x2="6.677cm" svg:y2="10.5cm">
                  <text:p/>
                </draw:line>
                <draw:line draw:style-name="gr1151" draw:text-style-name="P2" draw:layer="layout" svg:x1="6.603cm" svg:y1="10.458cm" svg:x2="6.677cm" svg:y2="10.415cm">
                  <text:p/>
                </draw:line>
                <draw:line draw:style-name="gr1152" draw:text-style-name="P2" draw:layer="layout" svg:x1="6.529cm" svg:y1="10.415cm" svg:x2="6.603cm" svg:y2="10.372cm">
                  <text:p/>
                </draw:line>
                <draw:line draw:style-name="gr1153" draw:text-style-name="P2" draw:layer="layout" svg:x1="6.456cm" svg:y1="10.373cm" svg:x2="6.53cm" svg:y2="10.33cm">
                  <text:p/>
                </draw:line>
                <draw:line draw:style-name="gr1154" draw:text-style-name="P2" draw:layer="layout" svg:x1="6.493cm" svg:y1="10.479cm" svg:x2="6.567cm" svg:y2="10.436cm">
                  <text:p/>
                </draw:line>
                <draw:line draw:style-name="gr1155" draw:text-style-name="P2" draw:layer="layout" svg:x1="6.419cm" svg:y1="10.436cm" svg:x2="6.493cm" svg:y2="10.393cm">
                  <text:p/>
                </draw:line>
                <draw:line draw:style-name="gr1156" draw:text-style-name="P2" draw:layer="layout" svg:x1="6.345cm" svg:y1="10.394cm" svg:x2="6.419cm" svg:y2="10.351cm">
                  <text:p/>
                </draw:line>
                <draw:line draw:style-name="gr1157" draw:text-style-name="P2" draw:layer="layout" svg:x1="6.382cm" svg:y1="10.33cm" svg:x2="6.456cm" svg:y2="10.287cm">
                  <text:p/>
                </draw:line>
                <draw:line draw:style-name="gr1158" draw:text-style-name="P2" draw:layer="layout" svg:x1="6.271cm" svg:y1="10.351cm" svg:x2="6.345cm" svg:y2="10.308cm">
                  <text:p/>
                </draw:line>
                <draw:line draw:style-name="gr1159" draw:text-style-name="P2" draw:layer="layout" svg:x1="6.309cm" svg:y1="10.287cm" svg:x2="6.383cm" svg:y2="10.244cm">
                  <text:p/>
                </draw:line>
                <draw:line draw:style-name="gr1160" draw:text-style-name="P2" draw:layer="layout" svg:x1="6.235cm" svg:y1="10.245cm" svg:x2="6.309cm" svg:y2="10.202cm">
                  <text:p/>
                </draw:line>
                <draw:line draw:style-name="gr1161" draw:text-style-name="P2" draw:layer="layout" svg:x1="6.161cm" svg:y1="10.202cm" svg:x2="6.235cm" svg:y2="10.159cm">
                  <text:p/>
                </draw:line>
                <draw:line draw:style-name="gr1162" draw:text-style-name="P2" draw:layer="layout" svg:x1="6.198cm" svg:y1="10.309cm" svg:x2="6.272cm" svg:y2="10.266cm">
                  <text:p/>
                </draw:line>
                <draw:line draw:style-name="gr1163" draw:text-style-name="P2" draw:layer="layout" svg:x1="6.124cm" svg:y1="10.266cm" svg:x2="6.198cm" svg:y2="10.223cm">
                  <text:p/>
                </draw:line>
                <draw:line draw:style-name="gr1164" draw:text-style-name="P2" draw:layer="layout" svg:x1="6.051cm" svg:y1="10.223cm" svg:x2="6.125cm" svg:y2="10.18cm">
                  <text:p/>
                </draw:line>
                <draw:line draw:style-name="gr1165" draw:text-style-name="P2" draw:layer="layout" svg:x1="6.088cm" svg:y1="10.16cm" svg:x2="6.162cm" svg:y2="10.117cm">
                  <text:p/>
                </draw:line>
                <draw:line draw:style-name="gr1166" draw:text-style-name="P2" draw:layer="layout" svg:x1="5.977cm" svg:y1="10.181cm" svg:x2="6.051cm" svg:y2="10.138cm">
                  <text:p/>
                </draw:line>
                <draw:line draw:style-name="gr1167" draw:text-style-name="P2" draw:layer="layout" svg:x1="6.014cm" svg:y1="10.117cm" svg:x2="6.088cm" svg:y2="10.074cm">
                  <text:p/>
                </draw:line>
                <draw:line draw:style-name="gr1168" draw:text-style-name="P2" draw:layer="layout" svg:x1="5.94cm" svg:y1="10.074cm" svg:x2="6.014cm" svg:y2="10.031cm">
                  <text:p/>
                </draw:line>
                <draw:line draw:style-name="gr1169" draw:text-style-name="P2" draw:layer="layout" svg:x1="5.904cm" svg:y1="10.138cm" svg:x2="5.978cm" svg:y2="10.095cm">
                  <text:p/>
                </draw:line>
                <draw:line draw:style-name="gr1170" draw:text-style-name="P2" draw:layer="layout" svg:x1="6.382cm" svg:y1="10.5cm" svg:x2="6.456cm" svg:y2="10.457cm">
                  <text:p/>
                </draw:line>
                <draw:line draw:style-name="gr1171" draw:text-style-name="P2" draw:layer="layout" svg:x1="6.309cm" svg:y1="10.458cm" svg:x2="6.383cm" svg:y2="10.415cm">
                  <text:p/>
                </draw:line>
                <draw:line draw:style-name="gr1172" draw:text-style-name="P2" draw:layer="layout" svg:x1="6.235cm" svg:y1="10.415cm" svg:x2="6.309cm" svg:y2="10.372cm">
                  <text:p/>
                </draw:line>
                <draw:line draw:style-name="gr1173" draw:text-style-name="P2" draw:layer="layout" svg:x1="6.198cm" svg:y1="10.479cm" svg:x2="6.272cm" svg:y2="10.436cm">
                  <text:p/>
                </draw:line>
                <draw:line draw:style-name="gr1174" draw:text-style-name="P2" draw:layer="layout" svg:x1="6.124cm" svg:y1="10.436cm" svg:x2="6.198cm" svg:y2="10.393cm">
                  <text:p/>
                </draw:line>
                <draw:line draw:style-name="gr1175" draw:text-style-name="P2" draw:layer="layout" svg:x1="6.161cm" svg:y1="10.373cm" svg:x2="6.235cm" svg:y2="10.33cm">
                  <text:p/>
                </draw:line>
                <draw:line draw:style-name="gr1176" draw:text-style-name="P2" draw:layer="layout" svg:x1="6.088cm" svg:y1="10.33cm" svg:x2="6.162cm" svg:y2="10.287cm">
                  <text:p/>
                </draw:line>
                <draw:line draw:style-name="gr1177" draw:text-style-name="P2" draw:layer="layout" svg:x1="6.014cm" svg:y1="10.287cm" svg:x2="6.088cm" svg:y2="10.244cm">
                  <text:p/>
                </draw:line>
                <draw:line draw:style-name="gr1178" draw:text-style-name="P2" draw:layer="layout" svg:x1="5.94cm" svg:y1="10.245cm" svg:x2="6.014cm" svg:y2="10.202cm">
                  <text:p/>
                </draw:line>
                <draw:line draw:style-name="gr1179" draw:text-style-name="P2" draw:layer="layout" svg:x1="5.83cm" svg:y1="10.266cm" svg:x2="5.904cm" svg:y2="10.223cm">
                  <text:p/>
                </draw:line>
                <draw:line draw:style-name="gr1180" draw:text-style-name="P2" draw:layer="layout" svg:x1="5.866cm" svg:y1="10.202cm" svg:x2="5.94cm" svg:y2="10.159cm">
                  <text:p/>
                </draw:line>
                <draw:line draw:style-name="gr1181" draw:text-style-name="P2" draw:layer="layout" svg:x1="5.756cm" svg:y1="10.223cm" svg:x2="5.83cm" svg:y2="10.18cm">
                  <text:p/>
                </draw:line>
                <draw:line draw:style-name="gr1182" draw:text-style-name="P2" draw:layer="layout" svg:x1="6.345cm" svg:y1="10.564cm" svg:x2="6.419cm" svg:y2="10.521cm">
                  <text:p/>
                </draw:line>
                <draw:line draw:style-name="gr1183" draw:text-style-name="P2" draw:layer="layout" svg:x1="6.271cm" svg:y1="10.522cm" svg:x2="6.345cm" svg:y2="10.479cm">
                  <text:p/>
                </draw:line>
                <draw:line draw:style-name="gr1184" draw:text-style-name="P2" draw:layer="layout" svg:x1="6.603cm" svg:y1="10.712cm" svg:x2="6.897cm" svg:y2="10.542cm">
                  <text:p/>
                </draw:line>
                <draw:line draw:style-name="gr1185" draw:text-style-name="P2" draw:layer="layout" svg:x1="6.677cm" svg:y1="10.755cm" svg:x2="6.971cm" svg:y2="10.585cm">
                  <text:p/>
                </draw:line>
                <draw:line draw:style-name="gr1186" draw:text-style-name="P2" draw:layer="layout" svg:x1="6.75cm" svg:y1="10.542cm" svg:x2="6.971cm" svg:y2="10.67cm">
                  <text:p/>
                </draw:line>
                <draw:line draw:style-name="gr1187" draw:text-style-name="P2" draw:layer="layout" svg:x1="6.677cm" svg:y1="10.585cm" svg:x2="6.898cm" svg:y2="10.713cm">
                  <text:p/>
                </draw:line>
                <draw:line draw:style-name="gr1188" draw:text-style-name="P2" draw:layer="layout" svg:x1="6.603cm" svg:y1="10.628cm" svg:x2="6.75cm" svg:y2="10.713cm">
                  <text:p/>
                </draw:line>
                <draw:polygon draw:style-name="gr1189" draw:text-style-name="P2" draw:layer="layout" svg:width="1.177cm" svg:height="0.765cm" svg:x="5.572cm" svg:y="10.18cm" svg:viewBox="0 0 1178 766" draw:points="0,85 0,0 1178,681 1178,766">
                  <text:p/>
                </draw:polygon>
                <draw:polygon draw:style-name="gr1190" draw:text-style-name="P2" draw:layer="layout" svg:width="1.582cm" svg:height="0.999cm" svg:x="5.572cm" svg:y="9.946cm" svg:viewBox="0 0 1583 1000" draw:points="405,0 1583,681 1583,766 1178,1000 0,319 0,234">
                  <text:p/>
                </draw:polygon>
              </draw:g>
            </draw:g>
          </draw:g>
          <draw:frame draw:style-name="gr493" draw:layer="layout" svg:width="1.311cm" svg:height="0.962cm" svg:x="6.674cm" svg:y="7.858cm">
            <draw:text-box>
              <text:p>H1</text:p>
            </draw:text-box>
          </draw:frame>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191" draw:text-style-name="P2" draw:layer="layout" svg:width="0.403cm" svg:height="0.254cm" svg:x="10.413cm" svg:y="10.905cm" svg:viewBox="0 0 404 255" svg:d="M0 255c101 0 404-85 404-149 0-63-10-106-111-106 0 64-295 64-293 255z">
                <text:p/>
              </draw:path>
              <draw:g>
                <draw:polygon draw:style-name="gr1192" draw:text-style-name="P2" draw:layer="layout" svg:width="0.183cm" svg:height="0.212cm" svg:x="10.265cm" svg:y="10.948cm" svg:viewBox="0 0 184 213" draw:points="0,128 37,0 184,85 147,213">
                  <text:p/>
                </draw:polygon>
                <draw:polygon draw:style-name="gr1193" draw:text-style-name="P2" draw:layer="layout" svg:width="0.404cm" svg:height="0.233cm" svg:x="10.302cm" svg:y="10.799cm" svg:viewBox="0 0 405 234" draw:points="0,149 74,85 184,21 258,0 405,85 332,106 221,170 147,234">
                  <text:p/>
                </draw:polygon>
                <draw:path draw:style-name="gr1194" draw:text-style-name="P2" draw:layer="layout" svg:width="0.331cm" svg:height="0.276cm" svg:x="10.412cm" svg:y="10.884cm" svg:viewBox="0 0 332 277" svg:d="M332 85c0-128-74-85-148-42-73 42-147 42-184 234 0 0 147-85 332-192z">
                  <text:p/>
                </draw:path>
                <draw:path draw:style-name="gr1195" draw:text-style-name="P2" draw:layer="layout" svg:width="0.478cm" svg:height="0.361cm" svg:x="10.265cm" svg:y="10.799cm" svg:viewBox="0 0 479 362" svg:d="M294 0c-73 21-73 21-147 64-36 21-110 42-147 213 74 42 74 42 147 85 42-19 258-149 332-192 0-106-74-106-185-170z">
                  <text:p/>
                </draw:path>
              </draw:g>
            </draw:g>
            <draw:g>
              <draw:path draw:style-name="gr1196" draw:text-style-name="P2" draw:layer="layout" svg:width="0.662cm" svg:height="0.51cm" svg:x="10.081cm" svg:y="9.884cm" svg:viewBox="0 0 663 511" svg:d="M2 511c101 0 661-22 661-213 0-192-192-298-294-298 0 64-404 43-367 511z">
                <text:p/>
              </draw:path>
              <draw:g>
                <draw:polygon draw:style-name="gr1197" draw:text-style-name="P2" draw:layer="layout" svg:width="0.367cm" svg:height="0.297cm" svg:x="9.712cm" svg:y="10.096cm" svg:viewBox="0 0 368 298" draw:points="0,85 0,0 368,213 368,298">
                  <text:p/>
                </draw:polygon>
                <draw:polygon draw:style-name="gr1198" draw:text-style-name="P2" draw:layer="layout" svg:width="0.367cm" svg:height="0.361cm" svg:x="10.007cm" svg:y="9.777cm" svg:viewBox="0 0 368 362" draw:points="0,149 0,0 368,213 368,362">
                  <text:p/>
                </draw:polygon>
                <draw:polygon draw:style-name="gr1199" draw:text-style-name="P2" draw:layer="layout" svg:width="0.662cm" svg:height="0.382cm" svg:x="9.712cm" svg:y="9.926cm" svg:viewBox="0 0 663 383" draw:points="0,170 294,0 663,213 368,383">
                  <text:p/>
                </draw:polygon>
                <draw:line draw:style-name="gr1200" draw:text-style-name="P2" draw:layer="layout" svg:x1="10.007cm" svg:y1="9.926cm" svg:x2="10.375cm" svg:y2="10.139cm">
                  <text:p/>
                </draw:line>
                <draw:polygon draw:style-name="gr1201" draw:text-style-name="P2" draw:layer="layout" svg:width="0.367cm" svg:height="0.361cm" svg:x="10.081cm" svg:y="10.032cm" svg:viewBox="0 0 368 362" draw:points="0,362 0,277 294,106 294,0 368,43 368,149">
                  <text:p/>
                </draw:polygon>
                <draw:polygon draw:style-name="gr1202" draw:text-style-name="P2" draw:layer="layout" svg:width="1.177cm" svg:height="1.617cm" svg:x="9.307cm" svg:y="8.479cm" svg:viewBox="0 0 1178 1618" draw:points="0,937 0,0 1178,681 1178,1618">
                  <text:p/>
                </draw:polygon>
                <draw:polygon draw:style-name="gr1203" draw:text-style-name="P2" draw:layer="layout" svg:width="1.104cm" svg:height="1.489cm" svg:x="9.344cm" svg:y="8.542cm" svg:viewBox="0 0 1105 1490" draw:points="0,851 0,0 1105,639 1105,1490">
                  <text:p/>
                </draw:polygon>
                <draw:polygon draw:style-name="gr1204" draw:text-style-name="P2" draw:layer="layout" svg:width="1.251cm" svg:height="0.723cm" svg:x="9.307cm" svg:y="8.436cm" svg:viewBox="0 0 1252 724" draw:points="1178,724 0,43 74,0 1252,681">
                  <text:p/>
                </draw:polygon>
                <draw:polygon draw:style-name="gr1205" draw:text-style-name="P2" draw:layer="layout" svg:width="0.073cm" svg:height="0.978cm" svg:x="10.486cm" svg:y="9.117cm" svg:viewBox="0 0 74 979" draw:points="0,979 0,43 74,0 74,937">
                  <text:p/>
                </draw:polygon>
                <draw:polygon draw:style-name="gr1206" draw:text-style-name="P2" draw:layer="layout" svg:width="1.251cm" svg:height="1.957cm" svg:x="9.307cm" svg:y="8.436cm" svg:viewBox="0 0 1252 1958" draw:points="74,0 1252,681 1252,1618 1178,1660 1142,1639 1142,1745 773,1958 405,1745 405,1660 699,1490 699,1384 0,979 0,43">
                  <text:p/>
                </draw:polygon>
              </draw:g>
            </draw:g>
            <draw:g>
              <draw:path draw:style-name="gr1207" draw:text-style-name="P2" draw:layer="layout" svg:width="0.479cm" svg:height="0.254cm" svg:x="9.933cm" svg:y="10.671cm" svg:viewBox="0 0 480 255" svg:d="M3 255c101 0 477-106 477-170s-10-85-111-85c0 64-405 43-366 255z">
                <text:p/>
              </draw:path>
              <draw:g>
                <draw:polygon draw:style-name="gr1208" draw:text-style-name="P2" draw:layer="layout" svg:width="1.582cm" svg:height="0.915cm" svg:x="8.755cm" svg:y="9.947cm" svg:viewBox="0 0 1583 916" draw:points="1178,916 0,234 405,0 1583,681">
                  <text:p/>
                </draw:polygon>
                <draw:polygon draw:style-name="gr1209" draw:text-style-name="P3" draw:layer="layout" svg:width="1.067cm" svg:height="0.616cm" svg:x="8.866cm" svg:y="10.011cm" svg:viewBox="0 0 1068 617" draw:points="0,170 294,0 1068,447 773,617">
                  <text:p/>
                </draw:polygon>
                <draw:polygon draw:style-name="gr1210" draw:text-style-name="P3" draw:layer="layout" svg:width="0.515cm" svg:height="0.297cm" svg:x="9.712cm" svg:y="10.501cm" svg:viewBox="0 0 516 298" draw:points="0,170 294,0 516,128 221,298">
                  <text:p/>
                </draw:polygon>
                <draw:polygon draw:style-name="gr1211" draw:text-style-name="P2" draw:layer="layout" svg:width="0.404cm" svg:height="0.318cm" svg:x="9.933cm" svg:y="10.629cm" svg:viewBox="0 0 405 319" draw:points="0,319 0,234 405,0 405,85">
                  <text:p/>
                </draw:polygon>
                <draw:line draw:style-name="gr1212" draw:text-style-name="P2" draw:layer="layout" svg:x1="8.939cm" svg:y1="10.139cm" svg:x2="9.712cm" svg:y2="10.586cm">
                  <text:p/>
                </draw:line>
                <draw:line draw:style-name="gr1213" draw:text-style-name="P2" draw:layer="layout" svg:x1="9.013cm" svg:y1="10.096cm" svg:x2="9.786cm" svg:y2="10.543cm">
                  <text:p/>
                </draw:line>
                <draw:line draw:style-name="gr1214" draw:text-style-name="P2" draw:layer="layout" svg:x1="9.087cm" svg:y1="10.054cm" svg:x2="9.86cm" svg:y2="10.501cm">
                  <text:p/>
                </draw:line>
                <draw:line draw:style-name="gr1215" draw:text-style-name="P2" draw:layer="layout" svg:x1="9.786cm" svg:y1="10.459cm" svg:x2="9.86cm" svg:y2="10.416cm">
                  <text:p/>
                </draw:line>
                <draw:line draw:style-name="gr1216" draw:text-style-name="P2" draw:layer="layout" svg:x1="9.712cm" svg:y1="10.416cm" svg:x2="9.786cm" svg:y2="10.373cm">
                  <text:p/>
                </draw:line>
                <draw:line draw:style-name="gr1217" draw:text-style-name="P2" draw:layer="layout" svg:x1="9.639cm" svg:y1="10.374cm" svg:x2="9.713cm" svg:y2="10.331cm">
                  <text:p/>
                </draw:line>
                <draw:line draw:style-name="gr1218" draw:text-style-name="P2" draw:layer="layout" svg:x1="9.676cm" svg:y1="10.48cm" svg:x2="9.75cm" svg:y2="10.437cm">
                  <text:p/>
                </draw:line>
                <draw:line draw:style-name="gr1219" draw:text-style-name="P2" draw:layer="layout" svg:x1="9.602cm" svg:y1="10.437cm" svg:x2="9.676cm" svg:y2="10.394cm">
                  <text:p/>
                </draw:line>
                <draw:line draw:style-name="gr1220" draw:text-style-name="P2" draw:layer="layout" svg:x1="9.528cm" svg:y1="10.395cm" svg:x2="9.602cm" svg:y2="10.352cm">
                  <text:p/>
                </draw:line>
                <draw:line draw:style-name="gr1221" draw:text-style-name="P2" draw:layer="layout" svg:x1="9.565cm" svg:y1="10.331cm" svg:x2="9.639cm" svg:y2="10.288cm">
                  <text:p/>
                </draw:line>
                <draw:line draw:style-name="gr1222" draw:text-style-name="P2" draw:layer="layout" svg:x1="9.454cm" svg:y1="10.352cm" svg:x2="9.528cm" svg:y2="10.309cm">
                  <text:p/>
                </draw:line>
                <draw:line draw:style-name="gr1223" draw:text-style-name="P2" draw:layer="layout" svg:x1="9.492cm" svg:y1="10.288cm" svg:x2="9.566cm" svg:y2="10.245cm">
                  <text:p/>
                </draw:line>
                <draw:line draw:style-name="gr1224" draw:text-style-name="P2" draw:layer="layout" svg:x1="9.418cm" svg:y1="10.246cm" svg:x2="9.492cm" svg:y2="10.203cm">
                  <text:p/>
                </draw:line>
                <draw:line draw:style-name="gr1225" draw:text-style-name="P2" draw:layer="layout" svg:x1="9.344cm" svg:y1="10.203cm" svg:x2="9.418cm" svg:y2="10.16cm">
                  <text:p/>
                </draw:line>
                <draw:line draw:style-name="gr1226" draw:text-style-name="P2" draw:layer="layout" svg:x1="9.381cm" svg:y1="10.31cm" svg:x2="9.455cm" svg:y2="10.267cm">
                  <text:p/>
                </draw:line>
                <draw:line draw:style-name="gr1227" draw:text-style-name="P2" draw:layer="layout" svg:x1="9.307cm" svg:y1="10.267cm" svg:x2="9.381cm" svg:y2="10.224cm">
                  <text:p/>
                </draw:line>
                <draw:line draw:style-name="gr1228" draw:text-style-name="P2" draw:layer="layout" svg:x1="9.234cm" svg:y1="10.224cm" svg:x2="9.308cm" svg:y2="10.181cm">
                  <text:p/>
                </draw:line>
                <draw:line draw:style-name="gr1229" draw:text-style-name="P2" draw:layer="layout" svg:x1="9.271cm" svg:y1="10.161cm" svg:x2="9.345cm" svg:y2="10.118cm">
                  <text:p/>
                </draw:line>
                <draw:line draw:style-name="gr1230" draw:text-style-name="P2" draw:layer="layout" svg:x1="9.16cm" svg:y1="10.182cm" svg:x2="9.234cm" svg:y2="10.139cm">
                  <text:p/>
                </draw:line>
                <draw:line draw:style-name="gr1231" draw:text-style-name="P2" draw:layer="layout" svg:x1="9.197cm" svg:y1="10.118cm" svg:x2="9.271cm" svg:y2="10.075cm">
                  <text:p/>
                </draw:line>
                <draw:line draw:style-name="gr1232" draw:text-style-name="P2" draw:layer="layout" svg:x1="9.123cm" svg:y1="10.075cm" svg:x2="9.197cm" svg:y2="10.032cm">
                  <text:p/>
                </draw:line>
                <draw:line draw:style-name="gr1233" draw:text-style-name="P2" draw:layer="layout" svg:x1="9.087cm" svg:y1="10.139cm" svg:x2="9.161cm" svg:y2="10.096cm">
                  <text:p/>
                </draw:line>
                <draw:line draw:style-name="gr1234" draw:text-style-name="P2" draw:layer="layout" svg:x1="9.565cm" svg:y1="10.501cm" svg:x2="9.639cm" svg:y2="10.458cm">
                  <text:p/>
                </draw:line>
                <draw:line draw:style-name="gr1235" draw:text-style-name="P2" draw:layer="layout" svg:x1="9.492cm" svg:y1="10.459cm" svg:x2="9.566cm" svg:y2="10.416cm">
                  <text:p/>
                </draw:line>
                <draw:line draw:style-name="gr1236" draw:text-style-name="P2" draw:layer="layout" svg:x1="9.418cm" svg:y1="10.416cm" svg:x2="9.492cm" svg:y2="10.373cm">
                  <text:p/>
                </draw:line>
                <draw:line draw:style-name="gr1237" draw:text-style-name="P2" draw:layer="layout" svg:x1="9.381cm" svg:y1="10.48cm" svg:x2="9.455cm" svg:y2="10.437cm">
                  <text:p/>
                </draw:line>
                <draw:line draw:style-name="gr1238" draw:text-style-name="P2" draw:layer="layout" svg:x1="9.307cm" svg:y1="10.437cm" svg:x2="9.381cm" svg:y2="10.394cm">
                  <text:p/>
                </draw:line>
                <draw:line draw:style-name="gr1239" draw:text-style-name="P2" draw:layer="layout" svg:x1="9.344cm" svg:y1="10.374cm" svg:x2="9.418cm" svg:y2="10.331cm">
                  <text:p/>
                </draw:line>
                <draw:line draw:style-name="gr1240" draw:text-style-name="P2" draw:layer="layout" svg:x1="9.271cm" svg:y1="10.331cm" svg:x2="9.345cm" svg:y2="10.288cm">
                  <text:p/>
                </draw:line>
                <draw:line draw:style-name="gr1241" draw:text-style-name="P2" draw:layer="layout" svg:x1="9.197cm" svg:y1="10.288cm" svg:x2="9.271cm" svg:y2="10.245cm">
                  <text:p/>
                </draw:line>
                <draw:line draw:style-name="gr1242" draw:text-style-name="P2" draw:layer="layout" svg:x1="9.123cm" svg:y1="10.246cm" svg:x2="9.197cm" svg:y2="10.203cm">
                  <text:p/>
                </draw:line>
                <draw:line draw:style-name="gr1243" draw:text-style-name="P2" draw:layer="layout" svg:x1="9.013cm" svg:y1="10.267cm" svg:x2="9.087cm" svg:y2="10.224cm">
                  <text:p/>
                </draw:line>
                <draw:line draw:style-name="gr1244" draw:text-style-name="P2" draw:layer="layout" svg:x1="9.049cm" svg:y1="10.203cm" svg:x2="9.123cm" svg:y2="10.16cm">
                  <text:p/>
                </draw:line>
                <draw:line draw:style-name="gr1245" draw:text-style-name="P2" draw:layer="layout" svg:x1="8.939cm" svg:y1="10.224cm" svg:x2="9.013cm" svg:y2="10.181cm">
                  <text:p/>
                </draw:line>
                <draw:line draw:style-name="gr1246" draw:text-style-name="P2" draw:layer="layout" svg:x1="9.528cm" svg:y1="10.565cm" svg:x2="9.602cm" svg:y2="10.522cm">
                  <text:p/>
                </draw:line>
                <draw:line draw:style-name="gr1247" draw:text-style-name="P2" draw:layer="layout" svg:x1="9.454cm" svg:y1="10.523cm" svg:x2="9.528cm" svg:y2="10.48cm">
                  <text:p/>
                </draw:line>
                <draw:line draw:style-name="gr1248" draw:text-style-name="P2" draw:layer="layout" svg:x1="9.786cm" svg:y1="10.713cm" svg:x2="10.08cm" svg:y2="10.543cm">
                  <text:p/>
                </draw:line>
                <draw:line draw:style-name="gr1249" draw:text-style-name="P2" draw:layer="layout" svg:x1="9.86cm" svg:y1="10.756cm" svg:x2="10.154cm" svg:y2="10.586cm">
                  <text:p/>
                </draw:line>
                <draw:line draw:style-name="gr1250" draw:text-style-name="P2" draw:layer="layout" svg:x1="9.933cm" svg:y1="10.543cm" svg:x2="10.154cm" svg:y2="10.671cm">
                  <text:p/>
                </draw:line>
                <draw:line draw:style-name="gr1251" draw:text-style-name="P2" draw:layer="layout" svg:x1="9.86cm" svg:y1="10.586cm" svg:x2="10.081cm" svg:y2="10.714cm">
                  <text:p/>
                </draw:line>
                <draw:line draw:style-name="gr1252" draw:text-style-name="P2" draw:layer="layout" svg:x1="9.786cm" svg:y1="10.629cm" svg:x2="9.933cm" svg:y2="10.714cm">
                  <text:p/>
                </draw:line>
                <draw:polygon draw:style-name="gr1253" draw:text-style-name="P2" draw:layer="layout" svg:width="1.177cm" svg:height="0.765cm" svg:x="8.755cm" svg:y="10.181cm" svg:viewBox="0 0 1178 766" draw:points="0,85 0,0 1178,681 1178,766">
                  <text:p/>
                </draw:polygon>
                <draw:polygon draw:style-name="gr1254" draw:text-style-name="P2" draw:layer="layout" svg:width="1.582cm" svg:height="0.999cm" svg:x="8.755cm" svg:y="9.947cm" svg:viewBox="0 0 1583 1000" draw:points="405,0 1583,681 1583,766 1178,1000 0,319 0,234">
                  <text:p/>
                </draw:polygon>
              </draw:g>
            </draw:g>
          </draw:g>
          <draw:frame draw:style-name="gr493" draw:layer="layout" svg:width="1.311cm" svg:height="0.962cm" svg:x="10.057cm" svg:y="7.858cm">
            <draw:text-box>
              <text:p>H2</text:p>
            </draw:text-box>
          </draw:frame>
        </draw:g>
        <draw:g xml:id="id24" draw:id="id24">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255" draw:text-style-name="P2" draw:layer="layout" svg:width="0.403cm" svg:height="0.254cm" svg:x="12.937cm" svg:y="10.905cm" svg:viewBox="0 0 404 255" svg:d="M0 255c101 0 404-85 404-149 0-63-10-106-111-106 0 64-295 64-293 255z">
                <text:p/>
              </draw:path>
              <draw:g>
                <draw:polygon draw:style-name="gr1256" draw:text-style-name="P2" draw:layer="layout" svg:width="0.183cm" svg:height="0.212cm" svg:x="12.789cm" svg:y="10.948cm" svg:viewBox="0 0 184 213" draw:points="0,128 37,0 184,85 147,213">
                  <text:p/>
                </draw:polygon>
                <draw:polygon draw:style-name="gr1257" draw:text-style-name="P2" draw:layer="layout" svg:width="0.404cm" svg:height="0.233cm" svg:x="12.826cm" svg:y="10.799cm" svg:viewBox="0 0 405 234" draw:points="0,149 74,85 184,21 258,0 405,85 332,106 221,170 147,234">
                  <text:p/>
                </draw:polygon>
                <draw:path draw:style-name="gr1258" draw:text-style-name="P2" draw:layer="layout" svg:width="0.331cm" svg:height="0.276cm" svg:x="12.936cm" svg:y="10.884cm" svg:viewBox="0 0 332 277" svg:d="M332 85c0-128-74-85-148-42-73 42-147 42-184 234 0 0 147-85 332-192z">
                  <text:p/>
                </draw:path>
                <draw:path draw:style-name="gr1259" draw:text-style-name="P2" draw:layer="layout" svg:width="0.478cm" svg:height="0.361cm" svg:x="12.789cm" svg:y="10.799cm" svg:viewBox="0 0 479 362" svg:d="M294 0c-73 21-73 21-147 64-36 21-110 42-147 213 74 42 74 42 147 85 42-19 258-149 332-192 0-106-74-106-185-170z">
                  <text:p/>
                </draw:path>
              </draw:g>
            </draw:g>
            <draw:g>
              <draw:path draw:style-name="gr1260" draw:text-style-name="P2" draw:layer="layout" svg:width="0.662cm" svg:height="0.51cm" svg:x="12.605cm" svg:y="9.884cm" svg:viewBox="0 0 663 511" svg:d="M2 511c101 0 661-22 661-213 0-192-192-298-294-298 0 64-404 43-367 511z">
                <text:p/>
              </draw:path>
              <draw:g>
                <draw:polygon draw:style-name="gr1261" draw:text-style-name="P2" draw:layer="layout" svg:width="0.367cm" svg:height="0.297cm" svg:x="12.236cm" svg:y="10.096cm" svg:viewBox="0 0 368 298" draw:points="0,85 0,0 368,213 368,298">
                  <text:p/>
                </draw:polygon>
                <draw:polygon draw:style-name="gr1262" draw:text-style-name="P2" draw:layer="layout" svg:width="0.367cm" svg:height="0.361cm" svg:x="12.531cm" svg:y="9.777cm" svg:viewBox="0 0 368 362" draw:points="0,149 0,0 368,213 368,362">
                  <text:p/>
                </draw:polygon>
                <draw:polygon draw:style-name="gr1263" draw:text-style-name="P2" draw:layer="layout" svg:width="0.662cm" svg:height="0.382cm" svg:x="12.236cm" svg:y="9.926cm" svg:viewBox="0 0 663 383" draw:points="0,170 294,0 663,213 368,383">
                  <text:p/>
                </draw:polygon>
                <draw:line draw:style-name="gr1264" draw:text-style-name="P2" draw:layer="layout" svg:x1="12.531cm" svg:y1="9.926cm" svg:x2="12.899cm" svg:y2="10.139cm">
                  <text:p/>
                </draw:line>
                <draw:polygon draw:style-name="gr1265" draw:text-style-name="P2" draw:layer="layout" svg:width="0.367cm" svg:height="0.361cm" svg:x="12.605cm" svg:y="10.032cm" svg:viewBox="0 0 368 362" draw:points="0,362 0,277 294,106 294,0 368,43 368,149">
                  <text:p/>
                </draw:polygon>
                <draw:polygon draw:style-name="gr1266" draw:text-style-name="P2" draw:layer="layout" svg:width="1.177cm" svg:height="1.617cm" svg:x="11.831cm" svg:y="8.479cm" svg:viewBox="0 0 1178 1618" draw:points="0,937 0,0 1178,681 1178,1618">
                  <text:p/>
                </draw:polygon>
                <draw:polygon draw:style-name="gr1267" draw:text-style-name="P2" draw:layer="layout" svg:width="1.104cm" svg:height="1.489cm" svg:x="11.868cm" svg:y="8.542cm" svg:viewBox="0 0 1105 1490" draw:points="0,851 0,0 1105,639 1105,1490">
                  <text:p/>
                </draw:polygon>
                <draw:polygon draw:style-name="gr1268" draw:text-style-name="P2" draw:layer="layout" svg:width="1.251cm" svg:height="0.723cm" svg:x="11.831cm" svg:y="8.436cm" svg:viewBox="0 0 1252 724" draw:points="1178,724 0,43 74,0 1252,681">
                  <text:p/>
                </draw:polygon>
                <draw:polygon draw:style-name="gr1269" draw:text-style-name="P2" draw:layer="layout" svg:width="0.073cm" svg:height="0.978cm" svg:x="13.01cm" svg:y="9.117cm" svg:viewBox="0 0 74 979" draw:points="0,979 0,43 74,0 74,937">
                  <text:p/>
                </draw:polygon>
                <draw:polygon draw:style-name="gr1270" draw:text-style-name="P2" draw:layer="layout" svg:width="1.251cm" svg:height="1.957cm" svg:x="11.831cm" svg:y="8.436cm" svg:viewBox="0 0 1252 1958" draw:points="74,0 1252,681 1252,1618 1178,1660 1142,1639 1142,1745 773,1958 405,1745 405,1660 699,1490 699,1384 0,979 0,43">
                  <text:p/>
                </draw:polygon>
              </draw:g>
            </draw:g>
            <draw:g>
              <draw:path draw:style-name="gr1271" draw:text-style-name="P2" draw:layer="layout" svg:width="0.479cm" svg:height="0.254cm" svg:x="12.457cm" svg:y="10.671cm" svg:viewBox="0 0 480 255" svg:d="M3 255c101 0 477-106 477-170s-10-85-111-85c0 64-405 43-366 255z">
                <text:p/>
              </draw:path>
              <draw:g>
                <draw:polygon draw:style-name="gr1272" draw:text-style-name="P2" draw:layer="layout" svg:width="1.582cm" svg:height="0.915cm" svg:x="11.279cm" svg:y="9.947cm" svg:viewBox="0 0 1583 916" draw:points="1178,916 0,234 405,0 1583,681">
                  <text:p/>
                </draw:polygon>
                <draw:polygon draw:style-name="gr1273" draw:text-style-name="P3" draw:layer="layout" svg:width="1.067cm" svg:height="0.616cm" svg:x="11.39cm" svg:y="10.011cm" svg:viewBox="0 0 1068 617" draw:points="0,170 294,0 1068,447 773,617">
                  <text:p/>
                </draw:polygon>
                <draw:polygon draw:style-name="gr1274" draw:text-style-name="P3" draw:layer="layout" svg:width="0.515cm" svg:height="0.297cm" svg:x="12.236cm" svg:y="10.501cm" svg:viewBox="0 0 516 298" draw:points="0,170 294,0 516,128 221,298">
                  <text:p/>
                </draw:polygon>
                <draw:polygon draw:style-name="gr1275" draw:text-style-name="P2" draw:layer="layout" svg:width="0.404cm" svg:height="0.318cm" svg:x="12.457cm" svg:y="10.629cm" svg:viewBox="0 0 405 319" draw:points="0,319 0,234 405,0 405,85">
                  <text:p/>
                </draw:polygon>
                <draw:line draw:style-name="gr1276" draw:text-style-name="P2" draw:layer="layout" svg:x1="11.463cm" svg:y1="10.139cm" svg:x2="12.236cm" svg:y2="10.586cm">
                  <text:p/>
                </draw:line>
                <draw:line draw:style-name="gr1277" draw:text-style-name="P2" draw:layer="layout" svg:x1="11.537cm" svg:y1="10.096cm" svg:x2="12.31cm" svg:y2="10.543cm">
                  <text:p/>
                </draw:line>
                <draw:line draw:style-name="gr1278" draw:text-style-name="P2" draw:layer="layout" svg:x1="11.611cm" svg:y1="10.054cm" svg:x2="12.384cm" svg:y2="10.501cm">
                  <text:p/>
                </draw:line>
                <draw:line draw:style-name="gr1279" draw:text-style-name="P2" draw:layer="layout" svg:x1="12.31cm" svg:y1="10.459cm" svg:x2="12.384cm" svg:y2="10.416cm">
                  <text:p/>
                </draw:line>
                <draw:line draw:style-name="gr1280" draw:text-style-name="P2" draw:layer="layout" svg:x1="12.236cm" svg:y1="10.416cm" svg:x2="12.31cm" svg:y2="10.373cm">
                  <text:p/>
                </draw:line>
                <draw:line draw:style-name="gr1281" draw:text-style-name="P2" draw:layer="layout" svg:x1="12.163cm" svg:y1="10.374cm" svg:x2="12.237cm" svg:y2="10.331cm">
                  <text:p/>
                </draw:line>
                <draw:line draw:style-name="gr1282" draw:text-style-name="P2" draw:layer="layout" svg:x1="12.2cm" svg:y1="10.48cm" svg:x2="12.274cm" svg:y2="10.437cm">
                  <text:p/>
                </draw:line>
                <draw:line draw:style-name="gr1283" draw:text-style-name="P2" draw:layer="layout" svg:x1="12.126cm" svg:y1="10.437cm" svg:x2="12.2cm" svg:y2="10.394cm">
                  <text:p/>
                </draw:line>
                <draw:line draw:style-name="gr1284" draw:text-style-name="P2" draw:layer="layout" svg:x1="12.052cm" svg:y1="10.395cm" svg:x2="12.126cm" svg:y2="10.352cm">
                  <text:p/>
                </draw:line>
                <draw:line draw:style-name="gr1285" draw:text-style-name="P2" draw:layer="layout" svg:x1="12.089cm" svg:y1="10.331cm" svg:x2="12.163cm" svg:y2="10.288cm">
                  <text:p/>
                </draw:line>
                <draw:line draw:style-name="gr1286" draw:text-style-name="P2" draw:layer="layout" svg:x1="11.978cm" svg:y1="10.352cm" svg:x2="12.052cm" svg:y2="10.309cm">
                  <text:p/>
                </draw:line>
                <draw:line draw:style-name="gr1287" draw:text-style-name="P2" draw:layer="layout" svg:x1="12.016cm" svg:y1="10.288cm" svg:x2="12.09cm" svg:y2="10.245cm">
                  <text:p/>
                </draw:line>
                <draw:line draw:style-name="gr1288" draw:text-style-name="P2" draw:layer="layout" svg:x1="11.942cm" svg:y1="10.246cm" svg:x2="12.016cm" svg:y2="10.203cm">
                  <text:p/>
                </draw:line>
                <draw:line draw:style-name="gr1289" draw:text-style-name="P2" draw:layer="layout" svg:x1="11.868cm" svg:y1="10.203cm" svg:x2="11.942cm" svg:y2="10.16cm">
                  <text:p/>
                </draw:line>
                <draw:line draw:style-name="gr1290" draw:text-style-name="P2" draw:layer="layout" svg:x1="11.905cm" svg:y1="10.31cm" svg:x2="11.979cm" svg:y2="10.267cm">
                  <text:p/>
                </draw:line>
                <draw:line draw:style-name="gr1291" draw:text-style-name="P2" draw:layer="layout" svg:x1="11.831cm" svg:y1="10.267cm" svg:x2="11.905cm" svg:y2="10.224cm">
                  <text:p/>
                </draw:line>
                <draw:line draw:style-name="gr1292" draw:text-style-name="P2" draw:layer="layout" svg:x1="11.758cm" svg:y1="10.224cm" svg:x2="11.832cm" svg:y2="10.181cm">
                  <text:p/>
                </draw:line>
                <draw:line draw:style-name="gr1293" draw:text-style-name="P2" draw:layer="layout" svg:x1="11.795cm" svg:y1="10.161cm" svg:x2="11.869cm" svg:y2="10.118cm">
                  <text:p/>
                </draw:line>
                <draw:line draw:style-name="gr1294" draw:text-style-name="P2" draw:layer="layout" svg:x1="11.684cm" svg:y1="10.182cm" svg:x2="11.758cm" svg:y2="10.139cm">
                  <text:p/>
                </draw:line>
                <draw:line draw:style-name="gr1295" draw:text-style-name="P2" draw:layer="layout" svg:x1="11.721cm" svg:y1="10.118cm" svg:x2="11.795cm" svg:y2="10.075cm">
                  <text:p/>
                </draw:line>
                <draw:line draw:style-name="gr1296" draw:text-style-name="P2" draw:layer="layout" svg:x1="11.647cm" svg:y1="10.075cm" svg:x2="11.721cm" svg:y2="10.032cm">
                  <text:p/>
                </draw:line>
                <draw:line draw:style-name="gr1297" draw:text-style-name="P2" draw:layer="layout" svg:x1="11.611cm" svg:y1="10.139cm" svg:x2="11.685cm" svg:y2="10.096cm">
                  <text:p/>
                </draw:line>
                <draw:line draw:style-name="gr1298" draw:text-style-name="P2" draw:layer="layout" svg:x1="12.089cm" svg:y1="10.501cm" svg:x2="12.163cm" svg:y2="10.458cm">
                  <text:p/>
                </draw:line>
                <draw:line draw:style-name="gr1299" draw:text-style-name="P2" draw:layer="layout" svg:x1="12.016cm" svg:y1="10.459cm" svg:x2="12.09cm" svg:y2="10.416cm">
                  <text:p/>
                </draw:line>
                <draw:line draw:style-name="gr1300" draw:text-style-name="P2" draw:layer="layout" svg:x1="11.942cm" svg:y1="10.416cm" svg:x2="12.016cm" svg:y2="10.373cm">
                  <text:p/>
                </draw:line>
                <draw:line draw:style-name="gr1301" draw:text-style-name="P2" draw:layer="layout" svg:x1="11.905cm" svg:y1="10.48cm" svg:x2="11.979cm" svg:y2="10.437cm">
                  <text:p/>
                </draw:line>
                <draw:line draw:style-name="gr1302" draw:text-style-name="P2" draw:layer="layout" svg:x1="11.831cm" svg:y1="10.437cm" svg:x2="11.905cm" svg:y2="10.394cm">
                  <text:p/>
                </draw:line>
                <draw:line draw:style-name="gr1303" draw:text-style-name="P2" draw:layer="layout" svg:x1="11.868cm" svg:y1="10.374cm" svg:x2="11.942cm" svg:y2="10.331cm">
                  <text:p/>
                </draw:line>
                <draw:line draw:style-name="gr1304" draw:text-style-name="P2" draw:layer="layout" svg:x1="11.795cm" svg:y1="10.331cm" svg:x2="11.869cm" svg:y2="10.288cm">
                  <text:p/>
                </draw:line>
                <draw:line draw:style-name="gr1305" draw:text-style-name="P2" draw:layer="layout" svg:x1="11.721cm" svg:y1="10.288cm" svg:x2="11.795cm" svg:y2="10.245cm">
                  <text:p/>
                </draw:line>
                <draw:line draw:style-name="gr1306" draw:text-style-name="P2" draw:layer="layout" svg:x1="11.647cm" svg:y1="10.246cm" svg:x2="11.721cm" svg:y2="10.203cm">
                  <text:p/>
                </draw:line>
                <draw:line draw:style-name="gr1307" draw:text-style-name="P2" draw:layer="layout" svg:x1="11.537cm" svg:y1="10.267cm" svg:x2="11.611cm" svg:y2="10.224cm">
                  <text:p/>
                </draw:line>
                <draw:line draw:style-name="gr1308" draw:text-style-name="P2" draw:layer="layout" svg:x1="11.573cm" svg:y1="10.203cm" svg:x2="11.647cm" svg:y2="10.16cm">
                  <text:p/>
                </draw:line>
                <draw:line draw:style-name="gr1309" draw:text-style-name="P2" draw:layer="layout" svg:x1="11.463cm" svg:y1="10.224cm" svg:x2="11.537cm" svg:y2="10.181cm">
                  <text:p/>
                </draw:line>
                <draw:line draw:style-name="gr1310" draw:text-style-name="P2" draw:layer="layout" svg:x1="12.052cm" svg:y1="10.565cm" svg:x2="12.126cm" svg:y2="10.522cm">
                  <text:p/>
                </draw:line>
                <draw:line draw:style-name="gr1311" draw:text-style-name="P2" draw:layer="layout" svg:x1="11.978cm" svg:y1="10.523cm" svg:x2="12.052cm" svg:y2="10.48cm">
                  <text:p/>
                </draw:line>
                <draw:line draw:style-name="gr1312" draw:text-style-name="P2" draw:layer="layout" svg:x1="12.31cm" svg:y1="10.713cm" svg:x2="12.604cm" svg:y2="10.543cm">
                  <text:p/>
                </draw:line>
                <draw:line draw:style-name="gr1313" draw:text-style-name="P2" draw:layer="layout" svg:x1="12.384cm" svg:y1="10.756cm" svg:x2="12.678cm" svg:y2="10.586cm">
                  <text:p/>
                </draw:line>
                <draw:line draw:style-name="gr1314" draw:text-style-name="P2" draw:layer="layout" svg:x1="12.457cm" svg:y1="10.543cm" svg:x2="12.678cm" svg:y2="10.671cm">
                  <text:p/>
                </draw:line>
                <draw:line draw:style-name="gr1315" draw:text-style-name="P2" draw:layer="layout" svg:x1="12.384cm" svg:y1="10.586cm" svg:x2="12.605cm" svg:y2="10.714cm">
                  <text:p/>
                </draw:line>
                <draw:line draw:style-name="gr1316" draw:text-style-name="P2" draw:layer="layout" svg:x1="12.31cm" svg:y1="10.629cm" svg:x2="12.457cm" svg:y2="10.714cm">
                  <text:p/>
                </draw:line>
                <draw:polygon draw:style-name="gr1317" draw:text-style-name="P2" draw:layer="layout" svg:width="1.177cm" svg:height="0.765cm" svg:x="11.279cm" svg:y="10.181cm" svg:viewBox="0 0 1178 766" draw:points="0,85 0,0 1178,681 1178,766">
                  <text:p/>
                </draw:polygon>
                <draw:polygon draw:style-name="gr1318" draw:text-style-name="P2" draw:layer="layout" svg:width="1.582cm" svg:height="0.999cm" svg:x="11.279cm" svg:y="9.947cm" svg:viewBox="0 0 1583 1000" draw:points="405,0 1583,681 1583,766 1178,1000 0,319 0,234">
                  <text:p/>
                </draw:polygon>
              </draw:g>
            </draw:g>
          </draw:g>
          <draw:frame draw:style-name="gr493" draw:layer="layout" svg:width="1.311cm" svg:height="0.962cm" svg:x="12.439cm" svg:y="7.858cm">
            <draw:text-box>
              <text:p>H3</text:p>
            </draw:text-box>
          </draw:frame>
        </draw:g>
        <draw:g>
          <draw:g xml:id="id19" draw:id="id19">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319" draw:text-style-name="P2" draw:layer="layout" svg:width="0.403cm" svg:height="0.254cm" svg:x="15.749cm" svg:y="10.905cm" svg:viewBox="0 0 404 255" svg:d="M0 255c101 0 404-85 404-149 0-63-10-106-111-106 0 64-295 64-293 255z">
                <text:p/>
              </draw:path>
              <draw:g>
                <draw:polygon draw:style-name="gr1320" draw:text-style-name="P2" draw:layer="layout" svg:width="0.183cm" svg:height="0.212cm" svg:x="15.601cm" svg:y="10.948cm" svg:viewBox="0 0 184 213" draw:points="0,128 37,0 184,85 147,213">
                  <text:p/>
                </draw:polygon>
                <draw:polygon draw:style-name="gr1321" draw:text-style-name="P2" draw:layer="layout" svg:width="0.404cm" svg:height="0.233cm" svg:x="15.638cm" svg:y="10.799cm" svg:viewBox="0 0 405 234" draw:points="0,149 74,85 184,21 258,0 405,85 332,106 221,170 147,234">
                  <text:p/>
                </draw:polygon>
                <draw:path draw:style-name="gr1322" draw:text-style-name="P2" draw:layer="layout" svg:width="0.331cm" svg:height="0.276cm" svg:x="15.748cm" svg:y="10.884cm" svg:viewBox="0 0 332 277" svg:d="M332 85c0-128-74-85-148-42-73 42-147 42-184 234 0 0 147-85 332-192z">
                  <text:p/>
                </draw:path>
                <draw:path draw:style-name="gr1323" draw:text-style-name="P2" draw:layer="layout" svg:width="0.478cm" svg:height="0.361cm" svg:x="15.601cm" svg:y="10.799cm" svg:viewBox="0 0 479 362" svg:d="M294 0c-73 21-73 21-147 64-36 21-110 42-147 213 74 42 74 42 147 85 42-19 258-149 332-192 0-106-74-106-185-170z">
                  <text:p/>
                </draw:path>
              </draw:g>
            </draw:g>
            <draw:g>
              <draw:path draw:style-name="gr1324" draw:text-style-name="P2" draw:layer="layout" svg:width="0.662cm" svg:height="0.51cm" svg:x="15.417cm" svg:y="9.884cm" svg:viewBox="0 0 663 511" svg:d="M2 511c101 0 661-22 661-213 0-192-192-298-294-298 0 64-404 43-367 511z">
                <text:p/>
              </draw:path>
              <draw:g>
                <draw:polygon draw:style-name="gr1325" draw:text-style-name="P2" draw:layer="layout" svg:width="0.367cm" svg:height="0.297cm" svg:x="15.048cm" svg:y="10.096cm" svg:viewBox="0 0 368 298" draw:points="0,85 0,0 368,213 368,298">
                  <text:p/>
                </draw:polygon>
                <draw:polygon draw:style-name="gr1326" draw:text-style-name="P2" draw:layer="layout" svg:width="0.367cm" svg:height="0.361cm" svg:x="15.343cm" svg:y="9.777cm" svg:viewBox="0 0 368 362" draw:points="0,149 0,0 368,213 368,362">
                  <text:p/>
                </draw:polygon>
                <draw:polygon draw:style-name="gr1327" draw:text-style-name="P2" draw:layer="layout" svg:width="0.662cm" svg:height="0.382cm" svg:x="15.048cm" svg:y="9.926cm" svg:viewBox="0 0 663 383" draw:points="0,170 294,0 663,213 368,383">
                  <text:p/>
                </draw:polygon>
                <draw:line draw:style-name="gr1328" draw:text-style-name="P2" draw:layer="layout" svg:x1="15.343cm" svg:y1="9.926cm" svg:x2="15.711cm" svg:y2="10.139cm">
                  <text:p/>
                </draw:line>
                <draw:polygon draw:style-name="gr1329" draw:text-style-name="P2" draw:layer="layout" svg:width="0.367cm" svg:height="0.361cm" svg:x="15.417cm" svg:y="10.032cm" svg:viewBox="0 0 368 362" draw:points="0,362 0,277 294,106 294,0 368,43 368,149">
                  <text:p/>
                </draw:polygon>
                <draw:polygon draw:style-name="gr1330" draw:text-style-name="P2" draw:layer="layout" svg:width="1.177cm" svg:height="1.617cm" svg:x="14.643cm" svg:y="8.479cm" svg:viewBox="0 0 1178 1618" draw:points="0,937 0,0 1178,681 1178,1618">
                  <text:p/>
                </draw:polygon>
                <draw:polygon draw:style-name="gr1331" draw:text-style-name="P2" draw:layer="layout" svg:width="1.104cm" svg:height="1.489cm" svg:x="14.68cm" svg:y="8.542cm" svg:viewBox="0 0 1105 1490" draw:points="0,851 0,0 1105,639 1105,1490">
                  <text:p/>
                </draw:polygon>
                <draw:polygon draw:style-name="gr1332" draw:text-style-name="P2" draw:layer="layout" svg:width="1.251cm" svg:height="0.723cm" svg:x="14.643cm" svg:y="8.436cm" svg:viewBox="0 0 1252 724" draw:points="1178,724 0,43 74,0 1252,681">
                  <text:p/>
                </draw:polygon>
                <draw:polygon draw:style-name="gr1333" draw:text-style-name="P2" draw:layer="layout" svg:width="0.073cm" svg:height="0.978cm" svg:x="15.822cm" svg:y="9.117cm" svg:viewBox="0 0 74 979" draw:points="0,979 0,43 74,0 74,937">
                  <text:p/>
                </draw:polygon>
                <draw:polygon draw:style-name="gr1334" draw:text-style-name="P2" draw:layer="layout" svg:width="1.251cm" svg:height="1.957cm" svg:x="14.643cm" svg:y="8.436cm" svg:viewBox="0 0 1252 1958" draw:points="74,0 1252,681 1252,1618 1178,1660 1142,1639 1142,1745 773,1958 405,1745 405,1660 699,1490 699,1384 0,979 0,43">
                  <text:p/>
                </draw:polygon>
              </draw:g>
            </draw:g>
            <draw:g>
              <draw:path draw:style-name="gr1335" draw:text-style-name="P2" draw:layer="layout" svg:width="0.479cm" svg:height="0.254cm" svg:x="15.269cm" svg:y="10.671cm" svg:viewBox="0 0 480 255" svg:d="M3 255c101 0 477-106 477-170s-10-85-111-85c0 64-405 43-366 255z">
                <text:p/>
              </draw:path>
              <draw:g>
                <draw:polygon draw:style-name="gr1336" draw:text-style-name="P2" draw:layer="layout" svg:width="1.582cm" svg:height="0.915cm" svg:x="14.091cm" svg:y="9.947cm" svg:viewBox="0 0 1583 916" draw:points="1178,916 0,234 405,0 1583,681">
                  <text:p/>
                </draw:polygon>
                <draw:polygon draw:style-name="gr1337" draw:text-style-name="P3" draw:layer="layout" svg:width="1.067cm" svg:height="0.616cm" svg:x="14.202cm" svg:y="10.011cm" svg:viewBox="0 0 1068 617" draw:points="0,170 294,0 1068,447 773,617">
                  <text:p/>
                </draw:polygon>
                <draw:polygon draw:style-name="gr1338" draw:text-style-name="P3" draw:layer="layout" svg:width="0.515cm" svg:height="0.297cm" svg:x="15.048cm" svg:y="10.501cm" svg:viewBox="0 0 516 298" draw:points="0,170 294,0 516,128 221,298">
                  <text:p/>
                </draw:polygon>
                <draw:polygon draw:style-name="gr1339" draw:text-style-name="P2" draw:layer="layout" svg:width="0.404cm" svg:height="0.318cm" svg:x="15.269cm" svg:y="10.629cm" svg:viewBox="0 0 405 319" draw:points="0,319 0,234 405,0 405,85">
                  <text:p/>
                </draw:polygon>
                <draw:line draw:style-name="gr1340" draw:text-style-name="P2" draw:layer="layout" svg:x1="14.275cm" svg:y1="10.139cm" svg:x2="15.048cm" svg:y2="10.586cm">
                  <text:p/>
                </draw:line>
                <draw:line draw:style-name="gr1341" draw:text-style-name="P2" draw:layer="layout" svg:x1="14.349cm" svg:y1="10.096cm" svg:x2="15.122cm" svg:y2="10.543cm">
                  <text:p/>
                </draw:line>
                <draw:line draw:style-name="gr1342" draw:text-style-name="P2" draw:layer="layout" svg:x1="14.423cm" svg:y1="10.054cm" svg:x2="15.196cm" svg:y2="10.501cm">
                  <text:p/>
                </draw:line>
                <draw:line draw:style-name="gr1343" draw:text-style-name="P2" draw:layer="layout" svg:x1="15.122cm" svg:y1="10.459cm" svg:x2="15.196cm" svg:y2="10.416cm">
                  <text:p/>
                </draw:line>
                <draw:line draw:style-name="gr1344" draw:text-style-name="P2" draw:layer="layout" svg:x1="15.048cm" svg:y1="10.416cm" svg:x2="15.122cm" svg:y2="10.373cm">
                  <text:p/>
                </draw:line>
                <draw:line draw:style-name="gr1345" draw:text-style-name="P2" draw:layer="layout" svg:x1="14.975cm" svg:y1="10.374cm" svg:x2="15.049cm" svg:y2="10.331cm">
                  <text:p/>
                </draw:line>
                <draw:line draw:style-name="gr1346" draw:text-style-name="P2" draw:layer="layout" svg:x1="15.012cm" svg:y1="10.48cm" svg:x2="15.086cm" svg:y2="10.437cm">
                  <text:p/>
                </draw:line>
                <draw:line draw:style-name="gr1347" draw:text-style-name="P2" draw:layer="layout" svg:x1="14.938cm" svg:y1="10.437cm" svg:x2="15.012cm" svg:y2="10.394cm">
                  <text:p/>
                </draw:line>
                <draw:line draw:style-name="gr1348" draw:text-style-name="P2" draw:layer="layout" svg:x1="14.864cm" svg:y1="10.395cm" svg:x2="14.938cm" svg:y2="10.352cm">
                  <text:p/>
                </draw:line>
                <draw:line draw:style-name="gr1349" draw:text-style-name="P2" draw:layer="layout" svg:x1="14.901cm" svg:y1="10.331cm" svg:x2="14.975cm" svg:y2="10.288cm">
                  <text:p/>
                </draw:line>
                <draw:line draw:style-name="gr1350" draw:text-style-name="P2" draw:layer="layout" svg:x1="14.79cm" svg:y1="10.352cm" svg:x2="14.864cm" svg:y2="10.309cm">
                  <text:p/>
                </draw:line>
                <draw:line draw:style-name="gr1351" draw:text-style-name="P2" draw:layer="layout" svg:x1="14.828cm" svg:y1="10.288cm" svg:x2="14.902cm" svg:y2="10.245cm">
                  <text:p/>
                </draw:line>
                <draw:line draw:style-name="gr1352" draw:text-style-name="P2" draw:layer="layout" svg:x1="14.754cm" svg:y1="10.246cm" svg:x2="14.828cm" svg:y2="10.203cm">
                  <text:p/>
                </draw:line>
                <draw:line draw:style-name="gr1353" draw:text-style-name="P2" draw:layer="layout" svg:x1="14.68cm" svg:y1="10.203cm" svg:x2="14.754cm" svg:y2="10.16cm">
                  <text:p/>
                </draw:line>
                <draw:line draw:style-name="gr1354" draw:text-style-name="P2" draw:layer="layout" svg:x1="14.717cm" svg:y1="10.31cm" svg:x2="14.791cm" svg:y2="10.267cm">
                  <text:p/>
                </draw:line>
                <draw:line draw:style-name="gr1355" draw:text-style-name="P2" draw:layer="layout" svg:x1="14.643cm" svg:y1="10.267cm" svg:x2="14.717cm" svg:y2="10.224cm">
                  <text:p/>
                </draw:line>
                <draw:line draw:style-name="gr1356" draw:text-style-name="P2" draw:layer="layout" svg:x1="14.57cm" svg:y1="10.224cm" svg:x2="14.644cm" svg:y2="10.181cm">
                  <text:p/>
                </draw:line>
                <draw:line draw:style-name="gr1357" draw:text-style-name="P2" draw:layer="layout" svg:x1="14.607cm" svg:y1="10.161cm" svg:x2="14.681cm" svg:y2="10.118cm">
                  <text:p/>
                </draw:line>
                <draw:line draw:style-name="gr1358" draw:text-style-name="P2" draw:layer="layout" svg:x1="14.496cm" svg:y1="10.182cm" svg:x2="14.57cm" svg:y2="10.139cm">
                  <text:p/>
                </draw:line>
                <draw:line draw:style-name="gr1359" draw:text-style-name="P2" draw:layer="layout" svg:x1="14.533cm" svg:y1="10.118cm" svg:x2="14.607cm" svg:y2="10.075cm">
                  <text:p/>
                </draw:line>
                <draw:line draw:style-name="gr1360" draw:text-style-name="P2" draw:layer="layout" svg:x1="14.459cm" svg:y1="10.075cm" svg:x2="14.533cm" svg:y2="10.032cm">
                  <text:p/>
                </draw:line>
                <draw:line draw:style-name="gr1361" draw:text-style-name="P2" draw:layer="layout" svg:x1="14.423cm" svg:y1="10.139cm" svg:x2="14.497cm" svg:y2="10.096cm">
                  <text:p/>
                </draw:line>
                <draw:line draw:style-name="gr1362" draw:text-style-name="P2" draw:layer="layout" svg:x1="14.901cm" svg:y1="10.501cm" svg:x2="14.975cm" svg:y2="10.458cm">
                  <text:p/>
                </draw:line>
                <draw:line draw:style-name="gr1363" draw:text-style-name="P2" draw:layer="layout" svg:x1="14.828cm" svg:y1="10.459cm" svg:x2="14.902cm" svg:y2="10.416cm">
                  <text:p/>
                </draw:line>
                <draw:line draw:style-name="gr1364" draw:text-style-name="P2" draw:layer="layout" svg:x1="14.754cm" svg:y1="10.416cm" svg:x2="14.828cm" svg:y2="10.373cm">
                  <text:p/>
                </draw:line>
                <draw:line draw:style-name="gr1365" draw:text-style-name="P2" draw:layer="layout" svg:x1="14.717cm" svg:y1="10.48cm" svg:x2="14.791cm" svg:y2="10.437cm">
                  <text:p/>
                </draw:line>
                <draw:line draw:style-name="gr1366" draw:text-style-name="P2" draw:layer="layout" svg:x1="14.643cm" svg:y1="10.437cm" svg:x2="14.717cm" svg:y2="10.394cm">
                  <text:p/>
                </draw:line>
                <draw:line draw:style-name="gr1367" draw:text-style-name="P2" draw:layer="layout" svg:x1="14.68cm" svg:y1="10.374cm" svg:x2="14.754cm" svg:y2="10.331cm">
                  <text:p/>
                </draw:line>
                <draw:line draw:style-name="gr1368" draw:text-style-name="P2" draw:layer="layout" svg:x1="14.607cm" svg:y1="10.331cm" svg:x2="14.681cm" svg:y2="10.288cm">
                  <text:p/>
                </draw:line>
                <draw:line draw:style-name="gr1369" draw:text-style-name="P2" draw:layer="layout" svg:x1="14.533cm" svg:y1="10.288cm" svg:x2="14.607cm" svg:y2="10.245cm">
                  <text:p/>
                </draw:line>
                <draw:line draw:style-name="gr1370" draw:text-style-name="P2" draw:layer="layout" svg:x1="14.459cm" svg:y1="10.246cm" svg:x2="14.533cm" svg:y2="10.203cm">
                  <text:p/>
                </draw:line>
                <draw:line draw:style-name="gr1371" draw:text-style-name="P2" draw:layer="layout" svg:x1="14.349cm" svg:y1="10.267cm" svg:x2="14.423cm" svg:y2="10.224cm">
                  <text:p/>
                </draw:line>
                <draw:line draw:style-name="gr1372" draw:text-style-name="P2" draw:layer="layout" svg:x1="14.385cm" svg:y1="10.203cm" svg:x2="14.459cm" svg:y2="10.16cm">
                  <text:p/>
                </draw:line>
                <draw:line draw:style-name="gr1373" draw:text-style-name="P2" draw:layer="layout" svg:x1="14.275cm" svg:y1="10.224cm" svg:x2="14.349cm" svg:y2="10.181cm">
                  <text:p/>
                </draw:line>
                <draw:line draw:style-name="gr1374" draw:text-style-name="P2" draw:layer="layout" svg:x1="14.864cm" svg:y1="10.565cm" svg:x2="14.938cm" svg:y2="10.522cm">
                  <text:p/>
                </draw:line>
                <draw:line draw:style-name="gr1375" draw:text-style-name="P2" draw:layer="layout" svg:x1="14.79cm" svg:y1="10.523cm" svg:x2="14.864cm" svg:y2="10.48cm">
                  <text:p/>
                </draw:line>
                <draw:line draw:style-name="gr1376" draw:text-style-name="P2" draw:layer="layout" svg:x1="15.122cm" svg:y1="10.713cm" svg:x2="15.416cm" svg:y2="10.543cm">
                  <text:p/>
                </draw:line>
                <draw:line draw:style-name="gr1377" draw:text-style-name="P2" draw:layer="layout" svg:x1="15.196cm" svg:y1="10.756cm" svg:x2="15.49cm" svg:y2="10.586cm">
                  <text:p/>
                </draw:line>
                <draw:line draw:style-name="gr1378" draw:text-style-name="P2" draw:layer="layout" svg:x1="15.269cm" svg:y1="10.543cm" svg:x2="15.49cm" svg:y2="10.671cm">
                  <text:p/>
                </draw:line>
                <draw:line draw:style-name="gr1379" draw:text-style-name="P2" draw:layer="layout" svg:x1="15.196cm" svg:y1="10.586cm" svg:x2="15.417cm" svg:y2="10.714cm">
                  <text:p/>
                </draw:line>
                <draw:line draw:style-name="gr1380" draw:text-style-name="P2" draw:layer="layout" svg:x1="15.122cm" svg:y1="10.629cm" svg:x2="15.269cm" svg:y2="10.714cm">
                  <text:p/>
                </draw:line>
                <draw:polygon draw:style-name="gr1381" draw:text-style-name="P2" draw:layer="layout" svg:width="1.177cm" svg:height="0.765cm" svg:x="14.091cm" svg:y="10.181cm" svg:viewBox="0 0 1178 766" draw:points="0,85 0,0 1178,681 1178,766">
                  <text:p/>
                </draw:polygon>
                <draw:polygon draw:style-name="gr1382" draw:text-style-name="P2" draw:layer="layout" svg:width="1.582cm" svg:height="0.999cm" svg:x="14.091cm" svg:y="9.947cm" svg:viewBox="0 0 1583 1000" draw:points="405,0 1583,681 1583,766 1178,1000 0,319 0,234">
                  <text:p/>
                </draw:polygon>
              </draw:g>
            </draw:g>
          </draw:g>
          <draw:frame draw:style-name="gr493" draw:layer="layout" svg:width="1.311cm" svg:height="0.962cm" svg:x="15.419cm" svg:y="7.858cm">
            <draw:text-box>
              <text:p>H4</text:p>
            </draw:text-box>
          </draw:frame>
        </draw:g>
        <draw:g>
          <draw:path draw:style-name="gr1383" draw:text-style-name="P2" draw:layer="layout" svg:width="0.403cm" svg:height="0.254cm" svg:x="18.96cm" svg:y="10.918cm" svg:viewBox="0 0 404 255" svg:d="M0 255c101 0 404-85 404-149 0-63-10-106-111-106 0 64-295 64-293 255z">
            <text:p/>
          </draw:path>
          <draw:g>
            <draw:polygon draw:style-name="gr1384" draw:text-style-name="P2" draw:layer="layout" svg:width="0.183cm" svg:height="0.212cm" svg:x="18.812cm" svg:y="10.961cm" svg:viewBox="0 0 184 213" draw:points="0,128 37,0 184,85 147,213">
              <text:p/>
            </draw:polygon>
            <draw:polygon draw:style-name="gr1385" draw:text-style-name="P2" draw:layer="layout" svg:width="0.404cm" svg:height="0.233cm" svg:x="18.849cm" svg:y="10.812cm" svg:viewBox="0 0 405 234" draw:points="0,149 74,85 184,21 258,0 405,85 332,106 221,170 147,234">
              <text:p/>
            </draw:polygon>
            <draw:path draw:style-name="gr1386" draw:text-style-name="P2" draw:layer="layout" svg:width="0.331cm" svg:height="0.276cm" svg:x="18.959cm" svg:y="10.897cm" svg:viewBox="0 0 332 277" svg:d="M332 85c0-128-74-85-148-42-73 42-147 42-184 234 0 0 147-85 332-192z">
              <text:p/>
            </draw:path>
            <draw:path draw:style-name="gr1387" draw:text-style-name="P2" draw:layer="layout" svg:width="0.478cm" svg:height="0.361cm" svg:x="18.812cm" svg:y="10.812cm" svg:viewBox="0 0 479 362" svg:d="M294 0c-73 21-73 21-147 64-36 21-110 42-147 213 74 42 74 42 147 85 42-19 258-149 332-192 0-106-74-106-185-170z">
              <text:p/>
            </draw:path>
          </draw:g>
        </draw:g>
        <draw:g xml:id="id26" draw:id="id26">
          <draw:path draw:style-name="gr1388" draw:text-style-name="P2" draw:layer="layout" svg:width="0.662cm" svg:height="0.51cm" svg:x="18.628cm" svg:y="9.897cm" svg:viewBox="0 0 663 511" svg:d="M2 511c101 0 661-22 661-213 0-192-192-298-294-298 0 64-404 43-367 511z">
            <text:p/>
          </draw:path>
          <draw:g>
            <draw:polygon draw:style-name="gr1389" draw:text-style-name="P2" draw:layer="layout" svg:width="0.367cm" svg:height="0.297cm" svg:x="18.259cm" svg:y="10.109cm" svg:viewBox="0 0 368 298" draw:points="0,85 0,0 368,213 368,298">
              <text:p/>
            </draw:polygon>
            <draw:polygon draw:style-name="gr1390" draw:text-style-name="P2" draw:layer="layout" svg:width="0.367cm" svg:height="0.361cm" svg:x="18.554cm" svg:y="9.79cm" svg:viewBox="0 0 368 362" draw:points="0,149 0,0 368,213 368,362">
              <text:p/>
            </draw:polygon>
            <draw:polygon draw:style-name="gr1391" draw:text-style-name="P2" draw:layer="layout" svg:width="0.662cm" svg:height="0.382cm" svg:x="18.259cm" svg:y="9.939cm" svg:viewBox="0 0 663 383" draw:points="0,170 294,0 663,213 368,383">
              <text:p/>
            </draw:polygon>
            <draw:line draw:style-name="gr1392" draw:text-style-name="P2" draw:layer="layout" svg:x1="18.554cm" svg:y1="9.939cm" svg:x2="18.922cm" svg:y2="10.152cm">
              <text:p/>
            </draw:line>
            <draw:polygon draw:style-name="gr1393" draw:text-style-name="P2" draw:layer="layout" svg:width="0.367cm" svg:height="0.361cm" svg:x="18.628cm" svg:y="10.045cm" svg:viewBox="0 0 368 362" draw:points="0,362 0,277 294,106 294,0 368,43 368,149">
              <text:p/>
            </draw:polygon>
            <draw:polygon draw:style-name="gr1394" draw:text-style-name="P2" draw:layer="layout" svg:width="1.177cm" svg:height="1.617cm" svg:x="17.854cm" svg:y="8.492cm" svg:viewBox="0 0 1178 1618" draw:points="0,937 0,0 1178,681 1178,1618">
              <text:p/>
            </draw:polygon>
            <draw:polygon draw:style-name="gr1395" draw:text-style-name="P2" draw:layer="layout" svg:width="1.104cm" svg:height="1.489cm" svg:x="17.891cm" svg:y="8.555cm" svg:viewBox="0 0 1105 1490" draw:points="0,851 0,0 1105,639 1105,1490">
              <text:p/>
            </draw:polygon>
            <draw:polygon draw:style-name="gr1396" draw:text-style-name="P2" draw:layer="layout" svg:width="1.251cm" svg:height="0.723cm" svg:x="17.854cm" svg:y="8.449cm" svg:viewBox="0 0 1252 724" draw:points="1178,724 0,43 74,0 1252,681">
              <text:p/>
            </draw:polygon>
            <draw:polygon draw:style-name="gr1397" draw:text-style-name="P2" draw:layer="layout" svg:width="0.073cm" svg:height="0.978cm" svg:x="19.033cm" svg:y="9.13cm" svg:viewBox="0 0 74 979" draw:points="0,979 0,43 74,0 74,937">
              <text:p/>
            </draw:polygon>
            <draw:polygon draw:style-name="gr1398" draw:text-style-name="P2" draw:layer="layout" svg:width="1.251cm" svg:height="1.957cm" svg:x="17.854cm" svg:y="8.449cm" svg:viewBox="0 0 1252 1958" draw:points="74,0 1252,681 1252,1618 1178,1660 1142,1639 1142,1745 773,1958 405,1745 405,1660 699,1490 699,1384 0,979 0,43">
              <text:p/>
            </draw:polygon>
          </draw:g>
        </draw:g>
        <draw:g>
          <draw:path draw:style-name="gr1399" draw:text-style-name="P2" draw:layer="layout" svg:width="0.479cm" svg:height="0.254cm" svg:x="18.48cm" svg:y="10.684cm" svg:viewBox="0 0 480 255" svg:d="M3 255c101 0 477-106 477-170s-10-85-111-85c0 64-405 43-366 255z">
            <text:p/>
          </draw:path>
          <draw:g>
            <draw:polygon draw:style-name="gr1400" draw:text-style-name="P2" draw:layer="layout" svg:width="1.582cm" svg:height="0.915cm" svg:x="17.302cm" svg:y="9.96cm" svg:viewBox="0 0 1583 916" draw:points="1178,916 0,234 405,0 1583,681">
              <text:p/>
            </draw:polygon>
            <draw:polygon draw:style-name="gr1401" draw:text-style-name="P3" draw:layer="layout" svg:width="1.067cm" svg:height="0.616cm" svg:x="17.413cm" svg:y="10.024cm" svg:viewBox="0 0 1068 617" draw:points="0,170 294,0 1068,447 773,617">
              <text:p/>
            </draw:polygon>
            <draw:polygon draw:style-name="gr1402" draw:text-style-name="P3" draw:layer="layout" svg:width="0.515cm" svg:height="0.297cm" svg:x="18.259cm" svg:y="10.514cm" svg:viewBox="0 0 516 298" draw:points="0,170 294,0 516,128 221,298">
              <text:p/>
            </draw:polygon>
            <draw:polygon draw:style-name="gr1403" draw:text-style-name="P2" draw:layer="layout" svg:width="0.404cm" svg:height="0.318cm" svg:x="18.48cm" svg:y="10.642cm" svg:viewBox="0 0 405 319" draw:points="0,319 0,234 405,0 405,85">
              <text:p/>
            </draw:polygon>
            <draw:line draw:style-name="gr1404" draw:text-style-name="P2" draw:layer="layout" svg:x1="17.486cm" svg:y1="10.152cm" svg:x2="18.259cm" svg:y2="10.599cm">
              <text:p/>
            </draw:line>
            <draw:line draw:style-name="gr1405" draw:text-style-name="P2" draw:layer="layout" svg:x1="17.56cm" svg:y1="10.109cm" svg:x2="18.333cm" svg:y2="10.556cm">
              <text:p/>
            </draw:line>
            <draw:line draw:style-name="gr1406" draw:text-style-name="P2" draw:layer="layout" svg:x1="17.634cm" svg:y1="10.067cm" svg:x2="18.407cm" svg:y2="10.514cm">
              <text:p/>
            </draw:line>
            <draw:line draw:style-name="gr1407" draw:text-style-name="P2" draw:layer="layout" svg:x1="18.333cm" svg:y1="10.472cm" svg:x2="18.407cm" svg:y2="10.429cm">
              <text:p/>
            </draw:line>
            <draw:line draw:style-name="gr1408" draw:text-style-name="P2" draw:layer="layout" svg:x1="18.259cm" svg:y1="10.429cm" svg:x2="18.333cm" svg:y2="10.386cm">
              <text:p/>
            </draw:line>
            <draw:line draw:style-name="gr1409" draw:text-style-name="P2" draw:layer="layout" svg:x1="18.186cm" svg:y1="10.387cm" svg:x2="18.26cm" svg:y2="10.344cm">
              <text:p/>
            </draw:line>
            <draw:line draw:style-name="gr1410" draw:text-style-name="P2" draw:layer="layout" svg:x1="18.223cm" svg:y1="10.493cm" svg:x2="18.297cm" svg:y2="10.45cm">
              <text:p/>
            </draw:line>
            <draw:line draw:style-name="gr1411" draw:text-style-name="P2" draw:layer="layout" svg:x1="18.149cm" svg:y1="10.45cm" svg:x2="18.223cm" svg:y2="10.407cm">
              <text:p/>
            </draw:line>
            <draw:line draw:style-name="gr1412" draw:text-style-name="P2" draw:layer="layout" svg:x1="18.075cm" svg:y1="10.408cm" svg:x2="18.149cm" svg:y2="10.365cm">
              <text:p/>
            </draw:line>
            <draw:line draw:style-name="gr1413" draw:text-style-name="P2" draw:layer="layout" svg:x1="18.112cm" svg:y1="10.344cm" svg:x2="18.186cm" svg:y2="10.301cm">
              <text:p/>
            </draw:line>
            <draw:line draw:style-name="gr1414" draw:text-style-name="P2" draw:layer="layout" svg:x1="18.001cm" svg:y1="10.365cm" svg:x2="18.075cm" svg:y2="10.322cm">
              <text:p/>
            </draw:line>
            <draw:line draw:style-name="gr1415" draw:text-style-name="P2" draw:layer="layout" svg:x1="18.039cm" svg:y1="10.301cm" svg:x2="18.113cm" svg:y2="10.258cm">
              <text:p/>
            </draw:line>
            <draw:line draw:style-name="gr1416" draw:text-style-name="P2" draw:layer="layout" svg:x1="17.965cm" svg:y1="10.259cm" svg:x2="18.039cm" svg:y2="10.216cm">
              <text:p/>
            </draw:line>
            <draw:line draw:style-name="gr1417" draw:text-style-name="P2" draw:layer="layout" svg:x1="17.891cm" svg:y1="10.216cm" svg:x2="17.965cm" svg:y2="10.173cm">
              <text:p/>
            </draw:line>
            <draw:line draw:style-name="gr1418" draw:text-style-name="P2" draw:layer="layout" svg:x1="17.928cm" svg:y1="10.323cm" svg:x2="18.002cm" svg:y2="10.28cm">
              <text:p/>
            </draw:line>
            <draw:line draw:style-name="gr1419" draw:text-style-name="P2" draw:layer="layout" svg:x1="17.854cm" svg:y1="10.28cm" svg:x2="17.928cm" svg:y2="10.237cm">
              <text:p/>
            </draw:line>
            <draw:line draw:style-name="gr1420" draw:text-style-name="P2" draw:layer="layout" svg:x1="17.781cm" svg:y1="10.237cm" svg:x2="17.855cm" svg:y2="10.194cm">
              <text:p/>
            </draw:line>
            <draw:line draw:style-name="gr1421" draw:text-style-name="P2" draw:layer="layout" svg:x1="17.818cm" svg:y1="10.174cm" svg:x2="17.892cm" svg:y2="10.131cm">
              <text:p/>
            </draw:line>
            <draw:line draw:style-name="gr1422" draw:text-style-name="P2" draw:layer="layout" svg:x1="17.707cm" svg:y1="10.195cm" svg:x2="17.781cm" svg:y2="10.152cm">
              <text:p/>
            </draw:line>
            <draw:line draw:style-name="gr1423" draw:text-style-name="P2" draw:layer="layout" svg:x1="17.744cm" svg:y1="10.131cm" svg:x2="17.818cm" svg:y2="10.088cm">
              <text:p/>
            </draw:line>
            <draw:line draw:style-name="gr1424" draw:text-style-name="P2" draw:layer="layout" svg:x1="17.67cm" svg:y1="10.088cm" svg:x2="17.744cm" svg:y2="10.045cm">
              <text:p/>
            </draw:line>
            <draw:line draw:style-name="gr1425" draw:text-style-name="P2" draw:layer="layout" svg:x1="17.634cm" svg:y1="10.152cm" svg:x2="17.708cm" svg:y2="10.109cm">
              <text:p/>
            </draw:line>
            <draw:line draw:style-name="gr1426" draw:text-style-name="P2" draw:layer="layout" svg:x1="18.112cm" svg:y1="10.514cm" svg:x2="18.186cm" svg:y2="10.471cm">
              <text:p/>
            </draw:line>
            <draw:line draw:style-name="gr1427" draw:text-style-name="P2" draw:layer="layout" svg:x1="18.039cm" svg:y1="10.472cm" svg:x2="18.113cm" svg:y2="10.429cm">
              <text:p/>
            </draw:line>
            <draw:line draw:style-name="gr1428" draw:text-style-name="P2" draw:layer="layout" svg:x1="17.965cm" svg:y1="10.429cm" svg:x2="18.039cm" svg:y2="10.386cm">
              <text:p/>
            </draw:line>
            <draw:line draw:style-name="gr1429" draw:text-style-name="P2" draw:layer="layout" svg:x1="17.928cm" svg:y1="10.493cm" svg:x2="18.002cm" svg:y2="10.45cm">
              <text:p/>
            </draw:line>
            <draw:line draw:style-name="gr1430" draw:text-style-name="P2" draw:layer="layout" svg:x1="17.854cm" svg:y1="10.45cm" svg:x2="17.928cm" svg:y2="10.407cm">
              <text:p/>
            </draw:line>
            <draw:line draw:style-name="gr1431" draw:text-style-name="P2" draw:layer="layout" svg:x1="17.891cm" svg:y1="10.387cm" svg:x2="17.965cm" svg:y2="10.344cm">
              <text:p/>
            </draw:line>
            <draw:line draw:style-name="gr1432" draw:text-style-name="P2" draw:layer="layout" svg:x1="17.818cm" svg:y1="10.344cm" svg:x2="17.892cm" svg:y2="10.301cm">
              <text:p/>
            </draw:line>
            <draw:line draw:style-name="gr1433" draw:text-style-name="P2" draw:layer="layout" svg:x1="17.744cm" svg:y1="10.301cm" svg:x2="17.818cm" svg:y2="10.258cm">
              <text:p/>
            </draw:line>
            <draw:line draw:style-name="gr1434" draw:text-style-name="P2" draw:layer="layout" svg:x1="17.67cm" svg:y1="10.259cm" svg:x2="17.744cm" svg:y2="10.216cm">
              <text:p/>
            </draw:line>
            <draw:line draw:style-name="gr1435" draw:text-style-name="P2" draw:layer="layout" svg:x1="17.56cm" svg:y1="10.28cm" svg:x2="17.634cm" svg:y2="10.237cm">
              <text:p/>
            </draw:line>
            <draw:line draw:style-name="gr1436" draw:text-style-name="P2" draw:layer="layout" svg:x1="17.596cm" svg:y1="10.216cm" svg:x2="17.67cm" svg:y2="10.173cm">
              <text:p/>
            </draw:line>
            <draw:line draw:style-name="gr1437" draw:text-style-name="P2" draw:layer="layout" svg:x1="17.486cm" svg:y1="10.237cm" svg:x2="17.56cm" svg:y2="10.194cm">
              <text:p/>
            </draw:line>
            <draw:line draw:style-name="gr1438" draw:text-style-name="P2" draw:layer="layout" svg:x1="18.075cm" svg:y1="10.578cm" svg:x2="18.149cm" svg:y2="10.535cm">
              <text:p/>
            </draw:line>
            <draw:line draw:style-name="gr1439" draw:text-style-name="P2" draw:layer="layout" svg:x1="18.001cm" svg:y1="10.536cm" svg:x2="18.075cm" svg:y2="10.493cm">
              <text:p/>
            </draw:line>
            <draw:line draw:style-name="gr1440" draw:text-style-name="P2" draw:layer="layout" svg:x1="18.333cm" svg:y1="10.726cm" svg:x2="18.627cm" svg:y2="10.556cm">
              <text:p/>
            </draw:line>
            <draw:line draw:style-name="gr1441" draw:text-style-name="P2" draw:layer="layout" svg:x1="18.407cm" svg:y1="10.769cm" svg:x2="18.701cm" svg:y2="10.599cm">
              <text:p/>
            </draw:line>
            <draw:line draw:style-name="gr1442" draw:text-style-name="P2" draw:layer="layout" svg:x1="18.48cm" svg:y1="10.556cm" svg:x2="18.701cm" svg:y2="10.684cm">
              <text:p/>
            </draw:line>
            <draw:line draw:style-name="gr1443" draw:text-style-name="P2" draw:layer="layout" svg:x1="18.407cm" svg:y1="10.599cm" svg:x2="18.628cm" svg:y2="10.727cm">
              <text:p/>
            </draw:line>
            <draw:line draw:style-name="gr1444" draw:text-style-name="P2" draw:layer="layout" svg:x1="18.333cm" svg:y1="10.642cm" svg:x2="18.48cm" svg:y2="10.727cm">
              <text:p/>
            </draw:line>
            <draw:polygon draw:style-name="gr1445" draw:text-style-name="P2" draw:layer="layout" svg:width="1.177cm" svg:height="0.765cm" svg:x="17.302cm" svg:y="10.194cm" svg:viewBox="0 0 1178 766" draw:points="0,85 0,0 1178,681 1178,766">
              <text:p/>
            </draw:polygon>
            <draw:polygon draw:style-name="gr1446" draw:text-style-name="P2" draw:layer="layout" svg:width="1.582cm" svg:height="0.999cm" svg:x="17.302cm" svg:y="9.96cm" svg:viewBox="0 0 1583 1000" draw:points="405,0 1583,681 1583,766 1178,1000 0,319 0,234">
              <text:p/>
            </draw:polygon>
          </draw:g>
        </draw:g>
        <draw:frame draw:style-name="gr493" draw:layer="layout" svg:width="1.311cm" svg:height="0.962cm" svg:x="18.63cm" svg:y="7.871cm">
          <draw:text-box>
            <text:p>H5</text:p>
          </draw:text-box>
        </draw:frame>
        <draw:g xml:id="id21" draw:id="id21">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447" draw:text-style-name="P2" draw:layer="layout" svg:width="0.403cm" svg:height="0.254cm" svg:x="21.683cm" svg:y="10.931cm" svg:viewBox="0 0 404 255" svg:d="M0 255c101 0 404-85 404-149 0-63-10-106-111-106 0 64-295 64-293 255z">
                <text:p/>
              </draw:path>
              <draw:g>
                <draw:polygon draw:style-name="gr1448" draw:text-style-name="P2" draw:layer="layout" svg:width="0.183cm" svg:height="0.212cm" svg:x="21.535cm" svg:y="10.974cm" svg:viewBox="0 0 184 213" draw:points="0,128 37,0 184,85 147,213">
                  <text:p/>
                </draw:polygon>
                <draw:polygon draw:style-name="gr1449" draw:text-style-name="P2" draw:layer="layout" svg:width="0.404cm" svg:height="0.233cm" svg:x="21.572cm" svg:y="10.825cm" svg:viewBox="0 0 405 234" draw:points="0,149 74,85 184,21 258,0 405,85 332,106 221,170 147,234">
                  <text:p/>
                </draw:polygon>
                <draw:path draw:style-name="gr1450" draw:text-style-name="P2" draw:layer="layout" svg:width="0.331cm" svg:height="0.276cm" svg:x="21.682cm" svg:y="10.91cm" svg:viewBox="0 0 332 277" svg:d="M332 85c0-128-74-85-148-42-73 42-147 42-184 234 0 0 147-85 332-192z">
                  <text:p/>
                </draw:path>
                <draw:path draw:style-name="gr1451" draw:text-style-name="P2" draw:layer="layout" svg:width="0.478cm" svg:height="0.361cm" svg:x="21.535cm" svg:y="10.825cm" svg:viewBox="0 0 479 362" svg:d="M294 0c-73 21-73 21-147 64-36 21-110 42-147 213 74 42 74 42 147 85 42-19 258-149 332-192 0-106-74-106-185-170z">
                  <text:p/>
                </draw:path>
              </draw:g>
            </draw:g>
            <draw:g>
              <draw:path draw:style-name="gr1452" draw:text-style-name="P2" draw:layer="layout" svg:width="0.662cm" svg:height="0.51cm" svg:x="21.351cm" svg:y="9.91cm" svg:viewBox="0 0 663 511" svg:d="M2 511c101 0 661-22 661-213 0-192-192-298-294-298 0 64-404 43-367 511z">
                <text:p/>
              </draw:path>
              <draw:g>
                <draw:polygon draw:style-name="gr1453" draw:text-style-name="P2" draw:layer="layout" svg:width="0.367cm" svg:height="0.297cm" svg:x="20.982cm" svg:y="10.122cm" svg:viewBox="0 0 368 298" draw:points="0,85 0,0 368,213 368,298">
                  <text:p/>
                </draw:polygon>
                <draw:polygon draw:style-name="gr1454" draw:text-style-name="P2" draw:layer="layout" svg:width="0.367cm" svg:height="0.361cm" svg:x="21.277cm" svg:y="9.803cm" svg:viewBox="0 0 368 362" draw:points="0,149 0,0 368,213 368,362">
                  <text:p/>
                </draw:polygon>
                <draw:polygon draw:style-name="gr1455" draw:text-style-name="P2" draw:layer="layout" svg:width="0.662cm" svg:height="0.382cm" svg:x="20.982cm" svg:y="9.952cm" svg:viewBox="0 0 663 383" draw:points="0,170 294,0 663,213 368,383">
                  <text:p/>
                </draw:polygon>
                <draw:line draw:style-name="gr1456" draw:text-style-name="P2" draw:layer="layout" svg:x1="21.277cm" svg:y1="9.952cm" svg:x2="21.645cm" svg:y2="10.165cm">
                  <text:p/>
                </draw:line>
                <draw:polygon draw:style-name="gr1457" draw:text-style-name="P2" draw:layer="layout" svg:width="0.367cm" svg:height="0.361cm" svg:x="21.351cm" svg:y="10.058cm" svg:viewBox="0 0 368 362" draw:points="0,362 0,277 294,106 294,0 368,43 368,149">
                  <text:p/>
                </draw:polygon>
                <draw:polygon draw:style-name="gr1458" draw:text-style-name="P2" draw:layer="layout" svg:width="1.177cm" svg:height="1.617cm" svg:x="20.577cm" svg:y="8.505cm" svg:viewBox="0 0 1178 1618" draw:points="0,937 0,0 1178,681 1178,1618">
                  <text:p/>
                </draw:polygon>
                <draw:polygon draw:style-name="gr1459" draw:text-style-name="P2" draw:layer="layout" svg:width="1.104cm" svg:height="1.489cm" svg:x="20.614cm" svg:y="8.568cm" svg:viewBox="0 0 1105 1490" draw:points="0,851 0,0 1105,639 1105,1490">
                  <text:p/>
                </draw:polygon>
                <draw:polygon draw:style-name="gr1460" draw:text-style-name="P2" draw:layer="layout" svg:width="1.251cm" svg:height="0.723cm" svg:x="20.577cm" svg:y="8.462cm" svg:viewBox="0 0 1252 724" draw:points="1178,724 0,43 74,0 1252,681">
                  <text:p/>
                </draw:polygon>
                <draw:polygon draw:style-name="gr1461" draw:text-style-name="P2" draw:layer="layout" svg:width="0.073cm" svg:height="0.978cm" svg:x="21.756cm" svg:y="9.143cm" svg:viewBox="0 0 74 979" draw:points="0,979 0,43 74,0 74,937">
                  <text:p/>
                </draw:polygon>
                <draw:polygon draw:style-name="gr1462" draw:text-style-name="P2" draw:layer="layout" svg:width="1.251cm" svg:height="1.957cm" svg:x="20.577cm" svg:y="8.462cm" svg:viewBox="0 0 1252 1958" draw:points="74,0 1252,681 1252,1618 1178,1660 1142,1639 1142,1745 773,1958 405,1745 405,1660 699,1490 699,1384 0,979 0,43">
                  <text:p/>
                </draw:polygon>
              </draw:g>
            </draw:g>
            <draw:g>
              <draw:path draw:style-name="gr1463" draw:text-style-name="P2" draw:layer="layout" svg:width="0.479cm" svg:height="0.254cm" svg:x="21.203cm" svg:y="10.697cm" svg:viewBox="0 0 480 255" svg:d="M3 255c101 0 477-106 477-170s-10-85-111-85c0 64-405 43-366 255z">
                <text:p/>
              </draw:path>
              <draw:g>
                <draw:polygon draw:style-name="gr1464" draw:text-style-name="P2" draw:layer="layout" svg:width="1.582cm" svg:height="0.915cm" svg:x="20.025cm" svg:y="9.973cm" svg:viewBox="0 0 1583 916" draw:points="1178,916 0,234 405,0 1583,681">
                  <text:p/>
                </draw:polygon>
                <draw:polygon draw:style-name="gr1465" draw:text-style-name="P3" draw:layer="layout" svg:width="1.067cm" svg:height="0.616cm" svg:x="20.136cm" svg:y="10.037cm" svg:viewBox="0 0 1068 617" draw:points="0,170 294,0 1068,447 773,617">
                  <text:p/>
                </draw:polygon>
                <draw:polygon draw:style-name="gr1466" draw:text-style-name="P3" draw:layer="layout" svg:width="0.515cm" svg:height="0.297cm" svg:x="20.982cm" svg:y="10.527cm" svg:viewBox="0 0 516 298" draw:points="0,170 294,0 516,128 221,298">
                  <text:p/>
                </draw:polygon>
                <draw:polygon draw:style-name="gr1467" draw:text-style-name="P2" draw:layer="layout" svg:width="0.404cm" svg:height="0.318cm" svg:x="21.203cm" svg:y="10.655cm" svg:viewBox="0 0 405 319" draw:points="0,319 0,234 405,0 405,85">
                  <text:p/>
                </draw:polygon>
                <draw:line draw:style-name="gr1468" draw:text-style-name="P2" draw:layer="layout" svg:x1="20.209cm" svg:y1="10.165cm" svg:x2="20.982cm" svg:y2="10.612cm">
                  <text:p/>
                </draw:line>
                <draw:line draw:style-name="gr1469" draw:text-style-name="P2" draw:layer="layout" svg:x1="20.283cm" svg:y1="10.122cm" svg:x2="21.056cm" svg:y2="10.569cm">
                  <text:p/>
                </draw:line>
                <draw:line draw:style-name="gr1470" draw:text-style-name="P2" draw:layer="layout" svg:x1="20.357cm" svg:y1="10.08cm" svg:x2="21.13cm" svg:y2="10.527cm">
                  <text:p/>
                </draw:line>
                <draw:line draw:style-name="gr1471" draw:text-style-name="P2" draw:layer="layout" svg:x1="21.056cm" svg:y1="10.485cm" svg:x2="21.13cm" svg:y2="10.442cm">
                  <text:p/>
                </draw:line>
                <draw:line draw:style-name="gr1472" draw:text-style-name="P2" draw:layer="layout" svg:x1="20.982cm" svg:y1="10.442cm" svg:x2="21.056cm" svg:y2="10.399cm">
                  <text:p/>
                </draw:line>
                <draw:line draw:style-name="gr1473" draw:text-style-name="P2" draw:layer="layout" svg:x1="20.909cm" svg:y1="10.4cm" svg:x2="20.983cm" svg:y2="10.357cm">
                  <text:p/>
                </draw:line>
                <draw:line draw:style-name="gr1474" draw:text-style-name="P2" draw:layer="layout" svg:x1="20.946cm" svg:y1="10.506cm" svg:x2="21.02cm" svg:y2="10.463cm">
                  <text:p/>
                </draw:line>
                <draw:line draw:style-name="gr1475" draw:text-style-name="P2" draw:layer="layout" svg:x1="20.872cm" svg:y1="10.463cm" svg:x2="20.946cm" svg:y2="10.42cm">
                  <text:p/>
                </draw:line>
                <draw:line draw:style-name="gr1476" draw:text-style-name="P2" draw:layer="layout" svg:x1="20.798cm" svg:y1="10.421cm" svg:x2="20.872cm" svg:y2="10.378cm">
                  <text:p/>
                </draw:line>
                <draw:line draw:style-name="gr1477" draw:text-style-name="P2" draw:layer="layout" svg:x1="20.835cm" svg:y1="10.357cm" svg:x2="20.909cm" svg:y2="10.314cm">
                  <text:p/>
                </draw:line>
                <draw:line draw:style-name="gr1478" draw:text-style-name="P2" draw:layer="layout" svg:x1="20.724cm" svg:y1="10.378cm" svg:x2="20.798cm" svg:y2="10.335cm">
                  <text:p/>
                </draw:line>
                <draw:line draw:style-name="gr1479" draw:text-style-name="P2" draw:layer="layout" svg:x1="20.762cm" svg:y1="10.314cm" svg:x2="20.836cm" svg:y2="10.271cm">
                  <text:p/>
                </draw:line>
                <draw:line draw:style-name="gr1480" draw:text-style-name="P2" draw:layer="layout" svg:x1="20.688cm" svg:y1="10.272cm" svg:x2="20.762cm" svg:y2="10.229cm">
                  <text:p/>
                </draw:line>
                <draw:line draw:style-name="gr1481" draw:text-style-name="P2" draw:layer="layout" svg:x1="20.614cm" svg:y1="10.229cm" svg:x2="20.688cm" svg:y2="10.186cm">
                  <text:p/>
                </draw:line>
                <draw:line draw:style-name="gr1482" draw:text-style-name="P2" draw:layer="layout" svg:x1="20.651cm" svg:y1="10.336cm" svg:x2="20.725cm" svg:y2="10.293cm">
                  <text:p/>
                </draw:line>
                <draw:line draw:style-name="gr1483" draw:text-style-name="P2" draw:layer="layout" svg:x1="20.577cm" svg:y1="10.293cm" svg:x2="20.651cm" svg:y2="10.25cm">
                  <text:p/>
                </draw:line>
                <draw:line draw:style-name="gr1484" draw:text-style-name="P2" draw:layer="layout" svg:x1="20.504cm" svg:y1="10.25cm" svg:x2="20.578cm" svg:y2="10.207cm">
                  <text:p/>
                </draw:line>
                <draw:line draw:style-name="gr1485" draw:text-style-name="P2" draw:layer="layout" svg:x1="20.541cm" svg:y1="10.187cm" svg:x2="20.615cm" svg:y2="10.144cm">
                  <text:p/>
                </draw:line>
                <draw:line draw:style-name="gr1486" draw:text-style-name="P2" draw:layer="layout" svg:x1="20.43cm" svg:y1="10.208cm" svg:x2="20.504cm" svg:y2="10.165cm">
                  <text:p/>
                </draw:line>
                <draw:line draw:style-name="gr1487" draw:text-style-name="P2" draw:layer="layout" svg:x1="20.467cm" svg:y1="10.144cm" svg:x2="20.541cm" svg:y2="10.101cm">
                  <text:p/>
                </draw:line>
                <draw:line draw:style-name="gr1488" draw:text-style-name="P2" draw:layer="layout" svg:x1="20.393cm" svg:y1="10.101cm" svg:x2="20.467cm" svg:y2="10.058cm">
                  <text:p/>
                </draw:line>
                <draw:line draw:style-name="gr1489" draw:text-style-name="P2" draw:layer="layout" svg:x1="20.357cm" svg:y1="10.165cm" svg:x2="20.431cm" svg:y2="10.122cm">
                  <text:p/>
                </draw:line>
                <draw:line draw:style-name="gr1490" draw:text-style-name="P2" draw:layer="layout" svg:x1="20.835cm" svg:y1="10.527cm" svg:x2="20.909cm" svg:y2="10.484cm">
                  <text:p/>
                </draw:line>
                <draw:line draw:style-name="gr1491" draw:text-style-name="P2" draw:layer="layout" svg:x1="20.762cm" svg:y1="10.485cm" svg:x2="20.836cm" svg:y2="10.442cm">
                  <text:p/>
                </draw:line>
                <draw:line draw:style-name="gr1492" draw:text-style-name="P2" draw:layer="layout" svg:x1="20.688cm" svg:y1="10.442cm" svg:x2="20.762cm" svg:y2="10.399cm">
                  <text:p/>
                </draw:line>
                <draw:line draw:style-name="gr1493" draw:text-style-name="P2" draw:layer="layout" svg:x1="20.651cm" svg:y1="10.506cm" svg:x2="20.725cm" svg:y2="10.463cm">
                  <text:p/>
                </draw:line>
                <draw:line draw:style-name="gr1494" draw:text-style-name="P2" draw:layer="layout" svg:x1="20.577cm" svg:y1="10.463cm" svg:x2="20.651cm" svg:y2="10.42cm">
                  <text:p/>
                </draw:line>
                <draw:line draw:style-name="gr1495" draw:text-style-name="P2" draw:layer="layout" svg:x1="20.614cm" svg:y1="10.4cm" svg:x2="20.688cm" svg:y2="10.357cm">
                  <text:p/>
                </draw:line>
                <draw:line draw:style-name="gr1496" draw:text-style-name="P2" draw:layer="layout" svg:x1="20.541cm" svg:y1="10.357cm" svg:x2="20.615cm" svg:y2="10.314cm">
                  <text:p/>
                </draw:line>
                <draw:line draw:style-name="gr1497" draw:text-style-name="P2" draw:layer="layout" svg:x1="20.467cm" svg:y1="10.314cm" svg:x2="20.541cm" svg:y2="10.271cm">
                  <text:p/>
                </draw:line>
                <draw:line draw:style-name="gr1498" draw:text-style-name="P2" draw:layer="layout" svg:x1="20.393cm" svg:y1="10.272cm" svg:x2="20.467cm" svg:y2="10.229cm">
                  <text:p/>
                </draw:line>
                <draw:line draw:style-name="gr1499" draw:text-style-name="P2" draw:layer="layout" svg:x1="20.283cm" svg:y1="10.293cm" svg:x2="20.357cm" svg:y2="10.25cm">
                  <text:p/>
                </draw:line>
                <draw:line draw:style-name="gr1500" draw:text-style-name="P2" draw:layer="layout" svg:x1="20.319cm" svg:y1="10.229cm" svg:x2="20.393cm" svg:y2="10.186cm">
                  <text:p/>
                </draw:line>
                <draw:line draw:style-name="gr1501" draw:text-style-name="P2" draw:layer="layout" svg:x1="20.209cm" svg:y1="10.25cm" svg:x2="20.283cm" svg:y2="10.207cm">
                  <text:p/>
                </draw:line>
                <draw:line draw:style-name="gr1502" draw:text-style-name="P2" draw:layer="layout" svg:x1="20.798cm" svg:y1="10.591cm" svg:x2="20.872cm" svg:y2="10.548cm">
                  <text:p/>
                </draw:line>
                <draw:line draw:style-name="gr1503" draw:text-style-name="P2" draw:layer="layout" svg:x1="20.724cm" svg:y1="10.549cm" svg:x2="20.798cm" svg:y2="10.506cm">
                  <text:p/>
                </draw:line>
                <draw:line draw:style-name="gr1504" draw:text-style-name="P2" draw:layer="layout" svg:x1="21.056cm" svg:y1="10.739cm" svg:x2="21.35cm" svg:y2="10.569cm">
                  <text:p/>
                </draw:line>
                <draw:line draw:style-name="gr1505" draw:text-style-name="P2" draw:layer="layout" svg:x1="21.13cm" svg:y1="10.782cm" svg:x2="21.424cm" svg:y2="10.612cm">
                  <text:p/>
                </draw:line>
                <draw:line draw:style-name="gr1506" draw:text-style-name="P2" draw:layer="layout" svg:x1="21.203cm" svg:y1="10.569cm" svg:x2="21.424cm" svg:y2="10.697cm">
                  <text:p/>
                </draw:line>
                <draw:line draw:style-name="gr1507" draw:text-style-name="P2" draw:layer="layout" svg:x1="21.13cm" svg:y1="10.612cm" svg:x2="21.351cm" svg:y2="10.74cm">
                  <text:p/>
                </draw:line>
                <draw:line draw:style-name="gr1508" draw:text-style-name="P2" draw:layer="layout" svg:x1="21.056cm" svg:y1="10.655cm" svg:x2="21.203cm" svg:y2="10.74cm">
                  <text:p/>
                </draw:line>
                <draw:polygon draw:style-name="gr1509" draw:text-style-name="P2" draw:layer="layout" svg:width="1.177cm" svg:height="0.765cm" svg:x="20.025cm" svg:y="10.207cm" svg:viewBox="0 0 1178 766" draw:points="0,85 0,0 1178,681 1178,766">
                  <text:p/>
                </draw:polygon>
                <draw:polygon draw:style-name="gr1510" draw:text-style-name="P2" draw:layer="layout" svg:width="1.582cm" svg:height="0.999cm" svg:x="20.025cm" svg:y="9.973cm" svg:viewBox="0 0 1583 1000" draw:points="405,0 1583,681 1583,766 1178,1000 0,319 0,234">
                  <text:p/>
                </draw:polygon>
              </draw:g>
            </draw:g>
          </draw:g>
          <draw:frame draw:style-name="gr493" draw:layer="layout" svg:width="1.311cm" svg:height="0.962cm" svg:x="21.353cm" svg:y="7.884cm">
            <draw:text-box>
              <text:p>H6</text:p>
            </draw:text-box>
          </draw:frame>
        </draw:g>
        <draw:connector draw:style-name="gr508" draw:text-style-name="P1" draw:layer="layout" draw:line-skew="0.374cm" svg:x1="18.572cm" svg:y1="8.449cm" svg:x2="18.664cm" svg:y2="6.282cm" draw:start-shape="id26" svg:d="M18572 8449v-972h92v-1195" svg:viewBox="0 0 93 2168">
          <text:p/>
        </draw:connector>
        <draw:connector draw:style-name="gr508" draw:text-style-name="P1" draw:layer="layout" draw:line-skew="0.374cm" svg:x1="9.872cm" svg:y1="8.65cm" svg:x2="9.964cm" svg:y2="6.483cm" svg:d="M9872 8650v-972h92v-1195" svg:viewBox="0 0 93 2168">
          <text:p/>
        </draw:connector>
      </draw:page>
      <draw:page draw:name="page4" draw:style-name="dp1" draw:master-page-name="Default">
        <draw:g>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1511" draw:text-style-name="P2" draw:layer="layout" svg:width="1.303cm" svg:height="0.869cm" svg:x="15.515cm" svg:y="9.289cm" svg:viewBox="0 0 1304 870" svg:d="M0 870c276 0 1304-290 1304-522s-25-348-301-348c0 174-1003 637-1003 870z">
            <text:p/>
          </draw:path>
          <draw:g>
            <draw:polygon draw:style-name="gr1512" draw:text-style-name="P2" draw:layer="layout" svg:width="2.206cm" svg:height="1.739cm" svg:x="13.308cm" svg:y="8.419cm" svg:viewBox="0 0 2207 1740" draw:points="0,464 0,0 2207,1276 2207,1740">
              <text:p/>
            </draw:polygon>
            <draw:polygon draw:style-name="gr1513" draw:text-style-name="P2" draw:layer="layout" svg:width="1.002cm" svg:height="1.043cm" svg:x="15.515cm" svg:y="9.115cm" svg:viewBox="0 0 1003 1044" draw:points="0,1044 0,580 1003,0 1003,464">
              <text:p/>
            </draw:polygon>
            <draw:polygon draw:style-name="gr1514" draw:text-style-name="P2" draw:layer="layout" svg:width="3.21cm" svg:height="1.855cm" svg:x="13.308cm" svg:y="7.839cm" svg:viewBox="0 0 3211 1856" draw:points="2207,1856 0,580 1003,0 3211,1276">
              <text:p/>
            </draw:polygon>
            <draw:polygon draw:style-name="gr1515" draw:text-style-name="P2" draw:layer="layout" svg:width="0.2cm" svg:height="0.347cm" svg:x="15.214cm" svg:y="9.637cm" svg:viewBox="0 0 201 348" draw:points="0,232 0,0 201,116 201,348">
              <text:p/>
            </draw:polygon>
            <draw:polygon draw:style-name="gr1516" draw:text-style-name="P2" draw:layer="layout" svg:width="3.21cm" svg:height="2.319cm" svg:x="13.308cm" svg:y="7.839cm" svg:viewBox="0 0 3211 2320" draw:points="0,1044 0,580 1003,0 3211,1276 3211,1740 2207,2320">
              <text:p/>
            </draw:polygon>
            <draw:polygon draw:style-name="gr1517" draw:text-style-name="P2" draw:layer="layout" svg:width="0.099cm" svg:height="0.173cm" svg:x="13.509cm" svg:y="8.709cm" svg:viewBox="0 0 100 174" draw:points="0,116 0,0 100,58 100,174">
              <text:p/>
            </draw:polygon>
            <draw:polygon draw:style-name="gr1518" draw:text-style-name="P2" draw:layer="layout" svg:width="0.099cm" svg:height="0.173cm" svg:x="13.709cm" svg:y="8.825cm" svg:viewBox="0 0 100 174" draw:points="0,116 0,0 100,58 100,174">
              <text:p/>
            </draw:polygon>
            <draw:polygon draw:style-name="gr1519" draw:text-style-name="P2" draw:layer="layout" svg:width="0.099cm" svg:height="0.173cm" svg:x="13.91cm" svg:y="8.941cm" svg:viewBox="0 0 100 174" draw:points="0,116 0,0 100,58 100,174">
              <text:p/>
            </draw:polygon>
            <draw:polygon draw:style-name="gr1520" draw:text-style-name="P2" draw:layer="layout" svg:width="0.099cm" svg:height="0.173cm" svg:x="14.111cm" svg:y="9.057cm" svg:viewBox="0 0 100 174" draw:points="0,116 0,0 100,58 100,174">
              <text:p/>
            </draw:polygon>
            <draw:polygon draw:style-name="gr1521" draw:text-style-name="P2" draw:layer="layout" svg:width="0.099cm" svg:height="0.173cm" svg:x="14.311cm" svg:y="9.173cm" svg:viewBox="0 0 100 174" draw:points="0,116 0,0 100,58 100,174">
              <text:p/>
            </draw:polygon>
            <draw:polygon draw:style-name="gr1522" draw:text-style-name="P2" draw:layer="layout" svg:width="0.099cm" svg:height="0.173cm" svg:x="14.512cm" svg:y="9.289cm" svg:viewBox="0 0 100 174" draw:points="0,116 0,0 100,58 100,174">
              <text:p/>
            </draw:polygon>
            <draw:polygon draw:style-name="gr1523" draw:text-style-name="P2" draw:layer="layout" svg:width="0.099cm" svg:height="0.173cm" svg:x="14.713cm" svg:y="9.405cm" svg:viewBox="0 0 100 174" draw:points="0,116 0,0 100,58 100,174">
              <text:p/>
            </draw:polygon>
            <draw:polygon draw:style-name="gr1524" draw:text-style-name="P2" draw:layer="layout" svg:width="0.099cm" svg:height="0.173cm" svg:x="14.913cm" svg:y="9.521cm" svg:viewBox="0 0 100 174" draw:points="0,116 0,0 100,58 100,174">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525" draw:text-style-name="P2" draw:layer="layout" svg:width="0.317cm" svg:height="0.2cm" svg:x="13.539cm" svg:y="12.587cm" svg:viewBox="0 0 318 201" svg:d="M0 201c80 0 318-67 318-117s-7-84-87-84c0 50-232 50-231 201z">
              <text:p/>
            </draw:path>
            <draw:g>
              <draw:polygon draw:style-name="gr1526" draw:text-style-name="P2" draw:layer="layout" svg:width="0.144cm" svg:height="0.167cm" svg:x="13.422cm" svg:y="12.62cm" svg:viewBox="0 0 145 168" draw:points="0,101 29,0 145,67 116,168">
                <text:p/>
              </draw:polygon>
              <draw:polygon draw:style-name="gr1527" draw:text-style-name="P2" draw:layer="layout" svg:width="0.318cm" svg:height="0.183cm" svg:x="13.451cm" svg:y="12.503cm" svg:viewBox="0 0 319 184" draw:points="0,117 58,67 145,17 203,0 319,67 261,84 174,134 116,184">
                <text:p/>
              </draw:polygon>
              <draw:path draw:style-name="gr1528" draw:text-style-name="P2" draw:layer="layout" svg:width="0.26cm" svg:height="0.217cm" svg:x="13.538cm" svg:y="12.57cm" svg:viewBox="0 0 261 218" svg:d="M261 67c0-101-58-67-116-33-58 33-116 33-145 184 0 0 116-67 261-151z">
                <text:p/>
              </draw:path>
              <draw:path draw:style-name="gr1529" draw:text-style-name="P2" draw:layer="layout" svg:width="0.376cm" svg:height="0.284cm" svg:x="13.422cm" svg:y="12.503cm" svg:viewBox="0 0 377 285" svg:d="M232 0c-58 17-58 17-116 50-29 17-87 34-116 168 58 34 58 34 116 67 33-15 203-117 261-151 0-84-58-84-145-134z">
                <text:p/>
              </draw:path>
            </draw:g>
          </draw:g>
          <draw:g>
            <draw:path draw:style-name="gr1530" draw:text-style-name="P2" draw:layer="layout" svg:width="0.521cm" svg:height="0.402cm" svg:x="13.277cm" svg:y="11.782cm" svg:viewBox="0 0 522 403" svg:d="M2 403c79 0 520-17 520-168s-151-235-231-235c0 50-318 34-289 403z">
              <text:p/>
            </draw:path>
            <draw:g>
              <draw:polygon draw:style-name="gr1531" draw:text-style-name="P2" draw:layer="layout" svg:width="0.289cm" svg:height="0.234cm" svg:x="12.986cm" svg:y="11.949cm" svg:viewBox="0 0 290 235" draw:points="0,67 0,0 290,168 290,235">
                <text:p/>
              </draw:polygon>
              <draw:polygon draw:style-name="gr1532" draw:text-style-name="P2" draw:layer="layout" svg:width="0.289cm" svg:height="0.284cm" svg:x="13.218cm" svg:y="11.698cm" svg:viewBox="0 0 290 285" draw:points="0,117 0,0 290,168 290,285">
                <text:p/>
              </draw:polygon>
              <draw:polygon draw:style-name="gr1533" draw:text-style-name="P2" draw:layer="layout" svg:width="0.521cm" svg:height="0.301cm" svg:x="12.986cm" svg:y="11.815cm" svg:viewBox="0 0 522 302" draw:points="0,134 232,0 522,168 290,302">
                <text:p/>
              </draw:polygon>
              <draw:polygon draw:style-name="gr1534" draw:text-style-name="P2" draw:layer="layout" svg:width="0.289cm" svg:height="0.284cm" svg:x="13.277cm" svg:y="11.899cm" svg:viewBox="0 0 290 285" draw:points="0,285 0,218 232,84 232,0 290,34 290,117">
                <text:p/>
              </draw:polygon>
              <draw:polygon draw:style-name="gr1535" draw:text-style-name="P2" draw:layer="layout" svg:width="0.927cm" svg:height="1.274cm" svg:x="12.667cm" svg:y="10.675cm" svg:viewBox="0 0 928 1275" draw:points="0,738 0,0 928,537 928,1275">
                <text:p/>
              </draw:polygon>
              <draw:polygon draw:style-name="gr1536" draw:text-style-name="P2" draw:layer="layout" svg:width="0.869cm" svg:height="1.173cm" svg:x="12.696cm" svg:y="10.725cm" svg:viewBox="0 0 870 1174" draw:points="0,671 0,0 870,503 870,1174">
                <text:p/>
              </draw:polygon>
              <draw:polygon draw:style-name="gr1537" draw:text-style-name="P2" draw:layer="layout" svg:width="0.985cm" svg:height="0.569cm" svg:x="12.667cm" svg:y="10.641cm" svg:viewBox="0 0 986 570" draw:points="928,570 0,34 58,0 986,537">
                <text:p/>
              </draw:polygon>
              <draw:polygon draw:style-name="gr1538" draw:text-style-name="P2" draw:layer="layout" svg:width="0.057cm" svg:height="0.77cm" svg:x="13.596cm" svg:y="11.178cm" svg:viewBox="0 0 58 771" draw:points="0,771 0,34 58,0 58,738">
                <text:p/>
              </draw:polygon>
              <draw:polygon draw:style-name="gr1539" draw:text-style-name="P2" draw:layer="layout" svg:width="0.985cm" svg:height="1.542cm" svg:x="12.667cm" svg:y="10.641cm" svg:viewBox="0 0 986 1543" draw:points="58,0 986,537 986,1275 928,1308 899,1292 899,1375 609,1543 319,1375 319,1308 551,1174 551,1090 0,771 0,34">
                <text:p/>
              </draw:polygon>
            </draw:g>
          </draw:g>
          <draw:g>
            <draw:path draw:style-name="gr1540" draw:text-style-name="P2" draw:layer="layout" svg:width="0.377cm" svg:height="0.2cm" svg:x="13.16cm" svg:y="12.402cm" svg:viewBox="0 0 378 201" svg:d="M2 201c80 0 376-84 376-134s-7-67-87-67c0 50-319 34-289 201z">
              <text:p/>
            </draw:path>
            <draw:g>
              <draw:polygon draw:style-name="gr1541" draw:text-style-name="P2" draw:layer="layout" svg:width="1.247cm" svg:height="0.72cm" svg:x="12.232cm" svg:y="11.832cm" svg:viewBox="0 0 1248 721" draw:points="928,721 0,184 319,0 1248,537">
                <text:p/>
              </draw:polygon>
              <draw:polygon draw:style-name="gr1542" draw:text-style-name="P3" draw:layer="layout" svg:width="0.84cm" svg:height="0.485cm" svg:x="12.319cm" svg:y="11.882cm" svg:viewBox="0 0 841 486" draw:points="0,134 232,0 841,352 609,486">
                <text:p/>
              </draw:polygon>
              <draw:polygon draw:style-name="gr1543" draw:text-style-name="P3" draw:layer="layout" svg:width="0.405cm" svg:height="0.234cm" svg:x="12.986cm" svg:y="12.268cm" svg:viewBox="0 0 406 235" draw:points="0,134 232,0 406,101 174,235">
                <text:p/>
              </draw:polygon>
              <draw:polygon draw:style-name="gr1544" draw:text-style-name="P2" draw:layer="layout" svg:width="0.318cm" svg:height="0.251cm" svg:x="13.16cm" svg:y="12.369cm" svg:viewBox="0 0 319 252" draw:points="0,252 0,184 319,0 319,67">
                <text:p/>
              </draw:polygon>
              <draw:line draw:style-name="gr1545" draw:text-style-name="P2" draw:layer="layout" svg:x1="12.377cm" svg:y1="11.983cm" svg:x2="12.986cm" svg:y2="12.335cm">
                <text:p/>
              </draw:line>
              <draw:line draw:style-name="gr1546" draw:text-style-name="P2" draw:layer="layout" svg:x1="12.435cm" svg:y1="11.949cm" svg:x2="13.044cm" svg:y2="12.301cm">
                <text:p/>
              </draw:line>
              <draw:line draw:style-name="gr1547" draw:text-style-name="P2" draw:layer="layout" svg:x1="12.493cm" svg:y1="11.916cm" svg:x2="13.102cm" svg:y2="12.268cm">
                <text:p/>
              </draw:line>
              <draw:line draw:style-name="gr1548" draw:text-style-name="P2" draw:layer="layout" svg:x1="13.044cm" svg:y1="12.235cm" svg:x2="13.102cm" svg:y2="12.201cm">
                <text:p/>
              </draw:line>
              <draw:line draw:style-name="gr1549" draw:text-style-name="P2" draw:layer="layout" svg:x1="12.986cm" svg:y1="12.201cm" svg:x2="13.044cm" svg:y2="12.167cm">
                <text:p/>
              </draw:line>
              <draw:line draw:style-name="gr1550" draw:text-style-name="P2" draw:layer="layout" svg:x1="12.928cm" svg:y1="12.168cm" svg:x2="12.986cm" svg:y2="12.134cm">
                <text:p/>
              </draw:line>
              <draw:line draw:style-name="gr1551" draw:text-style-name="P2" draw:layer="layout" svg:x1="12.957cm" svg:y1="12.252cm" svg:x2="13.015cm" svg:y2="12.218cm">
                <text:p/>
              </draw:line>
              <draw:line draw:style-name="gr1552" draw:text-style-name="P2" draw:layer="layout" svg:x1="12.9cm" svg:y1="12.218cm" svg:x2="12.958cm" svg:y2="12.184cm">
                <text:p/>
              </draw:line>
              <draw:line draw:style-name="gr1553" draw:text-style-name="P2" draw:layer="layout" svg:x1="12.841cm" svg:y1="12.185cm" svg:x2="12.899cm" svg:y2="12.151cm">
                <text:p/>
              </draw:line>
              <draw:line draw:style-name="gr1554" draw:text-style-name="P2" draw:layer="layout" svg:x1="12.871cm" svg:y1="12.134cm" svg:x2="12.929cm" svg:y2="12.1cm">
                <text:p/>
              </draw:line>
              <draw:line draw:style-name="gr1555" draw:text-style-name="P2" draw:layer="layout" svg:x1="12.783cm" svg:y1="12.151cm" svg:x2="12.841cm" svg:y2="12.117cm">
                <text:p/>
              </draw:line>
              <draw:line draw:style-name="gr1556" draw:text-style-name="P2" draw:layer="layout" svg:x1="12.812cm" svg:y1="12.101cm" svg:x2="12.87cm" svg:y2="12.067cm">
                <text:p/>
              </draw:line>
              <draw:line draw:style-name="gr1557" draw:text-style-name="P2" draw:layer="layout" svg:x1="12.754cm" svg:y1="12.067cm" svg:x2="12.812cm" svg:y2="12.033cm">
                <text:p/>
              </draw:line>
              <draw:line draw:style-name="gr1558" draw:text-style-name="P2" draw:layer="layout" svg:x1="12.696cm" svg:y1="12.034cm" svg:x2="12.754cm" svg:y2="12cm">
                <text:p/>
              </draw:line>
              <draw:line draw:style-name="gr1559" draw:text-style-name="P2" draw:layer="layout" svg:x1="12.725cm" svg:y1="12.118cm" svg:x2="12.783cm" svg:y2="12.084cm">
                <text:p/>
              </draw:line>
              <draw:line draw:style-name="gr1560" draw:text-style-name="P2" draw:layer="layout" svg:x1="12.667cm" svg:y1="12.084cm" svg:x2="12.725cm" svg:y2="12.05cm">
                <text:p/>
              </draw:line>
              <draw:line draw:style-name="gr1561" draw:text-style-name="P2" draw:layer="layout" svg:x1="12.609cm" svg:y1="12.05cm" svg:x2="12.667cm" svg:y2="12.016cm">
                <text:p/>
              </draw:line>
              <draw:line draw:style-name="gr1562" draw:text-style-name="P2" draw:layer="layout" svg:x1="12.638cm" svg:y1="12cm" svg:x2="12.696cm" svg:y2="11.966cm">
                <text:p/>
              </draw:line>
              <draw:line draw:style-name="gr1563" draw:text-style-name="P2" draw:layer="layout" svg:x1="12.551cm" svg:y1="12.017cm" svg:x2="12.609cm" svg:y2="11.983cm">
                <text:p/>
              </draw:line>
              <draw:line draw:style-name="gr1564" draw:text-style-name="P2" draw:layer="layout" svg:x1="12.58cm" svg:y1="11.967cm" svg:x2="12.638cm" svg:y2="11.933cm">
                <text:p/>
              </draw:line>
              <draw:line draw:style-name="gr1565" draw:text-style-name="P2" draw:layer="layout" svg:x1="12.522cm" svg:y1="11.933cm" svg:x2="12.58cm" svg:y2="11.899cm">
                <text:p/>
              </draw:line>
              <draw:line draw:style-name="gr1566" draw:text-style-name="P2" draw:layer="layout" svg:x1="12.493cm" svg:y1="11.983cm" svg:x2="12.551cm" svg:y2="11.949cm">
                <text:p/>
              </draw:line>
              <draw:line draw:style-name="gr1567" draw:text-style-name="P2" draw:layer="layout" svg:x1="12.871cm" svg:y1="12.268cm" svg:x2="12.929cm" svg:y2="12.234cm">
                <text:p/>
              </draw:line>
              <draw:line draw:style-name="gr1568" draw:text-style-name="P2" draw:layer="layout" svg:x1="12.812cm" svg:y1="12.235cm" svg:x2="12.87cm" svg:y2="12.201cm">
                <text:p/>
              </draw:line>
              <draw:line draw:style-name="gr1569" draw:text-style-name="P2" draw:layer="layout" svg:x1="12.754cm" svg:y1="12.201cm" svg:x2="12.812cm" svg:y2="12.167cm">
                <text:p/>
              </draw:line>
              <draw:line draw:style-name="gr1570" draw:text-style-name="P2" draw:layer="layout" svg:x1="12.725cm" svg:y1="12.252cm" svg:x2="12.783cm" svg:y2="12.218cm">
                <text:p/>
              </draw:line>
              <draw:line draw:style-name="gr1571" draw:text-style-name="P2" draw:layer="layout" svg:x1="12.667cm" svg:y1="12.218cm" svg:x2="12.725cm" svg:y2="12.184cm">
                <text:p/>
              </draw:line>
              <draw:line draw:style-name="gr1572" draw:text-style-name="P2" draw:layer="layout" svg:x1="12.696cm" svg:y1="12.168cm" svg:x2="12.754cm" svg:y2="12.134cm">
                <text:p/>
              </draw:line>
              <draw:line draw:style-name="gr1573" draw:text-style-name="P2" draw:layer="layout" svg:x1="12.638cm" svg:y1="12.134cm" svg:x2="12.696cm" svg:y2="12.1cm">
                <text:p/>
              </draw:line>
              <draw:line draw:style-name="gr1574" draw:text-style-name="P2" draw:layer="layout" svg:x1="12.58cm" svg:y1="12.101cm" svg:x2="12.638cm" svg:y2="12.067cm">
                <text:p/>
              </draw:line>
              <draw:line draw:style-name="gr1575" draw:text-style-name="P2" draw:layer="layout" svg:x1="12.522cm" svg:y1="12.067cm" svg:x2="12.58cm" svg:y2="12.033cm">
                <text:p/>
              </draw:line>
              <draw:line draw:style-name="gr1576" draw:text-style-name="P2" draw:layer="layout" svg:x1="12.435cm" svg:y1="12.084cm" svg:x2="12.493cm" svg:y2="12.05cm">
                <text:p/>
              </draw:line>
              <draw:line draw:style-name="gr1577" draw:text-style-name="P2" draw:layer="layout" svg:x1="12.464cm" svg:y1="12.034cm" svg:x2="12.522cm" svg:y2="12cm">
                <text:p/>
              </draw:line>
              <draw:line draw:style-name="gr1578" draw:text-style-name="P2" draw:layer="layout" svg:x1="12.377cm" svg:y1="12.05cm" svg:x2="12.435cm" svg:y2="12.016cm">
                <text:p/>
              </draw:line>
              <draw:line draw:style-name="gr1579" draw:text-style-name="P2" draw:layer="layout" svg:x1="12.841cm" svg:y1="12.319cm" svg:x2="12.899cm" svg:y2="12.285cm">
                <text:p/>
              </draw:line>
              <draw:line draw:style-name="gr1580" draw:text-style-name="P2" draw:layer="layout" svg:x1="12.783cm" svg:y1="12.285cm" svg:x2="12.841cm" svg:y2="12.251cm">
                <text:p/>
              </draw:line>
              <draw:line draw:style-name="gr1581" draw:text-style-name="P2" draw:layer="layout" svg:x1="13.044cm" svg:y1="12.436cm" svg:x2="13.276cm" svg:y2="12.302cm">
                <text:p/>
              </draw:line>
              <draw:line draw:style-name="gr1582" draw:text-style-name="P2" draw:layer="layout" svg:x1="13.102cm" svg:y1="12.469cm" svg:x2="13.334cm" svg:y2="12.335cm">
                <text:p/>
              </draw:line>
              <draw:line draw:style-name="gr1583" draw:text-style-name="P2" draw:layer="layout" svg:x1="13.16cm" svg:y1="12.302cm" svg:x2="13.334cm" svg:y2="12.403cm">
                <text:p/>
              </draw:line>
              <draw:line draw:style-name="gr1584" draw:text-style-name="P2" draw:layer="layout" svg:x1="13.102cm" svg:y1="12.335cm" svg:x2="13.276cm" svg:y2="12.436cm">
                <text:p/>
              </draw:line>
              <draw:line draw:style-name="gr1585" draw:text-style-name="P2" draw:layer="layout" svg:x1="13.044cm" svg:y1="12.369cm" svg:x2="13.16cm" svg:y2="12.436cm">
                <text:p/>
              </draw:line>
              <draw:polygon draw:style-name="gr1586" draw:text-style-name="P2" draw:layer="layout" svg:width="0.927cm" svg:height="0.603cm" svg:x="12.232cm" svg:y="12.016cm" svg:viewBox="0 0 928 604" draw:points="0,67 0,0 928,537 928,604">
                <text:p/>
              </draw:polygon>
              <draw:polygon draw:style-name="gr1587" draw:text-style-name="P2" draw:layer="layout" svg:width="1.247cm" svg:height="0.787cm" svg:x="12.232cm" svg:y="11.832cm" svg:viewBox="0 0 1248 788" draw:points="319,0 1248,537 1248,604 928,788 0,252 0,184">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588" draw:text-style-name="P2" draw:layer="layout" svg:width="0.32cm" svg:height="0.202cm" svg:x="16.965cm" svg:y="12.639cm" svg:viewBox="0 0 321 203" svg:d="M0 203c81 0 321-67 321-118s-7-85-88-85c0 51-234 51-233 203z">
              <text:p/>
            </draw:path>
            <draw:g>
              <draw:polygon draw:style-name="gr1589" draw:text-style-name="P2" draw:layer="layout" svg:width="0.145cm" svg:height="0.169cm" svg:x="16.846cm" svg:y="12.673cm" svg:viewBox="0 0 146 170" draw:points="0,102 29,0 146,68 117,170">
                <text:p/>
              </draw:polygon>
              <draw:polygon draw:style-name="gr1590" draw:text-style-name="P2" draw:layer="layout" svg:width="0.321cm" svg:height="0.185cm" svg:x="16.876cm" svg:y="12.554cm" svg:viewBox="0 0 322 186" draw:points="0,118 59,68 146,17 205,0 322,68 264,85 176,136 117,186">
                <text:p/>
              </draw:polygon>
              <draw:path draw:style-name="gr1591" draw:text-style-name="P2" draw:layer="layout" svg:width="0.263cm" svg:height="0.219cm" svg:x="16.964cm" svg:y="12.622cm" svg:viewBox="0 0 264 220" svg:d="M264 68c0-102-59-68-118-34-58 34-117 34-146 186 0 0 117-68 264-152z">
                <text:p/>
              </draw:path>
              <draw:path draw:style-name="gr1592" draw:text-style-name="P2" draw:layer="layout" svg:width="0.38cm" svg:height="0.287cm" svg:x="16.846cm" svg:y="12.554cm" svg:viewBox="0 0 381 288" svg:d="M234 0c-58 17-58 17-117 51-29 17-88 34-117 169 59 34 59 34 117 68 34-15 205-118 264-152 0-85-59-85-147-136z">
                <text:p/>
              </draw:path>
            </draw:g>
          </draw:g>
          <draw:g>
            <draw:path draw:style-name="gr1593" draw:text-style-name="P2" draw:layer="layout" svg:width="0.526cm" svg:height="0.405cm" svg:x="16.7cm" svg:y="11.826cm" svg:viewBox="0 0 527 406" svg:d="M2 406c80 0 525-17 525-169s-152-237-233-237c0 51-322 34-292 406z">
              <text:p/>
            </draw:path>
            <draw:g>
              <draw:polygon draw:style-name="gr1594" draw:text-style-name="P2" draw:layer="layout" svg:width="0.292cm" svg:height="0.236cm" svg:x="16.407cm" svg:y="11.995cm" svg:viewBox="0 0 293 237" draw:points="0,68 0,0 293,170 293,237">
                <text:p/>
              </draw:polygon>
              <draw:polygon draw:style-name="gr1595" draw:text-style-name="P2" draw:layer="layout" svg:width="0.292cm" svg:height="0.287cm" svg:x="16.641cm" svg:y="11.741cm" svg:viewBox="0 0 293 288" draw:points="0,118 0,0 293,170 293,288">
                <text:p/>
              </draw:polygon>
              <draw:polygon draw:style-name="gr1596" draw:text-style-name="P2" draw:layer="layout" svg:width="0.526cm" svg:height="0.304cm" svg:x="16.407cm" svg:y="11.86cm" svg:viewBox="0 0 527 305" draw:points="0,136 234,0 527,170 293,305">
                <text:p/>
              </draw:polygon>
              <draw:line draw:style-name="gr1597" draw:text-style-name="P2" draw:layer="layout" svg:x1="16.641cm" svg:y1="11.86cm" svg:x2="16.934cm" svg:y2="12.03cm">
                <text:p/>
              </draw:line>
              <draw:polygon draw:style-name="gr1598" draw:text-style-name="P2" draw:layer="layout" svg:width="0.292cm" svg:height="0.287cm" svg:x="16.7cm" svg:y="11.944cm" svg:viewBox="0 0 293 288" draw:points="0,288 0,220 234,85 234,0 293,34 293,118">
                <text:p/>
              </draw:polygon>
              <draw:polygon draw:style-name="gr1599" draw:text-style-name="P2" draw:layer="layout" svg:width="0.937cm" svg:height="1.286cm" svg:x="16.084cm" svg:y="10.708cm" svg:viewBox="0 0 938 1287" draw:points="0,745 0,0 938,542 938,1287">
                <text:p/>
              </draw:polygon>
              <draw:polygon draw:style-name="gr1600" draw:text-style-name="P2" draw:layer="layout" svg:width="0.878cm" svg:height="1.185cm" svg:x="16.114cm" svg:y="10.759cm" svg:viewBox="0 0 879 1186" draw:points="0,677 0,0 879,508 879,1186">
                <text:p/>
              </draw:polygon>
              <draw:polygon draw:style-name="gr1601" draw:text-style-name="P2" draw:layer="layout" svg:width="0.995cm" svg:height="0.575cm" svg:x="16.084cm" svg:y="10.674cm" svg:viewBox="0 0 996 576" draw:points="938,576 0,34 59,0 996,542">
                <text:p/>
              </draw:polygon>
              <draw:polygon draw:style-name="gr1602" draw:text-style-name="P2" draw:layer="layout" svg:width="0.058cm" svg:height="0.778cm" svg:x="17.022cm" svg:y="11.216cm" svg:viewBox="0 0 59 779" draw:points="0,779 0,34 59,0 59,745">
                <text:p/>
              </draw:polygon>
              <draw:polygon draw:style-name="gr1603" draw:text-style-name="P2" draw:layer="layout" svg:width="0.995cm" svg:height="1.557cm" svg:x="16.084cm" svg:y="10.674cm" svg:viewBox="0 0 996 1558" draw:points="59,0 996,542 996,1287 938,1321 908,1304 908,1389 615,1558 322,1389 322,1321 557,1186 557,1101 0,779 0,34">
                <text:p/>
              </draw:polygon>
            </draw:g>
          </draw:g>
          <draw:g>
            <draw:path draw:style-name="gr1604" draw:text-style-name="P2" draw:layer="layout" svg:width="0.381cm" svg:height="0.202cm" svg:x="16.582cm" svg:y="12.452cm" svg:viewBox="0 0 382 203" svg:d="M2 203c81 0 380-85 380-135 0-51-8-68-88-68 0 51-323 34-292 203z">
              <text:p/>
            </draw:path>
            <draw:g>
              <draw:polygon draw:style-name="gr1605" draw:text-style-name="P2" draw:layer="layout" svg:width="1.259cm" svg:height="0.727cm" svg:x="15.645cm" svg:y="11.876cm" svg:viewBox="0 0 1260 728" draw:points="938,728 0,186 322,0 1260,542">
                <text:p/>
              </draw:polygon>
              <draw:polygon draw:style-name="gr1606" draw:text-style-name="P3" draw:layer="layout" svg:width="0.849cm" svg:height="0.49cm" svg:x="15.733cm" svg:y="11.927cm" svg:viewBox="0 0 850 491" draw:points="0,136 234,0 850,356 615,491">
                <text:p/>
              </draw:polygon>
              <draw:polygon draw:style-name="gr1607" draw:text-style-name="P3" draw:layer="layout" svg:width="0.409cm" svg:height="0.236cm" svg:x="16.407cm" svg:y="12.317cm" svg:viewBox="0 0 410 237" draw:points="0,136 234,0 410,102 176,237">
                <text:p/>
              </draw:polygon>
              <draw:polygon draw:style-name="gr1608" draw:text-style-name="P2" draw:layer="layout" svg:width="0.321cm" svg:height="0.253cm" svg:x="16.583cm" svg:y="12.418cm" svg:viewBox="0 0 322 254" draw:points="0,254 0,186 322,0 322,68">
                <text:p/>
              </draw:polygon>
              <draw:line draw:style-name="gr1609" draw:text-style-name="P2" draw:layer="layout" svg:x1="15.791cm" svg:y1="12.029cm" svg:x2="16.406cm" svg:y2="12.385cm">
                <text:p/>
              </draw:line>
              <draw:line draw:style-name="gr1610" draw:text-style-name="P2" draw:layer="layout" svg:x1="15.85cm" svg:y1="11.995cm" svg:x2="16.465cm" svg:y2="12.351cm">
                <text:p/>
              </draw:line>
              <draw:line draw:style-name="gr1611" draw:text-style-name="P2" draw:layer="layout" svg:x1="15.909cm" svg:y1="11.961cm" svg:x2="16.524cm" svg:y2="12.317cm">
                <text:p/>
              </draw:line>
              <draw:line draw:style-name="gr1612" draw:text-style-name="P2" draw:layer="layout" svg:x1="16.465cm" svg:y1="12.283cm" svg:x2="16.524cm" svg:y2="12.249cm">
                <text:p/>
              </draw:line>
              <draw:line draw:style-name="gr1613" draw:text-style-name="P2" draw:layer="layout" svg:x1="16.407cm" svg:y1="12.249cm" svg:x2="16.466cm" svg:y2="12.215cm">
                <text:p/>
              </draw:line>
              <draw:line draw:style-name="gr1614" draw:text-style-name="P2" draw:layer="layout" svg:x1="16.348cm" svg:y1="12.215cm" svg:x2="16.407cm" svg:y2="12.181cm">
                <text:p/>
              </draw:line>
              <draw:line draw:style-name="gr1615" draw:text-style-name="P2" draw:layer="layout" svg:x1="16.377cm" svg:y1="12.3cm" svg:x2="16.436cm" svg:y2="12.266cm">
                <text:p/>
              </draw:line>
              <draw:line draw:style-name="gr1616" draw:text-style-name="P2" draw:layer="layout" svg:x1="16.319cm" svg:y1="12.266cm" svg:x2="16.378cm" svg:y2="12.232cm">
                <text:p/>
              </draw:line>
              <draw:line draw:style-name="gr1617" draw:text-style-name="P2" draw:layer="layout" svg:x1="16.26cm" svg:y1="12.232cm" svg:x2="16.319cm" svg:y2="12.198cm">
                <text:p/>
              </draw:line>
              <draw:line draw:style-name="gr1618" draw:text-style-name="P2" draw:layer="layout" svg:x1="16.289cm" svg:y1="12.182cm" svg:x2="16.348cm" svg:y2="12.148cm">
                <text:p/>
              </draw:line>
              <draw:line draw:style-name="gr1619" draw:text-style-name="P2" draw:layer="layout" svg:x1="16.202cm" svg:y1="12.198cm" svg:x2="16.261cm" svg:y2="12.164cm">
                <text:p/>
              </draw:line>
              <draw:line draw:style-name="gr1620" draw:text-style-name="P2" draw:layer="layout" svg:x1="16.231cm" svg:y1="12.148cm" svg:x2="16.29cm" svg:y2="12.114cm">
                <text:p/>
              </draw:line>
              <draw:line draw:style-name="gr1621" draw:text-style-name="P2" draw:layer="layout" svg:x1="16.172cm" svg:y1="12.114cm" svg:x2="16.231cm" svg:y2="12.08cm">
                <text:p/>
              </draw:line>
              <draw:line draw:style-name="gr1622" draw:text-style-name="P2" draw:layer="layout" svg:x1="16.114cm" svg:y1="12.08cm" svg:x2="16.173cm" svg:y2="12.046cm">
                <text:p/>
              </draw:line>
              <draw:line draw:style-name="gr1623" draw:text-style-name="P2" draw:layer="layout" svg:x1="16.143cm" svg:y1="12.164cm" svg:x2="16.202cm" svg:y2="12.13cm">
                <text:p/>
              </draw:line>
              <draw:line draw:style-name="gr1624" draw:text-style-name="P2" draw:layer="layout" svg:x1="16.084cm" svg:y1="12.131cm" svg:x2="16.143cm" svg:y2="12.097cm">
                <text:p/>
              </draw:line>
              <draw:line draw:style-name="gr1625" draw:text-style-name="P2" draw:layer="layout" svg:x1="16.026cm" svg:y1="12.097cm" svg:x2="16.085cm" svg:y2="12.063cm">
                <text:p/>
              </draw:line>
              <draw:line draw:style-name="gr1626" draw:text-style-name="P2" draw:layer="layout" svg:x1="16.055cm" svg:y1="12.046cm" svg:x2="16.114cm" svg:y2="12.012cm">
                <text:p/>
              </draw:line>
              <draw:line draw:style-name="gr1627" draw:text-style-name="P2" draw:layer="layout" svg:x1="15.967cm" svg:y1="12.063cm" svg:x2="16.026cm" svg:y2="12.029cm">
                <text:p/>
              </draw:line>
              <draw:line draw:style-name="gr1628" draw:text-style-name="P2" draw:layer="layout" svg:x1="15.996cm" svg:y1="12.012cm" svg:x2="16.055cm" svg:y2="11.978cm">
                <text:p/>
              </draw:line>
              <draw:line draw:style-name="gr1629" draw:text-style-name="P2" draw:layer="layout" svg:x1="15.938cm" svg:y1="11.978cm" svg:x2="15.997cm" svg:y2="11.944cm">
                <text:p/>
              </draw:line>
              <draw:line draw:style-name="gr1630" draw:text-style-name="P2" draw:layer="layout" svg:x1="15.909cm" svg:y1="12.029cm" svg:x2="15.968cm" svg:y2="11.995cm">
                <text:p/>
              </draw:line>
              <draw:line draw:style-name="gr1631" draw:text-style-name="P2" draw:layer="layout" svg:x1="16.289cm" svg:y1="12.317cm" svg:x2="16.348cm" svg:y2="12.283cm">
                <text:p/>
              </draw:line>
              <draw:line draw:style-name="gr1632" draw:text-style-name="P2" draw:layer="layout" svg:x1="16.231cm" svg:y1="12.283cm" svg:x2="16.29cm" svg:y2="12.249cm">
                <text:p/>
              </draw:line>
              <draw:line draw:style-name="gr1633" draw:text-style-name="P2" draw:layer="layout" svg:x1="16.172cm" svg:y1="12.249cm" svg:x2="16.231cm" svg:y2="12.215cm">
                <text:p/>
              </draw:line>
              <draw:line draw:style-name="gr1634" draw:text-style-name="P2" draw:layer="layout" svg:x1="16.143cm" svg:y1="12.3cm" svg:x2="16.202cm" svg:y2="12.266cm">
                <text:p/>
              </draw:line>
              <draw:line draw:style-name="gr1635" draw:text-style-name="P2" draw:layer="layout" svg:x1="16.084cm" svg:y1="12.266cm" svg:x2="16.143cm" svg:y2="12.232cm">
                <text:p/>
              </draw:line>
              <draw:line draw:style-name="gr1636" draw:text-style-name="P2" draw:layer="layout" svg:x1="16.114cm" svg:y1="12.215cm" svg:x2="16.173cm" svg:y2="12.181cm">
                <text:p/>
              </draw:line>
              <draw:line draw:style-name="gr1637" draw:text-style-name="P2" draw:layer="layout" svg:x1="16.055cm" svg:y1="12.182cm" svg:x2="16.114cm" svg:y2="12.148cm">
                <text:p/>
              </draw:line>
              <draw:line draw:style-name="gr1638" draw:text-style-name="P2" draw:layer="layout" svg:x1="15.996cm" svg:y1="12.148cm" svg:x2="16.055cm" svg:y2="12.114cm">
                <text:p/>
              </draw:line>
              <draw:line draw:style-name="gr1639" draw:text-style-name="P2" draw:layer="layout" svg:x1="15.938cm" svg:y1="12.114cm" svg:x2="15.997cm" svg:y2="12.08cm">
                <text:p/>
              </draw:line>
              <draw:line draw:style-name="gr1640" draw:text-style-name="P2" draw:layer="layout" svg:x1="15.85cm" svg:y1="12.131cm" svg:x2="15.909cm" svg:y2="12.097cm">
                <text:p/>
              </draw:line>
              <draw:line draw:style-name="gr1641" draw:text-style-name="P2" draw:layer="layout" svg:x1="15.879cm" svg:y1="12.08cm" svg:x2="15.938cm" svg:y2="12.046cm">
                <text:p/>
              </draw:line>
              <draw:line draw:style-name="gr1642" draw:text-style-name="P2" draw:layer="layout" svg:x1="15.791cm" svg:y1="12.097cm" svg:x2="15.85cm" svg:y2="12.063cm">
                <text:p/>
              </draw:line>
              <draw:line draw:style-name="gr1643" draw:text-style-name="P2" draw:layer="layout" svg:x1="16.26cm" svg:y1="12.368cm" svg:x2="16.319cm" svg:y2="12.334cm">
                <text:p/>
              </draw:line>
              <draw:line draw:style-name="gr1644" draw:text-style-name="P2" draw:layer="layout" svg:x1="16.202cm" svg:y1="12.334cm" svg:x2="16.261cm" svg:y2="12.3cm">
                <text:p/>
              </draw:line>
              <draw:line draw:style-name="gr1645" draw:text-style-name="P2" draw:layer="layout" svg:x1="16.465cm" svg:y1="12.487cm" svg:x2="16.699cm" svg:y2="12.351cm">
                <text:p/>
              </draw:line>
              <draw:line draw:style-name="gr1646" draw:text-style-name="P2" draw:layer="layout" svg:x1="16.524cm" svg:y1="12.521cm" svg:x2="16.758cm" svg:y2="12.385cm">
                <text:p/>
              </draw:line>
              <draw:line draw:style-name="gr1647" draw:text-style-name="P2" draw:layer="layout" svg:x1="16.583cm" svg:y1="12.351cm" svg:x2="16.759cm" svg:y2="12.453cm">
                <text:p/>
              </draw:line>
              <draw:line draw:style-name="gr1648" draw:text-style-name="P2" draw:layer="layout" svg:x1="16.524cm" svg:y1="12.385cm" svg:x2="16.7cm" svg:y2="12.487cm">
                <text:p/>
              </draw:line>
              <draw:line draw:style-name="gr1649" draw:text-style-name="P2" draw:layer="layout" svg:x1="16.465cm" svg:y1="12.418cm" svg:x2="16.582cm" svg:y2="12.486cm">
                <text:p/>
              </draw:line>
              <draw:polygon draw:style-name="gr1650" draw:text-style-name="P2" draw:layer="layout" svg:width="0.937cm" svg:height="0.609cm" svg:x="15.645cm" svg:y="12.063cm" svg:viewBox="0 0 938 610" draw:points="0,68 0,0 938,542 938,610">
                <text:p/>
              </draw:polygon>
              <draw:polygon draw:style-name="gr1651" draw:text-style-name="P2" draw:layer="layout" svg:width="1.259cm" svg:height="0.795cm" svg:x="15.645cm" svg:y="11.876cm" svg:viewBox="0 0 1260 796" draw:points="322,0 1260,542 1260,610 938,796 0,254 0,186">
                <text:p/>
              </draw:polygon>
            </draw:g>
          </draw:g>
        </draw:g>
        <draw:connector draw:style-name="gr508" draw:text-style-name="P1" xml:id="id27" draw:id="id27" draw:layer="layout" svg:x1="12.714cm" svg:y1="10.643cm" svg:x2="13.297cm" svg:y2="8.885cm" svg:d="M12714 10643v-1758h583" svg:viewBox="0 0 584 1759">
          <text:p/>
        </draw:connector>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652" draw:text-style-name="P2" draw:layer="layout" svg:width="0.317cm" svg:height="0.2cm" svg:x="11.228cm" svg:y="12.6cm" svg:viewBox="0 0 318 201" svg:d="M0 201c80 0 318-67 318-117s-7-84-87-84c0 50-232 50-231 201z">
              <text:p/>
            </draw:path>
            <draw:g>
              <draw:polygon draw:style-name="gr1653" draw:text-style-name="P2" draw:layer="layout" svg:width="0.144cm" svg:height="0.167cm" svg:x="11.111cm" svg:y="12.633cm" svg:viewBox="0 0 145 168" draw:points="0,101 29,0 145,67 116,168">
                <text:p/>
              </draw:polygon>
              <draw:polygon draw:style-name="gr1654" draw:text-style-name="P2" draw:layer="layout" svg:width="0.318cm" svg:height="0.183cm" svg:x="11.14cm" svg:y="12.516cm" svg:viewBox="0 0 319 184" draw:points="0,117 58,67 145,17 203,0 319,67 261,84 174,134 116,184">
                <text:p/>
              </draw:polygon>
              <draw:path draw:style-name="gr1655" draw:text-style-name="P2" draw:layer="layout" svg:width="0.26cm" svg:height="0.217cm" svg:x="11.227cm" svg:y="12.583cm" svg:viewBox="0 0 261 218" svg:d="M261 67c0-101-58-67-116-33-58 33-116 33-145 184 0 0 116-67 261-151z">
                <text:p/>
              </draw:path>
              <draw:path draw:style-name="gr1656" draw:text-style-name="P2" draw:layer="layout" svg:width="0.376cm" svg:height="0.284cm" svg:x="11.111cm" svg:y="12.516cm" svg:viewBox="0 0 377 285" svg:d="M232 0c-58 17-58 17-116 50-29 17-87 34-116 168 58 34 58 34 116 67 33-15 203-117 261-151 0-84-58-84-145-134z">
                <text:p/>
              </draw:path>
            </draw:g>
          </draw:g>
          <draw:g>
            <draw:path draw:style-name="gr1657" draw:text-style-name="P2" draw:layer="layout" svg:width="0.521cm" svg:height="0.402cm" svg:x="10.966cm" svg:y="11.795cm" svg:viewBox="0 0 522 403" svg:d="M2 403c79 0 520-17 520-168s-151-235-231-235c0 50-318 34-289 403z">
              <text:p/>
            </draw:path>
            <draw:g>
              <draw:polygon draw:style-name="gr1658" draw:text-style-name="P2" draw:layer="layout" svg:width="0.289cm" svg:height="0.234cm" svg:x="10.675cm" svg:y="11.962cm" svg:viewBox="0 0 290 235" draw:points="0,67 0,0 290,168 290,235">
                <text:p/>
              </draw:polygon>
              <draw:polygon draw:style-name="gr1659" draw:text-style-name="P2" draw:layer="layout" svg:width="0.289cm" svg:height="0.284cm" svg:x="10.907cm" svg:y="11.711cm" svg:viewBox="0 0 290 285" draw:points="0,117 0,0 290,168 290,285">
                <text:p/>
              </draw:polygon>
              <draw:polygon draw:style-name="gr1660" draw:text-style-name="P2" draw:layer="layout" svg:width="0.521cm" svg:height="0.301cm" svg:x="10.675cm" svg:y="11.828cm" svg:viewBox="0 0 522 302" draw:points="0,134 232,0 522,168 290,302">
                <text:p/>
              </draw:polygon>
              <draw:polygon draw:style-name="gr1661" draw:text-style-name="P2" draw:layer="layout" svg:width="0.289cm" svg:height="0.284cm" svg:x="10.966cm" svg:y="11.912cm" svg:viewBox="0 0 290 285" draw:points="0,285 0,218 232,84 232,0 290,34 290,117">
                <text:p/>
              </draw:polygon>
              <draw:polygon draw:style-name="gr1662" draw:text-style-name="P2" draw:layer="layout" svg:width="0.927cm" svg:height="1.274cm" svg:x="10.356cm" svg:y="10.688cm" svg:viewBox="0 0 928 1275" draw:points="0,738 0,0 928,537 928,1275">
                <text:p/>
              </draw:polygon>
              <draw:polygon draw:style-name="gr1663" draw:text-style-name="P2" draw:layer="layout" svg:width="0.869cm" svg:height="1.173cm" svg:x="10.385cm" svg:y="10.738cm" svg:viewBox="0 0 870 1174" draw:points="0,671 0,0 870,503 870,1174">
                <text:p/>
              </draw:polygon>
              <draw:polygon draw:style-name="gr1664" draw:text-style-name="P2" draw:layer="layout" svg:width="0.985cm" svg:height="0.569cm" svg:x="10.356cm" svg:y="10.654cm" svg:viewBox="0 0 986 570" draw:points="928,570 0,34 58,0 986,537">
                <text:p/>
              </draw:polygon>
              <draw:polygon draw:style-name="gr1665" draw:text-style-name="P2" draw:layer="layout" svg:width="0.057cm" svg:height="0.77cm" svg:x="11.285cm" svg:y="11.191cm" svg:viewBox="0 0 58 771" draw:points="0,771 0,34 58,0 58,738">
                <text:p/>
              </draw:polygon>
              <draw:polygon draw:style-name="gr1666" draw:text-style-name="P2" draw:layer="layout" svg:width="0.985cm" svg:height="1.542cm" svg:x="10.356cm" svg:y="10.654cm" svg:viewBox="0 0 986 1543" draw:points="58,0 986,537 986,1275 928,1308 899,1292 899,1375 609,1543 319,1375 319,1308 551,1174 551,1090 0,771 0,34">
                <text:p/>
              </draw:polygon>
            </draw:g>
          </draw:g>
          <draw:g>
            <draw:path draw:style-name="gr1667" draw:text-style-name="P2" draw:layer="layout" svg:width="0.377cm" svg:height="0.2cm" svg:x="10.849cm" svg:y="12.415cm" svg:viewBox="0 0 378 201" svg:d="M2 201c80 0 376-84 376-134s-7-67-87-67c0 50-319 34-289 201z">
              <text:p/>
            </draw:path>
            <draw:g>
              <draw:polygon draw:style-name="gr1668" draw:text-style-name="P2" draw:layer="layout" svg:width="1.247cm" svg:height="0.72cm" svg:x="9.921cm" svg:y="11.845cm" svg:viewBox="0 0 1248 721" draw:points="928,721 0,184 319,0 1248,537">
                <text:p/>
              </draw:polygon>
              <draw:polygon draw:style-name="gr1669" draw:text-style-name="P3" draw:layer="layout" svg:width="0.84cm" svg:height="0.485cm" svg:x="10.008cm" svg:y="11.895cm" svg:viewBox="0 0 841 486" draw:points="0,134 232,0 841,352 609,486">
                <text:p/>
              </draw:polygon>
              <draw:polygon draw:style-name="gr1670" draw:text-style-name="P3" draw:layer="layout" svg:width="0.405cm" svg:height="0.234cm" svg:x="10.675cm" svg:y="12.281cm" svg:viewBox="0 0 406 235" draw:points="0,134 232,0 406,101 174,235">
                <text:p/>
              </draw:polygon>
              <draw:polygon draw:style-name="gr1671" draw:text-style-name="P2" draw:layer="layout" svg:width="0.318cm" svg:height="0.251cm" svg:x="10.849cm" svg:y="12.382cm" svg:viewBox="0 0 319 252" draw:points="0,252 0,184 319,0 319,67">
                <text:p/>
              </draw:polygon>
              <draw:line draw:style-name="gr1672" draw:text-style-name="P2" draw:layer="layout" svg:x1="10.066cm" svg:y1="11.996cm" svg:x2="10.675cm" svg:y2="12.348cm">
                <text:p/>
              </draw:line>
              <draw:line draw:style-name="gr1673" draw:text-style-name="P2" draw:layer="layout" svg:x1="10.124cm" svg:y1="11.962cm" svg:x2="10.733cm" svg:y2="12.314cm">
                <text:p/>
              </draw:line>
              <draw:line draw:style-name="gr1674" draw:text-style-name="P2" draw:layer="layout" svg:x1="10.182cm" svg:y1="11.929cm" svg:x2="10.791cm" svg:y2="12.281cm">
                <text:p/>
              </draw:line>
              <draw:line draw:style-name="gr1675" draw:text-style-name="P2" draw:layer="layout" svg:x1="10.733cm" svg:y1="12.248cm" svg:x2="10.791cm" svg:y2="12.214cm">
                <text:p/>
              </draw:line>
              <draw:line draw:style-name="gr1676" draw:text-style-name="P2" draw:layer="layout" svg:x1="10.675cm" svg:y1="12.214cm" svg:x2="10.733cm" svg:y2="12.18cm">
                <text:p/>
              </draw:line>
              <draw:line draw:style-name="gr1677" draw:text-style-name="P2" draw:layer="layout" svg:x1="10.617cm" svg:y1="12.181cm" svg:x2="10.675cm" svg:y2="12.147cm">
                <text:p/>
              </draw:line>
              <draw:line draw:style-name="gr1678" draw:text-style-name="P2" draw:layer="layout" svg:x1="10.646cm" svg:y1="12.265cm" svg:x2="10.704cm" svg:y2="12.231cm">
                <text:p/>
              </draw:line>
              <draw:line draw:style-name="gr1679" draw:text-style-name="P2" draw:layer="layout" svg:x1="10.589cm" svg:y1="12.231cm" svg:x2="10.647cm" svg:y2="12.197cm">
                <text:p/>
              </draw:line>
              <draw:line draw:style-name="gr1680" draw:text-style-name="P2" draw:layer="layout" svg:x1="10.53cm" svg:y1="12.198cm" svg:x2="10.588cm" svg:y2="12.164cm">
                <text:p/>
              </draw:line>
              <draw:line draw:style-name="gr1681" draw:text-style-name="P2" draw:layer="layout" svg:x1="10.56cm" svg:y1="12.147cm" svg:x2="10.618cm" svg:y2="12.113cm">
                <text:p/>
              </draw:line>
              <draw:line draw:style-name="gr1682" draw:text-style-name="P2" draw:layer="layout" svg:x1="10.472cm" svg:y1="12.164cm" svg:x2="10.53cm" svg:y2="12.13cm">
                <text:p/>
              </draw:line>
              <draw:line draw:style-name="gr1683" draw:text-style-name="P2" draw:layer="layout" svg:x1="10.501cm" svg:y1="12.114cm" svg:x2="10.559cm" svg:y2="12.08cm">
                <text:p/>
              </draw:line>
              <draw:line draw:style-name="gr1684" draw:text-style-name="P2" draw:layer="layout" svg:x1="10.443cm" svg:y1="12.08cm" svg:x2="10.501cm" svg:y2="12.046cm">
                <text:p/>
              </draw:line>
              <draw:line draw:style-name="gr1685" draw:text-style-name="P2" draw:layer="layout" svg:x1="10.385cm" svg:y1="12.047cm" svg:x2="10.443cm" svg:y2="12.013cm">
                <text:p/>
              </draw:line>
              <draw:line draw:style-name="gr1686" draw:text-style-name="P2" draw:layer="layout" svg:x1="10.414cm" svg:y1="12.131cm" svg:x2="10.472cm" svg:y2="12.097cm">
                <text:p/>
              </draw:line>
              <draw:line draw:style-name="gr1687" draw:text-style-name="P2" draw:layer="layout" svg:x1="10.356cm" svg:y1="12.097cm" svg:x2="10.414cm" svg:y2="12.063cm">
                <text:p/>
              </draw:line>
              <draw:line draw:style-name="gr1688" draw:text-style-name="P2" draw:layer="layout" svg:x1="10.298cm" svg:y1="12.063cm" svg:x2="10.356cm" svg:y2="12.029cm">
                <text:p/>
              </draw:line>
              <draw:line draw:style-name="gr1689" draw:text-style-name="P2" draw:layer="layout" svg:x1="10.327cm" svg:y1="12.013cm" svg:x2="10.385cm" svg:y2="11.979cm">
                <text:p/>
              </draw:line>
              <draw:line draw:style-name="gr1690" draw:text-style-name="P2" draw:layer="layout" svg:x1="10.24cm" svg:y1="12.03cm" svg:x2="10.298cm" svg:y2="11.996cm">
                <text:p/>
              </draw:line>
              <draw:line draw:style-name="gr1691" draw:text-style-name="P2" draw:layer="layout" svg:x1="10.269cm" svg:y1="11.98cm" svg:x2="10.327cm" svg:y2="11.946cm">
                <text:p/>
              </draw:line>
              <draw:line draw:style-name="gr1692" draw:text-style-name="P2" draw:layer="layout" svg:x1="10.211cm" svg:y1="11.946cm" svg:x2="10.269cm" svg:y2="11.912cm">
                <text:p/>
              </draw:line>
              <draw:line draw:style-name="gr1693" draw:text-style-name="P2" draw:layer="layout" svg:x1="10.182cm" svg:y1="11.996cm" svg:x2="10.24cm" svg:y2="11.962cm">
                <text:p/>
              </draw:line>
              <draw:line draw:style-name="gr1694" draw:text-style-name="P2" draw:layer="layout" svg:x1="10.56cm" svg:y1="12.281cm" svg:x2="10.618cm" svg:y2="12.247cm">
                <text:p/>
              </draw:line>
              <draw:line draw:style-name="gr1695" draw:text-style-name="P2" draw:layer="layout" svg:x1="10.501cm" svg:y1="12.248cm" svg:x2="10.559cm" svg:y2="12.214cm">
                <text:p/>
              </draw:line>
              <draw:line draw:style-name="gr1696" draw:text-style-name="P2" draw:layer="layout" svg:x1="10.443cm" svg:y1="12.214cm" svg:x2="10.501cm" svg:y2="12.18cm">
                <text:p/>
              </draw:line>
              <draw:line draw:style-name="gr1697" draw:text-style-name="P2" draw:layer="layout" svg:x1="10.414cm" svg:y1="12.265cm" svg:x2="10.472cm" svg:y2="12.231cm">
                <text:p/>
              </draw:line>
              <draw:line draw:style-name="gr1698" draw:text-style-name="P2" draw:layer="layout" svg:x1="10.356cm" svg:y1="12.231cm" svg:x2="10.414cm" svg:y2="12.197cm">
                <text:p/>
              </draw:line>
              <draw:line draw:style-name="gr1699" draw:text-style-name="P2" draw:layer="layout" svg:x1="10.385cm" svg:y1="12.181cm" svg:x2="10.443cm" svg:y2="12.147cm">
                <text:p/>
              </draw:line>
              <draw:line draw:style-name="gr1700" draw:text-style-name="P2" draw:layer="layout" svg:x1="10.327cm" svg:y1="12.147cm" svg:x2="10.385cm" svg:y2="12.113cm">
                <text:p/>
              </draw:line>
              <draw:line draw:style-name="gr1701" draw:text-style-name="P2" draw:layer="layout" svg:x1="10.269cm" svg:y1="12.114cm" svg:x2="10.327cm" svg:y2="12.08cm">
                <text:p/>
              </draw:line>
              <draw:line draw:style-name="gr1702" draw:text-style-name="P2" draw:layer="layout" svg:x1="10.211cm" svg:y1="12.08cm" svg:x2="10.269cm" svg:y2="12.046cm">
                <text:p/>
              </draw:line>
              <draw:line draw:style-name="gr1703" draw:text-style-name="P2" draw:layer="layout" svg:x1="10.124cm" svg:y1="12.097cm" svg:x2="10.182cm" svg:y2="12.063cm">
                <text:p/>
              </draw:line>
              <draw:line draw:style-name="gr1704" draw:text-style-name="P2" draw:layer="layout" svg:x1="10.153cm" svg:y1="12.047cm" svg:x2="10.211cm" svg:y2="12.013cm">
                <text:p/>
              </draw:line>
              <draw:line draw:style-name="gr1705" draw:text-style-name="P2" draw:layer="layout" svg:x1="10.066cm" svg:y1="12.063cm" svg:x2="10.124cm" svg:y2="12.029cm">
                <text:p/>
              </draw:line>
              <draw:line draw:style-name="gr1706" draw:text-style-name="P2" draw:layer="layout" svg:x1="10.53cm" svg:y1="12.332cm" svg:x2="10.588cm" svg:y2="12.298cm">
                <text:p/>
              </draw:line>
              <draw:line draw:style-name="gr1707" draw:text-style-name="P2" draw:layer="layout" svg:x1="10.472cm" svg:y1="12.298cm" svg:x2="10.53cm" svg:y2="12.264cm">
                <text:p/>
              </draw:line>
              <draw:line draw:style-name="gr1708" draw:text-style-name="P2" draw:layer="layout" svg:x1="10.733cm" svg:y1="12.449cm" svg:x2="10.965cm" svg:y2="12.315cm">
                <text:p/>
              </draw:line>
              <draw:line draw:style-name="gr1709" draw:text-style-name="P2" draw:layer="layout" svg:x1="10.791cm" svg:y1="12.482cm" svg:x2="11.023cm" svg:y2="12.348cm">
                <text:p/>
              </draw:line>
              <draw:line draw:style-name="gr1710" draw:text-style-name="P2" draw:layer="layout" svg:x1="10.849cm" svg:y1="12.315cm" svg:x2="11.023cm" svg:y2="12.416cm">
                <text:p/>
              </draw:line>
              <draw:line draw:style-name="gr1711" draw:text-style-name="P2" draw:layer="layout" svg:x1="10.791cm" svg:y1="12.348cm" svg:x2="10.965cm" svg:y2="12.449cm">
                <text:p/>
              </draw:line>
              <draw:line draw:style-name="gr1712" draw:text-style-name="P2" draw:layer="layout" svg:x1="10.733cm" svg:y1="12.382cm" svg:x2="10.849cm" svg:y2="12.449cm">
                <text:p/>
              </draw:line>
              <draw:polygon draw:style-name="gr1713" draw:text-style-name="P2" draw:layer="layout" svg:width="0.927cm" svg:height="0.603cm" svg:x="9.921cm" svg:y="12.029cm" svg:viewBox="0 0 928 604" draw:points="0,67 0,0 928,537 928,604">
                <text:p/>
              </draw:polygon>
              <draw:polygon draw:style-name="gr1714" draw:text-style-name="P2" draw:layer="layout" svg:width="1.247cm" svg:height="0.787cm" svg:x="9.921cm" svg:y="11.845cm" svg:viewBox="0 0 1248 788" draw:points="319,0 1248,537 1248,604 928,788 0,252 0,184">
                <text:p/>
              </draw:polygon>
            </draw:g>
          </draw:g>
        </draw:g>
        <draw:connector draw:style-name="gr508" draw:text-style-name="P1" draw:layer="layout" draw:line-skew="-0.905cm" svg:x1="10.403cm" svg:y1="10.656cm" svg:x2="12.714cm" svg:y2="8.885cm" draw:end-shape="id27" draw:end-glue-point="0" svg:d="M10403 10656v-1771h2311" svg:viewBox="0 0 2312 1772">
          <text:p/>
        </draw:connector>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715" draw:text-style-name="P2" draw:layer="layout" svg:width="0.32cm" svg:height="0.202cm" svg:x="19.653cm" svg:y="12.652cm" svg:viewBox="0 0 321 203" svg:d="M0 203c81 0 321-67 321-118s-7-85-88-85c0 51-234 51-233 203z">
              <text:p/>
            </draw:path>
            <draw:g>
              <draw:polygon draw:style-name="gr1716" draw:text-style-name="P2" draw:layer="layout" svg:width="0.145cm" svg:height="0.169cm" svg:x="19.534cm" svg:y="12.686cm" svg:viewBox="0 0 146 170" draw:points="0,102 29,0 146,68 117,170">
                <text:p/>
              </draw:polygon>
              <draw:polygon draw:style-name="gr1717" draw:text-style-name="P2" draw:layer="layout" svg:width="0.321cm" svg:height="0.185cm" svg:x="19.564cm" svg:y="12.567cm" svg:viewBox="0 0 322 186" draw:points="0,118 59,68 146,17 205,0 322,68 264,85 176,136 117,186">
                <text:p/>
              </draw:polygon>
              <draw:path draw:style-name="gr1718" draw:text-style-name="P2" draw:layer="layout" svg:width="0.263cm" svg:height="0.219cm" svg:x="19.652cm" svg:y="12.635cm" svg:viewBox="0 0 264 220" svg:d="M264 68c0-102-59-68-118-34-58 34-117 34-146 186 0 0 117-68 264-152z">
                <text:p/>
              </draw:path>
              <draw:path draw:style-name="gr1719" draw:text-style-name="P2" draw:layer="layout" svg:width="0.38cm" svg:height="0.287cm" svg:x="19.534cm" svg:y="12.567cm" svg:viewBox="0 0 381 288" svg:d="M234 0c-58 17-58 17-117 51-29 17-88 34-117 169 59 34 59 34 117 68 34-15 205-118 264-152 0-85-59-85-147-136z">
                <text:p/>
              </draw:path>
            </draw:g>
          </draw:g>
          <draw:g>
            <draw:path draw:style-name="gr1720" draw:text-style-name="P2" draw:layer="layout" svg:width="0.526cm" svg:height="0.405cm" svg:x="19.388cm" svg:y="11.839cm" svg:viewBox="0 0 527 406" svg:d="M2 406c80 0 525-17 525-169s-152-237-233-237c0 51-322 34-292 406z">
              <text:p/>
            </draw:path>
            <draw:g>
              <draw:polygon draw:style-name="gr1721" draw:text-style-name="P2" draw:layer="layout" svg:width="0.292cm" svg:height="0.236cm" svg:x="19.095cm" svg:y="12.008cm" svg:viewBox="0 0 293 237" draw:points="0,68 0,0 293,170 293,237">
                <text:p/>
              </draw:polygon>
              <draw:polygon draw:style-name="gr1722" draw:text-style-name="P2" draw:layer="layout" svg:width="0.292cm" svg:height="0.287cm" svg:x="19.329cm" svg:y="11.754cm" svg:viewBox="0 0 293 288" draw:points="0,118 0,0 293,170 293,288">
                <text:p/>
              </draw:polygon>
              <draw:polygon draw:style-name="gr1723" draw:text-style-name="P2" draw:layer="layout" svg:width="0.526cm" svg:height="0.304cm" svg:x="19.095cm" svg:y="11.873cm" svg:viewBox="0 0 527 305" draw:points="0,136 234,0 527,170 293,305">
                <text:p/>
              </draw:polygon>
              <draw:line draw:style-name="gr1724" draw:text-style-name="P2" draw:layer="layout" svg:x1="19.329cm" svg:y1="11.873cm" svg:x2="19.622cm" svg:y2="12.043cm">
                <text:p/>
              </draw:line>
              <draw:polygon draw:style-name="gr1725" draw:text-style-name="P2" draw:layer="layout" svg:width="0.292cm" svg:height="0.287cm" svg:x="19.388cm" svg:y="11.957cm" svg:viewBox="0 0 293 288" draw:points="0,288 0,220 234,85 234,0 293,34 293,118">
                <text:p/>
              </draw:polygon>
              <draw:polygon draw:style-name="gr1726" draw:text-style-name="P2" draw:layer="layout" svg:width="0.937cm" svg:height="1.286cm" svg:x="18.772cm" svg:y="10.721cm" svg:viewBox="0 0 938 1287" draw:points="0,745 0,0 938,542 938,1287">
                <text:p/>
              </draw:polygon>
              <draw:polygon draw:style-name="gr1727" draw:text-style-name="P2" draw:layer="layout" svg:width="0.878cm" svg:height="1.185cm" svg:x="18.802cm" svg:y="10.772cm" svg:viewBox="0 0 879 1186" draw:points="0,677 0,0 879,508 879,1186">
                <text:p/>
              </draw:polygon>
              <draw:polygon draw:style-name="gr1728" draw:text-style-name="P2" draw:layer="layout" svg:width="0.995cm" svg:height="0.575cm" svg:x="18.772cm" svg:y="10.687cm" svg:viewBox="0 0 996 576" draw:points="938,576 0,34 59,0 996,542">
                <text:p/>
              </draw:polygon>
              <draw:polygon draw:style-name="gr1729" draw:text-style-name="P2" draw:layer="layout" svg:width="0.058cm" svg:height="0.778cm" svg:x="19.71cm" svg:y="11.229cm" svg:viewBox="0 0 59 779" draw:points="0,779 0,34 59,0 59,745">
                <text:p/>
              </draw:polygon>
              <draw:polygon draw:style-name="gr1730" draw:text-style-name="P2" draw:layer="layout" svg:width="0.995cm" svg:height="1.557cm" svg:x="18.772cm" svg:y="10.687cm" svg:viewBox="0 0 996 1558" draw:points="59,0 996,542 996,1287 938,1321 908,1304 908,1389 615,1558 322,1389 322,1321 557,1186 557,1101 0,779 0,34">
                <text:p/>
              </draw:polygon>
            </draw:g>
          </draw:g>
          <draw:g>
            <draw:path draw:style-name="gr1731" draw:text-style-name="P2" draw:layer="layout" svg:width="0.381cm" svg:height="0.202cm" svg:x="19.27cm" svg:y="12.465cm" svg:viewBox="0 0 382 203" svg:d="M2 203c81 0 380-85 380-135 0-51-8-68-88-68 0 51-323 34-292 203z">
              <text:p/>
            </draw:path>
            <draw:g>
              <draw:polygon draw:style-name="gr1732" draw:text-style-name="P2" draw:layer="layout" svg:width="1.259cm" svg:height="0.727cm" svg:x="18.333cm" svg:y="11.889cm" svg:viewBox="0 0 1260 728" draw:points="938,728 0,186 322,0 1260,542">
                <text:p/>
              </draw:polygon>
              <draw:polygon draw:style-name="gr1733" draw:text-style-name="P3" draw:layer="layout" svg:width="0.849cm" svg:height="0.49cm" svg:x="18.421cm" svg:y="11.94cm" svg:viewBox="0 0 850 491" draw:points="0,136 234,0 850,356 615,491">
                <text:p/>
              </draw:polygon>
              <draw:polygon draw:style-name="gr1734" draw:text-style-name="P3" draw:layer="layout" svg:width="0.409cm" svg:height="0.236cm" svg:x="19.095cm" svg:y="12.33cm" svg:viewBox="0 0 410 237" draw:points="0,136 234,0 410,102 176,237">
                <text:p/>
              </draw:polygon>
              <draw:polygon draw:style-name="gr1735" draw:text-style-name="P2" draw:layer="layout" svg:width="0.321cm" svg:height="0.253cm" svg:x="19.271cm" svg:y="12.431cm" svg:viewBox="0 0 322 254" draw:points="0,254 0,186 322,0 322,68">
                <text:p/>
              </draw:polygon>
              <draw:line draw:style-name="gr1736" draw:text-style-name="P2" draw:layer="layout" svg:x1="18.479cm" svg:y1="12.042cm" svg:x2="19.094cm" svg:y2="12.398cm">
                <text:p/>
              </draw:line>
              <draw:line draw:style-name="gr1737" draw:text-style-name="P2" draw:layer="layout" svg:x1="18.538cm" svg:y1="12.008cm" svg:x2="19.153cm" svg:y2="12.364cm">
                <text:p/>
              </draw:line>
              <draw:line draw:style-name="gr1738" draw:text-style-name="P2" draw:layer="layout" svg:x1="18.597cm" svg:y1="11.974cm" svg:x2="19.212cm" svg:y2="12.33cm">
                <text:p/>
              </draw:line>
              <draw:line draw:style-name="gr1739" draw:text-style-name="P2" draw:layer="layout" svg:x1="19.153cm" svg:y1="12.296cm" svg:x2="19.212cm" svg:y2="12.262cm">
                <text:p/>
              </draw:line>
              <draw:line draw:style-name="gr1740" draw:text-style-name="P2" draw:layer="layout" svg:x1="19.095cm" svg:y1="12.262cm" svg:x2="19.154cm" svg:y2="12.228cm">
                <text:p/>
              </draw:line>
              <draw:line draw:style-name="gr1741" draw:text-style-name="P2" draw:layer="layout" svg:x1="19.036cm" svg:y1="12.228cm" svg:x2="19.095cm" svg:y2="12.194cm">
                <text:p/>
              </draw:line>
              <draw:line draw:style-name="gr1742" draw:text-style-name="P2" draw:layer="layout" svg:x1="19.065cm" svg:y1="12.313cm" svg:x2="19.124cm" svg:y2="12.279cm">
                <text:p/>
              </draw:line>
              <draw:line draw:style-name="gr1743" draw:text-style-name="P2" draw:layer="layout" svg:x1="19.007cm" svg:y1="12.279cm" svg:x2="19.066cm" svg:y2="12.245cm">
                <text:p/>
              </draw:line>
              <draw:line draw:style-name="gr1744" draw:text-style-name="P2" draw:layer="layout" svg:x1="18.948cm" svg:y1="12.245cm" svg:x2="19.007cm" svg:y2="12.211cm">
                <text:p/>
              </draw:line>
              <draw:line draw:style-name="gr1745" draw:text-style-name="P2" draw:layer="layout" svg:x1="18.977cm" svg:y1="12.195cm" svg:x2="19.036cm" svg:y2="12.161cm">
                <text:p/>
              </draw:line>
              <draw:line draw:style-name="gr1746" draw:text-style-name="P2" draw:layer="layout" svg:x1="18.89cm" svg:y1="12.211cm" svg:x2="18.949cm" svg:y2="12.177cm">
                <text:p/>
              </draw:line>
              <draw:line draw:style-name="gr1747" draw:text-style-name="P2" draw:layer="layout" svg:x1="18.919cm" svg:y1="12.161cm" svg:x2="18.978cm" svg:y2="12.127cm">
                <text:p/>
              </draw:line>
              <draw:line draw:style-name="gr1748" draw:text-style-name="P2" draw:layer="layout" svg:x1="18.86cm" svg:y1="12.127cm" svg:x2="18.919cm" svg:y2="12.093cm">
                <text:p/>
              </draw:line>
              <draw:line draw:style-name="gr1749" draw:text-style-name="P2" draw:layer="layout" svg:x1="18.802cm" svg:y1="12.093cm" svg:x2="18.861cm" svg:y2="12.059cm">
                <text:p/>
              </draw:line>
              <draw:line draw:style-name="gr1750" draw:text-style-name="P2" draw:layer="layout" svg:x1="18.831cm" svg:y1="12.177cm" svg:x2="18.89cm" svg:y2="12.143cm">
                <text:p/>
              </draw:line>
              <draw:line draw:style-name="gr1751" draw:text-style-name="P2" draw:layer="layout" svg:x1="18.772cm" svg:y1="12.144cm" svg:x2="18.831cm" svg:y2="12.11cm">
                <text:p/>
              </draw:line>
              <draw:line draw:style-name="gr1752" draw:text-style-name="P2" draw:layer="layout" svg:x1="18.714cm" svg:y1="12.11cm" svg:x2="18.773cm" svg:y2="12.076cm">
                <text:p/>
              </draw:line>
              <draw:line draw:style-name="gr1753" draw:text-style-name="P2" draw:layer="layout" svg:x1="18.743cm" svg:y1="12.059cm" svg:x2="18.802cm" svg:y2="12.025cm">
                <text:p/>
              </draw:line>
              <draw:line draw:style-name="gr1754" draw:text-style-name="P2" draw:layer="layout" svg:x1="18.655cm" svg:y1="12.076cm" svg:x2="18.714cm" svg:y2="12.042cm">
                <text:p/>
              </draw:line>
              <draw:line draw:style-name="gr1755" draw:text-style-name="P2" draw:layer="layout" svg:x1="18.684cm" svg:y1="12.025cm" svg:x2="18.743cm" svg:y2="11.991cm">
                <text:p/>
              </draw:line>
              <draw:line draw:style-name="gr1756" draw:text-style-name="P2" draw:layer="layout" svg:x1="18.626cm" svg:y1="11.991cm" svg:x2="18.685cm" svg:y2="11.957cm">
                <text:p/>
              </draw:line>
              <draw:line draw:style-name="gr1757" draw:text-style-name="P2" draw:layer="layout" svg:x1="18.597cm" svg:y1="12.042cm" svg:x2="18.656cm" svg:y2="12.008cm">
                <text:p/>
              </draw:line>
              <draw:line draw:style-name="gr1758" draw:text-style-name="P2" draw:layer="layout" svg:x1="18.977cm" svg:y1="12.33cm" svg:x2="19.036cm" svg:y2="12.296cm">
                <text:p/>
              </draw:line>
              <draw:line draw:style-name="gr1759" draw:text-style-name="P2" draw:layer="layout" svg:x1="18.919cm" svg:y1="12.296cm" svg:x2="18.978cm" svg:y2="12.262cm">
                <text:p/>
              </draw:line>
              <draw:line draw:style-name="gr1760" draw:text-style-name="P2" draw:layer="layout" svg:x1="18.86cm" svg:y1="12.262cm" svg:x2="18.919cm" svg:y2="12.228cm">
                <text:p/>
              </draw:line>
              <draw:line draw:style-name="gr1761" draw:text-style-name="P2" draw:layer="layout" svg:x1="18.831cm" svg:y1="12.313cm" svg:x2="18.89cm" svg:y2="12.279cm">
                <text:p/>
              </draw:line>
              <draw:line draw:style-name="gr1762" draw:text-style-name="P2" draw:layer="layout" svg:x1="18.772cm" svg:y1="12.279cm" svg:x2="18.831cm" svg:y2="12.245cm">
                <text:p/>
              </draw:line>
              <draw:line draw:style-name="gr1763" draw:text-style-name="P2" draw:layer="layout" svg:x1="18.802cm" svg:y1="12.228cm" svg:x2="18.861cm" svg:y2="12.194cm">
                <text:p/>
              </draw:line>
              <draw:line draw:style-name="gr1764" draw:text-style-name="P2" draw:layer="layout" svg:x1="18.743cm" svg:y1="12.195cm" svg:x2="18.802cm" svg:y2="12.161cm">
                <text:p/>
              </draw:line>
              <draw:line draw:style-name="gr1765" draw:text-style-name="P2" draw:layer="layout" svg:x1="18.684cm" svg:y1="12.161cm" svg:x2="18.743cm" svg:y2="12.127cm">
                <text:p/>
              </draw:line>
              <draw:line draw:style-name="gr1766" draw:text-style-name="P2" draw:layer="layout" svg:x1="18.626cm" svg:y1="12.127cm" svg:x2="18.685cm" svg:y2="12.093cm">
                <text:p/>
              </draw:line>
              <draw:line draw:style-name="gr1767" draw:text-style-name="P2" draw:layer="layout" svg:x1="18.538cm" svg:y1="12.144cm" svg:x2="18.597cm" svg:y2="12.11cm">
                <text:p/>
              </draw:line>
              <draw:line draw:style-name="gr1768" draw:text-style-name="P2" draw:layer="layout" svg:x1="18.567cm" svg:y1="12.093cm" svg:x2="18.626cm" svg:y2="12.059cm">
                <text:p/>
              </draw:line>
              <draw:line draw:style-name="gr1769" draw:text-style-name="P2" draw:layer="layout" svg:x1="18.479cm" svg:y1="12.11cm" svg:x2="18.538cm" svg:y2="12.076cm">
                <text:p/>
              </draw:line>
              <draw:line draw:style-name="gr1770" draw:text-style-name="P2" draw:layer="layout" svg:x1="18.948cm" svg:y1="12.381cm" svg:x2="19.007cm" svg:y2="12.347cm">
                <text:p/>
              </draw:line>
              <draw:line draw:style-name="gr1771" draw:text-style-name="P2" draw:layer="layout" svg:x1="18.89cm" svg:y1="12.347cm" svg:x2="18.949cm" svg:y2="12.313cm">
                <text:p/>
              </draw:line>
              <draw:line draw:style-name="gr1772" draw:text-style-name="P2" draw:layer="layout" svg:x1="19.153cm" svg:y1="12.5cm" svg:x2="19.387cm" svg:y2="12.364cm">
                <text:p/>
              </draw:line>
              <draw:line draw:style-name="gr1773" draw:text-style-name="P2" draw:layer="layout" svg:x1="19.212cm" svg:y1="12.534cm" svg:x2="19.446cm" svg:y2="12.398cm">
                <text:p/>
              </draw:line>
              <draw:line draw:style-name="gr1774" draw:text-style-name="P2" draw:layer="layout" svg:x1="19.271cm" svg:y1="12.364cm" svg:x2="19.447cm" svg:y2="12.466cm">
                <text:p/>
              </draw:line>
              <draw:line draw:style-name="gr1775" draw:text-style-name="P2" draw:layer="layout" svg:x1="19.212cm" svg:y1="12.398cm" svg:x2="19.388cm" svg:y2="12.5cm">
                <text:p/>
              </draw:line>
              <draw:line draw:style-name="gr1776" draw:text-style-name="P2" draw:layer="layout" svg:x1="19.153cm" svg:y1="12.431cm" svg:x2="19.27cm" svg:y2="12.499cm">
                <text:p/>
              </draw:line>
              <draw:polygon draw:style-name="gr1777" draw:text-style-name="P2" draw:layer="layout" svg:width="0.937cm" svg:height="0.609cm" svg:x="18.333cm" svg:y="12.076cm" svg:viewBox="0 0 938 610" draw:points="0,68 0,0 938,542 938,610">
                <text:p/>
              </draw:polygon>
              <draw:polygon draw:style-name="gr1778" draw:text-style-name="P2" draw:layer="layout" svg:width="1.259cm" svg:height="0.795cm" svg:x="18.333cm" svg:y="11.889cm" svg:viewBox="0 0 1260 796" draw:points="322,0 1260,542 1260,610 938,796 0,254 0,186">
                <text:p/>
              </draw:polygon>
            </draw:g>
          </draw:g>
        </draw:g>
        <draw:connector draw:style-name="gr508" draw:text-style-name="P1" xml:id="id28" draw:id="id28" draw:layer="layout" draw:line-skew="-0.973cm" svg:x1="17.084cm" svg:y1="10.829cm" svg:x2="16.404cm" svg:y2="8.883cm" svg:d="M17084 10829v-1946h-680" svg:viewBox="0 0 681 1947">
          <text:p/>
        </draw:connector>
        <draw:connector draw:style-name="gr508" draw:text-style-name="P1" draw:layer="layout" draw:line-skew="0.492cm" svg:x1="19.184cm" svg:y1="10.829cm" svg:x2="16.404cm" svg:y2="8.883cm" draw:end-shape="id28" draw:end-glue-point="3" svg:d="M19184 10829v-1955h-2780v9" svg:viewBox="0 0 2781 1956">
          <text:p/>
        </draw:connector>
        <draw:frame draw:style-name="gr493" draw:layer="layout" svg:width="1.311cm" svg:height="0.962cm" svg:x="10.46cm" svg:y="10.054cm">
          <draw:text-box>
            <text:p>H1</text:p>
          </draw:text-box>
        </draw:frame>
        <draw:frame draw:style-name="gr493" draw:layer="layout" svg:width="1.311cm" svg:height="0.962cm" svg:x="12.761cm" svg:y="10.054cm">
          <draw:text-box>
            <text:p>H2</text:p>
          </draw:text-box>
        </draw:frame>
        <draw:frame draw:style-name="gr493" draw:layer="layout" svg:width="1.311cm" svg:height="0.962cm" svg:x="16.962cm" svg:y="10.154cm">
          <draw:text-box>
            <text:p>H3</text:p>
          </draw:text-box>
        </draw:frame>
        <draw:frame draw:style-name="gr493" draw:layer="layout" svg:width="1.311cm" svg:height="0.962cm" svg:x="19.062cm" svg:y="10.154cm">
          <draw:text-box>
            <text:p>H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uardo Grosclaude</meta:initial-creator>
    <meta:creation-date>2014-08-14T19:02:00.334072894</meta:creation-date>
    <dc:date>2014-08-15T14:02:13.364148181</dc:date>
    <dc:creator>Eduardo Grosclaude</dc:creator>
    <meta:editing-duration>PT18H54M42S</meta:editing-duration>
    <meta:editing-cycles>8</meta:editing-cycles>
    <meta:generator>LibreOffice/4.2.5.2$Linux_x86 LibreOffice_project/61cb170a04bb1f12e77c884eab9192be736ec5f5</meta:generator>
    <meta:document-statistic meta:object-count="2047"/>
  </office:meta>
</office:document-meta>
</file>